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2ce9a6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3213d3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16a2efc" officeooo:paragraph-rsid="016a2ef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16a2efc" officeooo:paragraph-rsid="02fae8b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16a2efc" officeooo:paragraph-rsid="02ea373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16a2efc" officeooo:paragraph-rsid="0311bf9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2db2389" officeooo:paragraph-rsid="02db238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paragraph-rsid="03a07c6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paragraph-rsid="03aa340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paragraph-rsid="03d655e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paragraph-rsid="03e0443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paragraph-rsid="03ec72a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paragraph-rsid="03f084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paragraph-rsid="03f8bdb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paragraph-rsid="03fc9f5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paragraph-rsid="040c90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paragraph-rsid="04363cf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paragraph-rsid="0468546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paragraph-rsid="03b65f0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2db238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2dc2b9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2df8d4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2ea373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2fae8b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11bf9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213d3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2b523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2c4ae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2e913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4bfab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8e049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93312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a07c6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aa340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b6b59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bb31e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bd1c3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ca5cb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cf444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d655e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e0443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ec72a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f0849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f8bd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3fc9f5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40c90a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42ff68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4363cf3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468546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4754e8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New" fo:font-size="12pt" fo:font-weight="normal" officeooo:rsid="02553aa4" officeooo:paragraph-rsid="03213d32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urier New" fo:font-size="12pt" fo:font-weight="normal" officeooo:rsid="02553aa4" officeooo:paragraph-rsid="03bb31e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urier New" fo:font-size="12pt" fo:font-weight="normal" officeooo:rsid="02553aa4" officeooo:paragraph-rsid="03bd1c3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urier New" fo:font-size="12pt" fo:font-weight="normal" officeooo:rsid="02553aa4" officeooo:paragraph-rsid="03ca5cb3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urier New" fo:font-size="12pt" fo:font-weight="normal" officeooo:rsid="026735a3" officeooo:paragraph-rsid="03213d32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urier New" fo:font-size="12pt" fo:font-weight="normal" officeooo:rsid="026735a3" officeooo:paragraph-rsid="0372904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 New" fo:font-size="12pt" fo:font-weight="normal" officeooo:rsid="0269119d" officeooo:paragraph-rsid="03213d3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urier New" fo:font-size="12pt" fo:font-weight="normal" officeooo:rsid="02c614a0" officeooo:paragraph-rsid="03213d3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ourier New" fo:font-size="12pt" fo:font-weight="normal" officeooo:rsid="034741c6" officeooo:paragraph-rsid="03213d32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urier New" fo:font-size="12pt" fo:font-weight="normal" officeooo:rsid="03b02817" officeooo:paragraph-rsid="03b6b592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New" fo:font-size="12pt" fo:font-weight="normal" officeooo:rsid="03b02817" officeooo:paragraph-rsid="03bd1c38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urier New" fo:font-size="12pt" fo:font-weight="normal" officeooo:rsid="03b02817" officeooo:paragraph-rsid="03ca5cb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db2389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dc2b9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df8d4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ea3737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fae8b1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2fe7b87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068a3e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11bf9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1a8db5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213d3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80bf25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891b9c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8e049f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933127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95544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9e75c5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a07c6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a79b1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aa3409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b05fb6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b6b592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d655e4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e0443f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e089d6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e151f3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ec72aa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f0849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f8bdbb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fc9f51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06e00e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09c85b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0c90a2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216f40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2ff68a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363cf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62c69d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62d4a7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685469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754e8a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db2389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dc2b95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df8d4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e368f9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e36e54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e708f3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e8899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ea3737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f0681b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f3acc0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2fae8b1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Courier New" fo:font-size="12pt" fo:font-weight="bold" officeooo:rsid="016a2efc" officeooo:paragraph-rsid="0311bf9d" style:font-size-asian="12pt" style:font-weight-asian="bold" style:font-size-complex="12pt" style:font-weight-complex="bold"/>
    </style:style>
    <style:style style:name="P115" style:family="paragraph" style:parent-style-name="Standard">
      <style:text-properties style:font-name="Courier New" fo:font-size="12pt" fo:font-weight="bold" officeooo:rsid="016a2efc" officeooo:paragraph-rsid="02dc2b95" style:font-size-asian="12pt" style:font-weight-asian="bold" style:font-size-complex="12pt" style:font-weight-complex="bold"/>
    </style:style>
    <style:style style:name="P116" style:family="paragraph" style:parent-style-name="Standard">
      <style:text-properties style:font-name="Courier New" fo:font-size="12pt" fo:font-weight="bold" officeooo:rsid="016a2efc" officeooo:paragraph-rsid="02f3acc0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Courier New" fo:font-size="12pt" fo:font-weight="bold" officeooo:rsid="016a2efc" officeooo:paragraph-rsid="02f4a936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Courier New" fo:font-size="12pt" fo:font-weight="bold" officeooo:rsid="016a2efc" officeooo:paragraph-rsid="02f5ed08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213d32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3c434e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3db513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4cbf4a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5ec45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60481f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613371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69199e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6f57b9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729041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bb31e8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bd1c38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Courier New" fo:font-size="12pt" fo:font-weight="bold" officeooo:rsid="024bac3f" officeooo:paragraph-rsid="03ca5cb3" style:font-size-asian="12pt" style:font-weight-asian="bold" style:font-size-complex="12pt" style:font-weight-complex="bold"/>
    </style:style>
    <style:style style:name="P132" style:family="paragraph" style:parent-style-name="Standard">
      <style:text-properties style:font-name="Courier New" fo:font-size="12pt" style:text-underline-style="none" fo:font-weight="normal" officeooo:rsid="02db2389" officeooo:paragraph-rsid="02dc2b95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2db2389" officeooo:paragraph-rsid="02fae8b1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2db2389" officeooo:paragraph-rsid="040b2cdf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paragraph-rsid="03933127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paragraph-rsid="03b65f0a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3b65f0a" officeooo:paragraph-rsid="03b65f0a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3b65f0a" officeooo:paragraph-rsid="040c90a2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3b65f0a" officeooo:paragraph-rsid="04363cf3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normal" officeooo:rsid="03b65f0a" officeooo:paragraph-rsid="04685469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font-name="Courier New" fo:font-size="12pt" style:text-underline-style="none" fo:font-weight="bold" officeooo:rsid="02f75929" officeooo:paragraph-rsid="02f5ed08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2ce9a63" officeooo:paragraph-rsid="0325f511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a79b1d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aa3409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d655e4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e0443f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ec72aa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f08495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f8bdbb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3fc9f51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40c90a2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42ff68a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4363cf3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4685469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paragraph-rsid="04754e8a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415758" officeooo:paragraph-rsid="03bb31e8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415758" officeooo:paragraph-rsid="03bd1c38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3e0443f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3ec72aa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3f08495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40c90a2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4363cf3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4685469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2db2389" officeooo:paragraph-rsid="04363cf3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2db2389" officeooo:paragraph-rsid="04685469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50b379" officeooo:paragraph-rsid="03213d3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24bac3f" officeooo:paragraph-rsid="032b523d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db2389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dc2b95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df8d43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e0081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ea3737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efb0e4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08041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2291b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4a93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8d194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ae8b1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2fc1ac1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11bf9d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213d32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65960f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6cbe9d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7db8aa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8e049f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933127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94f7db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9524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a07c6c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aa3409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b65f0a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b913fc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bb31e8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bd1c38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bd6a58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c00425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ca5cb3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d655e4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e0443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ec72aa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f08495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f8bdbb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fc9f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3ff392d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00411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0c90a2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1bd37d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2f26a6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363cf3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37e448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3c832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4b2e6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74f33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9109b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b5db3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c7e07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4ca646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6022de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685469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Courier New" fo:font-size="8pt" fo:font-weight="normal" officeooo:paragraph-rsid="04754e8a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Courier New" fo:font-size="8pt" fo:font-weight="normal" officeooo:rsid="0129b53c" officeooo:paragraph-rsid="03933127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Courier New" fo:font-size="8pt" fo:font-weight="normal" officeooo:rsid="0246b375" officeooo:paragraph-rsid="03213d32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Courier New" fo:font-size="8pt" fo:font-weight="normal" officeooo:rsid="025302ef" officeooo:paragraph-rsid="03213d32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Courier New" fo:font-size="8pt" fo:font-weight="normal" officeooo:rsid="0248820c" officeooo:paragraph-rsid="03213d32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Courier New" fo:font-size="8pt" fo:font-weight="normal" officeooo:rsid="02488402" officeooo:paragraph-rsid="03213d32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Courier New" fo:font-size="8pt" fo:font-weight="normal" officeooo:rsid="025c4baf" officeooo:paragraph-rsid="03213d32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213d32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3a8347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494805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594ff7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65960f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6cbe9d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Courier New" fo:font-size="8pt" fo:font-weight="normal" officeooo:rsid="025fe17c" officeooo:paragraph-rsid="036fdf24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Courier New" fo:font-size="8pt" fo:font-weight="normal" officeooo:rsid="025d8c94" officeooo:paragraph-rsid="03213d32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Courier New" fo:font-size="8pt" fo:font-weight="normal" officeooo:rsid="026304df" officeooo:paragraph-rsid="03213d32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Courier New" fo:font-size="8pt" fo:font-weight="normal" officeooo:rsid="026304df" officeooo:paragraph-rsid="036cbe9d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Courier New" fo:font-size="8pt" fo:font-weight="normal" officeooo:rsid="02c0ecdd" officeooo:paragraph-rsid="03213d32" style:font-size-asian="8pt" style:font-weight-asian="normal" style:font-size-complex="8pt" style:font-weight-complex="normal"/>
    </style:style>
    <style:style style:name="P238" style:family="paragraph" style:parent-style-name="Standard">
      <style:text-properties style:font-name="Courier New" fo:font-size="8pt" fo:font-weight="normal" officeooo:rsid="02db2389" officeooo:paragraph-rsid="02dc2b95" style:font-size-asian="8pt" style:font-weight-asian="normal" style:font-size-complex="8pt" style:font-weight-complex="normal"/>
    </style:style>
    <style:style style:name="P239" style:family="paragraph" style:parent-style-name="Standard">
      <style:text-properties style:font-name="Courier New" fo:font-size="8pt" fo:font-weight="normal" officeooo:rsid="02db2389" officeooo:paragraph-rsid="02df8d43" style:font-size-asian="8pt" style:font-weight-asian="normal" style:font-size-complex="8pt" style:font-weight-complex="normal"/>
    </style:style>
    <style:style style:name="P240" style:family="paragraph" style:parent-style-name="Standard">
      <style:text-properties style:font-name="Courier New" fo:font-size="8pt" fo:font-weight="normal" officeooo:rsid="02db2389" officeooo:paragraph-rsid="02ea3737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Courier New" fo:font-size="8pt" fo:font-weight="normal" officeooo:rsid="01669a52" officeooo:paragraph-rsid="03933127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Courier New" fo:font-size="8pt" fo:font-weight="normal" officeooo:rsid="03ec72aa" officeooo:paragraph-rsid="03ec72aa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Courier New" fo:font-size="10pt" fo:font-weight="normal" officeooo:rsid="03294228" officeooo:paragraph-rsid="03213d32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250b379" officeooo:paragraph-rsid="0327148e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3268652" officeooo:paragraph-rsid="0327148e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Standard">
      <style:text-properties fo:font-weight="normal" officeooo:paragraph-rsid="02d772af" style:font-weight-asian="normal" style:font-weight-complex="normal"/>
    </style:style>
    <style:style style:name="P247" style:family="paragraph" style:parent-style-name="Standard">
      <style:text-properties fo:font-weight="normal" officeooo:rsid="02d6990a" style:font-weight-asian="normal" style:font-weight-complex="normal"/>
    </style:style>
    <style:style style:name="P248" style:family="paragraph" style:parent-style-name="Standard">
      <style:text-properties fo:font-weight="normal" officeooo:rsid="02d772af" officeooo:paragraph-rsid="02d772af" style:font-weight-asian="normal" style:font-weight-complex="normal"/>
    </style:style>
    <style:style style:name="P249" style:family="paragraph" style:parent-style-name="Standard">
      <style:text-properties fo:font-weight="normal" officeooo:rsid="016a2efc" officeooo:paragraph-rsid="016a2efc" style:font-weight-asian="normal" style:font-weight-complex="normal"/>
    </style:style>
    <style:style style:name="P250" style:family="paragraph" style:parent-style-name="Standard">
      <style:text-properties fo:font-weight="normal" officeooo:rsid="016a2efc" officeooo:paragraph-rsid="02fae8b1" style:font-weight-asian="normal" style:font-weight-complex="normal"/>
    </style:style>
    <style:style style:name="P251" style:family="paragraph" style:parent-style-name="Standard">
      <style:text-properties fo:font-weight="normal" officeooo:rsid="016a2efc" officeooo:paragraph-rsid="0311bf9d" style:font-weight-asian="normal" style:font-weight-complex="normal"/>
    </style:style>
    <style:style style:name="P252" style:family="paragraph" style:parent-style-name="Standard">
      <style:text-properties fo:font-weight="normal" officeooo:rsid="016a2efc" officeooo:paragraph-rsid="02df8d43" style:font-weight-asian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officeooo:paragraph-rsid="0341f092"/>
    </style:style>
    <style:style style:name="P254" style:family="paragraph" style:parent-style-name="Standard">
      <style:paragraph-properties fo:text-align="start" style:justify-single-word="false"/>
      <style:text-properties officeooo:paragraph-rsid="03476b38"/>
    </style:style>
    <style:style style:name="P255" style:family="paragraph" style:parent-style-name="Standard">
      <style:paragraph-properties fo:text-align="start" style:justify-single-word="false"/>
      <style:text-properties officeooo:paragraph-rsid="03bb31e8"/>
    </style:style>
    <style:style style:name="P256" style:family="paragraph" style:parent-style-name="Standard">
      <style:paragraph-properties fo:text-align="start" style:justify-single-word="false"/>
      <style:text-properties officeooo:paragraph-rsid="03bd1c38"/>
    </style:style>
    <style:style style:name="P257" style:family="paragraph" style:parent-style-name="Standard">
      <style:paragraph-properties fo:text-align="start" style:justify-single-word="false"/>
      <style:text-properties officeooo:paragraph-rsid="03d5c1af"/>
    </style:style>
    <style:style style:name="P258" style:family="paragraph" style:parent-style-name="Standard">
      <style:paragraph-properties fo:text-align="start" style:justify-single-word="false"/>
      <style:text-properties fo:font-size="12pt" fo:font-weight="bold" officeooo:paragraph-rsid="03213d32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fo:font-size="12pt" fo:font-weight="bold" officeooo:paragraph-rsid="0325f511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fo:font-size="12pt" fo:font-weight="bold" officeooo:paragraph-rsid="03853a27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fo:font-size="12pt" fo:font-weight="bold" officeooo:rsid="024bac3f" officeooo:paragraph-rsid="032b523d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fo:font-size="12pt" fo:font-weight="normal" officeooo:rsid="0246b375" officeooo:paragraph-rsid="032b523d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size="12pt" fo:font-weight="normal" officeooo:rsid="032b523d" officeooo:paragraph-rsid="032b523d" style:font-size-asian="12pt" style:font-weight-asian="normal" style:font-size-complex="12pt" style:font-weight-complex="normal"/>
    </style:style>
    <style:style style:name="P264" style:family="paragraph" style:parent-style-name="Standard">
      <style:text-properties fo:font-size="12pt" fo:font-weight="normal" officeooo:rsid="03b65f0a" officeooo:paragraph-rsid="03b65f0a" style:font-size-asian="10.5pt" style:font-weight-asian="normal" style:font-size-complex="12pt" style:font-weight-complex="normal"/>
    </style:style>
    <style:style style:name="P265" style:family="paragraph" style:parent-style-name="Standard">
      <style:text-properties fo:font-weight="bold" style:font-weight-asian="bold" style:font-weight-complex="bold"/>
    </style:style>
    <style:style style:name="P266" style:family="paragraph" style:parent-style-name="Standard">
      <style:text-properties fo:font-weight="bold" officeooo:rsid="002e006e" style:font-weight-asian="bold" style:font-weight-complex="bold"/>
    </style:style>
    <style:style style:name="P267" style:family="paragraph" style:parent-style-name="Standard">
      <style:text-properties fo:font-weight="bold" officeooo:paragraph-rsid="02ce9a63" style:font-weight-asian="bold" style:font-weight-complex="bold"/>
    </style:style>
    <style:style style:name="P268" style:family="paragraph" style:parent-style-name="Standard">
      <style:text-properties fo:font-weight="bold" officeooo:paragraph-rsid="02d053e8" style:font-weight-asian="bold" style:font-weight-complex="bold"/>
    </style:style>
    <style:style style:name="P269" style:family="paragraph" style:parent-style-name="Standard">
      <style:text-properties fo:font-weight="bold" officeooo:paragraph-rsid="02d772af" style:font-weight-asian="bold" style:font-weight-complex="bold"/>
    </style:style>
    <style:style style:name="P270" style:family="paragraph" style:parent-style-name="Standard">
      <style:text-properties fo:font-weight="bold" officeooo:rsid="02d4b8da" style:font-weight-asian="bold" style:font-weight-complex="bold"/>
    </style:style>
    <style:style style:name="P271" style:family="paragraph" style:parent-style-name="Standard">
      <style:text-properties fo:font-weight="bold" officeooo:rsid="02d61d97" style:font-weight-asian="bold" style:font-weight-complex="bold"/>
    </style:style>
    <style:style style:name="P272" style:family="paragraph" style:parent-style-name="Standard">
      <style:text-properties fo:font-weight="bold" officeooo:rsid="02d6990a" style:font-weight-asian="bold" style:font-weight-complex="bold"/>
    </style:style>
    <style:style style:name="P273" style:family="paragraph" style:parent-style-name="Standard">
      <style:text-properties fo:font-weight="bold" officeooo:rsid="016a2efc" officeooo:paragraph-rsid="016a2efc" style:font-weight-asian="bold" style:font-weight-complex="bold"/>
    </style:style>
    <style:style style:name="P274" style:family="paragraph" style:parent-style-name="Standard">
      <style:text-properties fo:font-weight="bold" officeooo:rsid="016a2efc" officeooo:paragraph-rsid="02ea3737" style:font-weight-asian="bold" style:font-weight-complex="bold"/>
    </style:style>
    <style:style style:name="P275" style:family="paragraph" style:parent-style-name="Standard">
      <style:text-properties fo:font-weight="bold" officeooo:paragraph-rsid="03b65f0a" style:font-weight-asian="bold" style:font-weight-complex="bold"/>
    </style:style>
    <style:style style:name="P276" style:family="paragraph" style:parent-style-name="Standard">
      <style:paragraph-properties fo:text-align="start" style:justify-single-word="false"/>
      <style:text-properties fo:font-size="10pt" fo:font-weight="normal" officeooo:paragraph-rsid="03213d32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font-size="10pt" fo:font-weight="normal" officeooo:paragraph-rsid="038e049f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font-size="10pt" fo:font-weight="normal" officeooo:paragraph-rsid="03a07c6c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text-align="start" style:justify-single-word="false"/>
      <style:text-properties fo:font-size="10pt" fo:font-weight="normal" officeooo:paragraph-rsid="03aa3409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font-size="10pt" fo:font-weight="normal" officeooo:paragraph-rsid="03d655e4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size="10pt" fo:font-weight="normal" officeooo:paragraph-rsid="03e0443f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size="10pt" fo:font-weight="normal" officeooo:paragraph-rsid="03ec72aa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font-size="10pt" fo:font-weight="normal" officeooo:paragraph-rsid="03f08495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fo:text-align="start" style:justify-single-word="false"/>
      <style:text-properties fo:font-size="10pt" fo:font-weight="normal" officeooo:paragraph-rsid="03f8bdbb" style:font-size-asian="10pt" style:font-weight-asian="normal" style:font-size-complex="10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font-size="10pt" fo:font-weight="normal" officeooo:paragraph-rsid="03fc9f51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font-size="10pt" fo:font-weight="normal" officeooo:paragraph-rsid="040c90a2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size="10pt" fo:font-weight="normal" officeooo:paragraph-rsid="04363cf3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text-align="start" style:justify-single-word="false"/>
      <style:text-properties fo:font-size="10pt" fo:font-weight="normal" officeooo:paragraph-rsid="04685469" style:font-size-asian="10pt" style:font-weight-asian="normal" style:font-size-complex="10pt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38e049f" style:font-size-asian="14pt" style:font-weight-asian="bold" style:font-size-complex="14pt" style:font-weight-complex="bold"/>
    </style:style>
    <style:style style:name="P290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3f8bdbb" style:font-size-asian="14pt" style:font-weight-asian="bold" style:font-size-complex="14pt" style:font-weight-complex="bold"/>
    </style:style>
    <style:style style:name="P291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3933127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3bd1c38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3ca5cb3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text-align="start" style:justify-single-word="false"/>
      <style:text-properties style:font-name="Times New Roman" fo:font-size="12pt" fo:font-weight="bold" officeooo:rsid="0269b9b2" officeooo:paragraph-rsid="03213d32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text-align="start" style:justify-single-word="false"/>
      <style:text-properties style:font-name="Times New Roman" fo:font-size="12pt" fo:font-weight="bold" officeooo:rsid="03b7c4b1" officeooo:paragraph-rsid="03b7c4b1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text-align="start" style:justify-single-word="false"/>
      <style:text-properties style:font-name="Times New Roman" fo:font-size="12pt" fo:font-weight="bold" officeooo:rsid="025c4baf" officeooo:paragraph-rsid="03213d32" style:font-size-asian="10.5pt" style:font-weight-asian="bold" style:font-size-complex="12pt" style:font-weight-complex="bold"/>
    </style:style>
    <style:style style:name="P297" style:family="paragraph" style:parent-style-name="Standard">
      <style:text-properties officeooo:rsid="02ce12ac"/>
    </style:style>
    <style:style style:name="P298" style:family="paragraph" style:parent-style-name="Standard">
      <style:text-properties officeooo:paragraph-rsid="02f5ed08"/>
    </style:style>
    <style:style style:name="P29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300" style:family="paragraph" style:parent-style-name="Standard">
      <style:paragraph-properties fo:text-align="start" style:justify-single-word="false"/>
      <style:text-properties style:font-name="Courier New" fo:font-size="12pt" style:text-underline-style="none" fo:font-weight="bold" officeooo:rsid="03eae020" officeooo:paragraph-rsid="04363cf3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933127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8e049f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86124e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a07c6c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4880630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3b6b592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24bac3f" officeooo:paragraph-rsid="0489992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1669a52" style:font-size-asian="14pt" style:font-size-complex="14pt"/>
    </style:style>
    <style:style style:name="T3" style:family="text">
      <style:text-properties fo:font-size="14pt" officeooo:rsid="016807f0" style:font-size-asian="14pt" style:font-size-complex="14pt"/>
    </style:style>
    <style:style style:name="T4" style:family="text">
      <style:text-properties fo:font-size="14pt" officeooo:rsid="03933127" style:font-size-asian="14pt" style:font-size-complex="14pt"/>
    </style:style>
    <style:style style:name="T5" style:family="text">
      <style:text-properties fo:font-size="14pt" officeooo:rsid="03b65f0a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24bac3f" style:font-weight-asian="bold" style:font-weight-complex="bold"/>
    </style:style>
    <style:style style:name="T8" style:family="text">
      <style:text-properties fo:font-weight="bold" officeooo:rsid="02df8d43" style:font-weight-asian="bold" style:font-weight-complex="bold"/>
    </style:style>
    <style:style style:name="T9" style:family="text">
      <style:text-properties fo:font-weight="bold" officeooo:rsid="0390f5fc" style:font-weight-asian="bold" style:font-weight-complex="bold"/>
    </style:style>
    <style:style style:name="T10" style:family="text">
      <style:text-properties fo:font-weight="bold" officeooo:rsid="009fbe95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98fe68" style:font-weight-asian="normal" style:font-weight-complex="normal"/>
    </style:style>
    <style:style style:name="T13" style:family="text">
      <style:text-properties fo:font-weight="normal" officeooo:rsid="00af7ff9" style:font-weight-asian="normal" style:font-weight-complex="normal"/>
    </style:style>
    <style:style style:name="T14" style:family="text">
      <style:text-properties fo:font-weight="normal" officeooo:rsid="0137a66c" style:font-weight-asian="normal" style:font-weight-complex="normal"/>
    </style:style>
    <style:style style:name="T15" style:family="text">
      <style:text-properties fo:font-weight="normal" officeooo:rsid="0169bf0b" style:font-weight-asian="normal" style:font-weight-complex="normal"/>
    </style:style>
    <style:style style:name="T16" style:family="text">
      <style:text-properties fo:font-weight="normal" officeooo:rsid="016a2efc" style:font-weight-asian="normal" style:font-weight-complex="normal"/>
    </style:style>
    <style:style style:name="T17" style:family="text">
      <style:text-properties fo:font-weight="normal" officeooo:rsid="02553aa4" style:font-weight-asian="normal" style:font-weight-complex="normal"/>
    </style:style>
    <style:style style:name="T18" style:family="text">
      <style:text-properties fo:font-weight="normal" officeooo:rsid="026735a3" style:font-weight-asian="normal" style:font-weight-complex="normal"/>
    </style:style>
    <style:style style:name="T19" style:family="text">
      <style:text-properties fo:font-weight="normal" officeooo:rsid="0269119d" style:font-weight-asian="normal" style:font-weight-complex="normal"/>
    </style:style>
    <style:style style:name="T20" style:family="text">
      <style:text-properties fo:font-weight="normal" officeooo:rsid="0272dd1b" style:font-weight-asian="normal" style:font-weight-complex="normal"/>
    </style:style>
    <style:style style:name="T21" style:family="text">
      <style:text-properties fo:font-weight="normal" officeooo:rsid="02c614a0" style:font-weight-asian="normal" style:font-weight-complex="normal"/>
    </style:style>
    <style:style style:name="T22" style:family="text">
      <style:text-properties fo:font-weight="normal" officeooo:rsid="02d6990a" style:font-weight-asian="normal" style:font-weight-complex="normal"/>
    </style:style>
    <style:style style:name="T23" style:family="text">
      <style:text-properties fo:font-weight="normal" officeooo:rsid="02db2389" style:font-weight-asian="normal" style:font-weight-complex="normal"/>
    </style:style>
    <style:style style:name="T24" style:family="text">
      <style:text-properties fo:font-weight="normal" officeooo:rsid="02de4ffa" style:font-weight-asian="normal" style:font-weight-complex="normal"/>
    </style:style>
    <style:style style:name="T25" style:family="text">
      <style:text-properties fo:font-weight="normal" officeooo:rsid="02df8d43" style:font-weight-asian="normal" style:font-weight-complex="normal"/>
    </style:style>
    <style:style style:name="T26" style:family="text">
      <style:text-properties fo:font-weight="normal" officeooo:rsid="02e196f8" style:font-weight-asian="normal" style:font-weight-complex="normal"/>
    </style:style>
    <style:style style:name="T27" style:family="text">
      <style:text-properties fo:font-weight="normal" officeooo:rsid="02eccc2a" style:font-weight-asian="normal" style:font-weight-complex="normal"/>
    </style:style>
    <style:style style:name="T28" style:family="text">
      <style:text-properties fo:font-weight="normal" officeooo:rsid="02ed1855" style:font-weight-asian="normal" style:font-weight-complex="normal"/>
    </style:style>
    <style:style style:name="T29" style:family="text">
      <style:text-properties fo:font-weight="normal" officeooo:rsid="02eda50d" style:font-weight-asian="normal" style:font-weight-complex="normal"/>
    </style:style>
    <style:style style:name="T30" style:family="text">
      <style:text-properties fo:font-weight="normal" officeooo:rsid="02fae8b1" style:font-weight-asian="normal" style:font-weight-complex="normal"/>
    </style:style>
    <style:style style:name="T31" style:family="text">
      <style:text-properties fo:font-weight="normal" officeooo:rsid="02fe7b87" style:font-weight-asian="normal" style:font-weight-complex="normal"/>
    </style:style>
    <style:style style:name="T32" style:family="text">
      <style:text-properties fo:font-weight="normal" officeooo:rsid="02ff7e4f" style:font-weight-asian="normal" style:font-weight-complex="normal"/>
    </style:style>
    <style:style style:name="T33" style:family="text">
      <style:text-properties fo:font-weight="normal" officeooo:rsid="03012977" style:font-weight-asian="normal" style:font-weight-complex="normal"/>
    </style:style>
    <style:style style:name="T34" style:family="text">
      <style:text-properties fo:font-weight="normal" officeooo:rsid="030428e5" style:font-weight-asian="normal" style:font-weight-complex="normal"/>
    </style:style>
    <style:style style:name="T35" style:family="text">
      <style:text-properties fo:font-weight="normal" officeooo:rsid="03048fdb" style:font-weight-asian="normal" style:font-weight-complex="normal"/>
    </style:style>
    <style:style style:name="T36" style:family="text">
      <style:text-properties fo:font-weight="normal" officeooo:rsid="03068a3e" style:font-weight-asian="normal" style:font-weight-complex="normal"/>
    </style:style>
    <style:style style:name="T37" style:family="text">
      <style:text-properties fo:font-weight="normal" officeooo:rsid="030775e0" style:font-weight-asian="normal" style:font-weight-complex="normal"/>
    </style:style>
    <style:style style:name="T38" style:family="text">
      <style:text-properties fo:font-weight="normal" officeooo:rsid="0308f9b4" style:font-weight-asian="normal" style:font-weight-complex="normal"/>
    </style:style>
    <style:style style:name="T39" style:family="text">
      <style:text-properties fo:font-weight="normal" officeooo:rsid="03099001" style:font-weight-asian="normal" style:font-weight-complex="normal"/>
    </style:style>
    <style:style style:name="T40" style:family="text">
      <style:text-properties fo:font-weight="normal" officeooo:rsid="030b731a" style:font-weight-asian="normal" style:font-weight-complex="normal"/>
    </style:style>
    <style:style style:name="T41" style:family="text">
      <style:text-properties fo:font-weight="normal" officeooo:rsid="0314a35f" style:font-weight-asian="normal" style:font-weight-complex="normal"/>
    </style:style>
    <style:style style:name="T42" style:family="text">
      <style:text-properties fo:font-weight="normal" officeooo:rsid="03198022" style:font-weight-asian="normal" style:font-weight-complex="normal"/>
    </style:style>
    <style:style style:name="T43" style:family="text">
      <style:text-properties fo:font-weight="normal" officeooo:rsid="031f40e0" style:font-weight-asian="normal" style:font-weight-complex="normal"/>
    </style:style>
    <style:style style:name="T44" style:family="text">
      <style:text-properties fo:font-weight="normal" officeooo:rsid="032b523d" style:font-weight-asian="normal" style:font-weight-complex="normal"/>
    </style:style>
    <style:style style:name="T45" style:family="text">
      <style:text-properties fo:font-weight="normal" officeooo:rsid="033032d7" style:font-weight-asian="normal" style:font-weight-complex="normal"/>
    </style:style>
    <style:style style:name="T46" style:family="text">
      <style:text-properties fo:font-weight="normal" officeooo:rsid="0337cdb6" style:font-weight-asian="normal" style:font-weight-complex="normal"/>
    </style:style>
    <style:style style:name="T47" style:family="text">
      <style:text-properties fo:font-weight="normal" officeooo:rsid="033b3b1f" style:font-weight-asian="normal" style:font-weight-complex="normal"/>
    </style:style>
    <style:style style:name="T48" style:family="text">
      <style:text-properties fo:font-weight="normal" officeooo:rsid="033c434e" style:font-weight-asian="normal" style:font-weight-complex="normal"/>
    </style:style>
    <style:style style:name="T49" style:family="text">
      <style:text-properties fo:font-weight="normal" officeooo:rsid="033db513" style:font-weight-asian="normal" style:font-weight-complex="normal"/>
    </style:style>
    <style:style style:name="T50" style:family="text">
      <style:text-properties fo:font-weight="normal" officeooo:rsid="033e8f10" style:font-weight-asian="normal" style:font-weight-complex="normal"/>
    </style:style>
    <style:style style:name="T51" style:family="text">
      <style:text-properties fo:font-weight="normal" officeooo:rsid="03415758" style:font-weight-asian="normal" style:font-weight-complex="normal"/>
    </style:style>
    <style:style style:name="T52" style:family="text">
      <style:text-properties fo:font-weight="normal" officeooo:rsid="034cbf4a" style:font-weight-asian="normal" style:font-weight-complex="normal"/>
    </style:style>
    <style:style style:name="T53" style:family="text">
      <style:text-properties fo:font-weight="normal" officeooo:rsid="034741c6" style:font-weight-asian="normal" style:font-weight-complex="normal"/>
    </style:style>
    <style:style style:name="T54" style:family="text">
      <style:text-properties fo:font-weight="normal" officeooo:rsid="034f6f61" style:font-weight-asian="normal" style:font-weight-complex="normal"/>
    </style:style>
    <style:style style:name="T55" style:family="text">
      <style:text-properties fo:font-weight="normal" officeooo:rsid="0350855e" style:font-weight-asian="normal" style:font-weight-complex="normal"/>
    </style:style>
    <style:style style:name="T56" style:family="text">
      <style:text-properties fo:font-weight="normal" officeooo:rsid="0351cfa8" style:font-weight-asian="normal" style:font-weight-complex="normal"/>
    </style:style>
    <style:style style:name="T57" style:family="text">
      <style:text-properties fo:font-weight="normal" officeooo:rsid="0353a0d9" style:font-weight-asian="normal" style:font-weight-complex="normal"/>
    </style:style>
    <style:style style:name="T58" style:family="text">
      <style:text-properties fo:font-weight="normal" officeooo:rsid="03476b38" style:font-weight-asian="normal" style:font-weight-complex="normal"/>
    </style:style>
    <style:style style:name="T59" style:family="text">
      <style:text-properties fo:font-weight="normal" officeooo:rsid="03581f05" style:font-weight-asian="normal" style:font-weight-complex="normal"/>
    </style:style>
    <style:style style:name="T60" style:family="text">
      <style:text-properties fo:font-weight="normal" officeooo:rsid="035ec452" style:font-weight-asian="normal" style:font-weight-complex="normal"/>
    </style:style>
    <style:style style:name="T61" style:family="text">
      <style:text-properties fo:font-weight="normal" officeooo:rsid="0360481f" style:font-weight-asian="normal" style:font-weight-complex="normal"/>
    </style:style>
    <style:style style:name="T62" style:family="text">
      <style:text-properties fo:font-weight="normal" officeooo:rsid="03613371" style:font-weight-asian="normal" style:font-weight-complex="normal"/>
    </style:style>
    <style:style style:name="T63" style:family="text">
      <style:text-properties fo:font-weight="normal" officeooo:rsid="0365960f" style:font-weight-asian="normal" style:font-weight-complex="normal"/>
    </style:style>
    <style:style style:name="T64" style:family="text">
      <style:text-properties fo:font-weight="normal" officeooo:rsid="0369199e" style:font-weight-asian="normal" style:font-weight-complex="normal"/>
    </style:style>
    <style:style style:name="T65" style:family="text">
      <style:text-properties fo:font-weight="normal" officeooo:rsid="036a8187" style:font-weight-asian="normal" style:font-weight-complex="normal"/>
    </style:style>
    <style:style style:name="T66" style:family="text">
      <style:text-properties fo:font-weight="normal" officeooo:rsid="036f57b9" style:font-weight-asian="normal" style:font-weight-complex="normal"/>
    </style:style>
    <style:style style:name="T67" style:family="text">
      <style:text-properties fo:font-weight="normal" officeooo:rsid="03729041" style:font-weight-asian="normal" style:font-weight-complex="normal"/>
    </style:style>
    <style:style style:name="T68" style:family="text">
      <style:text-properties fo:font-weight="normal" officeooo:rsid="03738d3a" style:font-weight-asian="normal" style:font-weight-complex="normal"/>
    </style:style>
    <style:style style:name="T69" style:family="text">
      <style:text-properties fo:font-weight="normal" officeooo:rsid="0376f7de" style:font-weight-asian="normal" style:font-weight-complex="normal"/>
    </style:style>
    <style:style style:name="T70" style:family="text">
      <style:text-properties fo:font-weight="normal" officeooo:rsid="037ba4e9" style:font-weight-asian="normal" style:font-weight-complex="normal"/>
    </style:style>
    <style:style style:name="T71" style:family="text">
      <style:text-properties fo:font-weight="normal" officeooo:rsid="037d7525" style:font-weight-asian="normal" style:font-weight-complex="normal"/>
    </style:style>
    <style:style style:name="T72" style:family="text">
      <style:text-properties fo:font-weight="normal" officeooo:rsid="037ed96c" style:font-weight-asian="normal" style:font-weight-complex="normal"/>
    </style:style>
    <style:style style:name="T73" style:family="text">
      <style:text-properties fo:font-weight="normal" officeooo:rsid="0380bf25" style:font-weight-asian="normal" style:font-weight-complex="normal"/>
    </style:style>
    <style:style style:name="T74" style:family="text">
      <style:text-properties fo:font-weight="normal" officeooo:rsid="03891b9c" style:font-weight-asian="normal" style:font-weight-complex="normal"/>
    </style:style>
    <style:style style:name="T75" style:family="text">
      <style:text-properties fo:font-weight="normal" officeooo:rsid="038c3ffe" style:font-weight-asian="normal" style:font-weight-complex="normal"/>
    </style:style>
    <style:style style:name="T76" style:family="text">
      <style:text-properties fo:font-weight="normal" officeooo:rsid="038fb41e" style:font-weight-asian="normal" style:font-weight-complex="normal"/>
    </style:style>
    <style:style style:name="T77" style:family="text">
      <style:text-properties fo:font-weight="normal" officeooo:rsid="0394f7db" style:font-weight-asian="normal" style:font-weight-complex="normal"/>
    </style:style>
    <style:style style:name="T78" style:family="text">
      <style:text-properties fo:font-weight="normal" officeooo:rsid="03955447" style:font-weight-asian="normal" style:font-weight-complex="normal"/>
    </style:style>
    <style:style style:name="T79" style:family="text">
      <style:text-properties fo:font-weight="normal" officeooo:rsid="0395cd89" style:font-weight-asian="normal" style:font-weight-complex="normal"/>
    </style:style>
    <style:style style:name="T80" style:family="text">
      <style:text-properties fo:font-weight="normal" officeooo:rsid="0396e4cf" style:font-weight-asian="normal" style:font-weight-complex="normal"/>
    </style:style>
    <style:style style:name="T81" style:family="text">
      <style:text-properties fo:font-weight="normal" officeooo:rsid="0399dc37" style:font-weight-asian="normal" style:font-weight-complex="normal"/>
    </style:style>
    <style:style style:name="T82" style:family="text">
      <style:text-properties fo:font-weight="normal" officeooo:rsid="039aeb3c" style:font-weight-asian="normal" style:font-weight-complex="normal"/>
    </style:style>
    <style:style style:name="T83" style:family="text">
      <style:text-properties fo:font-weight="normal" officeooo:rsid="03a041bb" style:font-weight-asian="normal" style:font-weight-complex="normal"/>
    </style:style>
    <style:style style:name="T84" style:family="text">
      <style:text-properties fo:font-weight="normal" officeooo:rsid="03a257de" style:font-weight-asian="normal" style:font-weight-complex="normal"/>
    </style:style>
    <style:style style:name="T85" style:family="text">
      <style:text-properties fo:font-weight="normal" officeooo:rsid="03a6249e" style:font-weight-asian="normal" style:font-weight-complex="normal"/>
    </style:style>
    <style:style style:name="T86" style:family="text">
      <style:text-properties fo:font-weight="normal" officeooo:rsid="03a64422" style:font-weight-asian="normal" style:font-weight-complex="normal"/>
    </style:style>
    <style:style style:name="T87" style:family="text">
      <style:text-properties fo:font-weight="normal" officeooo:rsid="03a79b1d" style:font-weight-asian="normal" style:font-weight-complex="normal"/>
    </style:style>
    <style:style style:name="T88" style:family="text">
      <style:text-properties fo:font-weight="normal" officeooo:rsid="03add848" style:font-weight-asian="normal" style:font-weight-complex="normal"/>
    </style:style>
    <style:style style:name="T89" style:family="text">
      <style:text-properties fo:font-weight="normal" officeooo:rsid="03aeb309" style:font-weight-asian="normal" style:font-weight-complex="normal"/>
    </style:style>
    <style:style style:name="T90" style:family="text">
      <style:text-properties fo:font-weight="normal" officeooo:rsid="03af5d83" style:font-weight-asian="normal" style:font-weight-complex="normal"/>
    </style:style>
    <style:style style:name="T91" style:family="text">
      <style:text-properties fo:font-weight="normal" officeooo:rsid="03b02817" style:font-weight-asian="normal" style:font-weight-complex="normal"/>
    </style:style>
    <style:style style:name="T92" style:family="text">
      <style:text-properties fo:font-weight="normal" officeooo:rsid="03b05fb6" style:font-weight-asian="normal" style:font-weight-complex="normal"/>
    </style:style>
    <style:style style:name="T93" style:family="text">
      <style:text-properties fo:font-weight="normal" officeooo:rsid="03b11003" style:font-weight-asian="normal" style:font-weight-complex="normal"/>
    </style:style>
    <style:style style:name="T94" style:family="text">
      <style:text-properties fo:font-weight="normal" officeooo:rsid="03b1ca7a" style:font-weight-asian="normal" style:font-weight-complex="normal"/>
    </style:style>
    <style:style style:name="T95" style:family="text">
      <style:text-properties fo:font-weight="normal" officeooo:rsid="03b33487" style:font-weight-asian="normal" style:font-weight-complex="normal"/>
    </style:style>
    <style:style style:name="T96" style:family="text">
      <style:text-properties fo:font-weight="normal" officeooo:rsid="03d65b43" style:font-weight-asian="normal" style:font-weight-complex="normal"/>
    </style:style>
    <style:style style:name="T97" style:family="text">
      <style:text-properties fo:font-weight="normal" officeooo:rsid="03e128a7" style:font-weight-asian="normal" style:font-weight-complex="normal"/>
    </style:style>
    <style:style style:name="T98" style:family="text">
      <style:text-properties fo:font-weight="normal" officeooo:rsid="03e12cc0" style:font-weight-asian="normal" style:font-weight-complex="normal"/>
    </style:style>
    <style:style style:name="T99" style:family="text">
      <style:text-properties fo:font-weight="normal" officeooo:rsid="03e4d73e" style:font-weight-asian="normal" style:font-weight-complex="normal"/>
    </style:style>
    <style:style style:name="T100" style:family="text">
      <style:text-properties fo:font-weight="normal" officeooo:rsid="03e7eeeb" style:font-weight-asian="normal" style:font-weight-complex="normal"/>
    </style:style>
    <style:style style:name="T101" style:family="text">
      <style:text-properties fo:font-weight="normal" officeooo:rsid="03e9aa96" style:font-weight-asian="normal" style:font-weight-complex="normal"/>
    </style:style>
    <style:style style:name="T102" style:family="text">
      <style:text-properties fo:font-weight="normal" officeooo:rsid="03ee3e63" style:font-weight-asian="normal" style:font-weight-complex="normal"/>
    </style:style>
    <style:style style:name="T103" style:family="text">
      <style:text-properties fo:font-weight="normal" officeooo:rsid="03eedfd3" style:font-weight-asian="normal" style:font-weight-complex="normal"/>
    </style:style>
    <style:style style:name="T104" style:family="text">
      <style:text-properties fo:font-weight="normal" officeooo:rsid="03f3876a" style:font-weight-asian="normal" style:font-weight-complex="normal"/>
    </style:style>
    <style:style style:name="T105" style:family="text">
      <style:text-properties fo:font-weight="normal" officeooo:rsid="03f58d45" style:font-weight-asian="normal" style:font-weight-complex="normal"/>
    </style:style>
    <style:style style:name="T106" style:family="text">
      <style:text-properties fo:font-weight="normal" officeooo:rsid="03f8db43" style:font-weight-asian="normal" style:font-weight-complex="normal"/>
    </style:style>
    <style:style style:name="T107" style:family="text">
      <style:text-properties fo:font-weight="normal" officeooo:rsid="03fab8eb" style:font-weight-asian="normal" style:font-weight-complex="normal"/>
    </style:style>
    <style:style style:name="T108" style:family="text">
      <style:text-properties fo:font-weight="normal" officeooo:rsid="03fd76c9" style:font-weight-asian="normal" style:font-weight-complex="normal"/>
    </style:style>
    <style:style style:name="T109" style:family="text">
      <style:text-properties fo:font-weight="normal" officeooo:rsid="04011c72" style:font-weight-asian="normal" style:font-weight-complex="normal"/>
    </style:style>
    <style:style style:name="T110" style:family="text">
      <style:text-properties fo:font-weight="normal" officeooo:rsid="0401cfe4" style:font-weight-asian="normal" style:font-weight-complex="normal"/>
    </style:style>
    <style:style style:name="T111" style:family="text">
      <style:text-properties fo:font-weight="normal" officeooo:rsid="040328fe" style:font-weight-asian="normal" style:font-weight-complex="normal"/>
    </style:style>
    <style:style style:name="T112" style:family="text">
      <style:text-properties fo:font-weight="normal" officeooo:rsid="04050544" style:font-weight-asian="normal" style:font-weight-complex="normal"/>
    </style:style>
    <style:style style:name="T113" style:family="text">
      <style:text-properties fo:font-weight="normal" officeooo:rsid="0408d72c" style:font-weight-asian="normal" style:font-weight-complex="normal"/>
    </style:style>
    <style:style style:name="T114" style:family="text">
      <style:text-properties fo:font-weight="normal" officeooo:rsid="0409c85b" style:font-weight-asian="normal" style:font-weight-complex="normal"/>
    </style:style>
    <style:style style:name="T115" style:family="text">
      <style:text-properties fo:font-weight="normal" officeooo:rsid="040b2cdf" style:font-weight-asian="normal" style:font-weight-complex="normal"/>
    </style:style>
    <style:style style:name="T116" style:family="text">
      <style:text-properties fo:font-weight="normal" officeooo:rsid="04126d6c" style:font-weight-asian="normal" style:font-weight-complex="normal"/>
    </style:style>
    <style:style style:name="T117" style:family="text">
      <style:text-properties fo:font-weight="normal" officeooo:rsid="041f47c0" style:font-weight-asian="normal" style:font-weight-complex="normal"/>
    </style:style>
    <style:style style:name="T118" style:family="text">
      <style:text-properties fo:font-weight="normal" officeooo:rsid="0420fd0e" style:font-weight-asian="normal" style:font-weight-complex="normal"/>
    </style:style>
    <style:style style:name="T119" style:family="text">
      <style:text-properties fo:font-weight="normal" officeooo:rsid="04216f40" style:font-weight-asian="normal" style:font-weight-complex="normal"/>
    </style:style>
    <style:style style:name="T120" style:family="text">
      <style:text-properties fo:font-weight="normal" officeooo:rsid="0428c860" style:font-weight-asian="normal" style:font-weight-complex="normal"/>
    </style:style>
    <style:style style:name="T121" style:family="text">
      <style:text-properties fo:font-weight="normal" officeooo:rsid="042a8c56" style:font-weight-asian="normal" style:font-weight-complex="normal"/>
    </style:style>
    <style:style style:name="T122" style:family="text">
      <style:text-properties fo:font-weight="normal" officeooo:rsid="042bd046" style:font-weight-asian="normal" style:font-weight-complex="normal"/>
    </style:style>
    <style:style style:name="T123" style:family="text">
      <style:text-properties fo:font-weight="normal" officeooo:rsid="0432f010" style:font-weight-asian="normal" style:font-weight-complex="normal"/>
    </style:style>
    <style:style style:name="T124" style:family="text">
      <style:text-properties fo:font-weight="normal" officeooo:rsid="04359fb4" style:font-weight-asian="normal" style:font-weight-complex="normal"/>
    </style:style>
    <style:style style:name="T125" style:family="text">
      <style:text-properties fo:font-weight="normal" officeooo:rsid="045285a4" style:font-weight-asian="normal" style:font-weight-complex="normal"/>
    </style:style>
    <style:style style:name="T126" style:family="text">
      <style:text-properties fo:font-weight="normal" officeooo:rsid="045399c3" style:font-weight-asian="normal" style:font-weight-complex="normal"/>
    </style:style>
    <style:style style:name="T127" style:family="text">
      <style:text-properties fo:font-weight="normal" officeooo:rsid="04555bc9" style:font-weight-asian="normal" style:font-weight-complex="normal"/>
    </style:style>
    <style:style style:name="T128" style:family="text">
      <style:text-properties fo:font-weight="normal" officeooo:rsid="045bc973" style:font-weight-asian="normal" style:font-weight-complex="normal"/>
    </style:style>
    <style:style style:name="T129" style:family="text">
      <style:text-properties fo:font-weight="normal" officeooo:rsid="045cf5e3" style:font-weight-asian="normal" style:font-weight-complex="normal"/>
    </style:style>
    <style:style style:name="T130" style:family="text">
      <style:text-properties fo:font-weight="normal" officeooo:rsid="0462c69d" style:font-weight-asian="normal" style:font-weight-complex="normal"/>
    </style:style>
    <style:style style:name="T131" style:family="text">
      <style:text-properties fo:font-weight="normal" officeooo:rsid="046368c0" style:font-weight-asian="normal" style:font-weight-complex="normal"/>
    </style:style>
    <style:style style:name="T132" style:family="text">
      <style:text-properties fo:font-weight="normal" officeooo:rsid="0464e4b5" style:font-weight-asian="normal" style:font-weight-complex="normal"/>
    </style:style>
    <style:style style:name="T133" style:family="text">
      <style:text-properties fo:font-weight="normal" officeooo:rsid="04729fec" style:font-weight-asian="normal" style:font-weight-complex="normal"/>
    </style:style>
    <style:style style:name="T134" style:family="text">
      <style:text-properties fo:font-weight="normal" officeooo:rsid="04754a6b" style:font-weight-asian="normal" style:font-weight-complex="normal"/>
    </style:style>
    <style:style style:name="T135" style:family="text">
      <style:text-properties fo:font-weight="normal" officeooo:rsid="0476d833" style:font-weight-asian="normal" style:font-weight-complex="normal"/>
    </style:style>
    <style:style style:name="T136" style:family="text">
      <style:text-properties fo:font-weight="normal" officeooo:rsid="04830e91" style:font-weight-asian="normal" style:font-weight-complex="normal"/>
    </style:style>
    <style:style style:name="T137" style:family="text">
      <style:text-properties fo:font-weight="normal" officeooo:rsid="04856265" style:font-weight-asian="normal" style:font-weight-complex="normal"/>
    </style:style>
    <style:style style:name="T138" style:family="text">
      <style:text-properties fo:font-weight="normal" officeooo:rsid="032a0d10" style:font-weight-asian="normal" style:font-weight-complex="normal"/>
    </style:style>
    <style:style style:name="T139" style:family="text">
      <style:text-properties fo:font-weight="normal" officeooo:rsid="04899927" style:font-weight-asian="normal" style:font-weight-complex="normal"/>
    </style:style>
    <style:style style:name="T140" style:family="text">
      <style:text-properties fo:font-weight="normal" officeooo:rsid="0490188a" style:font-weight-asian="normal" style:font-weight-complex="normal"/>
    </style:style>
    <style:style style:name="T141" style:family="text">
      <style:text-properties fo:font-weight="normal" officeooo:rsid="04904584" style:font-weight-asian="normal" style:font-weight-complex="normal"/>
    </style:style>
    <style:style style:name="T142" style:family="text">
      <style:text-properties fo:font-weight="normal" officeooo:rsid="0490ea6e" style:font-weight-asian="normal" style:font-weight-complex="normal"/>
    </style:style>
    <style:style style:name="T143" style:family="text">
      <style:text-properties fo:font-weight="normal" officeooo:rsid="0491a99e" style:font-weight-asian="normal" style:font-weight-complex="normal"/>
    </style:style>
    <style:style style:name="T144" style:family="text">
      <style:text-properties fo:font-weight="normal" officeooo:rsid="04921ad6" style:font-weight-asian="normal" style:font-weight-complex="normal"/>
    </style:style>
    <style:style style:name="T145" style:family="text">
      <style:text-properties fo:font-weight="normal" officeooo:rsid="04931569" style:font-weight-asian="normal" style:font-weight-complex="normal"/>
    </style:style>
    <style:style style:name="T146" style:family="text">
      <style:text-properties fo:font-weight="normal" officeooo:rsid="04942bbd" style:font-weight-asian="normal" style:font-weight-complex="normal"/>
    </style:style>
    <style:style style:name="T147" style:family="text">
      <style:text-properties fo:font-weight="normal" officeooo:rsid="049527e8" style:font-weight-asian="normal" style:font-weight-complex="normal"/>
    </style:style>
    <style:style style:name="T148" style:family="text">
      <style:text-properties fo:font-weight="normal" officeooo:rsid="04959ed8" style:font-weight-asian="normal" style:font-weight-complex="normal"/>
    </style:style>
    <style:style style:name="T149" style:family="text">
      <style:text-properties fo:font-weight="normal" officeooo:rsid="04973836" style:font-weight-asian="normal" style:font-weight-complex="normal"/>
    </style:style>
    <style:style style:name="T150" style:family="text">
      <style:text-properties style:font-name="Courier New"/>
    </style:style>
    <style:style style:name="T151" style:family="text">
      <style:text-properties style:font-name="Courier New" fo:font-size="12pt" fo:font-weight="normal" officeooo:rsid="02553aa4" style:font-size-asian="12pt" style:font-weight-asian="normal" style:font-size-complex="12pt" style:font-weight-complex="normal"/>
    </style:style>
    <style:style style:name="T152" style:family="text">
      <style:text-properties style:font-name="Courier New" fo:font-size="12pt" fo:font-weight="normal" officeooo:rsid="025fe17c" style:font-size-asian="12pt" style:font-weight-asian="normal" style:font-size-complex="12pt" style:font-weight-complex="normal"/>
    </style:style>
    <style:style style:name="T153" style:family="text">
      <style:text-properties style:font-name="Courier New" fo:font-size="12pt" fo:font-weight="normal" officeooo:rsid="03318417" style:font-size-asian="12pt" style:font-weight-asian="normal" style:font-size-complex="12pt" style:font-weight-complex="normal"/>
    </style:style>
    <style:style style:name="T154" style:family="text">
      <style:text-properties style:font-name="Courier New" fo:font-size="12pt" fo:font-weight="normal" officeooo:rsid="03415758" style:font-size-asian="12pt" style:font-weight-asian="normal" style:font-size-complex="12pt" style:font-weight-complex="normal"/>
    </style:style>
    <style:style style:name="T155" style:family="text">
      <style:text-properties style:font-name="Courier New" fo:font-size="12pt" fo:font-weight="normal" officeooo:rsid="0343b533" style:font-size-asian="12pt" style:font-weight-asian="normal" style:font-size-complex="12pt" style:font-weight-complex="normal"/>
    </style:style>
    <style:style style:name="T156" style:family="text">
      <style:text-properties style:font-name="Courier New" fo:font-size="12pt" fo:font-weight="normal" officeooo:rsid="03476b38" style:font-size-asian="12pt" style:font-weight-asian="normal" style:font-size-complex="12pt" style:font-weight-complex="normal"/>
    </style:style>
    <style:style style:name="T157" style:family="text">
      <style:text-properties style:font-name="Courier New" fo:font-size="12pt" fo:font-weight="normal" officeooo:rsid="03bb31e8" style:font-size-asian="12pt" style:font-weight-asian="normal" style:font-size-complex="12pt" style:font-weight-complex="normal"/>
    </style:style>
    <style:style style:name="T158" style:family="text">
      <style:text-properties style:font-name="Courier New" fo:font-size="12pt" fo:font-weight="normal" officeooo:rsid="03bd1c38" style:font-size-asian="12pt" style:font-weight-asian="normal" style:font-size-complex="12pt" style:font-weight-complex="normal"/>
    </style:style>
    <style:style style:name="T159" style:family="text">
      <style:text-properties style:font-name="Courier New" fo:font-size="12pt" fo:font-weight="normal" officeooo:rsid="03c8c6c4" style:font-size-asian="12pt" style:font-weight-asian="normal" style:font-size-complex="12pt" style:font-weight-complex="normal"/>
    </style:style>
    <style:style style:name="T160" style:family="text">
      <style:text-properties style:font-name="Courier New" fo:font-size="12pt" fo:font-weight="normal" officeooo:rsid="03d3f8b9" style:font-size-asian="12pt" style:font-weight-asian="normal" style:font-size-complex="12pt" style:font-weight-complex="normal"/>
    </style:style>
    <style:style style:name="T161" style:family="text">
      <style:text-properties style:font-name="Courier New" fo:font-size="12pt" fo:font-weight="normal" officeooo:rsid="0376f7de" style:font-size-asian="12pt" style:font-weight-asian="normal" style:font-size-complex="12pt" style:font-weight-complex="normal"/>
    </style:style>
    <style:style style:name="T162" style:family="text">
      <style:text-properties style:font-name="Courier New" fo:font-size="12pt" fo:font-weight="normal" officeooo:rsid="03738d3a" style:font-size-asian="12pt" style:font-weight-asian="normal" style:font-size-complex="12pt" style:font-weight-complex="normal"/>
    </style:style>
    <style:style style:name="T163" style:family="text">
      <style:text-properties style:font-name="Courier New" fo:font-size="12pt" fo:font-weight="normal" officeooo:rsid="03d5c1af" style:font-size-asian="12pt" style:font-weight-asian="normal" style:font-size-complex="12pt" style:font-weight-complex="normal"/>
    </style:style>
    <style:style style:name="T164" style:family="text">
      <style:text-properties style:font-name="Courier New" fo:font-size="12pt" fo:font-weight="bold" officeooo:rsid="02553aa4" style:font-size-asian="12pt" style:font-weight-asian="bold" style:font-size-complex="12pt" style:font-weight-complex="bold"/>
    </style:style>
    <style:style style:name="T165" style:family="text">
      <style:text-properties style:font-name="Courier New" fo:font-size="12pt" fo:font-weight="bold" officeooo:rsid="03318417" style:font-size-asian="12pt" style:font-weight-asian="bold" style:font-size-complex="12pt" style:font-weight-complex="bold"/>
    </style:style>
    <style:style style:name="T166" style:family="text">
      <style:text-properties style:font-name="Courier New" fo:font-size="12pt" fo:font-weight="bold" officeooo:rsid="025b7650" style:font-size-asian="12pt" style:font-weight-asian="bold" style:font-size-complex="12pt" style:font-weight-complex="bold"/>
    </style:style>
    <style:style style:name="T167" style:family="text">
      <style:text-properties style:font-name="Courier New" fo:font-size="12pt" fo:font-weight="bold" officeooo:rsid="032d0bfb" style:font-size-asian="12pt" style:font-weight-asian="bold" style:font-size-complex="12pt" style:font-weight-complex="bold"/>
    </style:style>
    <style:style style:name="T168" style:family="text">
      <style:text-properties style:font-name="Courier New" fo:font-size="12pt" fo:font-weight="bold" officeooo:rsid="03415758" style:font-size-asian="12pt" style:font-weight-asian="bold" style:font-size-complex="12pt" style:font-weight-complex="bold"/>
    </style:style>
    <style:style style:name="T169" style:family="text">
      <style:text-properties style:font-name="Courier New" fo:font-size="12pt" fo:font-weight="bold" officeooo:rsid="03bb31e8" style:font-size-asian="12pt" style:font-weight-asian="bold" style:font-size-complex="12pt" style:font-weight-complex="bold"/>
    </style:style>
    <style:style style:name="T170" style:family="text">
      <style:text-properties style:font-name="Courier New" fo:font-size="12pt" fo:font-weight="bold" officeooo:rsid="03c8c6c4" style:font-size-asian="12pt" style:font-weight-asian="bold" style:font-size-complex="12pt" style:font-weight-complex="bold"/>
    </style:style>
    <style:style style:name="T171" style:family="text">
      <style:text-properties style:font-name="Courier New" fo:font-size="12pt" fo:font-weight="bold" officeooo:rsid="03d5c1af" style:font-size-asian="12pt" style:font-weight-asian="bold" style:font-size-complex="12pt" style:font-weight-complex="bold"/>
    </style:style>
    <style:style style:name="T172" style:family="text">
      <style:text-properties style:font-name="Courier New" fo:font-size="12pt" style:text-underline-style="none" fo:font-weight="normal" officeooo:rsid="02db2389" style:font-size-asian="12pt" style:font-weight-asian="normal" style:font-size-complex="12pt" style:font-weight-complex="normal"/>
    </style:style>
    <style:style style:name="T173" style:family="text">
      <style:text-properties style:font-name="Courier New" fo:font-size="12pt" style:text-underline-style="none" fo:font-weight="normal" officeooo:rsid="02e36e54" style:font-size-asian="12pt" style:font-weight-asian="normal" style:font-size-complex="12pt" style:font-weight-complex="normal"/>
    </style:style>
    <style:style style:name="T174" style:family="text">
      <style:text-properties style:font-name="Courier New" fo:font-size="12pt" style:text-underline-style="none" fo:font-weight="normal" officeooo:rsid="02f4bb49" style:font-size-asian="12pt" style:font-weight-asian="normal" style:font-size-complex="12pt" style:font-weight-complex="normal"/>
    </style:style>
    <style:style style:name="T175" style:family="text">
      <style:text-properties style:font-name="Courier New" fo:font-size="12pt" style:text-underline-style="none" fo:font-weight="normal" officeooo:rsid="03415758" style:font-size-asian="12pt" style:font-weight-asian="normal" style:font-size-complex="12pt" style:font-weight-complex="normal"/>
    </style:style>
    <style:style style:name="T176" style:family="text">
      <style:text-properties style:font-name="Courier New" fo:font-size="12pt" style:text-underline-style="none" fo:font-weight="normal" officeooo:rsid="0355380e" style:font-size-asian="12pt" style:font-weight-asian="normal" style:font-size-complex="12pt" style:font-weight-complex="normal"/>
    </style:style>
    <style:style style:name="T177" style:family="text">
      <style:text-properties style:font-name="Courier New" fo:font-size="12pt" style:text-underline-style="none" fo:font-weight="bold" officeooo:rsid="02db2389" style:font-size-asian="12pt" style:font-weight-asian="bold" style:font-size-complex="12pt" style:font-weight-complex="bold"/>
    </style:style>
    <style:style style:name="T178" style:family="text">
      <style:text-properties style:font-name="Courier New" fo:font-size="12pt" style:text-underline-style="none" fo:font-weight="bold" officeooo:rsid="02f75929" style:font-size-asian="12pt" style:font-weight-asian="bold" style:font-size-complex="12pt" style:font-weight-complex="bold"/>
    </style:style>
    <style:style style:name="T179" style:family="text">
      <style:text-properties style:font-name="Courier New" fo:font-size="12pt" style:text-underline-style="none" fo:font-weight="bold" officeooo:rsid="03415758" style:font-size-asian="12pt" style:font-weight-asian="bold" style:font-size-complex="12pt" style:font-weight-complex="bold"/>
    </style:style>
    <style:style style:name="T180" style:family="text">
      <style:text-properties style:font-name="Courier New" fo:font-size="12pt" style:text-underline-style="none" fo:font-weight="bold" officeooo:rsid="0341f092" style:font-size-asian="12pt" style:font-weight-asian="bold" style:font-size-complex="12pt" style:font-weight-complex="bold"/>
    </style:style>
    <style:style style:name="T181" style:family="text">
      <style:text-properties style:font-name="Courier New" fo:font-size="12pt" style:text-underline-style="solid" style:text-underline-width="auto" style:text-underline-color="font-color" fo:font-weight="normal" officeooo:rsid="02f75929" style:font-size-asian="12pt" style:font-weight-asian="normal" style:font-size-complex="12pt" style:font-weight-complex="normal"/>
    </style:style>
    <style:style style:name="T182" style:family="text">
      <style:text-properties style:font-name="Courier New" fo:font-size="12pt" style:text-underline-style="solid" style:text-underline-width="auto" style:text-underline-color="font-color" fo:font-weight="normal" officeooo:rsid="03415758" style:font-size-asian="12pt" style:font-weight-asian="normal" style:font-size-complex="12pt" style:font-weight-complex="normal"/>
    </style:style>
    <style:style style:name="T18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style:font-name="Courier New" fo:font-style="normal" fo:font-weight="normal" officeooo:rsid="032a0d10" style:font-style-asian="normal" style:font-weight-asian="normal" style:font-style-complex="normal" style:font-weight-complex="normal"/>
    </style:style>
    <style:style style:name="T185" style:family="text">
      <style:text-properties style:font-name="Courier New" fo:font-style="normal" fo:font-weight="normal" officeooo:rsid="0383673d" style:font-style-asian="normal" style:font-weight-asian="normal" style:font-style-complex="normal" style:font-weight-complex="normal"/>
    </style:style>
    <style:style style:name="T186" style:family="text">
      <style:text-properties style:font-name="Courier New" fo:font-style="normal" fo:font-weight="normal" officeooo:rsid="03853a27" style:font-style-asian="normal" style:font-weight-asian="normal" style:font-style-complex="normal" style:font-weight-complex="normal"/>
    </style:style>
    <style:style style:name="T187" style:family="text">
      <style:text-properties style:font-name="Courier New" fo:font-style="normal" fo:font-weight="normal" officeooo:rsid="0386b0c7" style:font-style-asian="normal" style:font-weight-asian="normal" style:font-style-complex="normal" style:font-weight-complex="normal"/>
    </style:style>
    <style:style style:name="T188" style:family="text">
      <style:text-properties style:font-name="Courier New" fo:font-style="normal" style:font-style-asian="normal" style:font-style-complex="normal"/>
    </style:style>
    <style:style style:name="T189" style:family="text">
      <style:text-properties style:font-name="Courier New" fo:font-style="normal" officeooo:rsid="0383673d" style:font-style-asian="normal" style:font-style-complex="normal"/>
    </style:style>
    <style:style style:name="T190" style:family="text">
      <style:text-properties style:font-name="Courier New" fo:font-style="normal" style:text-underline-style="none" fo:font-weight="normal" officeooo:rsid="0383673d" style:font-style-asian="normal" style:font-weight-asian="normal" style:font-style-complex="normal" style:font-weight-complex="normal"/>
    </style:style>
    <style:style style:name="T191" style:family="text">
      <style:text-properties style:font-name="Courier New" fo:font-weight="normal" style:font-weight-asian="normal" style:font-weight-complex="normal"/>
    </style:style>
    <style:style style:name="T192" style:family="text">
      <style:text-properties style:font-name="Courier New" fo:font-weight="normal" officeooo:rsid="026735a3" style:font-weight-asian="normal" style:font-weight-complex="normal"/>
    </style:style>
    <style:style style:name="T193" style:family="text">
      <style:text-properties style:font-name="Courier New" fo:font-weight="normal" officeooo:rsid="0269119d" style:font-weight-asian="normal" style:font-weight-complex="normal"/>
    </style:style>
    <style:style style:name="T194" style:family="text">
      <style:text-properties style:font-name="Courier New" fo:font-weight="normal" officeooo:rsid="0325f511" style:font-weight-asian="normal" style:font-weight-complex="normal"/>
    </style:style>
    <style:style style:name="T195" style:family="text">
      <style:text-properties style:font-name="Courier New" fo:font-weight="normal" officeooo:rsid="03415758" style:font-weight-asian="normal" style:font-weight-complex="normal"/>
    </style:style>
    <style:style style:name="T196" style:family="text">
      <style:text-properties style:font-name="Courier New" fo:font-weight="normal" officeooo:rsid="02553aa4" style:font-weight-asian="normal" style:font-weight-complex="normal"/>
    </style:style>
    <style:style style:name="T197" style:family="text">
      <style:text-properties style:font-name="Courier New" fo:font-weight="normal" officeooo:rsid="034741c6" style:font-weight-asian="normal" style:font-weight-complex="normal"/>
    </style:style>
    <style:style style:name="T198" style:family="text">
      <style:text-properties style:font-name="Courier New" fo:font-weight="normal" officeooo:rsid="024ee205" style:font-weight-asian="normal" style:font-weight-complex="normal"/>
    </style:style>
    <style:style style:name="T199" style:family="text">
      <style:text-properties style:font-name="Courier New" fo:font-weight="normal" officeooo:rsid="032406b6" style:font-weight-asian="normal" style:font-weight-complex="normal"/>
    </style:style>
    <style:style style:name="T200" style:family="text">
      <style:text-properties style:font-name="Courier New" fo:font-weight="normal" officeooo:rsid="0250b379" style:font-weight-asian="normal" style:font-weight-complex="normal"/>
    </style:style>
    <style:style style:name="T201" style:family="text">
      <style:text-properties style:font-name="Courier New" fo:font-weight="normal" officeooo:rsid="03294228" style:font-weight-asian="normal" style:font-weight-complex="normal"/>
    </style:style>
    <style:style style:name="T202" style:family="text">
      <style:text-properties style:font-name="Courier New" fo:font-weight="normal" officeooo:rsid="032c4d95" style:font-weight-asian="normal" style:font-weight-complex="normal"/>
    </style:style>
    <style:style style:name="T203" style:family="text">
      <style:text-properties style:font-name="Courier New" fo:font-weight="normal" officeooo:rsid="034cbf4a" style:font-weight-asian="normal" style:font-weight-complex="normal"/>
    </style:style>
    <style:style style:name="T204" style:family="text">
      <style:text-properties style:font-name="Courier New" fo:font-weight="normal" officeooo:rsid="0383673d" style:font-weight-asian="normal" style:font-weight-complex="normal"/>
    </style:style>
    <style:style style:name="T205" style:family="text">
      <style:text-properties style:font-name="Courier New" fo:font-weight="normal" officeooo:rsid="03853a27" style:font-weight-asian="normal" style:font-weight-complex="normal"/>
    </style:style>
    <style:style style:name="T206" style:family="text">
      <style:text-properties style:font-name="Courier New" style:text-underline-style="none" officeooo:rsid="02ce9a63"/>
    </style:style>
    <style:style style:name="T207" style:family="text">
      <style:text-properties style:font-name="Courier New" style:text-underline-style="none" officeooo:rsid="02d06b7d"/>
    </style:style>
    <style:style style:name="T208" style:family="text">
      <style:text-properties style:font-name="Courier New" style:text-underline-style="none" fo:font-weight="normal" officeooo:rsid="03415758" style:font-weight-asian="normal" style:font-weight-complex="normal"/>
    </style:style>
    <style:style style:name="T209" style:family="text">
      <style:text-properties style:font-name="Courier New" style:text-underline-style="none" fo:font-weight="normal" officeooo:rsid="0355380e" style:font-weight-asian="normal" style:font-weight-complex="normal"/>
    </style:style>
    <style:style style:name="T210" style:family="text">
      <style:text-properties style:font-name="Courier New" style:text-underline-style="none" officeooo:rsid="03415758"/>
    </style:style>
    <style:style style:name="T211" style:family="text">
      <style:text-properties style:font-name="Courier New" officeooo:rsid="02fe7b87"/>
    </style:style>
    <style:style style:name="T212" style:family="text">
      <style:text-properties style:font-name="Courier New" officeooo:rsid="03415758"/>
    </style:style>
    <style:style style:name="T213" style:family="text">
      <style:text-properties style:font-name="Courier New" style:text-underline-style="solid" style:text-underline-width="auto" style:text-underline-color="font-color" fo:font-weight="normal" officeooo:rsid="03415758" style:font-weight-asian="normal" style:font-weight-complex="normal"/>
    </style:style>
    <style:style style:name="T214" style:family="text">
      <style:text-properties style:font-name="Courier New" officeooo:rsid="026735a3"/>
    </style:style>
    <style:style style:name="T215" style:family="text">
      <style:text-properties style:font-name="Courier New" officeooo:rsid="034741c6"/>
    </style:style>
    <style:style style:name="T216" style:family="text">
      <style:text-properties style:font-name="Courier New" officeooo:rsid="03e089d6"/>
    </style:style>
    <style:style style:name="T217" style:family="text">
      <style:text-properties style:text-underline-style="solid" style:text-underline-width="auto" style:text-underline-color="font-color"/>
    </style:style>
    <style:style style:name="T2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9" style:family="text">
      <style:text-properties style:text-underline-style="solid" style:text-underline-width="auto" style:text-underline-color="font-color" fo:font-weight="normal" officeooo:rsid="02db2389" style:font-weight-asian="normal" style:font-weight-complex="normal"/>
    </style:style>
    <style:style style:name="T220" style:family="text">
      <style:text-properties style:text-underline-style="solid" style:text-underline-width="auto" style:text-underline-color="font-color" fo:font-weight="normal" officeooo:rsid="02e368f9" style:font-weight-asian="normal" style:font-weight-complex="normal"/>
    </style:style>
    <style:style style:name="T221" style:family="text">
      <style:text-properties style:text-underline-style="solid" style:text-underline-width="auto" style:text-underline-color="font-color" fo:font-weight="normal" officeooo:rsid="02e36e54" style:font-weight-asian="normal" style:font-weight-complex="normal"/>
    </style:style>
    <style:style style:name="T222" style:family="text">
      <style:text-properties style:text-underline-style="solid" style:text-underline-width="auto" style:text-underline-color="font-color" fo:font-weight="normal" officeooo:rsid="02e5fdca" style:font-weight-asian="normal" style:font-weight-complex="normal"/>
    </style:style>
    <style:style style:name="T223" style:family="text">
      <style:text-properties style:text-underline-style="solid" style:text-underline-width="auto" style:text-underline-color="font-color" fo:font-weight="normal" officeooo:rsid="02eda50d" style:font-weight-asian="normal" style:font-weight-complex="normal"/>
    </style:style>
    <style:style style:name="T224" style:family="text">
      <style:text-properties style:text-underline-style="solid" style:text-underline-width="auto" style:text-underline-color="font-color" fo:font-weight="normal" officeooo:rsid="02f0681b" style:font-weight-asian="normal" style:font-weight-complex="normal"/>
    </style:style>
    <style:style style:name="T225" style:family="text">
      <style:text-properties style:text-underline-style="solid" style:text-underline-width="auto" style:text-underline-color="font-color" fo:font-weight="normal" officeooo:rsid="02f3acc0" style:font-weight-asian="normal" style:font-weight-complex="normal"/>
    </style:style>
    <style:style style:name="T226" style:family="text">
      <style:text-properties style:text-underline-style="solid" style:text-underline-width="auto" style:text-underline-color="font-color" fo:font-weight="normal" officeooo:rsid="02f4bb49" style:font-weight-asian="normal" style:font-weight-complex="normal"/>
    </style:style>
    <style:style style:name="T227" style:family="text">
      <style:text-properties style:text-underline-style="solid" style:text-underline-width="auto" style:text-underline-color="font-color" fo:font-weight="normal" officeooo:rsid="02f5ed08" style:font-weight-asian="normal" style:font-weight-complex="normal"/>
    </style:style>
    <style:style style:name="T228" style:family="text">
      <style:text-properties style:text-underline-style="solid" style:text-underline-width="auto" style:text-underline-color="font-color" fo:font-weight="normal" officeooo:rsid="02f75929" style:font-weight-asian="normal" style:font-weight-complex="normal"/>
    </style:style>
    <style:style style:name="T229" style:family="text">
      <style:text-properties style:text-underline-style="solid" style:text-underline-width="auto" style:text-underline-color="font-color" fo:font-weight="normal" officeooo:rsid="03415758" style:font-weight-asian="normal" style:font-weight-complex="normal"/>
    </style:style>
    <style:style style:name="T230" style:family="text">
      <style:text-properties style:text-underline-style="solid" style:text-underline-width="auto" style:text-underline-color="font-color" fo:font-weight="normal" officeooo:rsid="03581f05" style:font-weight-asian="normal" style:font-weight-complex="normal"/>
    </style:style>
    <style:style style:name="T231" style:family="text">
      <style:text-properties style:text-underline-style="solid" style:text-underline-width="auto" style:text-underline-color="font-color" fo:font-weight="normal" officeooo:rsid="03a64422" style:font-weight-asian="normal" style:font-weight-complex="normal"/>
    </style:style>
    <style:style style:name="T232" style:family="text">
      <style:text-properties style:text-underline-style="solid" style:text-underline-width="auto" style:text-underline-color="font-color" fo:font-weight="normal" officeooo:rsid="03d9b179" style:font-weight-asian="normal" style:font-weight-complex="normal"/>
    </style:style>
    <style:style style:name="T233" style:family="text">
      <style:text-properties style:text-underline-style="solid" style:text-underline-width="auto" style:text-underline-color="font-color" fo:font-weight="normal" officeooo:rsid="039cb579" style:font-weight-asian="normal" style:font-weight-complex="normal"/>
    </style:style>
    <style:style style:name="T234" style:family="text">
      <style:text-properties style:text-underline-style="solid" style:text-underline-width="auto" style:text-underline-color="font-color" fo:font-weight="normal" officeooo:rsid="03db1228" style:font-weight-asian="normal" style:font-weight-complex="normal"/>
    </style:style>
    <style:style style:name="T235" style:family="text">
      <style:text-properties style:text-underline-style="solid" style:text-underline-width="auto" style:text-underline-color="font-color" fo:font-weight="normal" officeooo:rsid="03dce60e" style:font-weight-asian="normal" style:font-weight-complex="normal"/>
    </style:style>
    <style:style style:name="T236" style:family="text">
      <style:text-properties style:text-underline-style="solid" style:text-underline-width="auto" style:text-underline-color="font-color" fo:font-weight="normal" officeooo:rsid="03df2b2a" style:font-weight-asian="normal" style:font-weight-complex="normal"/>
    </style:style>
    <style:style style:name="T237" style:family="text">
      <style:text-properties style:text-underline-style="solid" style:text-underline-width="auto" style:text-underline-color="font-color" fo:font-weight="normal" officeooo:rsid="03fb24df" style:font-weight-asian="normal" style:font-weight-complex="normal"/>
    </style:style>
    <style:style style:name="T238" style:family="text">
      <style:text-properties style:text-underline-style="solid" style:text-underline-width="auto" style:text-underline-color="font-color" fo:font-weight="normal" officeooo:rsid="0412b08c" style:font-weight-asian="normal" style:font-weight-complex="normal"/>
    </style:style>
    <style:style style:name="T239" style:family="text">
      <style:text-properties style:text-underline-style="solid" style:text-underline-width="auto" style:text-underline-color="font-color" fo:font-weight="normal" officeooo:rsid="04166ff0" style:font-weight-asian="normal" style:font-weight-complex="normal"/>
    </style:style>
    <style:style style:name="T240" style:family="text">
      <style:text-properties style:text-underline-style="solid" style:text-underline-width="auto" style:text-underline-color="font-color" fo:font-weight="normal" officeooo:rsid="0440374f" style:font-weight-asian="normal" style:font-weight-complex="normal"/>
    </style:style>
    <style:style style:name="T241" style:family="text">
      <style:text-properties style:text-underline-style="solid" style:text-underline-width="auto" style:text-underline-color="font-color" fo:font-weight="normal" officeooo:rsid="046caf48" style:font-weight-asian="normal" style:font-weight-complex="normal"/>
    </style:style>
    <style:style style:name="T242" style:family="text">
      <style:text-properties style:text-underline-style="solid" style:text-underline-width="auto" style:text-underline-color="font-color" officeooo:rsid="02e00813"/>
    </style:style>
    <style:style style:name="T243" style:family="text">
      <style:text-properties style:text-underline-style="solid" style:text-underline-width="auto" style:text-underline-color="font-color" officeooo:rsid="02df8d43"/>
    </style:style>
    <style:style style:name="T244" style:family="text">
      <style:text-properties style:text-underline-style="solid" style:text-underline-width="auto" style:text-underline-color="font-color" officeooo:rsid="02e36e54"/>
    </style:style>
    <style:style style:name="T245" style:family="text">
      <style:text-properties style:text-underline-style="solid" style:text-underline-width="auto" style:text-underline-color="font-color" officeooo:rsid="02e5fdca"/>
    </style:style>
    <style:style style:name="T246" style:family="text">
      <style:text-properties style:text-underline-style="solid" style:text-underline-width="auto" style:text-underline-color="font-color" officeooo:rsid="02eccc2a"/>
    </style:style>
    <style:style style:name="T247" style:family="text">
      <style:text-properties style:text-underline-style="solid" style:text-underline-width="auto" style:text-underline-color="font-color" officeooo:rsid="02f1b0f4"/>
    </style:style>
    <style:style style:name="T248" style:family="text">
      <style:text-properties style:text-underline-style="solid" style:text-underline-width="auto" style:text-underline-color="font-color" officeooo:rsid="02f444a2"/>
    </style:style>
    <style:style style:name="T249" style:family="text">
      <style:text-properties style:text-underline-style="solid" style:text-underline-width="auto" style:text-underline-color="font-color" officeooo:rsid="02f5ed08"/>
    </style:style>
    <style:style style:name="T250" style:family="text">
      <style:text-properties style:text-underline-style="solid" style:text-underline-width="auto" style:text-underline-color="font-color" officeooo:rsid="02f8d194"/>
    </style:style>
    <style:style style:name="T251" style:family="text">
      <style:text-properties style:text-underline-style="solid" style:text-underline-width="auto" style:text-underline-color="font-color" officeooo:rsid="02fc1ac1"/>
    </style:style>
    <style:style style:name="T252" style:family="text">
      <style:text-properties style:text-underline-style="solid" style:text-underline-width="auto" style:text-underline-color="font-color" officeooo:rsid="033a8347"/>
    </style:style>
    <style:style style:name="T253" style:family="text">
      <style:text-properties style:text-underline-style="solid" style:text-underline-width="auto" style:text-underline-color="font-color" officeooo:rsid="0341f092"/>
    </style:style>
    <style:style style:name="T254" style:family="text">
      <style:text-properties style:text-underline-style="solid" style:text-underline-width="auto" style:text-underline-color="font-color" officeooo:rsid="02633e4c"/>
    </style:style>
    <style:style style:name="T255" style:family="text">
      <style:text-properties style:text-underline-style="solid" style:text-underline-width="auto" style:text-underline-color="font-color" officeooo:rsid="037db8aa"/>
    </style:style>
    <style:style style:name="T256" style:family="text">
      <style:text-properties style:text-underline-style="solid" style:text-underline-width="auto" style:text-underline-color="font-color" officeooo:rsid="03bd1c38"/>
    </style:style>
    <style:style style:name="T257" style:family="text">
      <style:text-properties style:text-underline-style="solid" style:text-underline-width="auto" style:text-underline-color="font-color" officeooo:rsid="03c00425"/>
    </style:style>
    <style:style style:name="T258" style:family="text">
      <style:text-properties style:text-underline-style="solid" style:text-underline-width="auto" style:text-underline-color="font-color" officeooo:rsid="03d6d6f8"/>
    </style:style>
    <style:style style:name="T259" style:family="text">
      <style:text-properties style:text-underline-style="solid" style:text-underline-width="auto" style:text-underline-color="font-color" officeooo:rsid="03fb24df"/>
    </style:style>
    <style:style style:name="T260" style:family="text">
      <style:text-properties style:text-underline-style="solid" style:text-underline-width="auto" style:text-underline-color="font-color" officeooo:rsid="040fdefb"/>
    </style:style>
    <style:style style:name="T261" style:family="text">
      <style:text-properties style:text-underline-style="solid" style:text-underline-width="auto" style:text-underline-color="font-color" officeooo:rsid="0410242d"/>
    </style:style>
    <style:style style:name="T262" style:family="text">
      <style:text-properties style:text-underline-style="solid" style:text-underline-width="auto" style:text-underline-color="font-color" officeooo:rsid="0437e448"/>
    </style:style>
    <style:style style:name="T263" style:family="text">
      <style:text-properties style:text-underline-style="solid" style:text-underline-width="auto" style:text-underline-color="font-color" officeooo:rsid="04685469"/>
    </style:style>
    <style:style style:name="T264" style:family="text">
      <style:text-properties style:text-underline-style="none"/>
    </style:style>
    <style:style style:name="T265" style:family="text">
      <style:text-properties style:text-underline-style="none" fo:font-weight="normal" style:font-weight-asian="normal" style:font-weight-complex="normal"/>
    </style:style>
    <style:style style:name="T266" style:family="text">
      <style:text-properties style:text-underline-style="none" fo:font-weight="normal" officeooo:rsid="01247f1d" style:font-weight-asian="normal" style:font-weight-complex="normal"/>
    </style:style>
    <style:style style:name="T267" style:family="text">
      <style:text-properties style:text-underline-style="none" fo:font-weight="normal" officeooo:rsid="02db2389" style:font-weight-asian="normal" style:font-weight-complex="normal"/>
    </style:style>
    <style:style style:name="T268" style:family="text">
      <style:text-properties style:text-underline-style="none" fo:font-weight="normal" officeooo:rsid="02e36e54" style:font-weight-asian="normal" style:font-weight-complex="normal"/>
    </style:style>
    <style:style style:name="T269" style:family="text">
      <style:text-properties style:text-underline-style="none" fo:font-weight="normal" officeooo:rsid="02eda50d" style:font-weight-asian="normal" style:font-weight-complex="normal"/>
    </style:style>
    <style:style style:name="T270" style:family="text">
      <style:text-properties style:text-underline-style="none" fo:font-weight="normal" officeooo:rsid="02f0681b" style:font-weight-asian="normal" style:font-weight-complex="normal"/>
    </style:style>
    <style:style style:name="T271" style:family="text">
      <style:text-properties style:text-underline-style="none" fo:font-weight="normal" officeooo:rsid="02d6990a" style:font-weight-asian="normal" style:font-weight-complex="normal"/>
    </style:style>
    <style:style style:name="T272" style:family="text">
      <style:text-properties style:text-underline-style="none" fo:font-weight="normal" officeooo:rsid="02f1b0f4" style:font-weight-asian="normal" style:font-weight-complex="normal"/>
    </style:style>
    <style:style style:name="T273" style:family="text">
      <style:text-properties style:text-underline-style="none" fo:font-weight="normal" officeooo:rsid="02f2291b" style:font-weight-asian="normal" style:font-weight-complex="normal"/>
    </style:style>
    <style:style style:name="T274" style:family="text">
      <style:text-properties style:text-underline-style="none" fo:font-weight="normal" officeooo:rsid="02f3acc0" style:font-weight-asian="normal" style:font-weight-complex="normal"/>
    </style:style>
    <style:style style:name="T275" style:family="text">
      <style:text-properties style:text-underline-style="none" fo:font-weight="normal" officeooo:rsid="02f444a2" style:font-weight-asian="normal" style:font-weight-complex="normal"/>
    </style:style>
    <style:style style:name="T276" style:family="text">
      <style:text-properties style:text-underline-style="none" fo:font-weight="normal" officeooo:rsid="02f4564b" style:font-weight-asian="normal" style:font-weight-complex="normal"/>
    </style:style>
    <style:style style:name="T277" style:family="text">
      <style:text-properties style:text-underline-style="none" fo:font-weight="normal" officeooo:rsid="02f4a936" style:font-weight-asian="normal" style:font-weight-complex="normal"/>
    </style:style>
    <style:style style:name="T278" style:family="text">
      <style:text-properties style:text-underline-style="none" fo:font-weight="normal" officeooo:rsid="02f8d194" style:font-weight-asian="normal" style:font-weight-complex="normal"/>
    </style:style>
    <style:style style:name="T279" style:family="text">
      <style:text-properties style:text-underline-style="none" fo:font-weight="normal" officeooo:rsid="030775e0" style:font-weight-asian="normal" style:font-weight-complex="normal"/>
    </style:style>
    <style:style style:name="T280" style:family="text">
      <style:text-properties style:text-underline-style="none" fo:font-weight="normal" officeooo:rsid="03166de4" style:font-weight-asian="normal" style:font-weight-complex="normal"/>
    </style:style>
    <style:style style:name="T281" style:family="text">
      <style:text-properties style:text-underline-style="none" fo:font-weight="normal" officeooo:rsid="03415758" style:font-weight-asian="normal" style:font-weight-complex="normal"/>
    </style:style>
    <style:style style:name="T282" style:family="text">
      <style:text-properties style:text-underline-style="none" fo:font-weight="normal" officeooo:rsid="0355380e" style:font-weight-asian="normal" style:font-weight-complex="normal"/>
    </style:style>
    <style:style style:name="T283" style:family="text">
      <style:text-properties style:text-underline-style="none" fo:font-weight="normal" officeooo:rsid="0396e4cf" style:font-weight-asian="normal" style:font-weight-complex="normal"/>
    </style:style>
    <style:style style:name="T284" style:family="text">
      <style:text-properties style:text-underline-style="none" fo:font-weight="normal" officeooo:rsid="0397346f" style:font-weight-asian="normal" style:font-weight-complex="normal"/>
    </style:style>
    <style:style style:name="T285" style:family="text">
      <style:text-properties style:text-underline-style="none" fo:font-weight="normal" officeooo:rsid="03976bf1" style:font-weight-asian="normal" style:font-weight-complex="normal"/>
    </style:style>
    <style:style style:name="T286" style:family="text">
      <style:text-properties style:text-underline-style="none" fo:font-weight="normal" officeooo:rsid="039c14bb" style:font-weight-asian="normal" style:font-weight-complex="normal"/>
    </style:style>
    <style:style style:name="T287" style:family="text">
      <style:text-properties style:text-underline-style="none" fo:font-weight="normal" officeooo:rsid="039cb579" style:font-weight-asian="normal" style:font-weight-complex="normal"/>
    </style:style>
    <style:style style:name="T288" style:family="text">
      <style:text-properties style:text-underline-style="none" fo:font-weight="normal" officeooo:rsid="0314a35f" style:font-weight-asian="normal" style:font-weight-complex="normal"/>
    </style:style>
    <style:style style:name="T289" style:family="text">
      <style:text-properties style:text-underline-style="none" fo:font-weight="normal" officeooo:rsid="03099001" style:font-weight-asian="normal" style:font-weight-complex="normal"/>
    </style:style>
    <style:style style:name="T290" style:family="text">
      <style:text-properties style:text-underline-style="none" fo:font-weight="normal" officeooo:rsid="030b731a" style:font-weight-asian="normal" style:font-weight-complex="normal"/>
    </style:style>
    <style:style style:name="T291" style:family="text">
      <style:text-properties style:text-underline-style="none" fo:font-weight="normal" officeooo:rsid="039e75c5" style:font-weight-asian="normal" style:font-weight-complex="normal"/>
    </style:style>
    <style:style style:name="T292" style:family="text">
      <style:text-properties style:text-underline-style="none" fo:font-weight="normal" officeooo:rsid="03a79b1d" style:font-weight-asian="normal" style:font-weight-complex="normal"/>
    </style:style>
    <style:style style:name="T293" style:family="text">
      <style:text-properties style:text-underline-style="none" fo:font-weight="normal" officeooo:rsid="03a90260" style:font-weight-asian="normal" style:font-weight-complex="normal"/>
    </style:style>
    <style:style style:name="T294" style:family="text">
      <style:text-properties style:text-underline-style="none" fo:font-weight="normal" officeooo:rsid="03a64422" style:font-weight-asian="normal" style:font-weight-complex="normal"/>
    </style:style>
    <style:style style:name="T295" style:family="text">
      <style:text-properties style:text-underline-style="none" fo:font-weight="normal" officeooo:rsid="03d828a7" style:font-weight-asian="normal" style:font-weight-complex="normal"/>
    </style:style>
    <style:style style:name="T296" style:family="text">
      <style:text-properties style:text-underline-style="none" fo:font-weight="normal" officeooo:rsid="03d9b179" style:font-weight-asian="normal" style:font-weight-complex="normal"/>
    </style:style>
    <style:style style:name="T297" style:family="text">
      <style:text-properties style:text-underline-style="none" fo:font-weight="normal" officeooo:rsid="03db1228" style:font-weight-asian="normal" style:font-weight-complex="normal"/>
    </style:style>
    <style:style style:name="T298" style:family="text">
      <style:text-properties style:text-underline-style="none" fo:font-weight="normal" officeooo:rsid="03dce60e" style:font-weight-asian="normal" style:font-weight-complex="normal"/>
    </style:style>
    <style:style style:name="T299" style:family="text">
      <style:text-properties style:text-underline-style="none" fo:font-weight="normal" officeooo:rsid="03df2b2a" style:font-weight-asian="normal" style:font-weight-complex="normal"/>
    </style:style>
    <style:style style:name="T300" style:family="text">
      <style:text-properties style:text-underline-style="none" fo:font-weight="normal" officeooo:rsid="03e12cc0" style:font-weight-asian="normal" style:font-weight-complex="normal"/>
    </style:style>
    <style:style style:name="T301" style:family="text">
      <style:text-properties style:text-underline-style="none" fo:font-weight="normal" officeooo:rsid="03e151f3" style:font-weight-asian="normal" style:font-weight-complex="normal"/>
    </style:style>
    <style:style style:name="T302" style:family="text">
      <style:text-properties style:text-underline-style="none" fo:font-weight="normal" officeooo:rsid="03e33997" style:font-weight-asian="normal" style:font-weight-complex="normal"/>
    </style:style>
    <style:style style:name="T303" style:family="text">
      <style:text-properties style:text-underline-style="none" fo:font-weight="normal" officeooo:rsid="03ec72aa" style:font-weight-asian="normal" style:font-weight-complex="normal"/>
    </style:style>
    <style:style style:name="T304" style:family="text">
      <style:text-properties style:text-underline-style="none" fo:font-weight="normal" officeooo:rsid="03ec8769" style:font-weight-asian="normal" style:font-weight-complex="normal"/>
    </style:style>
    <style:style style:name="T305" style:family="text">
      <style:text-properties style:text-underline-style="none" fo:font-weight="normal" officeooo:rsid="03ecc3f1" style:font-weight-asian="normal" style:font-weight-complex="normal"/>
    </style:style>
    <style:style style:name="T306" style:family="text">
      <style:text-properties style:text-underline-style="none" fo:font-weight="normal" officeooo:rsid="03eedfd3" style:font-weight-asian="normal" style:font-weight-complex="normal"/>
    </style:style>
    <style:style style:name="T307" style:family="text">
      <style:text-properties style:text-underline-style="none" fo:font-weight="normal" officeooo:rsid="03f0acaf" style:font-weight-asian="normal" style:font-weight-complex="normal"/>
    </style:style>
    <style:style style:name="T308" style:family="text">
      <style:text-properties style:text-underline-style="none" fo:font-weight="normal" officeooo:rsid="03f3876a" style:font-weight-asian="normal" style:font-weight-complex="normal"/>
    </style:style>
    <style:style style:name="T309" style:family="text">
      <style:text-properties style:text-underline-style="none" fo:font-weight="normal" officeooo:rsid="03f43192" style:font-weight-asian="normal" style:font-weight-complex="normal"/>
    </style:style>
    <style:style style:name="T310" style:family="text">
      <style:text-properties style:text-underline-style="none" fo:font-weight="normal" officeooo:rsid="03f6ce0a" style:font-weight-asian="normal" style:font-weight-complex="normal"/>
    </style:style>
    <style:style style:name="T311" style:family="text">
      <style:text-properties style:text-underline-style="none" fo:font-weight="normal" officeooo:rsid="03f8a453" style:font-weight-asian="normal" style:font-weight-complex="normal"/>
    </style:style>
    <style:style style:name="T312" style:family="text">
      <style:text-properties style:text-underline-style="none" fo:font-weight="normal" officeooo:rsid="03f9931e" style:font-weight-asian="normal" style:font-weight-complex="normal"/>
    </style:style>
    <style:style style:name="T313" style:family="text">
      <style:text-properties style:text-underline-style="none" fo:font-weight="normal" officeooo:rsid="03fb24df" style:font-weight-asian="normal" style:font-weight-complex="normal"/>
    </style:style>
    <style:style style:name="T314" style:family="text">
      <style:text-properties style:text-underline-style="none" fo:font-weight="normal" officeooo:rsid="040a090a" style:font-weight-asian="normal" style:font-weight-complex="normal"/>
    </style:style>
    <style:style style:name="T315" style:family="text">
      <style:text-properties style:text-underline-style="none" fo:font-weight="normal" officeooo:rsid="0412b08c" style:font-weight-asian="normal" style:font-weight-complex="normal"/>
    </style:style>
    <style:style style:name="T316" style:family="text">
      <style:text-properties style:text-underline-style="none" fo:font-weight="normal" officeooo:rsid="041390b1" style:font-weight-asian="normal" style:font-weight-complex="normal"/>
    </style:style>
    <style:style style:name="T317" style:family="text">
      <style:text-properties style:text-underline-style="none" fo:font-weight="normal" officeooo:rsid="0414794c" style:font-weight-asian="normal" style:font-weight-complex="normal"/>
    </style:style>
    <style:style style:name="T318" style:family="text">
      <style:text-properties style:text-underline-style="none" fo:font-weight="normal" officeooo:rsid="0415bb9e" style:font-weight-asian="normal" style:font-weight-complex="normal"/>
    </style:style>
    <style:style style:name="T319" style:family="text">
      <style:text-properties style:text-underline-style="none" fo:font-weight="normal" officeooo:rsid="04166ff0" style:font-weight-asian="normal" style:font-weight-complex="normal"/>
    </style:style>
    <style:style style:name="T320" style:family="text">
      <style:text-properties style:text-underline-style="none" fo:font-weight="normal" officeooo:rsid="042367b2" style:font-weight-asian="normal" style:font-weight-complex="normal"/>
    </style:style>
    <style:style style:name="T321" style:family="text">
      <style:text-properties style:text-underline-style="none" fo:font-weight="normal" officeooo:rsid="0425f04e" style:font-weight-asian="normal" style:font-weight-complex="normal"/>
    </style:style>
    <style:style style:name="T322" style:family="text">
      <style:text-properties style:text-underline-style="none" fo:font-weight="normal" officeooo:rsid="042783f4" style:font-weight-asian="normal" style:font-weight-complex="normal"/>
    </style:style>
    <style:style style:name="T323" style:family="text">
      <style:text-properties style:text-underline-style="none" fo:font-weight="normal" officeooo:rsid="04359fb4" style:font-weight-asian="normal" style:font-weight-complex="normal"/>
    </style:style>
    <style:style style:name="T324" style:family="text">
      <style:text-properties style:text-underline-style="none" fo:font-weight="normal" officeooo:rsid="043a4baa" style:font-weight-asian="normal" style:font-weight-complex="normal"/>
    </style:style>
    <style:style style:name="T325" style:family="text">
      <style:text-properties style:text-underline-style="none" fo:font-weight="normal" officeooo:rsid="043bcd99" style:font-weight-asian="normal" style:font-weight-complex="normal"/>
    </style:style>
    <style:style style:name="T326" style:family="text">
      <style:text-properties style:text-underline-style="none" fo:font-weight="normal" officeooo:rsid="0440374f" style:font-weight-asian="normal" style:font-weight-complex="normal"/>
    </style:style>
    <style:style style:name="T327" style:family="text">
      <style:text-properties style:text-underline-style="none" fo:font-weight="normal" officeooo:rsid="045653c8" style:font-weight-asian="normal" style:font-weight-complex="normal"/>
    </style:style>
    <style:style style:name="T328" style:family="text">
      <style:text-properties style:text-underline-style="none" fo:font-weight="normal" officeooo:rsid="045eae5e" style:font-weight-asian="normal" style:font-weight-complex="normal"/>
    </style:style>
    <style:style style:name="T329" style:family="text">
      <style:text-properties style:text-underline-style="none" fo:font-weight="normal" officeooo:rsid="03a6249e" style:font-weight-asian="normal" style:font-weight-complex="normal"/>
    </style:style>
    <style:style style:name="T330" style:family="text">
      <style:text-properties style:text-underline-style="none" fo:font-weight="normal" officeooo:rsid="0462d4a7" style:font-weight-asian="normal" style:font-weight-complex="normal"/>
    </style:style>
    <style:style style:name="T331" style:family="text">
      <style:text-properties style:text-underline-style="none" fo:font-weight="normal" officeooo:rsid="0466a791" style:font-weight-asian="normal" style:font-weight-complex="normal"/>
    </style:style>
    <style:style style:name="T332" style:family="text">
      <style:text-properties style:text-underline-style="none" fo:font-weight="normal" officeooo:rsid="04696503" style:font-weight-asian="normal" style:font-weight-complex="normal"/>
    </style:style>
    <style:style style:name="T333" style:family="text">
      <style:text-properties style:text-underline-style="none" fo:font-weight="normal" officeooo:rsid="046af1bd" style:font-weight-asian="normal" style:font-weight-complex="normal"/>
    </style:style>
    <style:style style:name="T334" style:family="text">
      <style:text-properties style:text-underline-style="none" fo:font-weight="normal" officeooo:rsid="0474226a" style:font-weight-asian="normal" style:font-weight-complex="normal"/>
    </style:style>
    <style:style style:name="T335" style:family="text">
      <style:text-properties style:text-underline-style="none" fo:font-weight="normal" officeooo:rsid="0481aa24" style:font-weight-asian="normal" style:font-weight-complex="normal"/>
    </style:style>
    <style:style style:name="T336" style:family="text">
      <style:text-properties style:text-underline-style="none" fo:font-weight="normal" officeooo:rsid="04855b3a" style:font-weight-asian="normal" style:font-weight-complex="normal"/>
    </style:style>
    <style:style style:name="T337" style:family="text">
      <style:text-properties style:text-underline-style="none" officeooo:rsid="0169bf0b"/>
    </style:style>
    <style:style style:name="T338" style:family="text">
      <style:text-properties style:text-underline-style="none" officeooo:rsid="02dc2b95"/>
    </style:style>
    <style:style style:name="T339" style:family="text">
      <style:text-properties style:text-underline-style="none" officeooo:rsid="02db2389"/>
    </style:style>
    <style:style style:name="T340" style:family="text">
      <style:text-properties style:text-underline-style="none" officeooo:rsid="02ce9a63"/>
    </style:style>
    <style:style style:name="T341" style:family="text">
      <style:text-properties style:text-underline-style="none" officeooo:rsid="02d06b7d"/>
    </style:style>
    <style:style style:name="T342" style:family="text">
      <style:text-properties style:text-underline-style="none" officeooo:rsid="02e5fdca"/>
    </style:style>
    <style:style style:name="T343" style:family="text">
      <style:text-properties style:text-underline-style="none" officeooo:rsid="02eda50d"/>
    </style:style>
    <style:style style:name="T344" style:family="text">
      <style:text-properties style:text-underline-style="none" officeooo:rsid="02f0681b"/>
    </style:style>
    <style:style style:name="T345" style:family="text">
      <style:text-properties style:text-underline-style="none" officeooo:rsid="02f3acc0"/>
    </style:style>
    <style:style style:name="T346" style:family="text">
      <style:text-properties style:text-underline-style="none" officeooo:rsid="02f4bb49"/>
    </style:style>
    <style:style style:name="T347" style:family="text">
      <style:text-properties style:text-underline-style="none" officeooo:rsid="02f5ed08"/>
    </style:style>
    <style:style style:name="T348" style:family="text">
      <style:text-properties style:text-underline-style="none" officeooo:rsid="02f75929"/>
    </style:style>
    <style:style style:name="T349" style:family="text">
      <style:text-properties style:text-underline-style="none" officeooo:rsid="02fab57b"/>
    </style:style>
    <style:style style:name="T350" style:family="text">
      <style:text-properties style:text-underline-style="none" officeooo:rsid="02fc1ac1"/>
    </style:style>
    <style:style style:name="T351" style:family="text">
      <style:text-properties style:text-underline-style="none" officeooo:rsid="030775e0"/>
    </style:style>
    <style:style style:name="T352" style:family="text">
      <style:text-properties style:text-underline-style="none" officeooo:rsid="03141a34"/>
    </style:style>
    <style:style style:name="T353" style:family="text">
      <style:text-properties style:text-underline-style="none" officeooo:rsid="03166de4"/>
    </style:style>
    <style:style style:name="T354" style:family="text">
      <style:text-properties style:text-underline-style="none" officeooo:rsid="032d0bfb"/>
    </style:style>
    <style:style style:name="T355" style:family="text">
      <style:text-properties style:text-underline-style="none" officeooo:rsid="0355380e"/>
    </style:style>
    <style:style style:name="T356" style:family="text">
      <style:text-properties style:text-underline-style="none" officeooo:rsid="03613371"/>
    </style:style>
    <style:style style:name="T357" style:family="text">
      <style:text-properties style:text-underline-style="none" officeooo:rsid="0361f77a"/>
    </style:style>
    <style:style style:name="T358" style:family="text">
      <style:text-properties style:text-underline-style="none" officeooo:rsid="036a8187"/>
    </style:style>
    <style:style style:name="T359" style:family="text">
      <style:text-properties style:text-underline-style="none" officeooo:rsid="036f57b9"/>
    </style:style>
    <style:style style:name="T360" style:family="text">
      <style:text-properties style:text-underline-style="none" officeooo:rsid="03738d3a"/>
    </style:style>
    <style:style style:name="T361" style:family="text">
      <style:text-properties style:text-underline-style="none" officeooo:rsid="0394dd76"/>
    </style:style>
    <style:style style:name="T362" style:family="text">
      <style:text-properties style:text-underline-style="none" officeooo:rsid="0396e4cf"/>
    </style:style>
    <style:style style:name="T363" style:family="text">
      <style:text-properties style:text-underline-style="none" officeooo:rsid="039cb579"/>
    </style:style>
    <style:style style:name="T364" style:family="text">
      <style:text-properties style:text-underline-style="none" officeooo:rsid="02d053e8"/>
    </style:style>
    <style:style style:name="T365" style:family="text">
      <style:text-properties style:text-underline-style="none" officeooo:rsid="039e75c5"/>
    </style:style>
    <style:style style:name="T366" style:family="text">
      <style:text-properties style:text-underline-style="none" officeooo:rsid="03bd1c38"/>
    </style:style>
    <style:style style:name="T367" style:family="text">
      <style:text-properties style:text-underline-style="none" officeooo:rsid="03d6d6f8"/>
    </style:style>
    <style:style style:name="T368" style:family="text">
      <style:text-properties style:text-underline-style="none" officeooo:rsid="03db1228"/>
    </style:style>
    <style:style style:name="T369" style:family="text">
      <style:text-properties style:text-underline-style="none" officeooo:rsid="03dce60e"/>
    </style:style>
    <style:style style:name="T370" style:family="text">
      <style:text-properties style:text-underline-style="none" officeooo:rsid="03de5d09"/>
    </style:style>
    <style:style style:name="T371" style:family="text">
      <style:text-properties style:text-underline-style="none" officeooo:rsid="03df2b2a"/>
    </style:style>
    <style:style style:name="T372" style:family="text">
      <style:text-properties style:text-underline-style="none" officeooo:rsid="03e0443f"/>
    </style:style>
    <style:style style:name="T373" style:family="text">
      <style:text-properties style:text-underline-style="none" officeooo:rsid="03fb24df"/>
    </style:style>
    <style:style style:name="T374" style:family="text">
      <style:text-properties style:text-underline-style="none" officeooo:rsid="03d9b179"/>
    </style:style>
    <style:style style:name="T375" style:family="text">
      <style:text-properties style:text-underline-style="none" officeooo:rsid="0415bb9e"/>
    </style:style>
    <style:style style:name="T376" style:family="text">
      <style:text-properties style:text-underline-style="none" officeooo:rsid="04166ff0"/>
    </style:style>
    <style:style style:name="T377" style:family="text">
      <style:text-properties style:text-underline-style="none" officeooo:rsid="0437e448"/>
    </style:style>
    <style:style style:name="T378" style:family="text">
      <style:text-properties style:text-underline-style="none" officeooo:rsid="03a09d76"/>
    </style:style>
    <style:style style:name="T379" style:family="text">
      <style:text-properties style:text-underline-style="none" officeooo:rsid="040fdefb"/>
    </style:style>
    <style:style style:name="T380" style:family="text">
      <style:text-properties style:text-underline-style="none" officeooo:rsid="043b0d16"/>
    </style:style>
    <style:style style:name="T381" style:family="text">
      <style:text-properties style:text-underline-style="none" officeooo:rsid="043bcd99"/>
    </style:style>
    <style:style style:name="T382" style:family="text">
      <style:text-properties style:text-underline-style="none" officeooo:rsid="0440374f"/>
    </style:style>
    <style:style style:name="T383" style:family="text">
      <style:text-properties style:text-underline-style="none" officeooo:rsid="0441016c"/>
    </style:style>
    <style:style style:name="T384" style:family="text">
      <style:text-properties style:text-underline-style="none" officeooo:rsid="046af1bd"/>
    </style:style>
    <style:style style:name="T385" style:family="text">
      <style:text-properties style:text-underline-style="none" officeooo:rsid="046e7a7a"/>
    </style:style>
    <style:style style:name="T386" style:family="text">
      <style:text-properties officeooo:rsid="00100904"/>
    </style:style>
    <style:style style:name="T387" style:family="text">
      <style:text-properties officeooo:rsid="0026bcdb"/>
    </style:style>
    <style:style style:name="T388" style:family="text">
      <style:text-properties officeooo:rsid="002e006e"/>
    </style:style>
    <style:style style:name="T389" style:family="text">
      <style:text-properties officeooo:rsid="002f7d91"/>
    </style:style>
    <style:style style:name="T390" style:family="text">
      <style:text-properties officeooo:rsid="002fc565"/>
    </style:style>
    <style:style style:name="T391" style:family="text">
      <style:text-properties officeooo:rsid="0047aa06"/>
    </style:style>
    <style:style style:name="T392" style:family="text">
      <style:text-properties officeooo:rsid="0098fe68"/>
    </style:style>
    <style:style style:name="T393" style:family="text">
      <style:text-properties officeooo:rsid="0099a04c"/>
    </style:style>
    <style:style style:name="T394" style:family="text">
      <style:text-properties officeooo:rsid="00add2d6"/>
    </style:style>
    <style:style style:name="T395" style:family="text">
      <style:text-properties officeooo:rsid="00af7ff9"/>
    </style:style>
    <style:style style:name="T396" style:family="text">
      <style:text-properties officeooo:rsid="00b2053f"/>
    </style:style>
    <style:style style:name="T397" style:family="text">
      <style:text-properties officeooo:rsid="00f800fd"/>
    </style:style>
    <style:style style:name="T398" style:family="text">
      <style:text-properties officeooo:rsid="0114daad"/>
    </style:style>
    <style:style style:name="T399" style:family="text">
      <style:text-properties officeooo:rsid="0129b53c"/>
    </style:style>
    <style:style style:name="T400" style:family="text">
      <style:text-properties officeooo:rsid="012a2afa"/>
    </style:style>
    <style:style style:name="T401" style:family="text">
      <style:text-properties officeooo:rsid="012cf9dc"/>
    </style:style>
    <style:style style:name="T402" style:family="text">
      <style:text-properties officeooo:rsid="013465c9"/>
    </style:style>
    <style:style style:name="T403" style:family="text">
      <style:text-properties officeooo:rsid="0136032f"/>
    </style:style>
    <style:style style:name="T404" style:family="text">
      <style:text-properties officeooo:rsid="01669a52"/>
    </style:style>
    <style:style style:name="T405" style:family="text">
      <style:text-properties officeooo:rsid="0169bf0b"/>
    </style:style>
    <style:style style:name="T406" style:family="text">
      <style:text-properties officeooo:rsid="016a2efc"/>
    </style:style>
    <style:style style:name="T407" style:family="text">
      <style:text-properties officeooo:rsid="018e9110"/>
    </style:style>
    <style:style style:name="T408" style:family="text">
      <style:text-properties officeooo:rsid="0246b375"/>
    </style:style>
    <style:style style:name="T409" style:family="text">
      <style:text-properties officeooo:rsid="0248820c"/>
    </style:style>
    <style:style style:name="T410" style:family="text">
      <style:text-properties officeooo:rsid="02488402"/>
    </style:style>
    <style:style style:name="T411" style:family="text">
      <style:text-properties officeooo:rsid="024a5002"/>
    </style:style>
    <style:style style:name="T412" style:family="text">
      <style:text-properties officeooo:rsid="024bac3f"/>
    </style:style>
    <style:style style:name="T413" style:family="text">
      <style:text-properties officeooo:rsid="024cd1b9"/>
    </style:style>
    <style:style style:name="T414" style:family="text">
      <style:text-properties officeooo:rsid="024e399d"/>
    </style:style>
    <style:style style:name="T415" style:family="text">
      <style:text-properties officeooo:rsid="0253c048"/>
    </style:style>
    <style:style style:name="T416" style:family="text">
      <style:text-properties officeooo:rsid="0259f765"/>
    </style:style>
    <style:style style:name="T417" style:family="text">
      <style:text-properties officeooo:rsid="025c4baf"/>
    </style:style>
    <style:style style:name="T418" style:family="text">
      <style:text-properties officeooo:rsid="025fe17c"/>
    </style:style>
    <style:style style:name="T419" style:family="text">
      <style:text-properties officeooo:rsid="02610575"/>
    </style:style>
    <style:style style:name="T420" style:family="text">
      <style:text-properties officeooo:rsid="026b9c8c"/>
    </style:style>
    <style:style style:name="T421" style:family="text">
      <style:text-properties officeooo:rsid="026c67e1"/>
    </style:style>
    <style:style style:name="T422" style:family="text">
      <style:text-properties officeooo:rsid="026eded0"/>
    </style:style>
    <style:style style:name="T423" style:family="text">
      <style:text-properties officeooo:rsid="0277d98f"/>
    </style:style>
    <style:style style:name="T424" style:family="text">
      <style:text-properties officeooo:rsid="0278585e"/>
    </style:style>
    <style:style style:name="T425" style:family="text">
      <style:text-properties officeooo:rsid="027c4372"/>
    </style:style>
    <style:style style:name="T426" style:family="text">
      <style:text-properties officeooo:rsid="027d6099"/>
    </style:style>
    <style:style style:name="T427" style:family="text">
      <style:text-properties officeooo:rsid="027f67a8"/>
    </style:style>
    <style:style style:name="T428" style:family="text">
      <style:text-properties officeooo:rsid="02808fec"/>
    </style:style>
    <style:style style:name="T429" style:family="text">
      <style:text-properties officeooo:rsid="02822a2e"/>
    </style:style>
    <style:style style:name="T430" style:family="text">
      <style:text-properties officeooo:rsid="028b6795"/>
    </style:style>
    <style:style style:name="T431" style:family="text">
      <style:text-properties officeooo:rsid="02901957"/>
    </style:style>
    <style:style style:name="T432" style:family="text">
      <style:text-properties officeooo:rsid="029c9ed2"/>
    </style:style>
    <style:style style:name="T433" style:family="text">
      <style:text-properties officeooo:rsid="029d345e"/>
    </style:style>
    <style:style style:name="T434" style:family="text">
      <style:text-properties officeooo:rsid="02a6de34"/>
    </style:style>
    <style:style style:name="T435" style:family="text">
      <style:text-properties officeooo:rsid="02a9305e"/>
    </style:style>
    <style:style style:name="T436" style:family="text">
      <style:text-properties officeooo:rsid="02bd5846"/>
    </style:style>
    <style:style style:name="T437" style:family="text">
      <style:text-properties officeooo:rsid="02befc45"/>
    </style:style>
    <style:style style:name="T438" style:family="text">
      <style:text-properties officeooo:rsid="02bf8b2f"/>
    </style:style>
    <style:style style:name="T439" style:family="text">
      <style:text-properties officeooo:rsid="02c0ecdd"/>
    </style:style>
    <style:style style:name="T440" style:family="text">
      <style:text-properties officeooo:rsid="02c17ead"/>
    </style:style>
    <style:style style:name="T441" style:family="text">
      <style:text-properties officeooo:rsid="02c43d13"/>
    </style:style>
    <style:style style:name="T442" style:family="text">
      <style:text-properties officeooo:rsid="02c614a0"/>
    </style:style>
    <style:style style:name="T443" style:family="text">
      <style:text-properties officeooo:rsid="02cb7960"/>
    </style:style>
    <style:style style:name="T444" style:family="text">
      <style:text-properties officeooo:rsid="02ce12ac"/>
    </style:style>
    <style:style style:name="T445" style:family="text">
      <style:text-properties officeooo:rsid="02ce9a63"/>
    </style:style>
    <style:style style:name="T446" style:family="text">
      <style:text-properties officeooo:rsid="02d053e8"/>
    </style:style>
    <style:style style:name="T447" style:family="text">
      <style:text-properties officeooo:rsid="02d06b7d"/>
    </style:style>
    <style:style style:name="T448" style:family="text">
      <style:text-properties officeooo:rsid="02d2d869"/>
    </style:style>
    <style:style style:name="T449" style:family="text">
      <style:text-properties officeooo:rsid="02d3fb1f"/>
    </style:style>
    <style:style style:name="T450" style:family="text">
      <style:text-properties officeooo:rsid="02d4b8da"/>
    </style:style>
    <style:style style:name="T451" style:family="text">
      <style:text-properties officeooo:rsid="02d61d97"/>
    </style:style>
    <style:style style:name="T452" style:family="text">
      <style:text-properties officeooo:rsid="02d6990a"/>
    </style:style>
    <style:style style:name="T453" style:family="text">
      <style:text-properties officeooo:rsid="02d772af"/>
    </style:style>
    <style:style style:name="T454" style:family="text">
      <style:text-properties officeooo:rsid="02d786a4"/>
    </style:style>
    <style:style style:name="T455" style:family="text">
      <style:text-properties officeooo:rsid="02d88ae0"/>
    </style:style>
    <style:style style:name="T456" style:family="text">
      <style:text-properties officeooo:rsid="02da262b"/>
    </style:style>
    <style:style style:name="T457" style:family="text">
      <style:text-properties officeooo:rsid="02db2389"/>
    </style:style>
    <style:style style:name="T458" style:family="text">
      <style:text-properties officeooo:rsid="02dc2b95"/>
    </style:style>
    <style:style style:name="T459" style:family="text">
      <style:text-properties officeooo:rsid="02dc733c"/>
    </style:style>
    <style:style style:name="T460" style:family="text">
      <style:text-properties officeooo:rsid="02de4ffa"/>
    </style:style>
    <style:style style:name="T461" style:family="text">
      <style:text-properties officeooo:rsid="02df8d43"/>
    </style:style>
    <style:style style:name="T462" style:family="text">
      <style:text-properties officeooo:rsid="02e00813"/>
    </style:style>
    <style:style style:name="T463" style:family="text">
      <style:text-properties officeooo:rsid="02e196f8"/>
    </style:style>
    <style:style style:name="T464" style:family="text">
      <style:text-properties officeooo:rsid="02ebce94"/>
    </style:style>
    <style:style style:name="T465" style:family="text">
      <style:text-properties officeooo:rsid="02eccc2a"/>
    </style:style>
    <style:style style:name="T466" style:family="text">
      <style:text-properties officeooo:rsid="02f0681b"/>
    </style:style>
    <style:style style:name="T467" style:family="text">
      <style:text-properties officeooo:rsid="02f08041"/>
    </style:style>
    <style:style style:name="T468" style:family="text">
      <style:text-properties officeooo:rsid="02f1b0f4"/>
    </style:style>
    <style:style style:name="T469" style:family="text">
      <style:text-properties officeooo:rsid="02f2291b"/>
    </style:style>
    <style:style style:name="T470" style:family="text">
      <style:text-properties officeooo:rsid="02f444a2"/>
    </style:style>
    <style:style style:name="T471" style:family="text">
      <style:text-properties officeooo:rsid="02f4a936"/>
    </style:style>
    <style:style style:name="T472" style:family="text">
      <style:text-properties officeooo:rsid="02f8d194"/>
    </style:style>
    <style:style style:name="T473" style:family="text">
      <style:text-properties officeooo:rsid="02fae8b1"/>
    </style:style>
    <style:style style:name="T474" style:family="text">
      <style:text-properties officeooo:rsid="02fc1ac1"/>
    </style:style>
    <style:style style:name="T475" style:family="text">
      <style:text-properties officeooo:rsid="02fc6f05"/>
    </style:style>
    <style:style style:name="T476" style:family="text">
      <style:text-properties officeooo:rsid="02fe51ca"/>
    </style:style>
    <style:style style:name="T477" style:family="text">
      <style:text-properties officeooo:rsid="02fe7b87"/>
    </style:style>
    <style:style style:name="T478" style:family="text">
      <style:text-properties officeooo:rsid="02ff7e4f"/>
    </style:style>
    <style:style style:name="T479" style:family="text">
      <style:text-properties officeooo:rsid="03012977"/>
    </style:style>
    <style:style style:name="T480" style:family="text">
      <style:text-properties officeooo:rsid="030428e5"/>
    </style:style>
    <style:style style:name="T481" style:family="text">
      <style:text-properties officeooo:rsid="03048fdb"/>
    </style:style>
    <style:style style:name="T482" style:family="text">
      <style:text-properties officeooo:rsid="030775e0"/>
    </style:style>
    <style:style style:name="T483" style:family="text">
      <style:text-properties officeooo:rsid="0311bf9d"/>
    </style:style>
    <style:style style:name="T484" style:family="text">
      <style:text-properties officeooo:rsid="03125c16"/>
    </style:style>
    <style:style style:name="T485" style:family="text">
      <style:text-properties officeooo:rsid="03141a34"/>
    </style:style>
    <style:style style:name="T486" style:family="text">
      <style:text-properties officeooo:rsid="031acbe1"/>
    </style:style>
    <style:style style:name="T487" style:family="text">
      <style:text-properties officeooo:rsid="03213d32"/>
    </style:style>
    <style:style style:name="T488" style:family="text">
      <style:text-properties officeooo:rsid="0322d23d"/>
    </style:style>
    <style:style style:name="T489" style:family="text">
      <style:text-properties officeooo:rsid="03268652"/>
    </style:style>
    <style:style style:name="T490" style:family="text">
      <style:text-properties officeooo:rsid="0329cd10"/>
    </style:style>
    <style:style style:name="T491" style:family="text">
      <style:text-properties officeooo:rsid="032a0d10"/>
    </style:style>
    <style:style style:name="T492" style:family="text">
      <style:text-properties officeooo:rsid="032b523d"/>
    </style:style>
    <style:style style:name="T493" style:family="text">
      <style:text-properties officeooo:rsid="032c4ae5"/>
    </style:style>
    <style:style style:name="T494" style:family="text">
      <style:text-properties officeooo:rsid="032d0bfb"/>
    </style:style>
    <style:style style:name="T495" style:family="text">
      <style:text-properties officeooo:rsid="032db03a"/>
    </style:style>
    <style:style style:name="T496" style:family="text">
      <style:text-properties officeooo:rsid="032e9130"/>
    </style:style>
    <style:style style:name="T497" style:family="text">
      <style:text-properties officeooo:rsid="0333266a"/>
    </style:style>
    <style:style style:name="T498" style:family="text">
      <style:text-properties officeooo:rsid="03383ed7"/>
    </style:style>
    <style:style style:name="T499" style:family="text">
      <style:text-properties officeooo:rsid="033a8347"/>
    </style:style>
    <style:style style:name="T500" style:family="text">
      <style:text-properties officeooo:rsid="025d8c94"/>
    </style:style>
    <style:style style:name="T501" style:family="text">
      <style:text-properties officeooo:rsid="033b0a21"/>
    </style:style>
    <style:style style:name="T502" style:family="text">
      <style:text-properties officeooo:rsid="033b3a42"/>
    </style:style>
    <style:style style:name="T503" style:family="text">
      <style:text-properties officeooo:rsid="033f9667"/>
    </style:style>
    <style:style style:name="T504" style:family="text">
      <style:text-properties officeooo:rsid="03410fc4"/>
    </style:style>
    <style:style style:name="T505" style:family="text">
      <style:text-properties officeooo:rsid="03415758"/>
    </style:style>
    <style:style style:name="T506" style:family="text">
      <style:text-properties officeooo:rsid="026735a3"/>
    </style:style>
    <style:style style:name="T507" style:family="text">
      <style:text-properties officeooo:rsid="03476b38"/>
    </style:style>
    <style:style style:name="T508" style:family="text">
      <style:text-properties officeooo:rsid="03483c4a"/>
    </style:style>
    <style:style style:name="T509" style:family="text">
      <style:text-properties officeooo:rsid="03494805"/>
    </style:style>
    <style:style style:name="T510" style:family="text">
      <style:text-properties officeooo:rsid="034978ed"/>
    </style:style>
    <style:style style:name="T511" style:family="text">
      <style:text-properties officeooo:rsid="034b0e05"/>
    </style:style>
    <style:style style:name="T512" style:family="text">
      <style:text-properties officeooo:rsid="034ba758"/>
    </style:style>
    <style:style style:name="T513" style:family="text">
      <style:text-properties officeooo:rsid="034741c6"/>
    </style:style>
    <style:style style:name="T514" style:family="text">
      <style:text-properties officeooo:rsid="034f6f61"/>
    </style:style>
    <style:style style:name="T515" style:family="text">
      <style:text-properties officeooo:rsid="035a9f62"/>
    </style:style>
    <style:style style:name="T516" style:family="text">
      <style:text-properties officeooo:rsid="035c9318"/>
    </style:style>
    <style:style style:name="T517" style:family="text">
      <style:text-properties officeooo:rsid="03613371"/>
    </style:style>
    <style:style style:name="T518" style:family="text">
      <style:text-properties officeooo:rsid="0363ea00"/>
    </style:style>
    <style:style style:name="T519" style:family="text">
      <style:text-properties officeooo:rsid="0365960f"/>
    </style:style>
    <style:style style:name="T520" style:family="text">
      <style:text-properties officeooo:rsid="03669382"/>
    </style:style>
    <style:style style:name="T521" style:family="text">
      <style:text-properties officeooo:rsid="036a8187"/>
    </style:style>
    <style:style style:name="T522" style:family="text">
      <style:text-properties officeooo:rsid="036b727b"/>
    </style:style>
    <style:style style:name="T523" style:family="text">
      <style:text-properties officeooo:rsid="036cbe9d"/>
    </style:style>
    <style:style style:name="T524" style:family="text">
      <style:text-properties officeooo:rsid="036f57b9"/>
    </style:style>
    <style:style style:name="T525" style:family="text">
      <style:text-properties officeooo:rsid="036f8682"/>
    </style:style>
    <style:style style:name="T526" style:family="text">
      <style:text-properties officeooo:rsid="036fdf24"/>
    </style:style>
    <style:style style:name="T527" style:family="text">
      <style:text-properties officeooo:rsid="0371c92c"/>
    </style:style>
    <style:style style:name="T528" style:family="text">
      <style:text-properties officeooo:rsid="03729041"/>
    </style:style>
    <style:style style:name="T529" style:family="text">
      <style:text-properties officeooo:rsid="03738d3a"/>
    </style:style>
    <style:style style:name="T530" style:family="text">
      <style:text-properties officeooo:rsid="0377cf30"/>
    </style:style>
    <style:style style:name="T531" style:family="text">
      <style:text-properties officeooo:rsid="0379341b"/>
    </style:style>
    <style:style style:name="T532" style:family="text">
      <style:text-properties officeooo:rsid="037b29ff"/>
    </style:style>
    <style:style style:name="T533" style:family="text">
      <style:text-properties officeooo:rsid="037db8aa"/>
    </style:style>
    <style:style style:name="T534" style:family="text">
      <style:text-properties officeooo:rsid="0381ff65"/>
    </style:style>
    <style:style style:name="T535" style:family="text">
      <style:text-properties officeooo:rsid="03887341"/>
    </style:style>
    <style:style style:name="T536" style:family="text">
      <style:text-properties officeooo:rsid="03891b9c"/>
    </style:style>
    <style:style style:name="T537" style:family="text">
      <style:text-properties officeooo:rsid="038a740b"/>
    </style:style>
    <style:style style:name="T538" style:family="text">
      <style:text-properties officeooo:rsid="038c851f"/>
    </style:style>
    <style:style style:name="T539" style:family="text">
      <style:text-properties officeooo:rsid="038d736b"/>
    </style:style>
    <style:style style:name="T540" style:family="text">
      <style:text-properties officeooo:rsid="038e049f"/>
    </style:style>
    <style:style style:name="T541" style:family="text">
      <style:text-properties officeooo:rsid="038fb41e"/>
    </style:style>
    <style:style style:name="T542" style:family="text">
      <style:text-properties officeooo:rsid="0390070f"/>
    </style:style>
    <style:style style:name="T543" style:family="text">
      <style:text-properties officeooo:rsid="0390f5fc"/>
    </style:style>
    <style:style style:name="T544" style:family="text">
      <style:text-properties officeooo:rsid="0391b75e"/>
    </style:style>
    <style:style style:name="T545" style:family="text">
      <style:text-properties officeooo:rsid="0394dd76"/>
    </style:style>
    <style:style style:name="T546" style:family="text">
      <style:text-properties officeooo:rsid="0394f7db"/>
    </style:style>
    <style:style style:name="T547" style:family="text">
      <style:text-properties officeooo:rsid="03952436"/>
    </style:style>
    <style:style style:name="T548" style:family="text">
      <style:text-properties officeooo:rsid="03955447"/>
    </style:style>
    <style:style style:name="T549" style:family="text">
      <style:text-properties officeooo:rsid="0395cd89"/>
    </style:style>
    <style:style style:name="T550" style:family="text">
      <style:text-properties officeooo:rsid="0396281d"/>
    </style:style>
    <style:style style:name="T551" style:family="text">
      <style:text-properties officeooo:rsid="0399dc37"/>
    </style:style>
    <style:style style:name="T552" style:family="text">
      <style:text-properties officeooo:rsid="039aeb3c"/>
    </style:style>
    <style:style style:name="T553" style:family="text">
      <style:text-properties officeooo:rsid="03a041bb"/>
    </style:style>
    <style:style style:name="T554" style:family="text">
      <style:text-properties style:font-name="Times New Roman"/>
    </style:style>
    <style:style style:name="T555" style:family="text">
      <style:text-properties style:font-name="Times New Roman" officeooo:rsid="03a07c6c"/>
    </style:style>
    <style:style style:name="T556" style:family="text">
      <style:text-properties style:font-name="Times New Roman" officeooo:rsid="03aa3409"/>
    </style:style>
    <style:style style:name="T557" style:family="text">
      <style:text-properties style:font-name="Times New Roman" officeooo:rsid="03d655e4"/>
    </style:style>
    <style:style style:name="T558" style:family="text">
      <style:text-properties style:font-name="Times New Roman" officeooo:rsid="03d65b43"/>
    </style:style>
    <style:style style:name="T559" style:family="text">
      <style:text-properties style:font-name="Times New Roman" officeooo:rsid="03e0443f"/>
    </style:style>
    <style:style style:name="T560" style:family="text">
      <style:text-properties style:font-name="Times New Roman" officeooo:rsid="03ec72aa"/>
    </style:style>
    <style:style style:name="T561" style:family="text">
      <style:text-properties style:font-name="Times New Roman" officeooo:rsid="03f08495"/>
    </style:style>
    <style:style style:name="T562" style:family="text">
      <style:text-properties style:font-name="Times New Roman" officeooo:rsid="03f8bdbb"/>
    </style:style>
    <style:style style:name="T563" style:family="text">
      <style:text-properties style:font-name="Times New Roman" officeooo:rsid="03fc9f51"/>
    </style:style>
    <style:style style:name="T564" style:family="text">
      <style:text-properties style:font-name="Times New Roman" officeooo:rsid="040c90a2"/>
    </style:style>
    <style:style style:name="T565" style:family="text">
      <style:text-properties style:font-name="Times New Roman" officeooo:rsid="040e7780"/>
    </style:style>
    <style:style style:name="T566" style:family="text">
      <style:text-properties style:font-name="Times New Roman" officeooo:rsid="0418e312"/>
    </style:style>
    <style:style style:name="T567" style:family="text">
      <style:text-properties style:font-name="Times New Roman" officeooo:rsid="042e8a93"/>
    </style:style>
    <style:style style:name="T568" style:family="text">
      <style:text-properties style:font-name="Times New Roman" officeooo:rsid="0434e44f"/>
    </style:style>
    <style:style style:name="T569" style:family="text">
      <style:text-properties style:font-name="Times New Roman" officeooo:rsid="04363cf3"/>
    </style:style>
    <style:style style:name="T570" style:family="text">
      <style:text-properties style:font-name="Times New Roman" officeooo:rsid="043e4aa0"/>
    </style:style>
    <style:style style:name="T571" style:family="text">
      <style:text-properties style:font-name="Times New Roman" officeooo:rsid="0441250f"/>
    </style:style>
    <style:style style:name="T572" style:family="text">
      <style:text-properties style:font-name="Times New Roman" officeooo:rsid="046022de"/>
    </style:style>
    <style:style style:name="T573" style:family="text">
      <style:text-properties style:font-name="Times New Roman" officeooo:rsid="046680b6"/>
    </style:style>
    <style:style style:name="T574" style:family="text">
      <style:text-properties style:font-name="Times New Roman" officeooo:rsid="04685469"/>
    </style:style>
    <style:style style:name="T575" style:family="text">
      <style:text-properties style:font-name="Times New Roman" officeooo:rsid="04709f7d"/>
    </style:style>
    <style:style style:name="T576" style:family="text">
      <style:text-properties style:font-name="Times New Roman" officeooo:rsid="04754e8a"/>
    </style:style>
    <style:style style:name="T577" style:family="text">
      <style:text-properties style:font-name="Times New Roman" officeooo:rsid="047ed000"/>
    </style:style>
    <style:style style:name="T578" style:family="text">
      <style:text-properties officeooo:rsid="03a09d76"/>
    </style:style>
    <style:style style:name="T579" style:family="text">
      <style:text-properties officeooo:rsid="03a17e05"/>
    </style:style>
    <style:style style:name="T580" style:family="text">
      <style:text-properties officeooo:rsid="03a257de"/>
    </style:style>
    <style:style style:name="T581" style:family="text">
      <style:text-properties officeooo:rsid="03a64422"/>
    </style:style>
    <style:style style:name="T582" style:family="text">
      <style:text-properties officeooo:rsid="0396e4cf"/>
    </style:style>
    <style:style style:name="T583" style:family="text">
      <style:text-properties officeooo:rsid="03abfeed"/>
    </style:style>
    <style:style style:name="T584" style:family="text">
      <style:text-properties officeooo:rsid="03add848"/>
    </style:style>
    <style:style style:name="T585" style:family="text">
      <style:text-properties officeooo:rsid="03af5d83"/>
    </style:style>
    <style:style style:name="T586" style:family="text">
      <style:text-properties officeooo:rsid="03b02817"/>
    </style:style>
    <style:style style:name="T587" style:family="text">
      <style:text-properties officeooo:rsid="03b6b592"/>
    </style:style>
    <style:style style:name="T588" style:family="text">
      <style:text-properties officeooo:rsid="03b7c4b1"/>
    </style:style>
    <style:style style:name="T589" style:family="text">
      <style:text-properties officeooo:rsid="03b913fc"/>
    </style:style>
    <style:style style:name="T590" style:family="text">
      <style:text-properties officeooo:rsid="03b9c7ea"/>
    </style:style>
    <style:style style:name="T591" style:family="text">
      <style:text-properties fo:font-size="12pt" officeooo:rsid="03318417" style:font-size-asian="12pt" style:font-size-complex="12pt"/>
    </style:style>
    <style:style style:name="T592" style:family="text">
      <style:text-properties fo:font-size="12pt" officeooo:rsid="03415758" style:font-size-asian="12pt" style:font-size-complex="12pt"/>
    </style:style>
    <style:style style:name="T593" style:family="text">
      <style:text-properties fo:font-size="12pt" officeooo:rsid="03bd1c38" style:font-size-asian="12pt" style:font-size-complex="12pt"/>
    </style:style>
    <style:style style:name="T594" style:family="text">
      <style:text-properties fo:font-size="12pt" fo:font-weight="bold" officeooo:rsid="03415758" style:font-size-asian="12pt" style:font-weight-asian="bold" style:font-size-complex="12pt" style:font-weight-complex="bold"/>
    </style:style>
    <style:style style:name="T595" style:family="text">
      <style:text-properties fo:font-size="12pt" style:text-underline-style="solid" style:text-underline-width="auto" style:text-underline-color="font-color" officeooo:rsid="03415758" style:font-size-asian="12pt" style:font-size-complex="12pt"/>
    </style:style>
    <style:style style:name="T596" style:family="text">
      <style:text-properties fo:font-size="12pt" style:text-underline-style="solid" style:text-underline-width="auto" style:text-underline-color="font-color" fo:font-weight="bold" officeooo:rsid="03415758" style:font-size-asian="12pt" style:font-weight-asian="bold" style:font-size-complex="12pt" style:font-weight-complex="bold"/>
    </style:style>
    <style:style style:name="T597" style:family="text">
      <style:text-properties fo:font-size="12pt" style:text-underline-style="none" officeooo:rsid="03415758" style:font-size-asian="12pt" style:font-size-complex="12pt"/>
    </style:style>
    <style:style style:name="T598" style:family="text">
      <style:text-properties fo:font-size="12pt" style:text-underline-style="none" officeooo:rsid="0355380e" style:font-size-asian="12pt" style:font-size-complex="12pt"/>
    </style:style>
    <style:style style:name="T599" style:family="text">
      <style:text-properties fo:font-size="12pt" style:text-underline-style="none" officeooo:rsid="03c91a58" style:font-size-asian="12pt" style:font-size-complex="12pt"/>
    </style:style>
    <style:style style:name="T600" style:family="text">
      <style:text-properties fo:font-size="12pt" style:text-underline-style="none" officeooo:rsid="03d5c1af" style:font-size-asian="12pt" style:font-size-complex="12pt"/>
    </style:style>
    <style:style style:name="T601" style:family="text">
      <style:text-properties fo:font-size="12pt" style:text-underline-style="none" fo:font-weight="bold" officeooo:rsid="0341f092" style:font-size-asian="12pt" style:font-weight-asian="bold" style:font-size-complex="12pt" style:font-weight-complex="bold"/>
    </style:style>
    <style:style style:name="T602" style:family="text">
      <style:text-properties fo:font-size="12pt" style:text-underline-style="none" fo:font-weight="bold" officeooo:rsid="03415758" style:font-size-asian="12pt" style:font-weight-asian="bold" style:font-size-complex="12pt" style:font-weight-complex="bold"/>
    </style:style>
    <style:style style:name="T603" style:family="text">
      <style:text-properties fo:font-size="12pt" style:text-underline-style="none" fo:font-weight="bold" officeooo:rsid="03bb31e8" style:font-size-asian="12pt" style:font-weight-asian="bold" style:font-size-complex="12pt" style:font-weight-complex="bold"/>
    </style:style>
    <style:style style:name="T604" style:family="text">
      <style:text-properties fo:font-size="12pt" style:text-underline-style="none" fo:font-weight="bold" officeooo:rsid="03318417" style:font-size-asian="12pt" style:font-weight-asian="bold" style:font-size-complex="12pt" style:font-weight-complex="bold"/>
    </style:style>
    <style:style style:name="T605" style:family="text">
      <style:text-properties fo:font-size="12pt" style:text-underline-style="none" fo:font-weight="bold" officeooo:rsid="0355380e" style:font-size-asian="12pt" style:font-weight-asian="bold" style:font-size-complex="12pt" style:font-weight-complex="bold"/>
    </style:style>
    <style:style style:name="T606" style:family="text">
      <style:text-properties fo:font-size="12pt" style:text-underline-style="none" fo:font-weight="bold" officeooo:rsid="03c91a58" style:font-size-asian="12pt" style:font-weight-asian="bold" style:font-size-complex="12pt" style:font-weight-complex="bold"/>
    </style:style>
    <style:style style:name="T607" style:family="text">
      <style:text-properties fo:font-size="12pt" style:text-underline-style="none" fo:font-weight="bold" officeooo:rsid="03cf4442" style:font-size-asian="12pt" style:font-weight-asian="bold" style:font-size-complex="12pt" style:font-weight-complex="bold"/>
    </style:style>
    <style:style style:name="T608" style:family="text">
      <style:text-properties fo:font-size="12pt" style:text-underline-style="none" fo:font-weight="bold" officeooo:rsid="03d5c1af" style:font-size-asian="12pt" style:font-weight-asian="bold" style:font-size-complex="12pt" style:font-weight-complex="bold"/>
    </style:style>
    <style:style style:name="T609" style:family="text">
      <style:text-properties officeooo:rsid="03bb31e8"/>
    </style:style>
    <style:style style:name="T610" style:family="text">
      <style:text-properties officeooo:rsid="03bd1c38"/>
    </style:style>
    <style:style style:name="T611" style:family="text">
      <style:text-properties officeooo:rsid="03bd6a58"/>
    </style:style>
    <style:style style:name="T612" style:family="text">
      <style:text-properties officeooo:rsid="03bee456"/>
    </style:style>
    <style:style style:name="T613" style:family="text">
      <style:text-properties officeooo:rsid="03c00425"/>
    </style:style>
    <style:style style:name="T614" style:family="text">
      <style:text-properties officeooo:rsid="03c1afcd"/>
    </style:style>
    <style:style style:name="T615" style:family="text">
      <style:text-properties officeooo:rsid="03c27157"/>
    </style:style>
    <style:style style:name="T616" style:family="text">
      <style:text-properties officeooo:rsid="03c2bc66"/>
    </style:style>
    <style:style style:name="T617" style:family="text">
      <style:text-properties officeooo:rsid="03c301ba"/>
    </style:style>
    <style:style style:name="T618" style:family="text">
      <style:text-properties officeooo:rsid="03c4d390"/>
    </style:style>
    <style:style style:name="T619" style:family="text">
      <style:text-properties officeooo:rsid="03ca5cb3"/>
    </style:style>
    <style:style style:name="T620" style:family="text">
      <style:text-properties officeooo:rsid="03cacd98"/>
    </style:style>
    <style:style style:name="T621" style:family="text">
      <style:text-properties officeooo:rsid="03ccbb01"/>
    </style:style>
    <style:style style:name="T622" style:family="text">
      <style:text-properties officeooo:rsid="03ce7f0c"/>
    </style:style>
    <style:style style:name="T623" style:family="text">
      <style:text-properties officeooo:rsid="03cf4442"/>
    </style:style>
    <style:style style:name="T624" style:family="text">
      <style:text-properties officeooo:rsid="03d0b516"/>
    </style:style>
    <style:style style:name="T625" style:family="text">
      <style:text-properties officeooo:rsid="03d65b43"/>
    </style:style>
    <style:style style:name="T626" style:family="text">
      <style:text-properties officeooo:rsid="03d6d6f8"/>
    </style:style>
    <style:style style:name="T627" style:family="text">
      <style:text-properties officeooo:rsid="03d6dc2f"/>
    </style:style>
    <style:style style:name="T628" style:family="text">
      <style:text-properties officeooo:rsid="03e0443f"/>
    </style:style>
    <style:style style:name="T629" style:family="text">
      <style:text-properties officeooo:rsid="03e128a7"/>
    </style:style>
    <style:style style:name="T630" style:family="text">
      <style:text-properties officeooo:rsid="03e151f3"/>
    </style:style>
    <style:style style:name="T631" style:family="text">
      <style:text-properties officeooo:rsid="03e4d73e"/>
    </style:style>
    <style:style style:name="T632" style:family="text">
      <style:text-properties officeooo:rsid="03eae020"/>
    </style:style>
    <style:style style:name="T633" style:family="text">
      <style:text-properties officeooo:rsid="03ec72aa"/>
    </style:style>
    <style:style style:name="T634" style:family="text">
      <style:text-properties officeooo:rsid="03eedfd3"/>
    </style:style>
    <style:style style:name="T635" style:family="text">
      <style:text-properties officeooo:rsid="03f08495"/>
    </style:style>
    <style:style style:name="T636" style:family="text">
      <style:text-properties officeooo:rsid="03f8bdbb"/>
    </style:style>
    <style:style style:name="T637" style:family="text">
      <style:text-properties officeooo:rsid="03f8db43"/>
    </style:style>
    <style:style style:name="T638" style:family="text">
      <style:text-properties officeooo:rsid="03fab8eb"/>
    </style:style>
    <style:style style:name="T639" style:family="text">
      <style:text-properties officeooo:rsid="03fc9f51"/>
    </style:style>
    <style:style style:name="T640" style:family="text">
      <style:text-properties officeooo:rsid="03ff392d"/>
    </style:style>
    <style:style style:name="T641" style:family="text">
      <style:text-properties officeooo:rsid="04004119"/>
    </style:style>
    <style:style style:name="T642" style:family="text">
      <style:text-properties officeooo:rsid="04011c72"/>
    </style:style>
    <style:style style:name="T643" style:family="text">
      <style:text-properties officeooo:rsid="0401cfe4"/>
    </style:style>
    <style:style style:name="T644" style:family="text">
      <style:text-properties officeooo:rsid="0408d72c"/>
    </style:style>
    <style:style style:name="T645" style:family="text">
      <style:text-properties officeooo:rsid="0409c85b"/>
    </style:style>
    <style:style style:name="T646" style:family="text">
      <style:text-properties officeooo:rsid="040b2cdf"/>
    </style:style>
    <style:style style:name="T647" style:family="text">
      <style:text-properties officeooo:rsid="040c90a2"/>
    </style:style>
    <style:style style:name="T648" style:family="text">
      <style:text-properties officeooo:rsid="040e7780"/>
    </style:style>
    <style:style style:name="T649" style:family="text">
      <style:text-properties officeooo:rsid="040fdefb"/>
    </style:style>
    <style:style style:name="T650" style:family="text">
      <style:text-properties officeooo:rsid="0410273c"/>
    </style:style>
    <style:style style:name="T651" style:family="text">
      <style:text-properties officeooo:rsid="04112838"/>
    </style:style>
    <style:style style:name="T652" style:family="text">
      <style:text-properties officeooo:rsid="04191eb7"/>
    </style:style>
    <style:style style:name="T653" style:family="text">
      <style:text-properties officeooo:rsid="041bd37d"/>
    </style:style>
    <style:style style:name="T654" style:family="text">
      <style:text-properties officeooo:rsid="041d61d6"/>
    </style:style>
    <style:style style:name="T655" style:family="text">
      <style:text-properties officeooo:rsid="041f47c0"/>
    </style:style>
    <style:style style:name="T656" style:family="text">
      <style:text-properties officeooo:rsid="0428c860"/>
    </style:style>
    <style:style style:name="T657" style:family="text">
      <style:text-properties officeooo:rsid="042a8c56"/>
    </style:style>
    <style:style style:name="T658" style:family="text">
      <style:text-properties officeooo:rsid="042b26dc"/>
    </style:style>
    <style:style style:name="T659" style:family="text">
      <style:text-properties officeooo:rsid="042d80bc"/>
    </style:style>
    <style:style style:name="T660" style:family="text">
      <style:text-properties officeooo:rsid="042dfd75"/>
    </style:style>
    <style:style style:name="T661" style:family="text">
      <style:text-properties officeooo:rsid="042f26a6"/>
    </style:style>
    <style:style style:name="T662" style:family="text">
      <style:text-properties officeooo:rsid="042ff68a"/>
    </style:style>
    <style:style style:name="T663" style:family="text">
      <style:text-properties officeooo:rsid="0430afc0"/>
    </style:style>
    <style:style style:name="T664" style:family="text">
      <style:text-properties officeooo:rsid="04359f7c"/>
    </style:style>
    <style:style style:name="T665" style:family="text">
      <style:text-properties officeooo:rsid="04359fb4"/>
    </style:style>
    <style:style style:name="T666" style:family="text">
      <style:text-properties officeooo:rsid="04363cf3"/>
    </style:style>
    <style:style style:name="T667" style:family="text">
      <style:text-properties officeooo:rsid="0437e448"/>
    </style:style>
    <style:style style:name="T668" style:family="text">
      <style:text-properties officeooo:rsid="0439a7cb"/>
    </style:style>
    <style:style style:name="T669" style:family="text">
      <style:text-properties officeooo:rsid="0441bf11"/>
    </style:style>
    <style:style style:name="T670" style:family="text">
      <style:text-properties officeooo:rsid="0442e926"/>
    </style:style>
    <style:style style:name="T671" style:family="text">
      <style:text-properties officeooo:rsid="0443c832"/>
    </style:style>
    <style:style style:name="T672" style:family="text">
      <style:text-properties officeooo:rsid="0444b2e6"/>
    </style:style>
    <style:style style:name="T673" style:family="text">
      <style:text-properties officeooo:rsid="04474f33"/>
    </style:style>
    <style:style style:name="T674" style:family="text">
      <style:text-properties officeooo:rsid="0449109b"/>
    </style:style>
    <style:style style:name="T675" style:family="text">
      <style:text-properties officeooo:rsid="044b5db3"/>
    </style:style>
    <style:style style:name="T676" style:family="text">
      <style:text-properties officeooo:rsid="044c7e07"/>
    </style:style>
    <style:style style:name="T677" style:family="text">
      <style:text-properties officeooo:rsid="044ca646"/>
    </style:style>
    <style:style style:name="T678" style:family="text">
      <style:text-properties officeooo:rsid="044df9c5"/>
    </style:style>
    <style:style style:name="T679" style:family="text">
      <style:text-properties officeooo:rsid="044f16f2"/>
    </style:style>
    <style:style style:name="T680" style:family="text">
      <style:text-properties officeooo:rsid="04506d91"/>
    </style:style>
    <style:style style:name="T681" style:family="text">
      <style:text-properties officeooo:rsid="0451dc40"/>
    </style:style>
    <style:style style:name="T682" style:family="text">
      <style:text-properties officeooo:rsid="045399c3"/>
    </style:style>
    <style:style style:name="T683" style:family="text">
      <style:text-properties officeooo:rsid="04555bc9"/>
    </style:style>
    <style:style style:name="T684" style:family="text">
      <style:text-properties officeooo:rsid="045bc973"/>
    </style:style>
    <style:style style:name="T685" style:family="text">
      <style:text-properties officeooo:rsid="045cf5e3"/>
    </style:style>
    <style:style style:name="T686" style:family="text">
      <style:text-properties officeooo:rsid="046022de"/>
    </style:style>
    <style:style style:name="T687" style:family="text">
      <style:text-properties officeooo:rsid="0461d996"/>
    </style:style>
    <style:style style:name="T688" style:family="text">
      <style:text-properties officeooo:rsid="0462c69d"/>
    </style:style>
    <style:style style:name="T689" style:family="text">
      <style:text-properties officeooo:rsid="046368c0"/>
    </style:style>
    <style:style style:name="T690" style:family="text">
      <style:text-properties officeooo:rsid="0464981f"/>
    </style:style>
    <style:style style:name="T691" style:family="text">
      <style:text-properties officeooo:rsid="0464e4b5"/>
    </style:style>
    <style:style style:name="T692" style:family="text">
      <style:text-properties officeooo:rsid="046599bd"/>
    </style:style>
    <style:style style:name="T693" style:family="text">
      <style:text-properties officeooo:rsid="046680b6"/>
    </style:style>
    <style:style style:name="T694" style:family="text">
      <style:text-properties officeooo:rsid="0466a791"/>
    </style:style>
    <style:style style:name="T695" style:family="text">
      <style:text-properties officeooo:rsid="0466cc18"/>
    </style:style>
    <style:style style:name="T696" style:family="text">
      <style:text-properties officeooo:rsid="04685469"/>
    </style:style>
    <style:style style:name="T697" style:family="text">
      <style:text-properties officeooo:rsid="04687099"/>
    </style:style>
    <style:style style:name="T698" style:family="text">
      <style:text-properties officeooo:rsid="04710c29"/>
    </style:style>
    <style:style style:name="T699" style:family="text">
      <style:text-properties officeooo:rsid="04729fec"/>
    </style:style>
    <style:style style:name="T700" style:family="text">
      <style:text-properties officeooo:rsid="04749cd8"/>
    </style:style>
    <style:style style:name="T701" style:family="text">
      <style:text-properties officeooo:rsid="04754a6b"/>
    </style:style>
    <style:style style:name="T702" style:family="text">
      <style:text-properties officeooo:rsid="04754e8a"/>
    </style:style>
    <style:style style:name="T703" style:family="text">
      <style:text-properties officeooo:rsid="0478c56c"/>
    </style:style>
    <style:style style:name="T704" style:family="text">
      <style:text-properties officeooo:rsid="047a3e3a"/>
    </style:style>
    <style:style style:name="T705" style:family="text">
      <style:text-properties officeooo:rsid="047bcf97"/>
    </style:style>
    <style:style style:name="T706" style:family="text">
      <style:text-properties officeooo:rsid="047d861d"/>
    </style:style>
    <style:style style:name="T707" style:family="text">
      <style:text-properties officeooo:rsid="047ed000"/>
    </style:style>
    <style:style style:name="T708" style:family="text">
      <style:text-properties officeooo:rsid="0480cd7a"/>
    </style:style>
    <style:style style:name="T709" style:family="text">
      <style:text-properties officeooo:rsid="0482eba9"/>
    </style:style>
    <style:style style:name="T710" style:family="text">
      <style:text-properties officeooo:rsid="048b2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as:</text:p>
      <text:p text:style-name="P2"><text:tab/></text:p>
      <text:p text:style-name="P267"><text:span text:style-name="T445"><text:tab/>T00-0</text:span><text:span text:style-name="T446">1</text:span><text:span text:style-name="T445"> login cidadão</text:span></text:p>
      <text:p text:style-name="P265"><text:span text:style-name="T445"><text:tab/>T00-0</text:span><text:span text:style-name="T446">2</text:span><text:span text:style-name="T445"> login profissional</text:span></text:p>
      <text:p text:style-name="P266"><text:tab/>T00-03 <text:span text:style-name="T445">c</text:span>adastro cidadão</text:p>
      <text:p text:style-name="P265"/>
      <text:p text:style-name="P268"><text:tab/>T0<text:span text:style-name="T446">1-01</text:span> <text:span text:style-name="T445">menu </text:span><text:span text:style-name="T446">cidadão</text:span><text:span text:style-name="T445">, </text:span><text:span text:style-name="T446">origem T00-01</text:span></text:p>
      <text:p text:style-name="P265"><text:tab/><text:span text:style-name="T446">T01-02 menu profissional, origem T00-02</text:span><text:tab/></text:p>
      <text:p text:style-name="P265"/>
      <text:p text:style-name="P265"><text:tab/><text:span text:style-name="T452">(menu cidadão)</text:span></text:p>
      <text:p text:style-name="P265"><text:tab/><text:span text:style-name="T445">T0</text:span><text:span text:style-name="T447">2</text:span><text:span text:style-name="T445">-01 alterar cadastro cidadão, origem T0</text:span><text:span text:style-name="T448">1</text:span><text:span text:style-name="T445">-0</text:span><text:span text:style-name="T447">1</text:span></text:p>
      <text:p text:style-name="P267"><text:span text:style-name="T445"><text:tab/>T0</text:span><text:span text:style-name="T447">2</text:span><text:span text:style-name="T445">-02 agendar(cidadão), origem T0</text:span><text:span text:style-name="T448">1</text:span><text:span text:style-name="T445">-0</text:span><text:span text:style-name="T447">1</text:span></text:p>
      <text:p text:style-name="P265"><text:tab/><text:span text:style-name="T445">T0</text:span><text:span text:style-name="T447">2</text:span><text:span text:style-name="T445">-03 visualizar agendamentos(cidadão), origem T0</text:span><text:span text:style-name="T448">1</text:span><text:span text:style-name="T445">-0</text:span><text:span text:style-name="T447">1</text:span></text:p>
      <text:p text:style-name="P265"><text:tab/></text:p>
      <text:p text:style-name="P265"><text:tab/><text:span text:style-name="T452">(menu profissional técnico)</text:span></text:p>
      <text:p text:style-name="P265"><text:tab/><text:span text:style-name="T449">T03-01 visualizar própria escala, origem T01-02</text:span></text:p>
      <text:p text:style-name="P265"><text:span text:style-name="T449"><text:tab/>T0</text:span><text:span text:style-name="T450">3</text:span><text:span text:style-name="T449">-0</text:span><text:span text:style-name="T450">2</text:span><text:span text:style-name="T449"> alterar cadastro profissional</text:span><text:span text:style-name="T545">(próprio)</text:span><text:span text:style-name="T449">, origem T01-02</text:span></text:p>
      <text:p text:style-name="P265"><text:span text:style-name="T449"><text:tab/></text:span><text:span text:style-name="T450">T03-03 atendimento própria agenda, origem T01-02</text:span></text:p>
      <text:p text:style-name="P270"/>
      <text:p text:style-name="P265"><text:span text:style-name="T450"><text:tab/></text:span><text:span text:style-name="T452">(menu profissional atendente)</text:span></text:p>
      <text:p text:style-name="P265"><text:span text:style-name="T450"><text:tab/></text:span><text:span text:style-name="T451">T04-01 atendimento local de atendimento, origem T01-02</text:span></text:p>
      <text:p text:style-name="P265"><text:tab/><text:span text:style-name="T451">T04-02 agendar no local de atendimento, origem T01-02</text:span></text:p>
      <text:p text:style-name="P271"/>
      <text:p text:style-name="P265"><text:span text:style-name="T451"><text:tab/></text:span><text:span text:style-name="T452">(menu profissional administrador do local de atendimento)</text:span></text:p>
      <text:p text:style-name="P272"><text:tab/>T05-01 listar escalas do local de atendimento, origem T01-02</text:p>
      <text:p text:style-name="P265"><text:span text:style-name="T452"><text:tab/></text:span><text:span text:style-name="T22">T05-02 adicionar escala do local de atendimento, origem T05-01</text:span></text:p>
      <text:p text:style-name="P247"><text:tab/>T05-03 alterar escala do local de atendimento, origem T05-01</text:p>
      <text:p text:style-name="P247"><text:tab/>T05-04 mostrar escala do local de atendimento, origem T05-01</text:p>
      <text:p text:style-name="P272"/>
      <text:p text:style-name="P265"><text:span text:style-name="T452"><text:tab/></text:span><text:span text:style-name="T453">(menu profissional administrador do sistema)</text:span></text:p>
      <text:p text:style-name="P269"><text:span text:style-name="T407"><text:tab/>T06-01 </text:span><text:span text:style-name="T444">mostrar </text:span><text:span text:style-name="T407">prefeitura, origem T0</text:span><text:span text:style-name="T453">1</text:span><text:span text:style-name="T407">-02</text:span></text:p>
      <text:p text:style-name="P246"><text:span text:style-name="T407"><text:tab/>T06-0</text:span><text:span text:style-name="T444">2</text:span><text:span text:style-name="T407"> alterar prefeitura, origem T06-01</text:span><text:span text:style-name="T453"><text:tab/></text:span></text:p>
      <text:p text:style-name="P248"/>
      <text:p text:style-name="P265"><text:tab/>T0<text:span text:style-name="T453">7</text:span>-01 listar <text:span text:style-name="T453">locais de atendimento</text:span> da prefeitura, origem T0<text:span text:style-name="T448">1</text:span>-0<text:span text:style-name="T388">2</text:span></text:p>
      <text:p text:style-name="Standard"><text:tab/>T0<text:span text:style-name="T453">7</text:span>-02 adicionar <text:span text:style-name="T652">local de atendimento</text:span> a prefeitura, origem T0<text:span text:style-name="T454">7</text:span>-01</text:p>
      <text:p text:style-name="Standard"><text:tab/>T0<text:span text:style-name="T453">7</text:span>-03 alterar <text:span text:style-name="T652">local de atendimento</text:span> da prefeitura, origem T0<text:span text:style-name="T454">7</text:span>-01</text:p>
      <text:p text:style-name="Standard"><text:tab/>T0<text:span text:style-name="T453">7</text:span>-04 mostrar <text:span text:style-name="T652">local de atendimento</text:span> da prefeitura, <text:span text:style-name="T389">origem T0</text:span><text:span text:style-name="T454">7</text:span><text:span text:style-name="T389">-01</text:span></text:p>
      <text:p text:style-name="Standard"/>
      <text:p text:style-name="P265"><text:tab/>T0<text:span text:style-name="T455">8</text:span>-01 listar profissionais da prefeitura, origem T0<text:span text:style-name="T449">1</text:span>-0<text:span text:style-name="T390">2</text:span></text:p>
      <text:p text:style-name="Standard"><text:tab/>T0<text:span text:style-name="T455">8</text:span>-02 adicionar profissional a prefeitura, origem T0<text:span text:style-name="T455">8</text:span>-01</text:p>
      <text:p text:style-name="Standard"><text:tab/>T0<text:span text:style-name="T455">8</text:span>-03 alterar profissional da prefeitura, origem T0<text:span text:style-name="T455">8</text:span>-01</text:p>
      <text:p text:style-name="Standard"><text:span text:style-name="T397"><text:tab/></text:span><text:span text:style-name="T443">T0</text:span><text:span text:style-name="T455">8</text:span><text:span text:style-name="T443">-04 mostrar profissional da prefeitura, origem T0</text:span><text:span text:style-name="T455">8</text:span><text:span text:style-name="T443">-01</text:span></text:p>
      <text:p text:style-name="Standard"/>
      <text:p text:style-name="P265"><text:tab/>T0<text:span text:style-name="T456">9</text:span>-01 listar <text:span text:style-name="T387">t</text:span>ipos de <text:span text:style-name="T387">a</text:span>tendimento, origem T0<text:span text:style-name="T456">1</text:span>-0<text:span text:style-name="T391">2</text:span></text:p>
      <text:p text:style-name="Standard"><text:tab/>T0<text:span text:style-name="T456">9</text:span>-02 <text:span text:style-name="T669">adicionar</text:span> tipo de <text:span text:style-name="T387">atendimento</text:span>, origem T0<text:span text:style-name="T456">9</text:span>-01</text:p>
      <text:p text:style-name="Standard"><text:tab/>T0<text:span text:style-name="T456">9</text:span>-03 alterar tipo de <text:span text:style-name="T387">atendimento</text:span>, origem T0<text:span text:style-name="T456">9</text:span>-01</text:p>
      <text:p text:style-name="Standard"><text:soft-page-break/><text:tab/><text:span text:style-name="T444">T0</text:span><text:span text:style-name="T456">9</text:span><text:span text:style-name="T444">-0</text:span><text:span text:style-name="T456">4</text:span><text:span text:style-name="T444"> mostrar tipo de atendimento, origem T0</text:span><text:span text:style-name="T456">9</text:span><text:span text:style-name="T444">-01</text:span></text:p>
      <text:p text:style-name="P297"/>
      <text:p text:style-name="P299"><text:tab/><text:tab/><text:tab/><text:tab/><text:tab/><text:tab/>Telas:</text:p>
      <text:p text:style-name="P265"/>
      <text:p text:style-name="P265">Legenda: {botão}, #variável<text:span text:style-name="T475">, </text:span><text:span text:style-name="T217">link</text:span><text:span text:style-name="T264">, |sele</text:span><text:span text:style-name="T349">cionar</text:span><text:span text:style-name="T264">|, &lt;</text:span><text:span text:style-name="T349">lista</text:span><text:span text:style-name="T264">&gt;, </text:span><text:span text:style-name="T354">[Confirmar] </text:span></text:p>
      <text:p text:style-name="P265"/>
      <text:p text:style-name="P4">T00-01 <text:span text:style-name="T457">l</text:span>ogin <text:span text:style-name="T457">cidadão</text:span>: </text:p>
      <text:p text:style-name="P249"><text:tab/></text:p>
      <text:p text:style-name="P168">00: +--------------------------------------------------------------------------------+</text:p>
      <text:p text:style-name="P168">01: | <text:s text:c="79"/>|</text:p>
      <text:p text:style-name="P168">02: | <text:s/><text:span text:style-name="T457">Login </text:span><text:span text:style-name="T484">c</text:span><text:span text:style-name="T457">idadão:</text:span> <text:s text:c="63"/>| <text:s text:c="134"/>0<text:span text:style-name="T457">3</text:span>: | <text:s/><text:span text:style-name="T457">#CPF</text:span> <text:s text:c="73"/>|</text:p>
      <text:p text:style-name="P168">0<text:span text:style-name="T457">4</text:span>: | <text:s/><text:span text:style-name="T457">#Senha<text:tab/><text:tab/><text:tab/><text:tab/><text:tab/><text:tab/><text:tab/><text:tab/><text:tab/><text:tab/> <text:s text:c="3"/></text:span>|</text:p>
      <text:p text:style-name="P168">0<text:span text:style-name="T457">5</text:span>: | <text:s/><text:span text:style-name="T457"><text:tab/><text:tab/><text:tab/><text:tab/><text:tab/><text:tab/><text:tab/><text:tab/><text:tab/><text:tab/> <text:s text:c="10"/></text:span>|</text:p>
      <text:p text:style-name="P168">0<text:span text:style-name="T457">6</text:span>: | <text:s/><text:span text:style-name="T457">{login} <text:s text:c="11"/><text:tab/><text:tab/><text:tab/><text:tab/><text:tab/><text:tab/><text:tab/><text:tab/> <text:s text:c="3"/></text:span><text:span text:style-name="T264">|</text:span></text:p>
      <text:p text:style-name="P168">0<text:span text:style-name="T457">7</text:span>: | <text:s text:c="79"/>|</text:p>
      <text:p text:style-name="P168"><text:span text:style-name="T473">08</text:span>: | <text:s/><text:span text:style-name="T217">Voltar</text:span> <text:s text:c="71"/>|</text:p>
      <text:p text:style-name="P168"><text:span text:style-name="T473">09</text:span>: | <text:s text:c="79"/>| </text:p>
      <text:p text:style-name="P168"><text:s text:c="4"/>+--------------------------------------------------------------------------------+</text:p>
      <text:p text:style-name="P168"/>
      <text:p text:style-name="P21"><text:span text:style-name="T6">Função:</text:span> <text:span text:style-name="T457">Criar </text:span><text:span text:style-name="T459">uma </text:span><text:span text:style-name="T457">sessão para o cidadão no sistema</text:span>.</text:p>
      <text:p text:style-name="P21"><text:span text:style-name="T6">Quem acessa: </text:span><text:span text:style-name="T457">Cidadãos</text:span>.</text:p>
      <text:p text:style-name="P21"><text:span text:style-name="T6">Origem:</text:span> <text:span text:style-name="T457">Tela principal do sistema</text:span>.</text:p>
      <text:p text:style-name="P64">Pré-condição:<text:span text:style-name="T11"> </text:span><text:span text:style-name="T23">Cidadão cadastrado</text:span><text:span text:style-name="T11">.</text:span></text:p>
      <text:p text:style-name="P103">Funcionamento:</text:p>
      <text:p text:style-name="P64"><text:tab/><text:span text:style-name="T11">Linha 0</text:span><text:span text:style-name="T23">3</text:span><text:span text:style-name="T11">-0</text:span><text:span text:style-name="T23">6</text:span><text:span text:style-name="T11">: </text:span><text:span text:style-name="T23">C</text:span><text:span text:style-name="T16">idadão fornece </text:span><text:span text:style-name="T406">CPF</text:span><text:span text:style-name="T16"> e </text:span><text:span text:style-name="T406">senha</text:span><text:span text:style-name="T11">.</text:span></text:p>
      <text:p text:style-name="P103"><text:span text:style-name="T11"><text:tab/><text:tab/><text:tab/></text:span>Botão <text:span text:style-name="T11">{</text:span><text:span text:style-name="T23">login</text:span><text:span text:style-name="T11">}</text:span><text:span text:style-name="T23"> dispara o evento de criar uma sessão <text:tab/><text:tab/><text:tab/><text:tab/>para o cidadão, verifica se o CPF e a senha estão <text:tab/><text:tab/><text:tab/><text:tab/>corretos, se sim cria uma sessão e carrega a tela </text:span><text:span text:style-name="T445">menu <text:tab/><text:tab/><text:tab/></text:span><text:span text:style-name="T446">cidadão </text:span><text:span text:style-name="T457">T0</text:span><text:span text:style-name="T446">1-01</text:span><text:span text:style-name="T23">, se não carrega a mesma informando que <text:tab/><text:tab/><text:tab/><text:tab/>os dados estão incorretos.</text:span></text:p>
      <text:p text:style-name="P103"><text:span text:style-name="T23"><text:tab/>Linha </text:span><text:span text:style-name="T30">08</text:span><text:span text:style-name="T23">: </text:span><text:span text:style-name="T457">Link</text:span><text:span text:style-name="T23"> </text:span><text:span text:style-name="T219">Voltar</text:span><text:span text:style-name="T267"> redireciona para a tela principal.</text:span></text:p>
      <text:p text:style-name="P103"><text:tab/></text:p>
      <text:p text:style-name="P8">T00-02 login profissional:</text:p>
      <text:p text:style-name="P238"/>
      <text:p text:style-name="P238">00: +--------------------------------------------------------------------------------+</text:p>
      <text:p text:style-name="P169">01: | <text:s text:c="79"/>|</text:p>
      <text:p text:style-name="P169">02: | <text:s/><text:span text:style-name="T457">Login </text:span><text:span text:style-name="T484">p</text:span><text:span text:style-name="T458">rofissional</text:span><text:span text:style-name="T457">:</text:span> <text:s text:c="58"/>| <text:s text:c="134"/>0<text:span text:style-name="T457">3</text:span>: | <text:s/><text:span text:style-name="T457">#CPF</text:span> <text:s text:c="73"/>|</text:p>
      <text:p text:style-name="P169">0<text:span text:style-name="T457">4</text:span>: | <text:s/><text:span text:style-name="T457">#Senha<text:tab/><text:tab/><text:tab/><text:tab/><text:tab/><text:tab/><text:tab/><text:tab/><text:tab/><text:tab/> <text:s text:c="3"/></text:span>|</text:p>
      <text:p text:style-name="P169">0<text:span text:style-name="T457">5</text:span>: | <text:s/><text:span text:style-name="T457"><text:tab/><text:tab/><text:tab/><text:tab/><text:tab/><text:tab/><text:tab/><text:tab/><text:tab/><text:tab/> <text:s text:c="10"/></text:span>|</text:p>
      <text:p text:style-name="P169">0<text:span text:style-name="T457">6</text:span>: | <text:s/><text:span text:style-name="T457">{login} <text:s text:c="11"/><text:tab/><text:tab/><text:tab/><text:tab/><text:tab/><text:tab/><text:tab/><text:tab/> <text:s text:c="3"/></text:span><text:span text:style-name="T264">|</text:span></text:p>
      <text:p text:style-name="P169"><text:span text:style-name="T457">0</text:span><text:span text:style-name="T473">7</text:span>: | <text:s text:c="79"/>|</text:p>
      <text:p text:style-name="P169"><text:span text:style-name="T473">08</text:span>: | <text:s/><text:span text:style-name="T217">Voltar</text:span> <text:s text:c="71"/>|</text:p>
      <text:p text:style-name="P169"><text:span text:style-name="T473">09</text:span>: | <text:s text:c="79"/>| </text:p>
      <text:p text:style-name="P169"><text:s text:c="4"/>+--------------------------------------------------------------------------------+</text:p>
      <text:p text:style-name="P169"/>
      <text:p text:style-name="P22"><text:span text:style-name="T6">Função:</text:span> <text:span text:style-name="T457">Criar </text:span><text:span text:style-name="T459">uma </text:span><text:span text:style-name="T457">sessão para o </text:span><text:span text:style-name="T458">profissional</text:span><text:span text:style-name="T457"> no sistema</text:span>.</text:p>
      <text:p text:style-name="P22"><text:span text:style-name="T6">Quem acessa: </text:span><text:span text:style-name="T338">Profissionais da prefeitura</text:span>.</text:p>
      <text:p text:style-name="P22"><text:span text:style-name="T6">Origem:</text:span> <text:span text:style-name="T457">Tela principal do sistema</text:span>.</text:p>
      <text:p text:style-name="P65">Pré-condição:<text:span text:style-name="T11"> </text:span><text:span text:style-name="T24">Profissional</text:span><text:span text:style-name="T23"> cadastrado</text:span><text:span text:style-name="T11">.</text:span></text:p>
      <text:p text:style-name="P104">Funcionamento:</text:p>
      <text:p text:style-name="P65"><text:tab/><text:span text:style-name="T11">Linha 0</text:span><text:span text:style-name="T23">3</text:span><text:span text:style-name="T11">-0</text:span><text:span text:style-name="T23">6</text:span><text:span text:style-name="T11">: </text:span><text:span text:style-name="T24">Profissional</text:span><text:span text:style-name="T16"> fornece </text:span><text:span text:style-name="T406">CPF</text:span><text:span text:style-name="T16"> e </text:span><text:span text:style-name="T406">senha</text:span><text:span text:style-name="T11">.</text:span></text:p>
      <text:p text:style-name="P104"><text:span text:style-name="T11"><text:tab/><text:tab/><text:tab/></text:span>Botão <text:span text:style-name="T11">{</text:span><text:span text:style-name="T23">login</text:span><text:span text:style-name="T11">}</text:span><text:span text:style-name="T23"> dispara o evento de criar uma sessão <text:tab/><text:tab/><text:tab/><text:tab/>para o </text:span><text:span text:style-name="T24">profissional</text:span><text:span text:style-name="T23">, verifica se o CPF e a senha estão </text:span><text:soft-page-break/><text:span text:style-name="T23"><text:tab/><text:tab/><text:tab/>corretos </text:span><text:span text:style-name="T24">e se o registro do profissional está ativo</text:span><text:span text:style-name="T23">, <text:tab/><text:tab/><text:tab/><text:tab/>se sim cria uma sessão e carrega a tela </text:span><text:span text:style-name="T445">menu<text:tab/><text:tab/><text:tab/><text:tab/><text:tab/><text:tab/></text:span><text:span text:style-name="T460">profissional </text:span><text:span text:style-name="T457">T0</text:span><text:span text:style-name="T446">1-0</text:span><text:span text:style-name="T460">2</text:span><text:span text:style-name="T23">, se não carrega a mesma <text:tab/><text:tab/><text:tab/><text:tab/><text:tab/><text:tab/>informando que<text:tab/>os dados estão incorretos.</text:span></text:p>
      <text:p text:style-name="P115"><text:span text:style-name="T23"><text:tab/>Linha </text:span><text:span text:style-name="T30">08</text:span><text:span text:style-name="T23">: </text:span><text:span text:style-name="T457">Link</text:span><text:span text:style-name="T23"> </text:span><text:span text:style-name="T219">Voltar</text:span><text:span text:style-name="T267"> redireciona para a tela principal.</text:span></text:p>
      <text:p text:style-name="P132"/>
      <text:p text:style-name="P5">T00-0<text:span text:style-name="T473">3 cadastro</text:span> <text:span text:style-name="T457">cidadão</text:span>: </text:p>
      <text:p text:style-name="P250"><text:tab/></text:p>
      <text:p text:style-name="P178">00: +--------------------------------------------------------------------------------+</text:p>
      <text:p text:style-name="P178">01: | <text:s text:c="79"/>|</text:p>
      <text:p text:style-name="P178">02: | <text:s/><text:span text:style-name="T473">Cadastro</text:span><text:span text:style-name="T457"> </text:span><text:span text:style-name="T484">c</text:span><text:span text:style-name="T457">idadão:</text:span> <text:s text:c="60"/>| <text:s text:c="134"/>0<text:span text:style-name="T457">3</text:span>: | <text:s/><text:span text:style-name="T457">#</text:span><text:span text:style-name="T473">Nome</text:span><text:span text:style-name="T473"> <text:s/></text:span><text:s text:c="71"/>|</text:p>
      <text:p text:style-name="P178">0<text:span text:style-name="T457">4</text:span>: | <text:s/><text:span text:style-name="T457">#</text:span><text:span text:style-name="T473">RG</text:span><text:span text:style-name="T457"><text:tab/><text:tab/><text:tab/><text:tab/><text:tab/><text:tab/><text:tab/><text:tab/><text:tab/><text:tab/> <text:s text:c="3"/></text:span>|</text:p>
      <text:p text:style-name="P178">0<text:span text:style-name="T457">5</text:span>: | <text:s/><text:span text:style-name="T473">#CPF</text:span><text:span text:style-name="T457"><text:tab/><text:tab/><text:tab/><text:tab/><text:tab/><text:tab/><text:tab/><text:tab/><text:tab/> <text:s text:c="10"/></text:span>|</text:p>
      <text:p text:style-name="P178">0<text:span text:style-name="T457">6</text:span>: | <text:s/><text:span text:style-name="T473">#Telefone</text:span><text:span text:style-name="T457"> <text:s text:c="7"/><text:tab/><text:tab/><text:tab/><text:tab/><text:tab/><text:tab/><text:tab/><text:tab/> <text:s text:c="3"/></text:span><text:span text:style-name="T264">|</text:span></text:p>
      <text:p text:style-name="P178">0<text:span text:style-name="T457">7</text:span>: | <text:s/><text:span text:style-name="T473">#E</text:span><text:span text:style-name="T479">-</text:span><text:span text:style-name="T473">mail</text:span> <text:s text:c="70"/>|</text:p>
      <text:p text:style-name="P178"><text:span text:style-name="T457">09</text:span>: | <text:s/><text:span text:style-name="T474">#Cartão sus</text:span> <text:s text:c="66"/>|</text:p>
      <text:p text:style-name="P179">1<text:span text:style-name="T482">0</text:span>: | <text:s/><text:span text:style-name="T474">#Senha </text:span><text:s text:c="71"/>| </text:p>
      <text:p text:style-name="P179">1<text:span text:style-name="T457">1</text:span>: | <text:s/><text:span text:style-name="T474">#Confirmar senha </text:span><text:s text:c="61"/>| </text:p>
      <text:p text:style-name="P178">1<text:span text:style-name="T482">2</text:span>: | <text:s/><text:span text:style-name="T350">{Criar c</text:span><text:span text:style-name="T351">adastro</text:span><text:span text:style-name="T350">}</text:span> <text:s text:c="61"/>|</text:p>
      <text:p text:style-name="P178">1<text:span text:style-name="T482">3</text:span>: | <text:s text:c="79"/>| </text:p>
      <text:p text:style-name="P179">1<text:span text:style-name="T482">4</text:span>: | <text:s/><text:span text:style-name="T251">Voltar</text:span> <text:s text:c="71"/>| </text:p>
      <text:p text:style-name="P179">1<text:span text:style-name="T482">5</text:span>: | <text:s text:c="79"/>| </text:p>
      <text:p text:style-name="P178"><text:s text:c="4"/>+--------------------------------------------------------------------------------+</text:p>
      <text:p text:style-name="P178"/>
      <text:p text:style-name="P25"><text:span text:style-name="T6">Função:</text:span> <text:span text:style-name="T457">Criar </text:span><text:span text:style-name="T459">um </text:span><text:span text:style-name="T476">cadastro para</text:span><text:span text:style-name="T457"> </text:span><text:span text:style-name="T476">um </text:span><text:span text:style-name="T457">cidadão no sistema</text:span>.</text:p>
      <text:p text:style-name="P25"><text:span text:style-name="T6">Quem acessa: </text:span><text:span text:style-name="T457">Cidadãos</text:span>.</text:p>
      <text:p text:style-name="P25"><text:span text:style-name="T6">Origem:</text:span> <text:span text:style-name="T457">Tela principal do sistema</text:span>.</text:p>
      <text:p text:style-name="P70"><text:span text:style-name="T477">Validação: </text:span><text:span text:style-name="T36">Ver esquema bd 7. Tabela de Cidadãos.</text:span></text:p>
      <text:p text:style-name="P70"><text:span text:style-name="T477"><text:tab/>Nome</text:span><text:span text:style-name="T31">, </text:span><text:span text:style-name="T477">RG</text:span><text:span text:style-name="T31">, </text:span><text:span text:style-name="T477">CPF</text:span><text:span text:style-name="T31">, </text:span><text:span text:style-name="T477">senha</text:span><text:span text:style-name="T31"> e </text:span><text:span text:style-name="T477">confirmar senha</text:span><text:span text:style-name="T31"> devem ser preenchidos.</text:span></text:p>
      <text:p text:style-name="P69"><text:span text:style-name="T31"><text:tab/></text:span><text:span text:style-name="T480">Nome</text:span><text:span text:style-name="T34"> sem números.</text:span></text:p>
      <text:p text:style-name="P69"><text:span text:style-name="T34"><text:tab/></text:span><text:span text:style-name="T481">RG </text:span><text:span text:style-name="T35">tamanho máximo 15.</text:span></text:p>
      <text:p text:style-name="P69"><text:span text:style-name="T31"><text:tab/></text:span><text:span text:style-name="T478">CPF</text:span><text:span text:style-name="T31"> </text:span><text:span text:style-name="T32">formato 999.999.999-99.</text:span></text:p>
      <text:p text:style-name="P69"><text:span text:style-name="T32"><text:tab/></text:span><text:span text:style-name="T478">Senha</text:span><text:span text:style-name="T32"> e </text:span><text:span text:style-name="T478">confirmar senha</text:span><text:span text:style-name="T32"> tamanho mínimo 6.</text:span></text:p>
      <text:p text:style-name="P69"><text:span text:style-name="T32"><text:tab/></text:span><text:span text:style-name="T479">Telefone</text:span><text:span text:style-name="T33"> </text:span><text:span text:style-name="T34">f</text:span><text:span text:style-name="T33">ormato (99)9999-9999.</text:span></text:p>
      <text:p text:style-name="P69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113">Funcionamento:</text:p>
      <text:p text:style-name="P68"><text:tab/><text:span text:style-name="T11">Linha 0</text:span><text:span text:style-name="T37">2</text:span><text:span text:style-name="T11">-</text:span><text:span text:style-name="T37">12</text:span><text:span text:style-name="T11">: </text:span><text:span text:style-name="T23">C</text:span><text:span text:style-name="T16">idadão fornece </text:span><text:span text:style-name="T38">os </text:span><text:span text:style-name="T37">dados cadastrais</text:span><text:span text:style-name="T11">.</text:span></text:p>
      <text:p text:style-name="P113"><text:span text:style-name="T11"><text:tab/><text:tab/><text:tab/></text:span>Botão <text:span text:style-name="T11">{</text:span><text:span text:style-name="T37">Criar cadastro</text:span><text:span text:style-name="T11">}</text:span><text:span text:style-name="T23"> dispara o evento de criar um</text:span><text:span text:style-name="T37"><text:tab/><text:tab/><text:tab/><text:tab/></text:span><text:span text:style-name="T39">c</text:span><text:span text:style-name="T37">adastro </text:span><text:span text:style-name="T23">para o cidadão, verifica se </text:span><text:span text:style-name="T37">os dados</text:span><text:span text:style-name="T23"> estão <text:tab/><text:tab/><text:tab/><text:tab/>corretos, se sim cria um </text:span><text:span text:style-name="T37">cadastro</text:span><text:span text:style-name="T23"> e carrega a tela <text:tab/><text:tab/><text:tab/><text:tab/></text:span><text:span text:style-name="T445">menu </text:span><text:span text:style-name="T446">cidadão </text:span><text:span text:style-name="T457">T0</text:span><text:span text:style-name="T446">1-01</text:span><text:span text:style-name="T136">(inicia uma sessão)</text:span><text:span text:style-name="T23">, se não carrega <text:tab/><text:tab/><text:tab/>a mesma informando qu</text:span><text:span text:style-name="T40">ais </text:span><text:span text:style-name="T23">dados estão incorretos.</text:span></text:p>
      <text:p text:style-name="P113"><text:span text:style-name="T267"><text:tab/>Linha 1</text:span><text:span text:style-name="T279">4</text:span><text:span text:style-name="T267">: </text:span><text:span text:style-name="T339">Link</text:span><text:span text:style-name="T267"> </text:span><text:span text:style-name="T219">Voltar</text:span><text:span text:style-name="T267"> redireciona para a tela principal.</text:span></text:p>
      <text:p text:style-name="P133"/>
      <text:p text:style-name="P4">T0<text:span text:style-name="T461">1</text:span>-0<text:span text:style-name="T461">1 m</text:span>enu <text:span text:style-name="T461">cidadão</text:span>:</text:p>
      <text:p text:style-name="P273"/>
      <text:p text:style-name="P239">00: +--------------------------------------------------------------------------------+</text:p>
      <text:p text:style-name="P170">01: | <text:s text:c="79"/>|</text:p>
      <text:p text:style-name="P170">02: | <text:s/><text:span text:style-name="T462">Menu cidadão</text:span><text:span text:style-name="T457">:</text:span> <text:s text:c="64"/>| <text:s text:c="134"/>0<text:span text:style-name="T457">3</text:span>: | <text:s/><text:span text:style-name="T242">Inicio</text:span> <text:s text:c="71"/>|</text:p>
      <text:p text:style-name="P170">0<text:span text:style-name="T457">4</text:span>: | <text:s/><text:span text:style-name="T242">Alterar </text:span><text:span text:style-name="T244">c</text:span><text:span text:style-name="T242">adastro</text:span><text:span text:style-name="T457"><text:tab/><text:tab/><text:tab/><text:tab/><text:tab/><text:tab/><text:tab/><text:tab/> <text:s text:c="3"/></text:span>|</text:p>
      <text:p text:style-name="P171">0<text:span text:style-name="T457">5</text:span>: | <text:s/><text:span text:style-name="T242">Agendar</text:span> <text:span text:style-name="T457"><text:tab/><text:tab/> <text:s/><text:tab/><text:tab/><text:tab/><text:tab/><text:tab/><text:tab/> <text:s text:c="10"/></text:span>|</text:p>
      <text:p text:style-name="P170">0<text:span text:style-name="T457">6</text:span>: | <text:s/><text:span text:style-name="T242">Visualizar </text:span><text:span text:style-name="T244">a</text:span><text:span text:style-name="T242">gendamento</text:span><text:span text:style-name="T245">s</text:span><text:span text:style-name="T457"> <text:s text:c="7"/><text:tab/><text:tab/><text:tab/> <text:s text:c="5"/></text:span><text:span text:style-name="T339"><text:s text:c="20"/></text:span><text:span text:style-name="T342">|</text:span></text:p>
      <text:p text:style-name="P170">0<text:span text:style-name="T457">7</text:span>: | <text:s/><text:span text:style-name="T242">S</text:span><text:span text:style-name="T243">air</text:span> <text:s text:c="32"/><text:tab/><text:tab/><text:tab/><text:tab/><text:tab/><text:tab/> <text:s text:c="3"/><text:span text:style-name="T462">|</text:span> <text:s text:c="42"/></text:p>
      <text:p text:style-name="P170"><text:span text:style-name="T463">08</text:span>: | <text:s text:c="79"/>| </text:p>
      <text:p text:style-name="P170"><text:soft-page-break/><text:s text:c="4"/>+--------------------------------------------------------------------------------+</text:p>
      <text:p text:style-name="P170"/>
      <text:p text:style-name="P23"><text:span text:style-name="T6">Função: </text:span><text:span text:style-name="T461">Menu das ações do cidadão</text:span>.</text:p>
      <text:p text:style-name="P23"><text:span text:style-name="T6">Quem acessa:</text:span><text:span text:style-name="T8"> </text:span><text:span text:style-name="T461">Cidadãos</text:span>.</text:p>
      <text:p text:style-name="P23"><text:span text:style-name="T6">Origem:</text:span> <text:span text:style-name="T461">T00-01 login cidadão</text:span>.</text:p>
      <text:p text:style-name="P66">Pré-condição:<text:span text:style-name="T11"> </text:span><text:span text:style-name="T28">C</text:span><text:span text:style-name="T25">idadão </text:span><text:span text:style-name="T28">logado</text:span><text:span text:style-name="T11">.</text:span></text:p>
      <text:p text:style-name="P66">Parâmetros: <text:span text:style-name="T27">sessão cidadão</text:span></text:p>
      <text:p text:style-name="P105">Funcionamento:</text:p>
      <text:p text:style-name="P66"><text:tab/><text:span text:style-name="T11">Linha 0</text:span><text:span text:style-name="T23">3</text:span><text:span text:style-name="T11">-0</text:span><text:span text:style-name="T26">7</text:span><text:span text:style-name="T11">: </text:span><text:span text:style-name="T26">Cidadão escolhe uma das ações</text:span><text:span text:style-name="T11">.</text:span></text:p>
      <text:p text:style-name="P105"><text:span text:style-name="T11"><text:tab/><text:tab/><text:tab/></text:span><text:span text:style-name="T457">Link</text:span><text:span text:style-name="T23"> </text:span><text:span text:style-name="T220">Inicio</text:span><text:span text:style-name="T267"> redireciona para a tela principal.</text:span></text:p>
      <text:p text:style-name="P107"><text:span text:style-name="T339"><text:tab/><text:tab/><text:tab/>Link</text:span><text:span text:style-name="T267"> </text:span><text:span text:style-name="T221">Alterar cadastro</text:span><text:span text:style-name="T267"> redireciona para a tela </text:span><text:span text:style-name="T268">de <text:tab/><text:tab/><text:tab/><text:tab/><text:tab/></text:span><text:span text:style-name="T340">alterar cadastro cidadão T0</text:span><text:span text:style-name="T341">2</text:span><text:span text:style-name="T340">-01</text:span><text:span text:style-name="T267">.</text:span></text:p>
      <text:p text:style-name="P108"><text:span text:style-name="T339"><text:tab/><text:tab/><text:tab/>Link</text:span><text:span text:style-name="T267"> </text:span><text:span text:style-name="T222">Agendar</text:span><text:span text:style-name="T267"> redireciona para a tela </text:span><text:span text:style-name="T340">agendar(cidadão) <text:tab/><text:tab/><text:tab/><text:tab/>T0</text:span><text:span text:style-name="T341">2</text:span><text:span text:style-name="T340">-02</text:span><text:span text:style-name="T267">.</text:span></text:p>
      <text:p text:style-name="P109"><text:span text:style-name="T339"><text:tab/><text:tab/><text:tab/>Link</text:span><text:span text:style-name="T267"> </text:span><text:span text:style-name="T222">Visualizar agendamentos</text:span><text:span text:style-name="T267"> redireciona para a tela <text:tab/><text:tab/><text:tab/><text:tab/></text:span><text:span text:style-name="T340">visualizar agendamentos(cidadão) T0</text:span><text:span text:style-name="T341">2</text:span><text:span text:style-name="T340">-03</text:span><text:span text:style-name="T267">.</text:span></text:p>
      <text:p text:style-name="P106"><text:span text:style-name="T339"><text:tab/><text:tab/><text:tab/>Link</text:span><text:span text:style-name="T267"> </text:span><text:span text:style-name="T219">Voltar</text:span><text:span text:style-name="T267"> redireciona para a tela principal.</text:span></text:p>
      <text:p text:style-name="P252"/>
      <text:p text:style-name="P6">T0<text:span text:style-name="T461">1</text:span>-0<text:span text:style-name="T461">1 m</text:span>enu <text:span text:style-name="T465">profissional</text:span>:</text:p>
      <text:p text:style-name="P274"><text:tab/></text:p>
      <text:p text:style-name="P240">00: +--------------------------------------------------------------------------------+</text:p>
      <text:p text:style-name="P172">01: | <text:s text:c="79"/>|</text:p>
      <text:p text:style-name="P172">02: | <text:s/><text:span text:style-name="T462">Menu </text:span><text:span text:style-name="T464">profissional</text:span><text:span text:style-name="T457">:</text:span> <text:span text:style-name="T466">(técnico)</text:span> <text:s text:c="49"/>| <text:s text:c="134"/>0<text:span text:style-name="T457">3</text:span>: | <text:s/><text:span text:style-name="T242">Inicio</text:span> <text:s text:c="71"/>|</text:p>
      <text:p text:style-name="P172">0<text:span text:style-name="T457">4</text:span>: | <text:s/><text:span text:style-name="T242">Alterar </text:span><text:span text:style-name="T244">c</text:span><text:span text:style-name="T242">adastro</text:span><text:span text:style-name="T457"><text:tab/><text:tab/><text:tab/><text:tab/><text:tab/><text:tab/><text:tab/><text:tab/> <text:s text:c="3"/></text:span>|</text:p>
      <text:p text:style-name="P172">0<text:span text:style-name="T457">5</text:span>: | <text:s/><text:span text:style-name="T242">A</text:span><text:span text:style-name="T246">tendimento agenda</text:span><text:span text:style-name="T457"> <text:tab/><text:tab/> <text:s text:c="8"/><text:tab/><text:tab/><text:tab/><text:tab/> <text:s text:c="10"/></text:span>|</text:p>
      <text:p text:style-name="P172">0<text:span text:style-name="T457">6</text:span>: | <text:s/><text:span text:style-name="T242">Visualizar</text:span><text:span text:style-name="T245"> </text:span><text:span text:style-name="T246">escala</text:span><text:span text:style-name="T457"> <text:s text:c="7"/><text:tab/><text:tab/> <text:s text:c="8"/><text:tab/> <text:s text:c="5"/></text:span><text:span text:style-name="T339"><text:s text:c="20"/></text:span><text:span text:style-name="T342">|</text:span></text:p>
      <text:p text:style-name="P173">0<text:span text:style-name="T457">7</text:span>: | <text:s/><text:span text:style-name="T242">S</text:span><text:span text:style-name="T243">air</text:span> <text:s text:c="32"/><text:tab/><text:tab/><text:tab/><text:tab/><text:tab/><text:tab/> <text:s text:c="3"/><text:span text:style-name="T462">|</text:span> <text:s text:c="42"/></text:p>
      <text:p text:style-name="P173">0<text:span text:style-name="T457">8</text:span>: |--------------------------------------------------------------------------------|</text:p>
      <text:p text:style-name="P173"><text:span text:style-name="T457">09</text:span>: | <text:s/><text:span text:style-name="T467">(atendente)</text:span> <text:s text:c="66"/>| </text:p>
      <text:p text:style-name="P174"><text:span text:style-name="T468">10</text:span>: | <text:s/><text:span text:style-name="T247">Atendimento agenda local</text:span> <text:s text:c="53"/><text:span text:style-name="T468">|</text:span></text:p>
      <text:p text:style-name="P174"><text:span text:style-name="T468">11</text:span>: | <text:s/><text:span text:style-name="T242">A</text:span><text:span text:style-name="T247">gendar local</text:span><text:span text:style-name="T457"><text:tab/><text:tab/> <text:s text:c="11"/><text:tab/><text:tab/><text:tab/><text:tab/><text:tab/><text:tab/> <text:s text:c="3"/></text:span>|</text:p>
      <text:p text:style-name="P175"><text:span text:style-name="T470">12</text:span>: |--------------------------------------------------------------------------------|</text:p>
      <text:p text:style-name="P175"><text:span text:style-name="T470">13</text:span>: | <text:s/><text:span text:style-name="T467">(</text:span><text:span text:style-name="T469">administrador local</text:span><text:span text:style-name="T467">)</text:span> <text:s text:c="56"/>| </text:p>
      <text:p text:style-name="P175"><text:span text:style-name="T468">1</text:span><text:span text:style-name="T470">4</text:span>: | <text:s/><text:span text:style-name="T248">Escalas</text:span> <text:s text:c="70"/><text:span text:style-name="T468">|</text:span></text:p>
      <text:p text:style-name="P176"><text:span text:style-name="T470">1</text:span><text:span text:style-name="T471">5</text:span>: |--------------------------------------------------------------------------------|</text:p>
      <text:p text:style-name="P176"><text:span text:style-name="T470">1</text:span><text:span text:style-name="T471">6</text:span>: | <text:s/><text:span text:style-name="T467">(</text:span><text:span text:style-name="T469">administrador </text:span><text:span text:style-name="T471">do sistema</text:span><text:span text:style-name="T467">)</text:span> <text:s text:c="51"/>| </text:p>
      <text:p text:style-name="P176"><text:span text:style-name="T468">1</text:span><text:span text:style-name="T472">8</text:span><text:span text:style-name="T457">: | <text:s/></text:span><text:span text:style-name="T249">Prefeitura</text:span><text:span text:style-name="T457"> <text:s text:c="67"/></text:span><text:span text:style-name="T468">|</text:span></text:p>
      <text:p text:style-name="P177"><text:span text:style-name="T468">1</text:span><text:span text:style-name="T472">9</text:span><text:span text:style-name="T457">: | <text:s/></text:span><text:span text:style-name="T250">Locais de atendimento</text:span><text:span text:style-name="T457"> <text:s text:c="56"/></text:span><text:span text:style-name="T468">|</text:span></text:p>
      <text:p text:style-name="P177"><text:span text:style-name="T472">20</text:span><text:span text:style-name="T457">: | <text:s/></text:span><text:span text:style-name="T250">Profissionais</text:span><text:span text:style-name="T457"> <text:s text:c="64"/></text:span><text:span text:style-name="T468">|</text:span></text:p>
      <text:p text:style-name="P177"><text:span text:style-name="T472">21</text:span><text:span text:style-name="T457">: | <text:s/></text:span><text:span text:style-name="T250">Tipos de atendimento</text:span><text:span text:style-name="T457"> <text:s text:c="57"/></text:span><text:span text:style-name="T468">|</text:span></text:p>
      <text:p text:style-name="P178"><text:span text:style-name="T473">22</text:span><text:span text:style-name="T468">: | <text:s text:c="79"/>|</text:span></text:p>
      <text:p text:style-name="P172"><text:s text:c="4"/>+--------------------------------------------------------------------------------+</text:p>
      <text:p text:style-name="P172"/>
      <text:p text:style-name="P24"><text:span text:style-name="T6">Função: </text:span><text:span text:style-name="T461">Menu das ações do </text:span><text:span text:style-name="T465">profissional, cada profissional terá um menu diferente dependendo do seu nível de permissão</text:span>.</text:p>
      <text:p text:style-name="P24"><text:span text:style-name="T6">Quem acessa:</text:span><text:span text:style-name="T8"> </text:span><text:span text:style-name="T465">Profissionais</text:span>.</text:p>
      <text:p text:style-name="P24"><text:span text:style-name="T6">Origem:</text:span> <text:span text:style-name="T461">T00-0</text:span><text:span text:style-name="T465">2</text:span><text:span text:style-name="T461"> login </text:span><text:span text:style-name="T465">profissional</text:span>.</text:p>
      <text:p text:style-name="P67">Pré-condição:<text:span text:style-name="T11"> </text:span><text:span text:style-name="T28">P</text:span><text:span text:style-name="T27">rofissional </text:span><text:span text:style-name="T28">logado</text:span><text:span text:style-name="T11">.</text:span></text:p>
      <text:p text:style-name="P67">Parâmetros: <text:span text:style-name="T28">s</text:span><text:span text:style-name="T27">essão do profissional.</text:span></text:p>
      <text:p text:style-name="P110">Funcionamento:</text:p>
      <text:p text:style-name="P67"><text:tab/><text:span text:style-name="T11">Linha 0</text:span><text:span text:style-name="T23">3</text:span><text:span text:style-name="T11">-0</text:span><text:span text:style-name="T26">7</text:span><text:span text:style-name="T11">: </text:span><text:span text:style-name="T29">Profissional técnico</text:span><text:span text:style-name="T26"> escolhe uma das ações</text:span><text:span text:style-name="T11">.</text:span></text:p>
      <text:p text:style-name="P110"><text:span text:style-name="T11"><text:tab/><text:tab/><text:tab/></text:span><text:span text:style-name="T457">Link</text:span><text:span text:style-name="T23"> </text:span><text:span text:style-name="T220">Inicio</text:span><text:span text:style-name="T267"> redireciona para a tela principal.</text:span></text:p>
      <text:p text:style-name="P110"><text:span text:style-name="T339"><text:tab/><text:tab/><text:tab/>Link</text:span><text:span text:style-name="T267"> </text:span><text:span text:style-name="T221">Alterar cadastro</text:span><text:span text:style-name="T267"> redireciona para a tela </text:span><text:span text:style-name="T268">de <text:tab/><text:tab/><text:tab/><text:tab/><text:tab/></text:span><text:span text:style-name="T340">alterar cadastro </text:span><text:span text:style-name="T343">profissional</text:span><text:span text:style-name="T361">(próprio)</text:span><text:span text:style-name="T340"> T0</text:span><text:span text:style-name="T343">3</text:span><text:span text:style-name="T340">-0</text:span><text:span text:style-name="T343">2</text:span><text:span text:style-name="T267">.</text:span></text:p>
      <text:p text:style-name="P110"><text:span text:style-name="T339"><text:tab/><text:tab/><text:tab/>Link</text:span><text:span text:style-name="T267"> </text:span><text:span text:style-name="T222">A</text:span><text:span text:style-name="T223">tendimento agenda</text:span><text:span text:style-name="T267"> redireciona para a tela <text:tab/><text:tab/></text:span><text:soft-page-break/><text:span text:style-name="T267"><text:tab/><text:tab/><text:tab/></text:span><text:span text:style-name="T343">atendimento própria agenda </text:span><text:span text:style-name="T340">T0</text:span><text:span text:style-name="T343">3</text:span><text:span text:style-name="T340">-0</text:span><text:span text:style-name="T343">3</text:span><text:span text:style-name="T267">.</text:span></text:p>
      <text:p text:style-name="P110"><text:span text:style-name="T339"><text:tab/><text:tab/><text:tab/>Link</text:span><text:span text:style-name="T267"> </text:span><text:span text:style-name="T222">Visualizar </text:span><text:span text:style-name="T223">escala</text:span><text:span text:style-name="T267"> redireciona para a tela <text:tab/><text:tab/><text:tab/><text:tab/><text:tab/></text:span><text:span text:style-name="T340">visualizar </text:span><text:span text:style-name="T343">própria escala</text:span><text:span text:style-name="T340"> T0</text:span><text:span text:style-name="T343">3</text:span><text:span text:style-name="T340">-0</text:span><text:span text:style-name="T343">1</text:span><text:span text:style-name="T267">.</text:span></text:p>
      <text:p text:style-name="P110"><text:span text:style-name="T267"><text:tab/><text:tab/><text:tab/></text:span><text:span text:style-name="T339">Link</text:span><text:span text:style-name="T267"> </text:span><text:span text:style-name="T219">Voltar</text:span><text:span text:style-name="T267"> redireciona para a tela principal.</text:span></text:p>
      <text:p text:style-name="P110"><text:span text:style-name="T267"><text:tab/></text:span><text:span text:style-name="T270">Linha 09-</text:span><text:span text:style-name="T272">11</text:span><text:span text:style-name="T270">: P</text:span><text:span text:style-name="T271">rofissional atendente </text:span><text:span text:style-name="T270">escolhe uma das ações.</text:span></text:p>
      <text:p text:style-name="P111"><text:span text:style-name="T270"><text:tab/><text:tab/><text:tab/></text:span><text:span text:style-name="T339">Link</text:span><text:span text:style-name="T267"> </text:span><text:span text:style-name="T221">A</text:span><text:span text:style-name="T224">tendimento agenda local</text:span><text:span text:style-name="T267"> redireciona para a tela <text:tab/><text:tab/><text:tab/><text:tab/></text:span><text:span text:style-name="T268">de </text:span><text:span text:style-name="T344">atendimento local de atendimento</text:span><text:span text:style-name="T340"> T0</text:span><text:span text:style-name="T344">4</text:span><text:span text:style-name="T340">-0</text:span><text:span text:style-name="T344">1</text:span><text:span text:style-name="T267">.</text:span></text:p>
      <text:p text:style-name="P111"><text:span text:style-name="T267"><text:tab/><text:tab/><text:tab/></text:span><text:span text:style-name="T339">Link</text:span><text:span text:style-name="T267"> </text:span><text:span text:style-name="T222">A</text:span><text:span text:style-name="T224">gendar local</text:span><text:span text:style-name="T267"> redireciona para a tela </text:span><text:span text:style-name="T344">agendar no <text:tab/><text:tab/><text:tab/><text:tab/>local de atendimento</text:span><text:span text:style-name="T269"> </text:span><text:span text:style-name="T340">T0</text:span><text:span text:style-name="T344">4</text:span><text:span text:style-name="T340">-0</text:span><text:span text:style-name="T344">2</text:span><text:span text:style-name="T267">.</text:span></text:p>
      <text:p text:style-name="P116"><text:span text:style-name="T267"><text:tab/></text:span><text:span text:style-name="T273">Linha 13-</text:span><text:span text:style-name="T275">14</text:span><text:span text:style-name="T273">: </text:span><text:span text:style-name="T270">P</text:span><text:span text:style-name="T271">rofissional </text:span><text:span text:style-name="T274">administrador do local de atendimento</text:span><text:span text:style-name="T271"> <text:tab/><text:tab/><text:tab/><text:tab/></text:span><text:span text:style-name="T270">escolhe uma das ações.</text:span></text:p>
      <text:p text:style-name="P112"><text:span text:style-name="T270"><text:tab/><text:tab/><text:tab/></text:span><text:span text:style-name="T339">Link</text:span><text:span text:style-name="T267"> </text:span><text:span text:style-name="T225">Escala</text:span><text:span text:style-name="T267"> redireciona para a tela </text:span><text:span text:style-name="T268">de </text:span><text:span text:style-name="T345">listar escalas <text:tab/><text:tab/><text:tab/><text:tab/></text:span><text:span text:style-name="T340">T0</text:span><text:span text:style-name="T345">5</text:span><text:span text:style-name="T340">-0</text:span><text:span text:style-name="T344">1</text:span><text:span text:style-name="T267">.</text:span></text:p>
      <text:p text:style-name="P117"><text:span text:style-name="T267"><text:tab/></text:span><text:span text:style-name="T276">Linha </text:span><text:span text:style-name="T277">16-</text:span><text:span text:style-name="T278">21</text:span><text:span text:style-name="T277">: </text:span><text:span text:style-name="T270">P</text:span><text:span text:style-name="T271">rofissional </text:span><text:span text:style-name="T274">administrador do </text:span><text:span text:style-name="T277">sistema</text:span><text:span text:style-name="T271"> </text:span><text:span text:style-name="T270">escolhe uma <text:tab/><text:tab/><text:tab/><text:tab/>das ações.</text:span></text:p>
      <text:p text:style-name="P117"><text:span text:style-name="T270"><text:tab/><text:tab/><text:tab/></text:span><text:span text:style-name="T339">Link</text:span><text:span text:style-name="T267"> </text:span><text:span text:style-name="T226">Prefeitura</text:span><text:span text:style-name="T267"> redireciona para a tela </text:span><text:span text:style-name="T268">de </text:span><text:span text:style-name="T346">mostrar <text:tab/><text:tab/><text:tab/><text:tab/>prefeitura T06-01.</text:span></text:p>
      <text:p text:style-name="P118"><text:span text:style-name="T339"><text:tab/><text:tab/><text:tab/>Link</text:span><text:span text:style-name="T267"> </text:span><text:span text:style-name="T227">Locais de atendimento</text:span><text:span text:style-name="T267"> redireciona para a tela </text:span><text:span text:style-name="T268">de <text:tab/><text:tab/><text:tab/><text:tab/></text:span><text:span text:style-name="T347">listar locais de atendimento </text:span><text:span text:style-name="T348">da prefeitura </text:span><text:span text:style-name="T347">T07-01</text:span><text:span text:style-name="T346">.</text:span></text:p>
      <text:p text:style-name="P118"><text:span text:style-name="T339"><text:tab/><text:tab/><text:tab/>Link</text:span><text:span text:style-name="T267"> </text:span><text:span text:style-name="T226">Pr</text:span><text:span text:style-name="T228">ofissionais</text:span><text:span text:style-name="T267"> redireciona para a tela </text:span><text:span text:style-name="T268">de </text:span><text:span text:style-name="T348">listar <text:tab/><text:tab/><text:tab/><text:tab/>profissionais da prefeitura T08-01.</text:span></text:p>
      <text:p text:style-name="P298"><text:span text:style-name="T177"><text:tab/><text:tab/><text:tab/>Link</text:span><text:span text:style-name="T172"> </text:span><text:span text:style-name="T181">Tipos de atendimento</text:span><text:span text:style-name="T172"> redireciona para a tela </text:span><text:span text:style-name="T173">de</text:span><text:span text:style-name="T174"> <text:tab/><text:tab/><text:tab/><text:tab/></text:span><text:span text:style-name="T178">listar tipos de atendimento T09-01.</text:span></text:p>
      <text:p text:style-name="P141"/>
      <text:p text:style-name="P7">T0<text:span text:style-name="T483">2</text:span>-0<text:span text:style-name="T483">1</text:span><text:span text:style-name="T473"> </text:span><text:span text:style-name="T483">alterar </text:span><text:span text:style-name="T473">cadastro</text:span> <text:span text:style-name="T457">cidadão</text:span>: </text:p>
      <text:p text:style-name="P251"><text:tab/></text:p>
      <text:p text:style-name="P180">00: +--------------------------------------------------------------------------------+</text:p>
      <text:p text:style-name="P180">01: | <text:s text:c="79"/>|</text:p>
      <text:p text:style-name="P180">02: | <text:s/><text:span text:style-name="T483">Alterar c</text:span><text:span text:style-name="T473">adastro</text:span><text:span text:style-name="T457"> </text:span><text:span text:style-name="T483">c</text:span><text:span text:style-name="T457">idadão:</text:span> <text:s text:c="52"/>| <text:s text:c="134"/>0<text:span text:style-name="T457">3</text:span>: | <text:s/><text:span text:style-name="T457">#</text:span><text:span text:style-name="T473">Nome <text:s/></text:span><text:s text:c="71"/>|</text:p>
      <text:p text:style-name="P180">0<text:span text:style-name="T457">4</text:span>: | <text:s/><text:span text:style-name="T457">#</text:span><text:span text:style-name="T473">RG</text:span><text:span text:style-name="T457"><text:tab/><text:tab/><text:tab/><text:tab/><text:tab/><text:tab/><text:tab/><text:tab/><text:tab/><text:tab/> <text:s text:c="3"/></text:span>|</text:p>
      <text:p text:style-name="P180">0<text:span text:style-name="T457">5</text:span>: | <text:s/><text:span text:style-name="T473">#CPF</text:span><text:span text:style-name="T457"><text:tab/><text:tab/><text:tab/><text:tab/><text:tab/><text:tab/><text:tab/><text:tab/><text:tab/> <text:s text:c="10"/></text:span>|</text:p>
      <text:p text:style-name="P180">0<text:span text:style-name="T457">6</text:span>: | <text:s/><text:span text:style-name="T473">#Telefone</text:span><text:span text:style-name="T457"> <text:s text:c="7"/><text:tab/><text:tab/><text:tab/><text:tab/><text:tab/><text:tab/><text:tab/><text:tab/> <text:s text:c="3"/></text:span><text:span text:style-name="T264">|</text:span></text:p>
      <text:p text:style-name="P180">0<text:span text:style-name="T457">7</text:span>: | <text:s/><text:span text:style-name="T473">#E</text:span><text:span text:style-name="T479">-</text:span><text:span text:style-name="T473">mail</text:span> <text:s text:c="70"/>|</text:p>
      <text:p text:style-name="P180"><text:span text:style-name="T457">09</text:span>: | <text:s/><text:span text:style-name="T474">#Cartão sus</text:span> <text:s text:c="66"/>|</text:p>
      <text:p text:style-name="P180">1<text:span text:style-name="T482">0</text:span>: | <text:s/><text:span text:style-name="T474">#Senha </text:span><text:s text:c="71"/>| </text:p>
      <text:p text:style-name="P180">1<text:span text:style-name="T457">1</text:span>: | <text:s/><text:span text:style-name="T474">#Confirmar senha </text:span><text:s text:c="61"/>| </text:p>
      <text:p text:style-name="P180">1<text:span text:style-name="T482">2</text:span>: | <text:s/><text:span text:style-name="T350">{</text:span><text:span text:style-name="T352">Alterar</text:span><text:span text:style-name="T350"> c</text:span><text:span text:style-name="T351">adastro</text:span><text:span text:style-name="T350">}</text:span> <text:s text:c="59"/>|</text:p>
      <text:p text:style-name="P180">1<text:span text:style-name="T482">3</text:span>: | <text:s text:c="79"/>| </text:p>
      <text:p text:style-name="P180">1<text:span text:style-name="T482">4</text:span>: | <text:s/><text:span text:style-name="T251">Voltar</text:span> <text:s text:c="71"/>| </text:p>
      <text:p text:style-name="P180">1<text:span text:style-name="T482">5</text:span>: | <text:s text:c="79"/>| </text:p>
      <text:p text:style-name="P180"><text:s text:c="4"/>+--------------------------------------------------------------------------------+</text:p>
      <text:p text:style-name="P180"/>
      <text:p text:style-name="P26"><text:span text:style-name="T6">Função:</text:span> <text:span text:style-name="T485">Alterar</text:span><text:span text:style-name="T459"> </text:span><text:span text:style-name="T476">cadastro </text:span><text:span text:style-name="T485">do</text:span><text:span text:style-name="T476"> </text:span><text:span text:style-name="T457">cidadão no sistema</text:span>.</text:p>
      <text:p text:style-name="P26"><text:span text:style-name="T6">Quem acessa: </text:span><text:span text:style-name="T457">Cidadãos</text:span>.</text:p>
      <text:p text:style-name="P26"><text:span text:style-name="T6">Origem:</text:span> <text:span text:style-name="T485">T01-01 menu cidadão.</text:span></text:p>
      <text:p text:style-name="P71">Pré-condição: <text:span text:style-name="T41">Cidadão logado.</text:span></text:p>
      <text:p text:style-name="P72">Parâmetros: <text:span text:style-name="T41">sessão do cidadão </text:span><text:span text:style-name="T141">e</text:span><text:span text:style-name="T41"> </text:span><text:span text:style-name="T140">id do cidadão</text:span><text:span text:style-name="T41">.</text:span></text:p>
      <text:p text:style-name="P71"><text:span text:style-name="T477">Validação: </text:span><text:span text:style-name="T36">Ver esquema bd 7. Tabela de Cidadãos.</text:span></text:p>
      <text:p text:style-name="P71"><text:span text:style-name="T477"><text:tab/>Nome</text:span><text:span text:style-name="T31">, </text:span><text:span text:style-name="T477">RG</text:span><text:span text:style-name="T31">, </text:span><text:span text:style-name="T477">CPF</text:span><text:span text:style-name="T31">, </text:span><text:span text:style-name="T477">senha</text:span><text:span text:style-name="T31"> e </text:span><text:span text:style-name="T477">confirmar senha</text:span><text:span text:style-name="T31"> devem ser preenchidos.</text:span></text:p>
      <text:p text:style-name="P71"><text:span text:style-name="T31"><text:tab/></text:span><text:span text:style-name="T480">Nome</text:span><text:span text:style-name="T34"> sem números.</text:span></text:p>
      <text:p text:style-name="P71"><text:span text:style-name="T34"><text:tab/></text:span><text:span text:style-name="T481">RG </text:span><text:span text:style-name="T35">tamanho máximo 15.</text:span></text:p>
      <text:p text:style-name="P71"><text:span text:style-name="T31"><text:tab/></text:span><text:span text:style-name="T478">CPF</text:span><text:span text:style-name="T31"> </text:span><text:span text:style-name="T32">formato 999.999.999-99.</text:span></text:p>
      <text:p text:style-name="P71"><text:soft-page-break/><text:span text:style-name="T32"><text:tab/></text:span><text:span text:style-name="T478">Senha</text:span><text:span text:style-name="T32"> e </text:span><text:span text:style-name="T478">confirmar senha</text:span><text:span text:style-name="T32"> tamanho mínimo 6.</text:span></text:p>
      <text:p text:style-name="P71"><text:span text:style-name="T32"><text:tab/></text:span><text:span text:style-name="T479">Telefone</text:span><text:span text:style-name="T33"> </text:span><text:span text:style-name="T34">f</text:span><text:span text:style-name="T33">ormato (99)9999-9999.</text:span></text:p>
      <text:p text:style-name="P71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114">Funcionamento:</text:p>
      <text:p text:style-name="P114"><text:tab/><text:span text:style-name="T42">Sistema carrega nas variáveis os valores existentes do cadastro <text:tab/>do </text:span><text:span text:style-name="T43">cidadão</text:span><text:span text:style-name="T486">.</text:span></text:p>
      <text:p text:style-name="P71"><text:tab/><text:span text:style-name="T11">Linha 0</text:span><text:span text:style-name="T37">2</text:span><text:span text:style-name="T11">-</text:span><text:span text:style-name="T37">12</text:span><text:span text:style-name="T11">: </text:span><text:span text:style-name="T23">C</text:span><text:span text:style-name="T16">idadão fornece </text:span><text:span text:style-name="T38">os </text:span><text:span text:style-name="T37">dados cadastrais</text:span><text:span text:style-name="T11">.</text:span></text:p>
      <text:p text:style-name="P114"><text:span text:style-name="T11"><text:tab/><text:tab/><text:tab/></text:span>Botão <text:span text:style-name="T11">{</text:span><text:span text:style-name="T41">Alterar</text:span><text:span text:style-name="T37"> cadastro</text:span><text:span text:style-name="T11">}</text:span><text:span text:style-name="T23"> dispara o evento de </text:span><text:span text:style-name="T41">alterar</text:span><text:span text:style-name="T23"> </text:span><text:span text:style-name="T41">o</text:span><text:span text:style-name="T37"><text:tab/><text:tab/><text:tab/><text:tab/></text:span><text:span text:style-name="T39">c</text:span><text:span text:style-name="T37">adastro </text:span><text:span text:style-name="T41">d</text:span><text:span text:style-name="T23">o cidadão, verifica se </text:span><text:span text:style-name="T37">os dados</text:span><text:span text:style-name="T23"> estão <text:tab/><text:tab/><text:tab/><text:tab/><text:tab/>corretos, se sim </text:span><text:span text:style-name="T41">atualiza</text:span><text:span text:style-name="T23"> </text:span><text:span text:style-name="T41">o </text:span><text:span text:style-name="T37">cadastro</text:span><text:span text:style-name="T23"> e carrega a tela <text:tab/><text:tab/><text:tab/><text:tab/></text:span><text:span text:style-name="T445">menu </text:span><text:span text:style-name="T446">cidadão </text:span><text:span text:style-name="T457">T0</text:span><text:span text:style-name="T446">1-01</text:span><text:span text:style-name="T23">, se não carrega a mesma <text:tab/><text:tab/><text:tab/><text:tab/><text:tab/><text:tab/>informando qu</text:span><text:span text:style-name="T40">ais </text:span><text:span text:style-name="T23">dados estão incorretos.</text:span></text:p>
      <text:p text:style-name="P114"><text:span text:style-name="T267"><text:tab/>Linha 1</text:span><text:span text:style-name="T279">4</text:span><text:span text:style-name="T267">: </text:span><text:span text:style-name="T339">Link</text:span><text:span text:style-name="T267"> </text:span><text:span text:style-name="T219">Voltar</text:span><text:span text:style-name="T267"> redireciona para </text:span><text:span text:style-name="T280">o </text:span><text:span text:style-name="T353">menu cidadão T01-01</text:span><text:span text:style-name="T267">.</text:span></text:p>
      <text:p text:style-name="P265"/>
      <text:p text:style-name="P3">T0<text:span text:style-name="T487">2</text:span>-0<text:span text:style-name="T487">2</text:span> <text:span text:style-name="T487">a</text:span>gendar (<text:span text:style-name="T487">c</text:span><text:span text:style-name="T386">idadão</text:span>):</text:p>
      <text:p text:style-name="P263"/>
      <text:p text:style-name="P262"><text:span text:style-name="T492">O</text:span> agendamento feito pelo <text:span text:style-name="T488">c</text:span>idadão consiste em 7 passos: <text:span text:style-name="T495">t</text:span>ermo de <text:span text:style-name="T495">c</text:span>ompromisso (T0<text:span text:style-name="T488">2</text:span>-0<text:span text:style-name="T488">2</text:span>-01), <text:span text:style-name="T495">s</text:span>eleção do <text:span text:style-name="T495">t</text:span>ipo de <text:span text:style-name="T495">a</text:span>tendimento (T0<text:span text:style-name="T488">2</text:span>-0<text:span text:style-name="T488">2</text:span>-02), <text:span text:style-name="T495">s</text:span>eleção do <text:span text:style-name="T495">l</text:span><text:span text:style-name="T420">ocal de </text:span><text:span text:style-name="T495">a</text:span><text:span text:style-name="T420">tendimento</text:span> (T0<text:span text:style-name="T488">2</text:span>-0<text:span text:style-name="T488">2</text:span>-03), <text:span text:style-name="T495">s</text:span>eleção do <text:span text:style-name="T495">m</text:span>ês (T0<text:span text:style-name="T488">2</text:span>-0<text:span text:style-name="T488">2</text:span>-04), <text:span text:style-name="T495">s</text:span>eleção do <text:span text:style-name="T495">d</text:span>ia (T0<text:span text:style-name="T488">2</text:span>-0<text:span text:style-name="T488">2</text:span>-05), <text:span text:style-name="T495">s</text:span>eleção do <text:span text:style-name="T495">h</text:span>orário (T0<text:span text:style-name="T488">2</text:span>-0<text:span text:style-name="T488">2</text:span>-06) <text:span text:style-name="T488">e</text:span> <text:span text:style-name="T495">c</text:span>onfirmação (T0<text:span text:style-name="T488">2</text:span>-0<text:span text:style-name="T488">2</text:span>-07).</text:p>
      <text:p text:style-name="P262"/>
      <text:p text:style-name="P28"><text:span text:style-name="T7">Função: </text:span><text:span text:style-name="T492">Cidadão marca um agendamento</text:span><text:span text:style-name="T416">.</text:span></text:p>
      <text:p text:style-name="P28"><text:span text:style-name="T7">Origem: </text:span><text:span text:style-name="T492">T01-01 menu cidadão</text:span><text:span text:style-name="T412">.</text:span></text:p>
      <text:p text:style-name="P28"><text:span text:style-name="T7">Quem acessa: </text:span><text:span text:style-name="T413">Cidadão</text:span></text:p>
      <text:p text:style-name="P28"><text:span text:style-name="T7">Pré-condição: </text:span><text:span text:style-name="T414">Cidadão está logado.</text:span></text:p>
      <text:p text:style-name="P28"><text:span text:style-name="T7">Parâmetros: </text:span><text:span text:style-name="T492">sessão cidadão.</text:span></text:p>
      <text:p text:style-name="P261"><text:span text:style-name="T211">V</text:span><text:span text:style-name="T216">erificação</text:span><text:span text:style-name="T211">: </text:span><text:span text:style-name="T198">Sempre que o </text:span><text:span text:style-name="T199">c</text:span><text:span text:style-name="T198">idadão acessa qualquer um dos passos do agendamento (T0</text:span><text:span text:style-name="T199">2</text:span><text:span text:style-name="T198">-0</text:span><text:span text:style-name="T202">2</text:span><text:span text:style-name="T198">) é feita </text:span><text:span text:style-name="T200">uma verificação para averiguar se o </text:span><text:span text:style-name="T199">c</text:span><text:span text:style-name="T200">idadão está </text:span><text:span text:style-name="T201">impedido de realizar novos agendamentos</text:span><text:span text:style-name="T200">:</text:span></text:p>
      <text:p text:style-name="P243"/>
      <text:p text:style-name="P258"><text:span text:style-name="T191"><text:s text:c="2"/></text:span><text:span text:style-name="T150">se</text:span><text:span text:style-name="T191"> </text:span><text:span text:style-name="T183">cidadão bloqueado</text:span><text:span text:style-name="T184">*</text:span><text:span text:style-name="T183"> </text:span><text:span text:style-name="T188">OU </text:span><text:span text:style-name="T183">cidadão possui mais de K* agendamentos</text:span></text:p>
      <text:p text:style-name="P259"><text:span text:style-name="T191"><text:s text:c="4"/></text:span><text:span text:style-name="T194">r</text:span><text:span text:style-name="T191">edireciona para a tela </text:span><text:span text:style-name="T206">visualizar agendamentos(cidadão) T0</text:span><text:span text:style-name="T207">2</text:span><text:span text:style-name="T206">-03</text:span></text:p>
      <text:p text:style-name="P142"/>
      <text:p text:style-name="P245"><text:tab/> <text:s text:c="2"/>*K é um valor estipulado pela prefeitura.</text:p>
      <text:p text:style-name="P244"><text:span text:style-name="T489"><text:s text:c="9"/>*</text:span><text:span text:style-name="T491">bloqueado por não comparecimento.</text:span></text:p>
      <text:p text:style-name="P167"><text:span text:style-name="T491">Funcionamento: </text:span><text:span text:style-name="T44">Cidadão realiza os 7 passos descritos a seguir:</text:span></text:p>
      <text:p text:style-name="P166"/>
      <text:p text:style-name="P258">T0<text:span text:style-name="T490">2</text:span>-0<text:span text:style-name="T490">2</text:span><text:span text:style-name="T408">-01 </text:span><text:span text:style-name="T495">t</text:span><text:span text:style-name="T408">ermo de </text:span><text:span text:style-name="T495">c</text:span><text:span text:style-name="T408">ompromisso</text:span>:</text:p>
      <text:p text:style-name="P181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1/7 – Termo de <text:span text:style-name="T497">c</text:span>ompromisso <text:s text:c="46"/>|</text:p>
      <text:p text:style-name="P181">04: |--------------------------------------------------------------------------------|</text:p>
      <text:p text:style-name="P181">05: | <text:s text:c="79"/>|</text:p>
      <text:p text:style-name="P181">06: | <text:s text:c="5"/><text:span text:style-name="T409">+--------------------------------------------------------------+</text:span> <text:s text:c="9"/>|</text:p>
      <text:p text:style-name="P181">07: | <text:s text:c="5"/><text:span text:style-name="T409">| Termo de Compromisso</text:span> <text:s text:c="40"/>| <text:s text:c="9"/><text:span text:style-name="T409">|</text:span></text:p>
      <text:p text:style-name="P223">08: | <text:s text:c="5"/>| <text:s text:c="61"/>| <text:s text:c="9"/>|</text:p>
      <text:p text:style-name="P224">09: | <text:s text:c="5"/>+--------------------------------------------------------------+ <text:s text:c="9"/>|</text:p>
      <text:p text:style-name="P181"><text:span text:style-name="T415">10</text:span>: |--------------------------------------------------------------------------------|</text:p>
      <text:p text:style-name="P225">1<text:span text:style-name="T415">1</text:span>: | <text:s text:c="79"/>|</text:p>
      <text:p text:style-name="P181"><text:span text:style-name="T410">12</text:span>: | <text:s text:c="5"/><text:span text:style-name="T410">[ <text:s/>] </text:span><text:span text:style-name="T497">Concordo com</text:span><text:span text:style-name="T410"> o </text:span><text:span text:style-name="T497">t</text:span><text:span text:style-name="T410">ermo de </text:span><text:span text:style-name="T497">c</text:span><text:span text:style-name="T410">ompromisso <text:s text:c="33"/>|</text:span> <text:s text:c="79"/></text:p>
      <text:p text:style-name="P225">1<text:span text:style-name="T415">3</text:span>: | <text:s text:c="79"/>|</text:p>
      <text:p text:style-name="P225">14: |--------------------------------------------------------------------------------|</text:p>
      <text:p text:style-name="P181"><text:soft-page-break/><text:span text:style-name="T418">15: | <text:s text:c="79"/>|</text:span> <text:s text:c="36"/></text:p>
      <text:p text:style-name="P181">1<text:span text:style-name="T418">6</text:span>: | <text:s text:c="5"/><text:span text:style-name="T409">{Prosseguir}</text:span> <text:s text:c="61"/>| <text:s text:c="92"/></text:p>
      <text:p text:style-name="P181"><text:span text:style-name="T411">17</text:span>: | <text:s text:c="5"/><text:span text:style-name="T253">Voltar</text:span> <text:s text:c="67"/>|</text:p>
      <text:p text:style-name="P181"><text:span text:style-name="T418"><text:s text:c="3"/></text:span><text:s/>+--------------------------------------------------------------------------------+</text:p>
      <text:p text:style-name="P181"/>
      <text:p text:style-name="P30"><text:span text:style-name="T7">Função: </text:span><text:span text:style-name="T416">Mostrar o </text:span><text:span text:style-name="T494">t</text:span><text:span text:style-name="T416">ermo de </text:span><text:span text:style-name="T494">c</text:span><text:span text:style-name="T416">ompromisso do </text:span><text:span text:style-name="T494">a</text:span><text:span text:style-name="T416">gendamento e verificar se </text:span><text:span text:style-name="T496">o cidadão </text:span><text:span text:style-name="T416">concorda com as condições dispostas.</text:span></text:p>
      <text:p text:style-name="P29"><text:span text:style-name="T7">Origem: </text:span><text:span text:style-name="T492">T0</text:span><text:span text:style-name="T493">2</text:span><text:span text:style-name="T492">-0</text:span><text:span text:style-name="T493">2</text:span><text:span text:style-name="T492"> </text:span><text:span text:style-name="T493">agendar(</text:span><text:span text:style-name="T492">cidadão</text:span><text:span text:style-name="T493">)</text:span><text:span text:style-name="T412">.</text:span></text:p>
      <text:p text:style-name="P119">Funcionamento:</text:p>
      <text:p text:style-name="P121"><text:tab/><text:span text:style-name="T46">Sistema carrega o t</text:span><text:span text:style-name="T17">ermo de </text:span><text:span text:style-name="T45">c</text:span><text:span text:style-name="T17">ompromisso</text:span><text:span text:style-name="T49">(l</text:span><text:span text:style-name="T17">inha 06-09</text:span><text:span text:style-name="T49">)</text:span><text:span text:style-name="T17">.</text:span></text:p>
      <text:p text:style-name="P52"><text:tab/>Linha 12: Cidadão confirma <text:span text:style-name="T434">se</text:span> concorda com <text:span text:style-name="T494">o termo de <text:tab/><text:tab/><text:tab/><text:tab/><text:tab/><text:tab/>compromisso.</text:span></text:p>
      <text:p text:style-name="P254"><text:span text:style-name="T151"><text:tab/>Linha 1</text:span><text:span text:style-name="T152">6</text:span><text:span text:style-name="T151">: </text:span><text:span text:style-name="T164">Botão</text:span><text:span text:style-name="T151"> {Prosseguir} dispara o evento de carregamento do <text:tab/><text:tab/><text:tab/>próximo passo do agendamento, </text:span><text:span text:style-name="T153">verifica se o cidadão <text:tab/><text:tab/><text:tab/><text:tab/>concordou, se sim carrega a tela </text:span><text:span text:style-name="T165">seleção do tipo de <text:tab/><text:tab/><text:tab/><text:tab/>atendimento </text:span><text:span text:style-name="T166">T0</text:span><text:span text:style-name="T167">2</text:span><text:span text:style-name="T166">-0</text:span><text:span text:style-name="T167">2</text:span><text:span text:style-name="T166">-02,</text:span><text:span text:style-name="T151"> se </text:span><text:span text:style-name="T153">não carrega a mesma</text:span><text:span text:style-name="T156">(não <text:tab/><text:tab/><text:tab/><text:tab/>prossegue)</text:span><text:span text:style-name="T153">.</text:span></text:p>
      <text:p text:style-name="P253"><text:span text:style-name="T153"><text:tab/></text:span><text:span text:style-name="T154">Linha 1</text:span><text:span text:style-name="T155">7</text:span><text:span text:style-name="T154">: </text:span><text:span text:style-name="T168">Link </text:span><text:span text:style-name="T182">Voltar</text:span><text:span text:style-name="T175"> redireciona </text:span><text:span text:style-name="T176">para </text:span><text:span text:style-name="T175">o </text:span><text:span text:style-name="T180">menu cidadão </text:span><text:span text:style-name="T179">T0</text:span><text:span text:style-name="T180">1</text:span><text:span text:style-name="T179">-0</text:span><text:span text:style-name="T180">1</text:span><text:span text:style-name="T179">.</text:span></text:p>
      <text:p text:style-name="P27"/>
      <text:p text:style-name="P296">T0<text:span text:style-name="T495">2</text:span>-0<text:span text:style-name="T495">2</text:span>-02 <text:span text:style-name="T495">s</text:span>eleção do <text:span text:style-name="T495">t</text:span>ipo de <text:span text:style-name="T495">a</text:span>tendimento:</text:p>
      <text:p text:style-name="P296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<text:span text:style-name="T417">2</text:span>/7 – <text:span text:style-name="T417">Selecionar </text:span><text:span text:style-name="T499">t</text:span><text:span text:style-name="T417">ipo de </text:span><text:span text:style-name="T499">a</text:span><text:span text:style-name="T417">tendimento </text:span><text:s text:c="36"/>|</text:p>
      <text:p text:style-name="P226">04: |--------------------------------------------------------------------------------|</text:p>
      <text:p text:style-name="P227">05: | <text:s text:c="79"/>|</text:p>
      <text:p text:style-name="P234">06: | Selecione o <text:span text:style-name="T499">t</text:span>ipo de <text:span text:style-name="T499">a</text:span>tendimento: <text:s text:c="46"/>|</text:p>
      <text:p text:style-name="P228">07: | <text:span text:style-name="T500">|</text:span><text:span text:style-name="T499">Tipos de atendimentos</text:span><text:span text:style-name="T500">|</text:span> <text:s text:c="55"/><text:span text:style-name="T499">|</text:span> <text:s text:c="24"/></text:p>
      <text:p text:style-name="P227">08: |--------------------------------------------------------------------------------|</text:p>
      <text:p text:style-name="P227">09: | <text:s text:c="79"/>|</text:p>
      <text:p text:style-name="P181">1<text:span text:style-name="T428">0</text:span>: | <text:s/><text:span text:style-name="T409">{Prosseguir} <text:s text:c="8"/></text:span><text:s text:c="57"/>| <text:s text:c="92"/></text:p>
      <text:p text:style-name="P181"><text:span text:style-name="T411">11</text:span>: | <text:s/><text:span text:style-name="T252">Voltar</text:span> <text:s text:c="71"/>|</text:p>
      <text:p text:style-name="P235"><text:s text:c="4"/>+--------------------------------------------------------------------------------+</text:p>
      <text:p text:style-name="P119"/>
      <text:p text:style-name="P27"><text:span text:style-name="T7">Função: </text:span><text:span text:style-name="T419">Cidadão </text:span><text:span text:style-name="T501">e</text:span><text:span text:style-name="T419">scolhe</text:span><text:span text:style-name="T501"> o</text:span><text:span text:style-name="T419"> </text:span><text:span text:style-name="T501">t</text:span><text:span text:style-name="T419">ipo de </text:span><text:span text:style-name="T501">a</text:span><text:span text:style-name="T419">tendimento.</text:span></text:p>
      <text:p text:style-name="P27"><text:span text:style-name="T7">Origem: </text:span><text:span text:style-name="T498">T02-02-01 t</text:span><text:span text:style-name="T419">ermo de </text:span><text:span text:style-name="T498">c</text:span><text:span text:style-name="T419">ompromisso.</text:span></text:p>
      <text:p text:style-name="P27"><text:span text:style-name="T7">Pré-condição: </text:span><text:span text:style-name="T414">Cidadão aceitou o </text:span><text:span text:style-name="T502">t</text:span><text:span text:style-name="T414">ermo de </text:span><text:span text:style-name="T502">c</text:span><text:span text:style-name="T414">ompromisso</text:span><text:span text:style-name="T516">.</text:span></text:p>
      <text:p text:style-name="P119">Funcionamento:</text:p>
      <text:p text:style-name="P120"><text:tab/><text:span text:style-name="T47">Sistema carrega os</text:span><text:span text:style-name="T18"> </text:span><text:span text:style-name="T47">t</text:span><text:span text:style-name="T18">ipo</text:span><text:span text:style-name="T20">s</text:span><text:span text:style-name="T18"> de </text:span><text:span text:style-name="T47">a</text:span><text:span text:style-name="T18">tendimento disponíveis </text:span><text:span text:style-name="T48">em</text:span></text:p>
      <text:p text:style-name="P120"><text:span text:style-name="T48"><text:tab/>|Tipo de atendimentos|</text:span><text:span text:style-name="T50">(linha 07)</text:span><text:span text:style-name="T18">.</text:span></text:p>
      <text:p text:style-name="P56"><text:tab/><text:span text:style-name="T503">Linha 07: Ci</text:span><text:span text:style-name="T505">d</text:span><text:span text:style-name="T503">adão </text:span><text:span text:style-name="T504">seleciona</text:span><text:span text:style-name="T503"> um tipo de atendimento.</text:span></text:p>
      <text:p text:style-name="P258"><text:span text:style-name="T196"><text:tab/>Linha </text:span><text:span text:style-name="T192">1</text:span><text:span text:style-name="T203">0</text:span><text:span text:style-name="T196">: </text:span><text:span text:style-name="T214">Botão</text:span><text:span text:style-name="T192"> {Prosseguir} dispara o evento de carregamento do <text:tab/><text:tab/><text:tab/>próximo passo </text:span><text:span text:style-name="T197">do agendamento, verifica se o cidadão <text:tab/><text:tab/><text:tab/><text:tab/></text:span><text:span text:style-name="T192">selecionou um </text:span><text:span text:style-name="T197">tipo de atendimento, se sim carrega a <text:tab/><text:tab/><text:tab/><text:tab/>tela</text:span><text:span text:style-name="T193"> </text:span><text:span text:style-name="T215">seleção do local de atendimento T02-02-03</text:span><text:span text:style-name="T197">, se não</text:span></text:p>
      <text:p text:style-name="P60"><text:tab/><text:tab/><text:tab/><text:span text:style-name="T507">carrega a mesma(não prossegue).</text:span></text:p>
      <text:p text:style-name="P258"><text:span text:style-name="T193"><text:tab/></text:span><text:span text:style-name="T195">Linha 11: </text:span><text:span text:style-name="T212">Link </text:span><text:span text:style-name="T213">Voltar</text:span><text:span text:style-name="T208"> redireciona </text:span><text:span text:style-name="T209">para </text:span><text:span text:style-name="T208">o </text:span><text:span text:style-name="T210">termo de compromisso <text:tab/><text:tab/><text:tab/><text:tab/>T02-02-01.</text:span></text:p>
      <text:p text:style-name="P52"/>
      <text:p text:style-name="P294">T0<text:span text:style-name="T508">2</text:span>-0<text:span text:style-name="T508">2</text:span>-03 <text:span text:style-name="T508">s</text:span>eleção do <text:span text:style-name="T508">l</text:span>ocal de <text:span text:style-name="T508">a</text:span>tendimento:</text:p>
      <text:p text:style-name="P294"/>
      <text:p text:style-name="P181">00: +--------------------------------------------------------------------------------+</text:p>
      <text:p text:style-name="P181">01: | <text:s text:c="79"/>| <text:s text:c="41"/></text:p>
      <text:p text:style-name="P181"><text:soft-page-break/>0<text:span text:style-name="T408">2</text:span>: | <text:span text:style-name="T408">Agendamento <text:s text:c="29"/></text:span><text:s text:c="38"/>|</text:p>
      <text:p text:style-name="P222">03: | Passo <text:span text:style-name="T421">3</text:span>/7 – <text:span text:style-name="T417">Selecionar </text:span><text:span text:style-name="T509">l</text:span><text:span text:style-name="T417">ocal de </text:span><text:span text:style-name="T509">a</text:span><text:span text:style-name="T417">tendimento</text:span> <text:s text:c="35"/>|</text:p>
      <text:p text:style-name="P226">04: |--------------------------------------------------------------------------------|</text:p>
      <text:p text:style-name="P227">05: | <text:s text:c="79"/>|</text:p>
      <text:p text:style-name="P234">06: | Selecione o <text:span text:style-name="T509">l</text:span>ocal de <text:span text:style-name="T509">a</text:span>tendimento: <text:tab/><text:tab/><text:tab/> <text:s text:c="25"/>|</text:p>
      <text:p text:style-name="P227">07: | <text:span text:style-name="T509">|Locais de Atendimento| </text:span><text:s text:c="55"/><text:span text:style-name="T509">|</text:span> <text:s text:c="35"/></text:p>
      <text:p text:style-name="P227">08: |--------------------------------------------------------------------------------|</text:p>
      <text:p text:style-name="P229">09: | <text:span text:style-name="T409">{Prosseguir}</text:span> <text:s text:c="66"/><text:span text:style-name="T509">|</text:span> <text:s text:c="76"/></text:p>
      <text:p text:style-name="P181">1<text:span text:style-name="T427">0</text:span>: | <text:span text:style-name="T254">Voltar</text:span> <text:s text:c="55"/><text:span text:style-name="T409"><text:s text:c="12"/></text:span><text:s text:c="5"/>| <text:s text:c="92"/></text:p>
      <text:p text:style-name="P181"><text:span text:style-name="T411">11</text:span>: | <text:s text:c="79"/>|</text:p>
      <text:p text:style-name="P235"><text:s text:c="4"/>+--------------------------------------------------------------------------------+</text:p>
      <text:p text:style-name="P119"/>
      <text:p text:style-name="P27"><text:span text:style-name="T7">Função: </text:span><text:span text:style-name="T435">Cidadão </text:span><text:span text:style-name="T510">escolhe</text:span><text:span text:style-name="T435"> um </text:span><text:span text:style-name="T510">l</text:span><text:span text:style-name="T435">ocal de </text:span><text:span text:style-name="T510">a</text:span><text:span text:style-name="T435">tendimento que possua o </text:span><text:span text:style-name="T510">t</text:span><text:span text:style-name="T435">ipo de </text:span><text:span text:style-name="T510">a</text:span><text:span text:style-name="T435">tendimento escolhido no passo anterior.</text:span></text:p>
      <text:p text:style-name="P27"><text:span text:style-name="T7">Origem: </text:span><text:span text:style-name="T511">T02-02-02</text:span><text:span text:style-name="T422"> </text:span><text:span text:style-name="T511">seleção </text:span><text:span text:style-name="T512">do</text:span><text:span text:style-name="T511"> t</text:span><text:span text:style-name="T422">ipo de </text:span><text:span text:style-name="T511">a</text:span><text:span text:style-name="T422">tendimento.</text:span></text:p>
      <text:p text:style-name="P31"><text:span text:style-name="T7">Pré-condição: </text:span><text:span text:style-name="T414">Cidadão selecionou um </text:span><text:span text:style-name="T510">t</text:span><text:span text:style-name="T414">ipo de </text:span><text:span text:style-name="T510">a</text:span><text:span text:style-name="T414">tendimento </text:span><text:span text:style-name="T435">no passo anterior (T0</text:span><text:span text:style-name="T510">2</text:span><text:span text:style-name="T435">-0</text:span><text:span text:style-name="T510">2</text:span><text:span text:style-name="T435">-02)</text:span><text:span text:style-name="T414">.</text:span></text:p>
      <text:p text:style-name="P119">Funcionamento:</text:p>
      <text:p text:style-name="P122"><text:tab/><text:span text:style-name="T47">Sistema carrega os</text:span><text:span text:style-name="T18"> </text:span><text:span text:style-name="T52">locais de atendimento</text:span><text:span text:style-name="T18"> disponíveis, </text:span><text:span text:style-name="T52">que <text:tab/>possuem o tipo<text:tab/>de atendimento escolhido,</text:span><text:span text:style-name="T18"> </text:span><text:span text:style-name="T48">em</text:span></text:p>
      <text:p text:style-name="P122"><text:span text:style-name="T48"><text:tab/>|</text:span><text:span text:style-name="T52">Locais de Atendimento</text:span><text:span text:style-name="T48">|</text:span><text:span text:style-name="T50">(linha 07)</text:span><text:span text:style-name="T18">.</text:span></text:p>
      <text:p text:style-name="P122"><text:span text:style-name="T18"><text:tab/></text:span><text:span text:style-name="T55">Se a lista de locais de atendimento for vazia o botão <text:tab/>{Prosseguir} é </text:span><text:span text:style-name="T57">des</text:span><text:span text:style-name="T56">abilitado </text:span><text:span text:style-name="T59">e o cidadão só pode </text:span><text:span text:style-name="T230">Voltar</text:span><text:span text:style-name="T55">.</text:span></text:p>
      <text:p text:style-name="P122"><text:span text:style-name="T17"><text:tab/>Linha </text:span><text:span text:style-name="T54">09</text:span><text:span text:style-name="T17">: </text:span><text:span text:style-name="T506">Botão</text:span><text:span text:style-name="T18"> {Prosseguir} dispara o evento de carregamento do <text:tab/><text:tab/><text:tab/>próximo passo </text:span><text:span text:style-name="T53">do agendamento, verifica se o cidadão <text:tab/><text:tab/><text:tab/><text:tab/></text:span><text:span text:style-name="T18">selecionou um </text:span><text:span text:style-name="T54">local de atendimento</text:span><text:span text:style-name="T53">, se sim carrega a <text:tab/><text:tab/><text:tab/><text:tab/>tela</text:span><text:span text:style-name="T19"> </text:span><text:span text:style-name="T513">seleção do </text:span><text:span text:style-name="T514">mês</text:span><text:span text:style-name="T513"> T02-02-0</text:span><text:span text:style-name="T514">4</text:span><text:span text:style-name="T53">, se não </text:span><text:span text:style-name="T58">carrega a <text:tab/><text:tab/><text:tab/><text:tab/><text:tab/>mesma(não prossegue).</text:span></text:p>
      <text:p text:style-name="P122"><text:span text:style-name="T19"><text:tab/></text:span><text:span text:style-name="T51">Linha 1</text:span><text:span text:style-name="T54">0</text:span><text:span text:style-name="T51">: </text:span><text:span text:style-name="T505">Link</text:span><text:span text:style-name="T51"> </text:span><text:span text:style-name="T229">Voltar</text:span><text:span text:style-name="T281"> redireciona </text:span><text:span text:style-name="T282">para </text:span><text:span text:style-name="T355">seleção do tipo de <text:tab/><text:tab/><text:tab/><text:tab/><text:tab/>atendimento T02-02-03.</text:span></text:p>
      <text:p text:style-name="P58"/>
      <text:p text:style-name="P294">T0<text:span text:style-name="T516">2</text:span>-0<text:span text:style-name="T516">2</text:span>-0<text:span text:style-name="T424">4</text:span> <text:span text:style-name="T516">s</text:span>eleção do <text:span text:style-name="T516">m</text:span><text:span text:style-name="T423">ês</text:span>:</text:p>
      <text:p text:style-name="P294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<text:span text:style-name="T425">4</text:span>/7 – <text:span text:style-name="T417">Selecionar o mês do </text:span><text:span text:style-name="T516">a</text:span><text:span text:style-name="T417">gendamento <text:s/></text:span><text:s text:c="34"/>|</text:p>
      <text:p text:style-name="P226">04: |--------------------------------------------------------------------------------|</text:p>
      <text:p text:style-name="P227">05: | <text:span text:style-name="T516">Selecione o mês:</text:span> <text:s text:c="62"/>|</text:p>
      <text:p text:style-name="P234">06: | <text:span text:style-name="T516">|</text:span>M<text:span text:style-name="T516">e</text:span>s<text:span text:style-name="T516">es| <text:s text:c="30"/></text:span><text:span text:style-name="T426"><text:s text:c="41"/>|</text:span></text:p>
      <text:p text:style-name="P227"><text:span text:style-name="T519">07</text:span>: | <text:s text:c="79"/>|</text:p>
      <text:p text:style-name="P227"><text:span text:style-name="T519">08</text:span>: |--------------------------------------------------------------------------------|</text:p>
      <text:p text:style-name="P230"><text:span text:style-name="T519">09</text:span>: | <text:span text:style-name="T409">{Prosseguir}</text:span> <text:s text:c="66"/>|</text:p>
      <text:p text:style-name="P181"><text:span text:style-name="T519">10</text:span>: | <text:span text:style-name="T254">Voltar</text:span> <text:s text:c="72"/>| <text:s text:c="92"/></text:p>
      <text:p text:style-name="P181"><text:span text:style-name="T426">1</text:span><text:span text:style-name="T519">1</text:span>: | <text:s text:c="79"/>|</text:p>
      <text:p text:style-name="P235">1<text:span text:style-name="T519">2</text:span>: +--------------------------------------------------------------------------------+</text:p>
      <text:p text:style-name="P119"/>
      <text:p text:style-name="P27"><text:span text:style-name="T7">Função: </text:span><text:span text:style-name="T419">Cidadão escolhe um </text:span><text:span text:style-name="T515">mês </text:span><text:span text:style-name="T419">dentre os meses que possuem agendamentos disponíveis para o </text:span><text:span text:style-name="T515">t</text:span><text:span text:style-name="T419">ipo e </text:span><text:span text:style-name="T515">l</text:span><text:span text:style-name="T419">ocal de </text:span><text:span text:style-name="T515">a</text:span><text:span text:style-name="T419">tendimento, escolhidos </text:span><text:span text:style-name="T515">nos passos anteriores</text:span><text:span text:style-name="T419">.</text:span></text:p>
      <text:p text:style-name="P27"><text:span text:style-name="T7">Origem: </text:span><text:span text:style-name="T516">T02-02-03 s</text:span><text:span text:style-name="T422">eleção do </text:span><text:span text:style-name="T516">l</text:span><text:span text:style-name="T422">ocal de </text:span><text:span text:style-name="T516">a</text:span><text:span text:style-name="T422">tendimento.</text:span></text:p>
      <text:p text:style-name="P27"><text:span text:style-name="T7">Pré-condição: </text:span><text:span text:style-name="T414">Cidadão selecionou um </text:span><text:span text:style-name="T516">l</text:span><text:span text:style-name="T414">ocal de </text:span><text:span text:style-name="T516">a</text:span><text:span text:style-name="T414">tendimento.</text:span></text:p>
      <text:p text:style-name="P119">Funcionamento:</text:p>
      <text:p text:style-name="P123"><text:tab/><text:span text:style-name="T60">Sistema carrega os meses, nos quais o local de atendimento <text:tab/>possui agendamentos disponíveis para o tipo de atendimento </text:span><text:soft-page-break/><text:span text:style-name="T60"><text:tab/>escolhidos, em |Meses|(linha 06).</text:span></text:p>
      <text:p text:style-name="P124"><text:span text:style-name="T60"><text:tab/></text:span><text:span text:style-name="T55">Se a lista de </text:span><text:span text:style-name="T61">meses</text:span><text:span text:style-name="T55"> for vazia o botão {Prosseguir} é <text:tab/></text:span><text:span text:style-name="T57">des</text:span><text:span text:style-name="T56">abilitado </text:span><text:span text:style-name="T59">e o cidadão só pode </text:span><text:span text:style-name="T230">Voltar</text:span><text:span text:style-name="T55">.</text:span></text:p>
      <text:p text:style-name="P125"><text:span text:style-name="T17"><text:tab/></text:span><text:span text:style-name="T62">L</text:span><text:span text:style-name="T17">inha </text:span><text:span text:style-name="T63">09</text:span><text:span text:style-name="T17">: </text:span><text:span text:style-name="T506">Botão</text:span><text:span text:style-name="T18"> {Prosseguir} dispara o evento de carregamento do <text:tab/><text:tab/><text:tab/>próximo passo </text:span><text:span text:style-name="T53">do agendamento, verifica se o cidadão <text:tab/><text:tab/><text:tab/><text:tab/></text:span><text:span text:style-name="T18">selecionou um </text:span><text:span text:style-name="T62">mês</text:span><text:span text:style-name="T53">, se sim carrega a tela</text:span><text:span text:style-name="T19"> </text:span><text:span text:style-name="T513">seleção do <text:tab/><text:tab/><text:tab/><text:tab/></text:span><text:span text:style-name="T517">dia</text:span><text:span text:style-name="T513"> T02-02-0</text:span><text:span text:style-name="T517">5</text:span><text:span text:style-name="T53">, se não </text:span><text:span text:style-name="T58">carrega a mesma(não prossegue).</text:span></text:p>
      <text:p text:style-name="P125"><text:span text:style-name="T19"><text:tab/></text:span><text:span text:style-name="T51">Linha 1</text:span><text:span text:style-name="T63">0</text:span><text:span text:style-name="T51">: </text:span><text:span text:style-name="T505">Link</text:span><text:span text:style-name="T51"> </text:span><text:span text:style-name="T229">Voltar</text:span><text:span text:style-name="T281"> redireciona </text:span><text:span text:style-name="T282">para seleção do </text:span><text:span text:style-name="T356">local de</text:span><text:span text:style-name="T355"><text:tab/><text:tab/><text:tab/><text:tab/><text:tab/>atendimento T02-02-0</text:span><text:span text:style-name="T357">3</text:span><text:span text:style-name="T282">.</text:span></text:p>
      <text:p text:style-name="P58"/>
      <text:p text:style-name="P294">T0<text:span text:style-name="T518">2</text:span>-0<text:span text:style-name="T518">2</text:span>-0<text:span text:style-name="T430">5</text:span> <text:span text:style-name="T518">s</text:span>eleção do <text:span text:style-name="T518">d</text:span><text:span text:style-name="T430">ia</text:span>:</text:p>
      <text:p text:style-name="P294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<text:span text:style-name="T431">5</text:span>/7 – <text:span text:style-name="T417">Selecionar o dia do </text:span><text:span text:style-name="T519">a</text:span><text:span text:style-name="T417">gendamento <text:s/></text:span><text:s text:c="34"/>|</text:p>
      <text:p text:style-name="P226">04: |--------------------------------------------------------------------------------|</text:p>
      <text:p text:style-name="P227">05: | <text:span text:style-name="T519">Selecione o dia: </text:span><text:s text:c="62"/>|</text:p>
      <text:p text:style-name="P181"><text:span text:style-name="T500">06: | </text:span><text:span text:style-name="T519">|Dias|</text:span><text:span text:style-name="T500"> <text:s/><text:tab/><text:tab/><text:tab/><text:tab/><text:tab/><text:tab/><text:tab/><text:tab/><text:tab/><text:tab/> <text:s text:c="3"/></text:span><text:span text:style-name="T519">|</text:span> <text:s text:c="85"/></text:p>
      <text:p text:style-name="P231"><text:span text:style-name="T519">07</text:span>: | <text:s text:c="79"/>|</text:p>
      <text:p text:style-name="P231"><text:span text:style-name="T519">08</text:span>: |--------------------------------------------------------------------------------|</text:p>
      <text:p text:style-name="P231"><text:span text:style-name="T519">09</text:span>: | <text:span text:style-name="T409">{Prosseguir}</text:span> <text:s text:c="66"/>|</text:p>
      <text:p text:style-name="P182"><text:span text:style-name="T519">10</text:span>: | <text:span text:style-name="T254">Voltar</text:span> <text:s text:c="72"/>| </text:p>
      <text:p text:style-name="P182"><text:span text:style-name="T426">1</text:span><text:span text:style-name="T519">1</text:span>: | <text:s text:c="79"/>| <text:s text:c="9"/></text:p>
      <text:p text:style-name="P235"><text:s text:c="4"/>+--------------------------------------------------------------------------------+</text:p>
      <text:p text:style-name="P119"/>
      <text:p text:style-name="P27"><text:span text:style-name="T7">Função: </text:span><text:span text:style-name="T436">Cidadão escolhe um </text:span><text:span text:style-name="T519">dia </text:span><text:span text:style-name="T436">dentre os dias do mês que possuem agendamentos disponíveis para o </text:span><text:span text:style-name="T519">t</text:span><text:span text:style-name="T436">ipo e </text:span><text:span text:style-name="T519">l</text:span><text:span text:style-name="T436">ocal de </text:span><text:span text:style-name="T519">a</text:span><text:span text:style-name="T436">tendimento, escolhidos </text:span><text:span text:style-name="T519">nos passos anteriores</text:span><text:span text:style-name="T436">.</text:span></text:p>
      <text:p text:style-name="P27"><text:span text:style-name="T7">Origem: </text:span><text:span text:style-name="T520">T02-02-04 s</text:span><text:span text:style-name="T422">eleção do </text:span><text:span text:style-name="T520">m</text:span><text:span text:style-name="T422">ês.</text:span></text:p>
      <text:p text:style-name="P27"><text:span text:style-name="T7">Pré-condição: </text:span><text:span text:style-name="T414">Cidadão selecionou um mês com agendamentos disponíveis.</text:span></text:p>
      <text:p text:style-name="P119">Funcionamento:</text:p>
      <text:p text:style-name="P126"><text:tab/><text:span text:style-name="T60">Sistema carrega os </text:span><text:span text:style-name="T64">dias</text:span><text:span text:style-name="T60"> </text:span><text:span text:style-name="T64">do mês, </text:span><text:span text:style-name="T60">nos quais o local de atendimento <text:tab/>possui agendamentos disponíveis para o tipo de atendimento <text:tab/>escolhidos, em |</text:span><text:span text:style-name="T64">Dias</text:span><text:span text:style-name="T60">|(linha 06).</text:span></text:p>
      <text:p text:style-name="P126"><text:span text:style-name="T60"><text:tab/></text:span><text:span text:style-name="T55">Se a lista de </text:span><text:span text:style-name="T65">dias</text:span><text:span text:style-name="T55"> for vazia o botão {Prosseguir} é <text:tab/></text:span><text:span text:style-name="T57">des</text:span><text:span text:style-name="T56">abilitado </text:span><text:span text:style-name="T59">e o cidadão só pode </text:span><text:span text:style-name="T230">Voltar</text:span><text:span text:style-name="T55">.</text:span></text:p>
      <text:p text:style-name="P126"><text:span text:style-name="T17"><text:tab/></text:span><text:span text:style-name="T62">L</text:span><text:span text:style-name="T17">inha </text:span><text:span text:style-name="T63">09</text:span><text:span text:style-name="T17">: </text:span><text:span text:style-name="T506">Botão</text:span><text:span text:style-name="T18"> {Prosseguir} dispara o evento de carregamento do <text:tab/><text:tab/><text:tab/>próximo passo </text:span><text:span text:style-name="T53">do agendamento, verifica se o cidadão <text:tab/><text:tab/><text:tab/><text:tab/></text:span><text:span text:style-name="T18">selecionou um </text:span><text:span text:style-name="T65">dia do mês</text:span><text:span text:style-name="T53">, se sim carrega a tela</text:span><text:span text:style-name="T19"> <text:tab/><text:tab/><text:tab/><text:tab/><text:tab/></text:span><text:span text:style-name="T513">seleção </text:span><text:span text:style-name="T521">do horário</text:span><text:span text:style-name="T513"> T02-02-0</text:span><text:span text:style-name="T521">6</text:span><text:span text:style-name="T53">, se não </text:span><text:span text:style-name="T58">carrega a <text:tab/><text:tab/><text:tab/><text:tab/><text:tab/>mesma(não prossegue).</text:span></text:p>
      <text:p text:style-name="P126"><text:span text:style-name="T19"><text:tab/></text:span><text:span text:style-name="T51">Linha 1</text:span><text:span text:style-name="T63">0</text:span><text:span text:style-name="T51">: </text:span><text:span text:style-name="T505">Link</text:span><text:span text:style-name="T51"> </text:span><text:span text:style-name="T229">Voltar</text:span><text:span text:style-name="T281"> redireciona </text:span><text:span text:style-name="T282">para </text:span><text:span text:style-name="T355">seleção do </text:span><text:span text:style-name="T358">mês </text:span><text:span text:style-name="T355">T02-02-0</text:span><text:span text:style-name="T358">4</text:span><text:span text:style-name="T282">.</text:span></text:p>
      <text:p text:style-name="P58"/>
      <text:p text:style-name="P294">T0<text:span text:style-name="T522">2</text:span>-0<text:span text:style-name="T522">2</text:span>-0<text:span text:style-name="T432">6</text:span> <text:span text:style-name="T522">s</text:span>eleção do <text:span text:style-name="T522">h</text:span><text:span text:style-name="T432">orário</text:span>:</text:p>
      <text:p text:style-name="P294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<text:span text:style-name="T432">6</text:span>/7 – <text:span text:style-name="T417">Selecionar o horário do </text:span><text:span text:style-name="T523">a</text:span><text:span text:style-name="T417">gendamento <text:s/></text:span><text:s text:c="30"/>|</text:p>
      <text:p text:style-name="P226">04: |--------------------------------------------------------------------------------|</text:p>
      <text:p text:style-name="P232">05: | <text:span text:style-name="T519">Selecione o </text:span><text:span text:style-name="T523">horário</text:span><text:span text:style-name="T519">: </text:span><text:s text:c="58"/>|</text:p>
      <text:p text:style-name="P183"><text:span text:style-name="T500">06: | </text:span><text:span text:style-name="T519">|</text:span><text:span text:style-name="T523">Horários</text:span><text:span text:style-name="T519">| <text:tab/></text:span><text:span text:style-name="T500"><text:tab/><text:tab/><text:tab/><text:tab/><text:tab/><text:tab/><text:tab/><text:tab/> <text:s text:c="3"/></text:span><text:span text:style-name="T519">|</text:span> <text:s text:c="85"/></text:p>
      <text:p text:style-name="P232"><text:span text:style-name="T519">07</text:span>: | <text:s text:c="79"/>|</text:p>
      <text:p text:style-name="P232"><text:span text:style-name="T519">08</text:span>: |--------------------------------------------------------------------------------|</text:p>
      <text:p text:style-name="P232"><text:soft-page-break/><text:span text:style-name="T519">09</text:span>: | <text:span text:style-name="T409">{Prosseguir}</text:span> <text:s text:c="66"/>|</text:p>
      <text:p text:style-name="P183"><text:span text:style-name="T519">10</text:span>: | <text:span text:style-name="T254">Voltar</text:span> <text:s text:c="72"/>| </text:p>
      <text:p text:style-name="P183"><text:span text:style-name="T426">1</text:span><text:span text:style-name="T519">1</text:span>: | <text:s text:c="79"/>| <text:s text:c="9"/></text:p>
      <text:p text:style-name="P236"><text:s text:c="4"/>+--------------------------------------------------------------------------------+</text:p>
      <text:p text:style-name="P119"/>
      <text:p text:style-name="P27"><text:span text:style-name="T7">Função: </text:span><text:span text:style-name="T440">Cidadão escolhe um </text:span><text:span text:style-name="T523">horário </text:span><text:span text:style-name="T440">dentre os horários de agendamento disponíveis do dia para o </text:span><text:span text:style-name="T523">t</text:span><text:span text:style-name="T440">ipo e </text:span><text:span text:style-name="T523">l</text:span><text:span text:style-name="T440">ocal de </text:span><text:span text:style-name="T523">a</text:span><text:span text:style-name="T440">tendimento, escolhidos </text:span><text:span text:style-name="T523">nos passos anteriores.</text:span></text:p>
      <text:p text:style-name="P27"><text:span text:style-name="T7">Origem: </text:span><text:span text:style-name="T523">T02-02-05 s</text:span><text:span text:style-name="T422">eleção do </text:span><text:span text:style-name="T523">d</text:span><text:span text:style-name="T422">ia.</text:span></text:p>
      <text:p text:style-name="P27"><text:span text:style-name="T7">Pré-condição: </text:span><text:span text:style-name="T414">Cidadão </text:span><text:span text:style-name="T524">s</text:span><text:span text:style-name="T414">elecionou um dia com agendamentos disponíveis.</text:span></text:p>
      <text:p text:style-name="P119">Funcionamento:</text:p>
      <text:p text:style-name="P127"><text:tab/><text:span text:style-name="T60">Sistema carrega os </text:span><text:span text:style-name="T66">horários do dia</text:span><text:span text:style-name="T64">, </text:span><text:span text:style-name="T60">nos quais o local de <text:tab/>atendimento possui agendamentos disponíveis para o tipo de <text:tab/>atendimento escolhidos, em |</text:span><text:span text:style-name="T66">Horários</text:span><text:span text:style-name="T60">|(linha 06).</text:span></text:p>
      <text:p text:style-name="P127"><text:span text:style-name="T60"><text:tab/></text:span><text:span text:style-name="T55">Se a lista de </text:span><text:span text:style-name="T66">horários</text:span><text:span text:style-name="T55"> for vazia o botão {Prosseguir} é <text:tab/></text:span><text:span text:style-name="T57">des</text:span><text:span text:style-name="T56">abilitado </text:span><text:span text:style-name="T59">e o cidadão só pode </text:span><text:span text:style-name="T230">Voltar</text:span><text:span text:style-name="T55">.</text:span></text:p>
      <text:p text:style-name="P127"><text:span text:style-name="T17"><text:tab/></text:span><text:span text:style-name="T62">L</text:span><text:span text:style-name="T17">inha </text:span><text:span text:style-name="T63">09</text:span><text:span text:style-name="T17">: </text:span><text:span text:style-name="T506">Botão</text:span><text:span text:style-name="T18"> {Prosseguir} dispara o evento de carregamento do <text:tab/><text:tab/><text:tab/>próximo passo </text:span><text:span text:style-name="T53">do agendamento, verifica se o cidadão <text:tab/><text:tab/><text:tab/><text:tab/></text:span><text:span text:style-name="T18">selecionou um </text:span><text:span text:style-name="T66">horário do </text:span><text:span text:style-name="T65">dia</text:span><text:span text:style-name="T53">, se sim carrega a tela</text:span><text:span text:style-name="T19"> <text:tab/><text:tab/><text:tab/><text:tab/></text:span><text:span text:style-name="T524">confirmação </text:span><text:span text:style-name="T513">T02-02-0</text:span><text:span text:style-name="T524">7</text:span><text:span text:style-name="T53">, se não </text:span><text:span text:style-name="T58">carrega a mesma(não <text:tab/><text:tab/><text:tab/><text:tab/>prossegue).<text:tab/></text:span></text:p>
      <text:p text:style-name="P127"><text:span text:style-name="T19"><text:tab/></text:span><text:span text:style-name="T51">Linha 1</text:span><text:span text:style-name="T63">0</text:span><text:span text:style-name="T51">: </text:span><text:span text:style-name="T505">Link</text:span><text:span text:style-name="T51"> </text:span><text:span text:style-name="T229">Voltar</text:span><text:span text:style-name="T281"> redireciona </text:span><text:span text:style-name="T282">para </text:span><text:span text:style-name="T355">seleção do </text:span><text:span text:style-name="T359">dia</text:span><text:span text:style-name="T358"> </text:span><text:span text:style-name="T355">T02-02-0</text:span><text:span text:style-name="T359">5</text:span><text:span text:style-name="T282">.</text:span></text:p>
      <text:p text:style-name="P58"/>
      <text:p text:style-name="P294">T0<text:span text:style-name="T525">2</text:span>-0<text:span text:style-name="T525">2</text:span>-0<text:span text:style-name="T437">7</text:span> <text:span text:style-name="T525">c</text:span><text:span text:style-name="T437">onfirmação</text:span>:</text:p>
      <text:p text:style-name="P294"/>
      <text:p text:style-name="P181">00: +--------------------------------------------------------------------------------+</text:p>
      <text:p text:style-name="P181">01: | <text:s text:c="79"/>| <text:s text:c="41"/></text:p>
      <text:p text:style-name="P181">0<text:span text:style-name="T408">2</text:span>: | <text:span text:style-name="T408">Agendamento <text:s text:c="29"/></text:span><text:s text:c="38"/>|</text:p>
      <text:p text:style-name="P222">03: | Passo <text:span text:style-name="T438">7</text:span>/7 – <text:span text:style-name="T438">Confirmação do Agendamento <text:s text:c="10"/></text:span><text:s text:c="30"/>|</text:p>
      <text:p text:style-name="P226">04: |--------------------------------------------------------------------------------|</text:p>
      <text:p text:style-name="P227">05: | <text:s text:c="79"/>|</text:p>
      <text:p text:style-name="P237"><text:span text:style-name="T433">0</text:span>6: | Tipo de Atendimento <text:s text:c="22"/><text:span text:style-name="T441"><text:s text:c="37"/>|</text:span></text:p>
      <text:p text:style-name="P237">0<text:span text:style-name="T526">7</text:span>: | Local de Atendimento <text:s text:c="58"/><text:span text:style-name="T441">|</text:span></text:p>
      <text:p text:style-name="P237"><text:span text:style-name="T526">08</text:span>: | Data <text:s text:c="74"/><text:span text:style-name="T441">|</text:span></text:p>
      <text:p text:style-name="P237"><text:span text:style-name="T526">09</text:span>: | Horário <text:s text:c="23"/><text:span text:style-name="T441"><text:s text:c="48"/>|</text:span></text:p>
      <text:p text:style-name="P237">1<text:span text:style-name="T526">0</text:span>: | <text:s text:c="79"/><text:span text:style-name="T441">|</text:span></text:p>
      <text:p text:style-name="P237">1<text:span text:style-name="T526">1</text:span>: | <text:span text:style-name="T528">#</text:span>Observaç<text:span text:style-name="T528">ões</text:span> <text:s text:c="66"/><text:span text:style-name="T441">|</text:span></text:p>
      <text:p text:style-name="P227"><text:span text:style-name="T429">1</text:span><text:span text:style-name="T528">2</text:span>: | <text:s text:c="79"/>|</text:p>
      <text:p text:style-name="P227"><text:span text:style-name="T526">1</text:span><text:span text:style-name="T528">3</text:span>: |--------------------------------------------------------------------------------|</text:p>
      <text:p text:style-name="P233"><text:span text:style-name="T526">1</text:span><text:span text:style-name="T528">4</text:span>: | <text:span text:style-name="T409">{Prosseguir}</text:span> <text:s text:c="66"/>|</text:p>
      <text:p text:style-name="P181"><text:span text:style-name="T526">1</text:span><text:span text:style-name="T528">5</text:span>: | <text:span text:style-name="T254">Voltar</text:span> <text:s text:c="72"/>| <text:s text:c="92"/></text:p>
      <text:p text:style-name="P181"><text:span text:style-name="T528">16</text:span>: | <text:s text:c="79"/>|</text:p>
      <text:p text:style-name="P235"><text:span text:style-name="T439"><text:s text:c="4"/></text:span>+--------------------------------------------------------------------------------+</text:p>
      <text:p text:style-name="P119"/>
      <text:p text:style-name="P27"><text:span text:style-name="T7">Função: </text:span><text:span text:style-name="T439">Mostra as informações do </text:span><text:span text:style-name="T527">a</text:span><text:span text:style-name="T439">gendamento para confirmação.</text:span></text:p>
      <text:p text:style-name="P27"><text:span text:style-name="T7">Pré-condição: </text:span><text:span text:style-name="T414">Cidadão selecionou o horário do agendamento.</text:span></text:p>
      <text:p text:style-name="P119">Funcionamento:</text:p>
      <text:p text:style-name="P119"><text:tab/><text:span text:style-name="T67">Sistema carrega informações do agendamento:</text:span></text:p>
      <text:p text:style-name="P128"><text:tab/><text:span text:style-name="T67">D</text:span><text:span text:style-name="T21">escrição do </text:span><text:span text:style-name="T67">t</text:span><text:span text:style-name="T21">ipo de </text:span><text:span text:style-name="T67">a</text:span><text:span text:style-name="T21">tendimento </text:span><text:span text:style-name="T67">escolhido(l</text:span><text:span text:style-name="T17">inha 06</text:span><text:span text:style-name="T67">),</text:span></text:p>
      <text:p text:style-name="P57"><text:tab/><text:span text:style-name="T528">I</text:span><text:span text:style-name="T442">nformações do </text:span><text:span text:style-name="T528">l</text:span><text:span text:style-name="T442">ocal de </text:span><text:span text:style-name="T528">a</text:span><text:span text:style-name="T442">tendimento </text:span><text:span text:style-name="T528">escolhido(l</text:span><text:span text:style-name="T442">inha 0</text:span><text:span text:style-name="T528">7),</text:span></text:p>
      <text:p text:style-name="P57"><text:span text:style-name="T442"><text:tab/></text:span><text:span text:style-name="T528">Data do agendamento escolhido(linha 08) </text:span><text:span text:style-name="T530">e</text:span><text:span text:style-name="T442"> </text:span><text:span text:style-name="T528">Horário do agendamento <text:tab/>escolhido(linha 09).</text:span></text:p>
      <text:p text:style-name="P59"><text:span text:style-name="T528"><text:tab/>Linha 1</text:span><text:span text:style-name="T529">1</text:span><text:span text:style-name="T528">: Cidadão fornece alguma informação adicional sobre o <text:tab/><text:tab/><text:tab/><text:tab/>agendamento. </text:span></text:p>
      <text:p text:style-name="P128"><text:span text:style-name="T62"><text:tab/>L</text:span><text:span text:style-name="T17">inha </text:span><text:span text:style-name="T67">1</text:span><text:span text:style-name="T68">4</text:span><text:span text:style-name="T17">: </text:span><text:span text:style-name="T506">Botão</text:span><text:span text:style-name="T18"> {Prosseguir} dispara o evento de </text:span><text:span text:style-name="T69">conclusão</text:span><text:span text:style-name="T18"> </text:span><text:span text:style-name="T53">do <text:tab/></text:span><text:soft-page-break/><text:span text:style-name="T53"><text:tab/><text:tab/><text:tab/>agendamento, </text:span><text:span text:style-name="T69">atualiza</text:span><text:span text:style-name="T68"> o agendamento como agendado para <text:tab/><text:tab/><text:tab/>o cidadão e redireciona para </text:span><text:span text:style-name="T529">visualizar agendamentos <text:tab/><text:tab/><text:tab/><text:tab/>(cidadão) T02-03</text:span><text:span text:style-name="T58">.<text:tab/></text:span></text:p>
      <text:p text:style-name="P128"><text:span text:style-name="T19"><text:tab/></text:span><text:span text:style-name="T51">Linha 1</text:span><text:span text:style-name="T68">5</text:span><text:span text:style-name="T51">: </text:span><text:span text:style-name="T505">Link</text:span><text:span text:style-name="T51"> </text:span><text:span text:style-name="T229">Voltar</text:span><text:span text:style-name="T281"> redireciona </text:span><text:span text:style-name="T282">para </text:span><text:span text:style-name="T355">seleção do </text:span><text:span text:style-name="T360">horário</text:span><text:span text:style-name="T358"> <text:tab/><text:tab/><text:tab/><text:tab/><text:tab/></text:span><text:span text:style-name="T355">T02-02-0</text:span><text:span text:style-name="T360">6.</text:span></text:p>
      <text:p text:style-name="P58"/>
      <text:p text:style-name="P3">T0<text:span text:style-name="T531">2</text:span>-0<text:span text:style-name="T531">3 </text:span><text:s/><text:span text:style-name="T531">v</text:span>isualizar agendamentos (cidadão): </text:p>
      <text:p text:style-name="P276"/>
      <text:p text:style-name="P181">00: +--------------------------------------------------------------------------------+</text:p>
      <text:p text:style-name="P181">01: | <text:s/><text:span text:style-name="T535">Informações i</text:span><text:span text:style-name="T534">mpedimento </text:span><text:s text:c="54"/>|</text:p>
      <text:p text:style-name="P181">0<text:span text:style-name="T534">2</text:span>: | <text:s text:c="79"/>|</text:p>
      <text:p text:style-name="P181">0<text:span text:style-name="T534">3</text:span>: |--------------------------------------------------------------------------------| <text:s text:c="79"/></text:p>
      <text:p text:style-name="P181">0<text:span text:style-name="T534">4</text:span>: | <text:s text:c="79"/>|</text:p>
      <text:p text:style-name="P181">0<text:span text:style-name="T534">5</text:span>: | <text:s/>Agendamentos do cidadão: <text:s text:c="53"/>| <text:s text:c="7"/></text:p>
      <text:p text:style-name="P181">0<text:span text:style-name="T534">6</text:span>: | <text:s text:c="79"/>|</text:p>
      <text:p text:style-name="P181"><text:span text:style-name="T534">07</text:span>: | <text:s/><text:span text:style-name="T532">Local</text:span>: <text:s text:c="2"/><text:span text:style-name="T394">Atend</text:span><text:span text:style-name="T532">imento</text:span>: <text:s/>Data: <text:s/>Inicio: <text:s/>Fim: <text:s/><text:span text:style-name="T532">Observações </text:span>Situação: <text:s text:c="11"/>| <text:s text:c="19"/></text:p>
      <text:p text:style-name="P181"><text:span text:style-name="T534">08</text:span>: | <text:s/>XXXXX <text:s text:c="3"/>XXXX <text:s text:c="9"/>XXXX <text:s text:c="2"/>XXXXXX <text:s text:c="2"/>XXX <text:s text:c="2"/>XXXXXXXX <text:s text:c="3"/><text:span text:style-name="T533">XXXXXXXX <text:s/></text:span>{Cancelar} |</text:p>
      <text:p text:style-name="P181"><text:span text:style-name="T534">09</text:span>: | <text:s/>XXXXX <text:s text:c="3"/>XXXX <text:s text:c="9"/>XXXX <text:s text:c="2"/>XXXXXX <text:s text:c="2"/>XXX <text:s text:c="2"/>XXXXXXXX <text:s text:c="3"/><text:span text:style-name="T533">XXXXXXXX</text:span> <text:s text:c="12"/>|</text:p>
      <text:p text:style-name="P181">1<text:span text:style-name="T534">0</text:span>: | <text:s text:c="79"/>|</text:p>
      <text:p text:style-name="P184">1<text:span text:style-name="T534">1</text:span>: | <text:s/><text:span text:style-name="T255">Agendar</text:span> <text:s text:c="70"/>|</text:p>
      <text:p text:style-name="P181">1<text:span text:style-name="T534">2</text:span>: | <text:s/><text:span text:style-name="T217">Voltar</text:span> <text:s text:c="71"/>|</text:p>
      <text:p text:style-name="P181">1<text:span text:style-name="T534">3</text:span>: | <text:s text:c="79"/>| <text:s text:c="76"/></text:p>
      <text:p text:style-name="P181"><text:s text:c="4"/>+--------------------------------------------------------------------------------+</text:p>
      <text:p text:style-name="P181"/>
      <text:p text:style-name="P27"><text:span text:style-name="T6">Função:</text:span> <text:span text:style-name="T395">C</text:span>idadão visualiza seus agendamentos.</text:p>
      <text:p text:style-name="P73"><text:span text:style-name="T395">Quem acessa: </text:span><text:span text:style-name="T13">Cidadão.</text:span></text:p>
      <text:p text:style-name="P27"><text:span text:style-name="T6">Origem:</text:span> <text:span text:style-name="T532">T01-01 m</text:span>enu <text:span text:style-name="T532">cidadão</text:span>.</text:p>
      <text:p text:style-name="P73">Pré-condição:<text:span text:style-name="T11"> </text:span><text:span text:style-name="T13">C</text:span><text:span text:style-name="T11">idadão está logado.</text:span></text:p>
      <text:p text:style-name="P73">Parâmetros:<text:span text:style-name="T11"> </text:span><text:span text:style-name="T70">sessão cidadão.</text:span></text:p>
      <text:p text:style-name="P73">Funcionamento:</text:p>
      <text:p text:style-name="P260"><text:span text:style-name="T150"><text:tab/></text:span><text:span text:style-name="T204">Sistema carrega informações sobre </text:span><text:span text:style-name="T205">um</text:span><text:span text:style-name="T204"> impedimento d</text:span><text:span text:style-name="T205">e novos <text:tab/><text:tab/>agendamentos do</text:span><text:span text:style-name="T204"> cidadão</text:span><text:span text:style-name="T190">(linha 01)</text:span><text:span text:style-name="T204">, o </text:span><text:span text:style-name="T185">cidadão </text:span><text:span text:style-name="T186">é impedido se </text:span><text:span text:style-name="T185">está <text:tab/>bloqueado</text:span><text:span text:style-name="T184"> </text:span><text:span text:style-name="T185">por não comparecimento ou</text:span><text:span text:style-name="T189"> </text:span><text:span text:style-name="T185">possui </text:span><text:span text:style-name="T187">o</text:span><text:span text:style-name="T186"> número limite de </text:span><text:span text:style-name="T185"><text:s/><text:tab/>agendamentos(estipulado pela prefeitura)</text:span><text:span text:style-name="T190">.</text:span></text:p>
      <text:p text:style-name="P74"><text:tab/><text:span text:style-name="T71">Sistema carrega uma lista com informações </text:span><text:span text:style-name="T72">de</text:span><text:span text:style-name="T71"> todos os <text:tab/>agendamentos do cidadão: local de atendimento, tipo de <text:tab/>atendimento, data, <text:tab/>horário de inicio, horário de fim, <text:tab/>observações e situação(linha <text:tab/>10-13), </text:span><text:span text:style-name="T74">o</text:span><text:span text:style-name="T73">s agendamentos com <text:tab/>situação igual a agendado </text:span><text:span text:style-name="T74">e horário dentro do limite de <text:tab/>cancelamento estipulado pela prefeitura </text:span><text:span text:style-name="T73">possuem </text:span><text:span text:style-name="T74">o </text:span><text:span text:style-name="T73">botão <text:tab/>{Cancelar}</text:span><text:span text:style-name="T71">.</text:span></text:p>
      <text:p text:style-name="P27"><text:tab/>Linha 0<text:span text:style-name="T537">5</text:span>-1<text:span text:style-name="T537">0</text:span>: <text:span text:style-name="T6">Botão</text:span> {Cancelar} dispara o evento de cancelar <text:span text:style-name="T538">o</text:span><text:span text:style-name="T537"> <text:tab/><text:tab/><text:tab/><text:tab/>agendamento</text:span>, <text:span text:style-name="T538">a</text:span><text:span text:style-name="T539">tualiza</text:span><text:span text:style-name="T538"> a situação do agendamento para <text:tab/><text:tab/><text:tab/><text:tab/>vago e </text:span><text:span text:style-name="T539">redireciona para a mesma</text:span><text:span text:style-name="T538">.</text:span></text:p>
      <text:p text:style-name="P75"><text:span text:style-name="T74"><text:tab/>Linha 1</text:span><text:span text:style-name="T75">1</text:span><text:span text:style-name="T74">: </text:span><text:span text:style-name="T536">Link:</text:span><text:span text:style-name="T74"> </text:span><text:span text:style-name="T218">Agendar</text:span><text:span text:style-name="T11"> redireciona para </text:span>agenda<text:span text:style-name="T536">r(cidadão) <text:tab/><text:tab/><text:tab/><text:tab/><text:tab/></text:span>T0<text:span text:style-name="T536">2</text:span>-0<text:span text:style-name="T536">2</text:span>.</text:p>
      <text:p text:style-name="P73"><text:span text:style-name="T11"><text:tab/>Linha 1</text:span><text:span text:style-name="T75">2</text:span><text:span text:style-name="T11">: </text:span>Link:<text:span text:style-name="T11"> </text:span><text:span text:style-name="T218">Voltar</text:span><text:span text:style-name="T11"> redireciona para </text:span>menu <text:span text:style-name="T536">cidadão</text:span> T0<text:span text:style-name="T536">1</text:span>-0<text:span text:style-name="T536">1</text:span><text:span text:style-name="T11">.</text:span></text:p>
      <text:p text:style-name="P32"/>
      <text:p text:style-name="P289">T03-0<text:span text:style-name="T540">1</text:span> <text:span text:style-name="T540">v</text:span>isualizar <text:span text:style-name="T540">própria e</text:span>scala:</text:p>
      <text:p text:style-name="P277"/>
      <text:p text:style-name="P185">00: +------------------------------------------------------------------------------------+</text:p>
      <text:p text:style-name="P185">0<text:span text:style-name="T542">1</text:span>: | <text:s/>Escalas do <text:span text:style-name="T541">p</text:span>rofissional <text:s text:c="58"/>|</text:p>
      <text:p text:style-name="P185">0<text:span text:style-name="T542">2</text:span>: | <text:s/>Data <text:s text:c="2"/>Inicio <text:s/>Fim <text:s text:c="2"/><text:span text:style-name="T541">Local <text:s text:c="2"/>Atendimento <text:s text:c="2"/></text:span>Ação <text:s text:c="34"/>| <text:s text:c="79"/></text:p>
      <text:p text:style-name="P185">0<text:span text:style-name="T542">3</text:span>: | <text:s/>XXX <text:s text:c="3"/>XXX <text:s text:c="4"/>XXX <text:s text:c="2"/>XXXX <text:s text:c="3"/>XXXX <text:s/><text:span text:style-name="T264"><text:s text:c="2"/></text:span><text:s text:c="6"/><text:span text:style-name="T541">XXXX</text:span> <text:s text:c="34"/>|</text:p>
      <text:p text:style-name="P185"><text:soft-page-break/>0<text:span text:style-name="T542">4</text:span>: | <text:s/>XXX <text:s text:c="3"/>XXX <text:s text:c="4"/>XXX <text:s text:c="2"/>XXXX <text:s text:c="3"/>XXXX <text:s text:c="2"/><text:tab/> <text:s text:c="5"/><text:span text:style-name="T541">XX</text:span><text:span text:style-name="T544">XX</text:span><text:span text:style-name="T541"> <text:s text:c="4"/></text:span><text:span text:style-name="T264"><text:s text:c="5"/></text:span><text:s text:c="25"/>|</text:p>
      <text:p text:style-name="P185"><text:span text:style-name="T542">05</text:span>: |------------------------------------------------------------------------------------|</text:p>
      <text:p text:style-name="P185"><text:span text:style-name="T542">06</text:span>: | <text:s text:c="83"/>|</text:p>
      <text:p text:style-name="P185"><text:span text:style-name="T542">07</text:span>: | <text:s/><text:span text:style-name="T217">Voltar</text:span><text:span text:style-name="T264"> <text:s text:c="75"/>|</text:span></text:p>
      <text:p text:style-name="P185"><text:span text:style-name="T542">08</text:span>: | <text:s text:c="83"/>|</text:p>
      <text:p text:style-name="P185"><text:s text:c="4"/>+------------------------------------------------------------------------------------+</text:p>
      <text:p text:style-name="P185"/>
      <text:p text:style-name="P32"><text:span text:style-name="T6">Função:</text:span> <text:span text:style-name="T541">Profissional visualiza suas escalas</text:span>.</text:p>
      <text:p text:style-name="P76"><text:span text:style-name="T392">Quem acessa: </text:span><text:span text:style-name="T12">Profissional da prefeitura.</text:span></text:p>
      <text:p text:style-name="P32"><text:span text:style-name="T6">Origem:</text:span> T0<text:span text:style-name="T541">1</text:span>-0<text:span text:style-name="T393">2 </text:span><text:span text:style-name="T541">menu profissional</text:span>.</text:p>
      <text:p text:style-name="P76">Pré-condição:<text:span text:style-name="T11"> Profissional está logado </text:span><text:span text:style-name="T77">e local de atendimento ao qual está associado está ativo</text:span><text:span text:style-name="T11">.</text:span></text:p>
      <text:p text:style-name="P76">Parâmetros:<text:span text:style-name="T11"> </text:span><text:span text:style-name="T76">sessão profissional</text:span><text:span text:style-name="T11">.</text:span></text:p>
      <text:p text:style-name="P303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76">Funcionamento:</text:p>
      <text:p text:style-name="P32"><text:tab/><text:span text:style-name="T541">Sistema carrega uma lista com informações de todas as escalas do <text:tab/>profissional: data, horário de inicio, horário de fim, local de <text:tab/>atendimento, tipo de atendimento e ação.</text:span></text:p>
      <text:p text:style-name="P32"><text:tab/>Linha <text:span text:style-name="T543">07</text:span>: <text:span text:style-name="T6">Link</text:span> <text:span text:style-name="T217">Voltar</text:span> redireciona para o <text:span text:style-name="T6">men</text:span><text:span text:style-name="T10">u </text:span><text:span text:style-name="T9">profissional <text:tab/><text:tab/><text:tab/><text:tab/><text:tab/></text:span><text:span text:style-name="T6">T0</text:span><text:span text:style-name="T9">1</text:span><text:span text:style-name="T6">-0</text:span><text:span text:style-name="T10">2</text:span>.</text:p>
      <text:p text:style-name="P32"/>
      <text:p text:style-name="P291"><text:span text:style-name="T1">T0</text:span><text:span text:style-name="T4">3</text:span><text:span text:style-name="T1">-0</text:span><text:span text:style-name="T4">2</text:span><text:span text:style-name="T1"> </text:span><text:span text:style-name="T4">a</text:span><text:span text:style-name="T1">lterar </text:span><text:span text:style-name="T2">cadastro </text:span><text:span text:style-name="T1">profissional</text:span><text:span text:style-name="T3">(próprio)</text:span><text:span text:style-name="T1">:</text:span><text:span text:style-name="T11"> </text:span></text:p>
      <text:p text:style-name="P33"/>
      <text:p text:style-name="P186">00: +--------------------------------------------------------------------------------+</text:p>
      <text:p text:style-name="P186">01: | <text:s text:c="2"/><text:span text:style-name="T546">Alterar cadastro profissional:</text:span> <text:s text:c="46"/><text:span text:style-name="T546">|</text:span> <text:s text:c="71"/></text:p>
      <text:p text:style-name="P186">02: | <text:s text:c="79"/>|</text:p>
      <text:p text:style-name="P187">03: | <text:s text:c="2"/><text:span text:style-name="T546">Situação <text:s text:c="11"/></text:span><text:s text:c="57"/>|</text:p>
      <text:p text:style-name="P186">0<text:span text:style-name="T550">4</text:span>: | <text:s text:c="2"/>Nome <text:s text:c="72"/>|</text:p>
      <text:p text:style-name="P186">0<text:span text:style-name="T550">5</text:span>: | <text:s text:c="2"/><text:span text:style-name="T546">Data de nascimento</text:span> <text:s text:c="58"/>|</text:p>
      <text:p text:style-name="P186">0<text:span text:style-name="T550">6</text:span>: | <text:s text:c="2"/><text:span text:style-name="T546">Local de atendimento</text:span> <text:s text:c="56"/>|</text:p>
      <text:p text:style-name="P186"><text:span text:style-name="T404">0</text:span><text:span text:style-name="T550">7</text:span>: | <text:s text:c="2"/><text:span text:style-name="T546">Ocupação</text:span> <text:s text:c="68"/>|</text:p>
      <text:p text:style-name="P186"><text:span text:style-name="T404">0</text:span><text:span text:style-name="T550">8</text:span>: | <text:s text:c="2"/><text:span text:style-name="T546">Conselho</text:span> <text:s text:c="68"/><text:span text:style-name="T401">|</text:span> <text:s text:c="6"/></text:p>
      <text:p text:style-name="P241">0<text:span text:style-name="T550">9</text:span>: | <text:s text:c="2"/><text:span text:style-name="T546">CPF <text:s text:c="5"/></text:span><text:s text:c="68"/>|</text:p>
      <text:p text:style-name="P241"><text:span text:style-name="T550">10</text:span>: | <text:s text:c="2"/><text:span text:style-name="T546">RG <text:s text:c="12"/></text:span><text:s text:c="62"/>|</text:p>
      <text:p text:style-name="P186"><text:span text:style-name="T399">1</text:span><text:span text:style-name="T550">1</text:span><text:span text:style-name="T399">: | <text:s text:c="2"/></text:span><text:span text:style-name="T546">Órgão emissor do RG</text:span> <text:s text:c="57"/>|</text:p>
      <text:p text:style-name="P186">1<text:span text:style-name="T550">2</text:span>: | <text:s text:c="2"/><text:span text:style-name="T546">Matrícula <text:s text:c="6"/></text:span><text:span text:style-name="T400"><text:s text:c="3"/></text:span><text:s text:c="58"/>|</text:p>
      <text:p text:style-name="P186">1<text:span text:style-name="T550">3</text:span>: | <text:s text:c="2"/><text:span text:style-name="T546">Permissão <text:s text:c="9"/></text:span><text:s text:c="58"/>|</text:p>
      <text:p text:style-name="P221">1<text:span text:style-name="T550">4</text:span>: | <text:s text:c="2"/>#<text:span text:style-name="T547">CEP <text:s text:c="10"/></text:span><text:s text:c="62"/>|</text:p>
      <text:p text:style-name="P241">1<text:span text:style-name="T550">5</text:span>: | <text:s text:c="2"/><text:span text:style-name="T547">|Estado| <text:s text:c="10"/></text:span><text:s text:c="58"/>|</text:p>
      <text:p text:style-name="P186"><text:span text:style-name="T404">1</text:span><text:span text:style-name="T550">6</text:span>: | <text:s text:c="2"/><text:span text:style-name="T547">|Município| <text:s text:c="9"/></text:span><text:s text:c="56"/>|</text:p>
      <text:p text:style-name="P241">1<text:span text:style-name="T550">7</text:span>: | <text:s text:c="2"/><text:span text:style-name="T547">#Bairro <text:s text:c="13"/></text:span><text:s text:c="56"/>|</text:p>
      <text:p text:style-name="P186"><text:span text:style-name="T404">1</text:span><text:span text:style-name="T550">8</text:span>: | <text:s text:c="2"/><text:span text:style-name="T547">#Endereço <text:s text:c="4"/></text:span><text:s text:c="63"/>| </text:p>
      <text:p text:style-name="P186"><text:span text:style-name="T404">1</text:span><text:span text:style-name="T550">9</text:span>: | <text:s text:c="2"/><text:span text:style-name="T404">#</text:span><text:span text:style-name="T547">Número <text:s text:c="5"/></text:span><text:s text:c="64"/>|</text:p>
      <text:p text:style-name="P186"><text:span text:style-name="T550">20</text:span>: | <text:s text:c="2"/><text:span text:style-name="T547">#Complemento</text:span> <text:s text:c="64"/>|</text:p>
      <text:p text:style-name="P188"><text:span text:style-name="T402">21</text:span><text:span text:style-name="T404">: | <text:s text:c="2"/></text:span><text:span text:style-name="T547">#Telefone 1 </text:span><text:span text:style-name="T404"><text:s text:c="65"/>|</text:span></text:p>
      <text:p text:style-name="P188"><text:span text:style-name="T402">2</text:span><text:span text:style-name="T550">2</text:span><text:span text:style-name="T404">: | <text:s text:c="2"/></text:span><text:span text:style-name="T547">#Telefone 2</text:span><text:span text:style-name="T404"> <text:s text:c="65"/>|</text:span></text:p>
      <text:p text:style-name="P188"><text:span text:style-name="T402">2</text:span><text:span text:style-name="T550">3</text:span><text:span text:style-name="T404">: | <text:s text:c="2"/></text:span><text:span text:style-name="T547">#E-mail </text:span><text:span text:style-name="T404"><text:s text:c="69"/>|</text:span></text:p>
      <text:p text:style-name="P188"><text:span text:style-name="T402">2</text:span><text:span text:style-name="T550">4</text:span><text:span text:style-name="T404">: | <text:s text:c="2"/></text:span><text:span text:style-name="T547">#Nova senha</text:span><text:span text:style-name="T404"> <text:s text:c="65"/>|</text:span></text:p>
      <text:p text:style-name="P188"><text:span text:style-name="T402">2</text:span><text:span text:style-name="T550">5</text:span><text:span text:style-name="T404">: | <text:s text:c="2"/></text:span><text:span text:style-name="T547">#Confirmar nova senha</text:span><text:span text:style-name="T404"> <text:s text:c="55"/></text:span><text:span text:style-name="T547">|</text:span><text:span text:style-name="T404"> <text:s text:c="43"/></text:span></text:p>
      <text:p text:style-name="P188"><text:span text:style-name="T402">2</text:span><text:span text:style-name="T550">6</text:span><text:span text:style-name="T404">: | <text:s text:c="2"/></text:span><text:span text:style-name="T547">#Senha atual</text:span><text:span text:style-name="T404"> <text:s text:c="64"/>|</text:span></text:p>
      <text:p text:style-name="P186"><text:span text:style-name="T404">2</text:span><text:span text:style-name="T550">7</text:span>: | <text:s text:c="2"/>{<text:span text:style-name="T403">Atualizar</text:span><text:span text:style-name="T264">}</text:span> <text:s text:c="65"/>|</text:p>
      <text:p text:style-name="P186"><text:span text:style-name="T402">2</text:span><text:span text:style-name="T550">8</text:span>: | <text:s text:c="79"/>|</text:p>
      <text:p text:style-name="P186"><text:span text:style-name="T402">2</text:span><text:span text:style-name="T550">9</text:span>: | <text:s text:c="2"/><text:span text:style-name="T217">Voltar</text:span> <text:s text:c="70"/>|</text:p>
      <text:p text:style-name="P186"><text:span text:style-name="T550">30</text:span>: | <text:s text:c="79"/>|</text:p>
      <text:p text:style-name="P186"><text:s text:c="4"/>+--------------------------------------------------------------------------------+</text:p>
      <text:p text:style-name="P33"/>
      <text:p text:style-name="P33"><text:span text:style-name="T6">Função:</text:span> <text:span text:style-name="T548">P</text:span>rofissional da prefeitura <text:span text:style-name="T548">altera seu próprio cadastro, </text:span><text:soft-page-break/><text:span text:style-name="T549">apenas informações pessoais podem ser alteradas, outras informações podem ser alteradas pelo administrador do sistema</text:span>.</text:p>
      <text:p text:style-name="P33"><text:span text:style-name="T6">Quem acessa: </text:span><text:span text:style-name="T405">Profissional</text:span> da prefeitura.</text:p>
      <text:p text:style-name="P33"><text:span text:style-name="T6">Origem:</text:span> T0<text:span text:style-name="T548">1</text:span>-0<text:span text:style-name="T405">2 </text:span><text:span text:style-name="T548">menu profissional</text:span>. </text:p>
      <text:p text:style-name="P77">Pré-condição:<text:span text:style-name="T11"> Profissional está logado.</text:span></text:p>
      <text:p text:style-name="P77">Parâmetros: <text:span text:style-name="T78">sessão profissional.</text:span></text:p>
      <text:p text:style-name="P78"><text:span text:style-name="T548">Validação: </text:span><text:span text:style-name="T79">Ver esquema bd 2. Tabela de Profissionais.</text:span></text:p>
      <text:p text:style-name="P78"><text:span text:style-name="T79"><text:tab/></text:span><text:span text:style-name="T552">Senha atual</text:span><text:span text:style-name="T82"> deve ser preenchido.</text:span></text:p>
      <text:p text:style-name="P78"><text:span text:style-name="T548"><text:tab/></text:span><text:span text:style-name="T551">CEP </text:span><text:span text:style-name="T81">formato 99999-999.</text:span></text:p>
      <text:p text:style-name="P78"><text:span text:style-name="T81"><text:tab/></text:span><text:span text:style-name="T551">Número</text:span><text:span text:style-name="T81"> maior do que zero.</text:span></text:p>
      <text:p text:style-name="P78"><text:span text:style-name="T81"><text:tab/></text:span><text:span text:style-name="T551">Telefone 1</text:span><text:span text:style-name="T81"> e </text:span><text:span text:style-name="T551">Telefone 2</text:span><text:span text:style-name="T81"> formato (99)9999-9999.</text:span></text:p>
      <text:p text:style-name="P78"><text:span text:style-name="T81"><text:tab/></text:span><text:span text:style-name="T553">E-mail</text:span><text:span text:style-name="T83"> formato </text:span><text:a xlink:type="simple" xlink:href="mailto:AA@AA"><text:span text:style-name="T83">AA@AA</text:span></text:a><text:span text:style-name="T83">.</text:span></text:p>
      <text:p text:style-name="P78"><text:span text:style-name="T83"><text:tab/></text:span><text:span text:style-name="T553">Nova senha</text:span><text:span text:style-name="T83"> e </text:span><text:span text:style-name="T553">Confirmar nova senha</text:span><text:span text:style-name="T83"> tamanho mínimo 6 e devem ser <text:tab/>iguais.</text:span></text:p>
      <text:p text:style-name="P77">Funcionamento:</text:p>
      <text:p text:style-name="P77"><text:span text:style-name="T266"><text:tab/></text:span><text:span text:style-name="T284">Sistema carrega nas variáveis e nas constantes os valores <text:tab/>existentes do cadastro do profissional, os seguintes dados </text:span><text:span text:style-name="T285">só <text:tab/>podem ser visualizados</text:span><text:span text:style-name="T284">: situação, nome, data nascimento, local <text:tab/>de atendimento, ocupação, conselho, CPF, RG, órgão emissor RG, <text:tab/>matrícula e permissão; esses valores só podem ser alterados pelo <text:tab/>administrador do sistema.</text:span></text:p>
      <text:p text:style-name="P77"><text:span text:style-name="T284"><text:tab/></text:span><text:span text:style-name="T286">Sistema carrega a lista de estados e municípios em: |Estados| e <text:tab/>|Municípios|(linha 15-16).</text:span></text:p>
      <text:p text:style-name="P77"><text:span text:style-name="T286"><text:tab/></text:span><text:span text:style-name="T336">Linha 14-26: Profissional fornece os dados cadastrais.</text:span></text:p>
      <text:p text:style-name="P79"><text:span text:style-name="T286"><text:tab/></text:span><text:span text:style-name="T287">Linha 27: </text:span><text:span text:style-name="T363">Botão</text:span><text:span text:style-name="T287"> {Atualizar} </text:span><text:span text:style-name="T267">dispara o evento de </text:span><text:span text:style-name="T288">alterar</text:span><text:span text:style-name="T267"> </text:span><text:span text:style-name="T288">o</text:span><text:span text:style-name="T279"><text:tab/><text:tab/><text:tab/><text:tab/><text:tab/></text:span><text:span text:style-name="T289">c</text:span><text:span text:style-name="T279">adastro </text:span><text:span text:style-name="T288">d</text:span><text:span text:style-name="T267">o </text:span><text:span text:style-name="T291">profissional</text:span><text:span text:style-name="T267">, verifica se </text:span><text:span text:style-name="T279">os dados</text:span><text:span text:style-name="T267"> estão <text:tab/><text:tab/><text:tab/><text:tab/>corretos, se sim </text:span><text:span text:style-name="T288">atualiza</text:span><text:span text:style-name="T267"> </text:span><text:span text:style-name="T288">o </text:span><text:span text:style-name="T279">cadastro</text:span><text:span text:style-name="T267"> e carrega a tela <text:tab/><text:tab/><text:tab/><text:tab/></text:span><text:span text:style-name="T340">menu </text:span><text:span text:style-name="T365">profissional</text:span><text:span text:style-name="T364"> </text:span><text:span text:style-name="T339">T0</text:span><text:span text:style-name="T364">1-0</text:span><text:span text:style-name="T365">2</text:span><text:span text:style-name="T267">, se não carrega a mesma <text:tab/><text:tab/><text:tab/><text:tab/><text:tab/>informando qu</text:span><text:span text:style-name="T290">ais </text:span><text:span text:style-name="T267">dados estão incorretos.</text:span></text:p>
      <text:p text:style-name="P77"><text:span text:style-name="T11"><text:tab/>Linha </text:span><text:span text:style-name="T14">2</text:span><text:span text:style-name="T80">9</text:span><text:span text:style-name="T15">:</text:span><text:span text:style-name="T11"> </text:span>Link<text:span text:style-name="T11"> </text:span><text:span text:style-name="T218">Voltar</text:span><text:span text:style-name="T265"> redireciona para </text:span><text:span text:style-name="T283">o </text:span><text:span text:style-name="T362">menu profissional</text:span><text:span text:style-name="T264"> <text:tab/><text:tab/><text:tab/><text:tab/><text:tab/>T0</text:span><text:span text:style-name="T362">1-</text:span><text:span text:style-name="T264">0</text:span><text:span text:style-name="T337">2</text:span><text:span text:style-name="T265">.</text:span></text:p>
      <text:p text:style-name="P135"/>
      <text:p text:style-name="P9"><text:span text:style-name="T554">T0</text:span><text:span text:style-name="T555">3</text:span><text:span text:style-name="T554">-03 </text:span><text:span text:style-name="T555">a</text:span><text:span text:style-name="T554">tend</text:span><text:span text:style-name="T555">imento própria</text:span><text:span text:style-name="T554"> </text:span><text:span text:style-name="T555">a</text:span><text:span text:style-name="T554">genda:</text:span></text:p>
      <text:p text:style-name="P278"/>
      <text:p text:style-name="P189">00: +--------------------------------------------------------------------------------+</text:p>
      <text:p text:style-name="P189">01: | <text:s text:c="79"/>|</text:p>
      <text:p text:style-name="P189">02: | <text:span text:style-name="T578">Atendimentos profissional</text:span> <text:s text:c="6"/><text:tab/><text:tab/><text:tab/><text:tab/><text:tab/><text:tab/> <text:s text:c="3"/><text:span text:style-name="T578">|</text:span> <text:s text:c="65"/></text:p>
      <text:p text:style-name="P189">0<text:span text:style-name="T578">3</text:span>: | <text:s text:c="79"/>|</text:p>
      <text:p text:style-name="P189">0<text:span text:style-name="T578">4</text:span>: | <text:span text:style-name="T386">Cidadão</text:span> <text:s/><text:span text:style-name="T578">CPF</text:span> <text:s/><text:span text:style-name="T578">Observações <text:s/>I</text:span>nicio <text:s/><text:span text:style-name="T578">F</text:span>im <text:s/><text:span text:style-name="T578">Atendimento <text:s/></text:span><text:s/>Situação <text:s text:c="16"/>|</text:p>
      <text:p text:style-name="P189">0<text:span text:style-name="T578">5</text:span>: | <text:s/>XX<text:span text:style-name="T578">XXX</text:span> <text:s text:c="2"/><text:span text:style-name="T578">XXX</text:span> <text:s text:c="2"/><text:span text:style-name="T578">XXXXXXXX</text:span> <text:s text:c="4"/><text:span text:style-name="T578">XXX</text:span> <text:s text:c="3"/><text:span text:style-name="T578">XXX</text:span> <text:s text:c="2"/><text:span text:style-name="T578">XXXXXXXXX</text:span> <text:s text:c="2"/>|Situaç<text:span text:style-name="T578">ões</text:span>| <text:s/><text:span text:style-name="T578">{Atualizar}</text:span> <text:s/>|</text:p>
      <text:p text:style-name="P189">0<text:span text:style-name="T578">6</text:span>: | <text:s/>XX<text:span text:style-name="T578">XXX</text:span> <text:s text:c="2"/><text:span text:style-name="T578">XXX</text:span> <text:s text:c="2"/><text:span text:style-name="T578">XXXXXXXX</text:span> <text:s text:c="4"/><text:span text:style-name="T578">XXX</text:span> <text:s text:c="3"/><text:span text:style-name="T578">XXX</text:span> <text:s text:c="2"/><text:span text:style-name="T578">XXXXXXXXX</text:span> <text:s text:c="4"/>XXXX <text:s text:c="19"/>|</text:p>
      <text:p text:style-name="P189"><text:span text:style-name="T578">07</text:span>: | <text:s text:c="79"/><text:span text:style-name="T578">|</text:span> <text:s text:c="77"/></text:p>
      <text:p text:style-name="P189"><text:span text:style-name="T578">08</text:span>: | <text:span text:style-name="T217">Voltar</text:span> <text:s text:c="72"/>|</text:p>
      <text:p text:style-name="P189"><text:span text:style-name="T578">09</text:span>: | <text:s text:c="79"/>|</text:p>
      <text:p text:style-name="P189">1<text:span text:style-name="T578">0</text:span>: | <text:s text:c="79"/>|</text:p>
      <text:p text:style-name="P189"><text:s text:c="4"/>+--------------------------------------------------------------------------------+</text:p>
      <text:p text:style-name="P189"/>
      <text:p text:style-name="P34"><text:span text:style-name="T6">Função:</text:span> <text:span text:style-name="T579">Profissional faz o atendimento da agenda do dia, definindo a situação dos agendamentos.</text:span></text:p>
      <text:p text:style-name="P34"><text:span text:style-name="T6">Quem acessa:</text:span> <text:span text:style-name="T580">Profissionais da prefeitura.</text:span></text:p>
      <text:p text:style-name="P34"><text:span text:style-name="T6">Origem:</text:span> T0<text:span text:style-name="T580">1</text:span>-0<text:span text:style-name="T396">2 </text:span><text:span text:style-name="T580">menu profissional</text:span>.</text:p>
      <text:p text:style-name="P80">Pré-condição:<text:span text:style-name="T11"> Profissional está logado.</text:span></text:p>
      <text:p text:style-name="P80"><text:soft-page-break/>Parâmetros: <text:span text:style-name="T84">sessão profissional</text:span><text:span text:style-name="T11">.</text:span></text:p>
      <text:p text:style-name="P305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80">Funcionamento:</text:p>
      <text:p text:style-name="P80"><text:tab/><text:span text:style-name="T85">Sistema carrega a agenda do profissional para o dia atual, uma <text:tab/>lista com informações de todos os agendamentos do profissional: <text:tab/>cidadão, CPF, observações, horário de inicio, horário de fim, <text:tab/>tipo de atendimento e situação(linha 02-06), os agendamentos com <text:tab/>situação igual a agendado possuem o botão {Atualizar} e a <text:tab/>seleção |Situações|, </text:span><text:span text:style-name="T137">s</text:span><text:span text:style-name="T294">ituações: [Compareceu, Não Compareceu].</text:span></text:p>
      <text:p text:style-name="P81"><text:span text:style-name="T287"><text:tab/>Linha </text:span><text:span text:style-name="T292">02-06</text:span><text:span text:style-name="T287">: </text:span><text:span text:style-name="T363">Botão</text:span><text:span text:style-name="T287"> {Atualizar} </text:span><text:span text:style-name="T267">dispara o evento de </text:span><text:span text:style-name="T288">alterar</text:span><text:span text:style-name="T267"> </text:span><text:span text:style-name="T288">o</text:span><text:span text:style-name="T279"><text:tab/><text:tab/><text:tab/><text:tab/></text:span><text:span text:style-name="T293">a situação do agendamento</text:span><text:span text:style-name="T267">, </text:span><text:span text:style-name="T288">atualiza </text:span><text:span text:style-name="T293">a situação do <text:tab/><text:tab/><text:tab/><text:tab/>agendamento</text:span><text:span text:style-name="T267"> e carrega a tela </text:span><text:span text:style-name="T340">menu </text:span><text:span text:style-name="T365">profissional</text:span><text:span text:style-name="T364"> </text:span><text:span text:style-name="T339">T0</text:span><text:span text:style-name="T364">1-0</text:span><text:span text:style-name="T365">2</text:span><text:span text:style-name="T267">.</text:span></text:p>
      <text:p text:style-name="P143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35"/>
      <text:p text:style-name="P10"><text:span text:style-name="T554">T0</text:span><text:span text:style-name="T556">4</text:span><text:span text:style-name="T554">-0</text:span><text:span text:style-name="T556">1</text:span><text:span text:style-name="T554"> </text:span><text:span text:style-name="T555">a</text:span><text:span text:style-name="T554">tend</text:span><text:span text:style-name="T555">imento </text:span><text:span text:style-name="T556">local de atendimento</text:span><text:span text:style-name="T554">:</text:span></text:p>
      <text:p text:style-name="P279"/>
      <text:p text:style-name="P190">00: +--------------------------------------------------------------------------------<text:span text:style-name="T583">-------</text:span>+</text:p>
      <text:p text:style-name="P190">01: | <text:s text:c="86"/>|</text:p>
      <text:p text:style-name="P190">02: | <text:span text:style-name="T578">Atendimentos </text:span><text:span text:style-name="T583">local de atendimento</text:span> <text:s text:c="3"/><text:tab/><text:tab/><text:tab/><text:tab/><text:tab/><text:tab/> <text:s text:c="10"/><text:span text:style-name="T578">|</text:span> <text:s text:c="65"/></text:p>
      <text:p text:style-name="P190">0<text:span text:style-name="T578">3</text:span>: | <text:s text:c="86"/>|</text:p>
      <text:p text:style-name="P190">0<text:span text:style-name="T578">4</text:span>: | <text:span text:style-name="T386">Cidadão</text:span> <text:s/><text:span text:style-name="T578">CPF</text:span> <text:s text:c="2"/><text:span text:style-name="T583">Data</text:span><text:span text:style-name="T578"> <text:s/>I</text:span>nicio <text:s/><text:span text:style-name="T578">F</text:span>im <text:s/><text:span text:style-name="T578">Atendimento <text:s/></text:span><text:span text:style-name="T583">Profissional</text:span> <text:s/>Situação <text:s text:c="16"/>|</text:p>
      <text:p text:style-name="P190">0<text:span text:style-name="T578">5</text:span>: | <text:s/>XX<text:span text:style-name="T578">XXX</text:span> <text:s text:c="2"/><text:span text:style-name="T578">XXX</text:span> <text:s text:c="3"/><text:span text:style-name="T578">XX</text:span> <text:s text:c="2"/><text:span text:style-name="T578">XXX</text:span> <text:s text:c="4"/><text:span text:style-name="T578">XX</text:span> <text:s text:c="2"/><text:span text:style-name="T578">XXXXXXXXX</text:span> <text:s text:c="3"/><text:span text:style-name="T583">XXXXXX</text:span><text:tab/> <text:s text:c="6"/>|Situaç<text:span text:style-name="T578">ões</text:span>| <text:s/><text:span text:style-name="T578">{Atualizar}</text:span> <text:s/>|</text:p>
      <text:p text:style-name="P190">0<text:span text:style-name="T578">6</text:span>: | <text:s/>XX<text:span text:style-name="T578">XXX</text:span> <text:s text:c="2"/><text:span text:style-name="T578">XXX</text:span> <text:s text:c="3"/><text:span text:style-name="T578">XX</text:span> <text:s text:c="2"/><text:span text:style-name="T578">XXX</text:span> <text:s text:c="4"/><text:span text:style-name="T578">XX</text:span> <text:s text:c="2"/><text:span text:style-name="T578">XXXXXXXXX</text:span> <text:s text:c="3"/><text:span text:style-name="T583">XXXXXX</text:span><text:tab/><text:tab/> XXXX <text:s text:c="20"/>|</text:p>
      <text:p text:style-name="P190"><text:span text:style-name="T578">07</text:span>: | <text:s text:c="86"/><text:span text:style-name="T578">|</text:span> <text:s text:c="77"/></text:p>
      <text:p text:style-name="P190"><text:span text:style-name="T578">08</text:span>: | <text:span text:style-name="T217">Voltar</text:span> <text:s text:c="79"/>|</text:p>
      <text:p text:style-name="P190"><text:span text:style-name="T578">09</text:span>: | <text:s text:c="86"/>|</text:p>
      <text:p text:style-name="P190">1<text:span text:style-name="T578">0</text:span>: | <text:s text:c="86"/>|</text:p>
      <text:p text:style-name="P190"><text:s text:c="4"/>+--------------------------------------------------------------------------------<text:span text:style-name="T583">-------</text:span>+</text:p>
      <text:p text:style-name="P190"/>
      <text:p text:style-name="P35"><text:span text:style-name="T6">Função:</text:span> <text:span text:style-name="T579">Profissional faz o atendimento da agenda do </text:span><text:span text:style-name="T584">local de atendimento</text:span><text:span text:style-name="T579">, definindo a situação dos agendamentos.</text:span></text:p>
      <text:p text:style-name="P35"><text:span text:style-name="T6">Quem acessa: </text:span><text:span text:style-name="T585">Profissionais a</text:span><text:span text:style-name="T584">tendente</text:span><text:span text:style-name="T585">s</text:span><text:span text:style-name="T580"> da prefeitura.</text:span></text:p>
      <text:p text:style-name="P35"><text:span text:style-name="T6">Origem:</text:span> T0<text:span text:style-name="T580">1</text:span>-0<text:span text:style-name="T396">2 </text:span><text:span text:style-name="T580">menu profissional</text:span>.</text:p>
      <text:p text:style-name="P82">Pré-condição: <text:span text:style-name="T90">Profissional a</text:span><text:span text:style-name="T88">tendente</text:span><text:span text:style-name="T11"> está logado.</text:span></text:p>
      <text:p text:style-name="P82">Parâmetros: <text:span text:style-name="T84">sessão </text:span><text:span text:style-name="T90">profissional </text:span><text:span text:style-name="T89">atendente</text:span><text:span text:style-name="T11">.</text:span></text:p>
      <text:p text:style-name="P83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82">Funcionamento:</text:p>
      <text:p text:style-name="P82"><text:tab/><text:span text:style-name="T85">Sistema carrega a agenda do </text:span><text:span text:style-name="T90">local de atendimento</text:span><text:span text:style-name="T85"> para </text:span><text:span text:style-name="T91">t</text:span><text:span text:style-name="T85">o</text:span><text:span text:style-name="T91">dos</text:span><text:span text:style-name="T85"> </text:span><text:span text:style-name="T91">os <text:tab/></text:span><text:span text:style-name="T85">dia</text:span><text:span text:style-name="T91">s</text:span><text:span text:style-name="T85">, uma lista com informações de todos os agendamentos do <text:tab/></text:span><text:span text:style-name="T91">local de atendimento</text:span><text:span text:style-name="T85">: cidadão, CPF, </text:span><text:span text:style-name="T95">data</text:span><text:span text:style-name="T85">, horário de inicio, <text:tab/>horário de fim, tipo de atendimento, </text:span><text:span text:style-name="T95">profissional</text:span><text:span text:style-name="T85"> e situação <text:tab/>(linha 02-06), os agendamentos com situação igual a agendado <text:tab/>possuem o botão {Atualizar} e a seleção |Situações|, </text:span><text:span text:style-name="T294">situações: <text:tab/>[Compareceu, Não Compareceu].</text:span></text:p>
      <text:p text:style-name="P82"><text:span text:style-name="T287"><text:tab/>Linha </text:span><text:span text:style-name="T292">02-06</text:span><text:span text:style-name="T287">: </text:span><text:span text:style-name="T363">Botão</text:span><text:span text:style-name="T287"> {Atualizar} </text:span><text:span text:style-name="T267">dispara o evento de </text:span><text:span text:style-name="T288">alterar</text:span><text:span text:style-name="T267"> </text:span><text:span text:style-name="T288">o</text:span><text:span text:style-name="T279"><text:tab/></text:span><text:soft-page-break/><text:span text:style-name="T279"><text:tab/><text:tab/><text:tab/></text:span><text:span text:style-name="T293">a situação do agendamento</text:span><text:span text:style-name="T267">, </text:span><text:span text:style-name="T288">atualiza </text:span><text:span text:style-name="T293">a situação do <text:tab/></text:span><text:span text:style-name="T293"><text:tab/><text:tab/><text:tab/>agendamento</text:span><text:span text:style-name="T267"> e carrega a tela </text:span><text:span text:style-name="T340">menu </text:span><text:span text:style-name="T365">profissional</text:span><text:span text:style-name="T364"> </text:span><text:span text:style-name="T339">T0</text:span><text:span text:style-name="T364">1-0</text:span><text:span text:style-name="T365">2</text:span><text:span text:style-name="T267">.</text:span></text:p>
      <text:p text:style-name="P144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35"/>
      <text:p text:style-name="P275"><text:span text:style-name="T1">T0</text:span><text:span text:style-name="T5">4</text:span><text:span text:style-name="T1">-0</text:span><text:span text:style-name="T5">2 a</text:span><text:span text:style-name="T1">gendar </text:span><text:span text:style-name="T5">no local de atendimento</text:span><text:span text:style-name="T1">:</text:span></text:p>
      <text:p text:style-name="P20"/>
      <text:p text:style-name="P264">O agendamento feito pelo profissional da prefeitura no local de atendimento consiste em 3 passos: informar CPF cidadão(T04-02-01), selecionar agendamento(T04-02-02) e confirmação(T04-02-03).</text:p>
      <text:p text:style-name="P264"/>
      <text:p text:style-name="P36"><text:span text:style-name="T6">Função:</text:span> <text:span text:style-name="T579">Profissional faz </text:span><text:span text:style-name="T587">um agendamento por um cidadão no local de atendimento.</text:span></text:p>
      <text:p text:style-name="P36"><text:span text:style-name="T6">Quem acessa: </text:span><text:span text:style-name="T585">Profissionais a</text:span><text:span text:style-name="T584">tendente</text:span><text:span text:style-name="T585">s</text:span><text:span text:style-name="T580"> da prefeitura.</text:span></text:p>
      <text:p text:style-name="P36"><text:span text:style-name="T6">Origem:</text:span> T0<text:span text:style-name="T580">1</text:span>-0<text:span text:style-name="T396">2 </text:span><text:span text:style-name="T580">menu profissional</text:span>.</text:p>
      <text:p text:style-name="P84">Pré-condição: <text:span text:style-name="T90">Profissional a</text:span><text:span text:style-name="T88">tendente</text:span><text:span text:style-name="T11"> está logado.</text:span></text:p>
      <text:p text:style-name="P84">Parâmetros: <text:span text:style-name="T84">sessão </text:span><text:span text:style-name="T90">profissional </text:span><text:span text:style-name="T89">atendente</text:span><text:span text:style-name="T11">.</text:span></text:p>
      <text:p text:style-name="P84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307"><text:span text:style-name="T491">Funcionamento:</text:span><text:span text:style-name="T138"> </text:span><text:span text:style-name="T139">Profissional</text:span><text:span text:style-name="T44"> realiza os </text:span><text:span text:style-name="T139">3</text:span><text:span text:style-name="T44"> passos descritos a seguir:</text:span></text:p>
      <text:p text:style-name="P61"/>
      <text:p text:style-name="P295">T04-02-01 informar CPF cidadão:</text:p>
      <text:p text:style-name="P61"/>
      <text:p text:style-name="P191">00: +--------------------------------------------------------------------------------+</text:p>
      <text:p text:style-name="P191">01: | <text:s text:c="79"/><text:span text:style-name="T589">|</text:span> <text:s text:c="122"/></text:p>
      <text:p text:style-name="P191">0<text:span text:style-name="T590">2</text:span>: | <text:s/><text:span text:style-name="T398"><text:s/></text:span><text:span text:style-name="T589">#CPF </text:span><text:span text:style-name="T398">Cidadão <text:s text:c="64"/></text:span>|</text:p>
      <text:p text:style-name="P192"><text:span text:style-name="T589">0</text:span><text:span text:style-name="T590">3</text:span><text:span text:style-name="T589">: | <text:s text:c="2"/>{Prosseguir} <text:s text:c="64"/>|</text:span></text:p>
      <text:p text:style-name="P194"><text:span text:style-name="T610">04: | <text:s text:c="2"/></text:span><text:span text:style-name="T256">Voltar</text:span><text:span text:style-name="T366"> <text:s text:c="70"/>|</text:span></text:p>
      <text:p text:style-name="P192"><text:s text:c="4"/>+--------------------------------------------------------------------------------+</text:p>
      <text:p text:style-name="P37"><text:span text:style-name="T7">Função:</text:span><text:span text:style-name="T609"> Carregar informações do cidadão para o agendamento.</text:span></text:p>
      <text:p text:style-name="P37"><text:span text:style-name="T7">Origem: </text:span><text:span text:style-name="T492">T0</text:span><text:span text:style-name="T609">4</text:span><text:span text:style-name="T492">-0</text:span><text:span text:style-name="T623">2</text:span><text:span text:style-name="T609"> agendar no local de atendimento</text:span><text:span text:style-name="T412">.</text:span></text:p>
      <text:p text:style-name="P129">Funcionamento:</text:p>
      <text:p text:style-name="P53"><text:tab/>Linha <text:span text:style-name="T609">0</text:span>2: <text:span text:style-name="T609">Profissional fornece o CPF do cidadão.</text:span></text:p>
      <text:p text:style-name="P255"><text:span text:style-name="T151"><text:tab/>Linha </text:span><text:span text:style-name="T158">03</text:span><text:span text:style-name="T151">: </text:span><text:span text:style-name="T164">Botão</text:span><text:span text:style-name="T151"> {Prosseguir} dispara o evento de carrega</text:span><text:span text:style-name="T157">r <text:tab/><text:tab/><text:tab/><text:tab/><text:tab/>informações do cidadão</text:span><text:span text:style-name="T151">, </text:span><text:span text:style-name="T153">verifica se o cidadão <text:tab/><text:tab/><text:tab/><text:tab/><text:tab/></text:span><text:span text:style-name="T157">está cadastrado</text:span><text:span text:style-name="T153">, se sim carrega a tela </text:span><text:span text:style-name="T165">seleção do <text:tab/><text:tab/><text:tab/><text:tab/></text:span><text:span text:style-name="T169">agendamento</text:span><text:span text:style-name="T165"> </text:span><text:span text:style-name="T166">T0</text:span><text:span text:style-name="T169">4</text:span><text:span text:style-name="T166">-0</text:span><text:span text:style-name="T167">2</text:span><text:span text:style-name="T166">-02,</text:span><text:span text:style-name="T151"> se </text:span><text:span text:style-name="T153">não carrega a mesma</text:span><text:span text:style-name="T156">(não <text:tab/><text:tab/><text:tab/><text:tab/>prossegue) </text:span><text:span text:style-name="T157">informando que o cidadão não está <text:tab/><text:tab/><text:tab/><text:tab/><text:tab/>cadastrado.</text:span></text:p>
      <text:p text:style-name="P193"><text:span text:style-name="T591"><text:tab/></text:span><text:span text:style-name="T592">Linha </text:span><text:span text:style-name="T593">04</text:span><text:span text:style-name="T592">: </text:span><text:span text:style-name="T594">Link </text:span><text:span text:style-name="T595">Voltar</text:span><text:span text:style-name="T597"> redireciona </text:span><text:span text:style-name="T598">para </text:span><text:span text:style-name="T597">o </text:span><text:span text:style-name="T601">menu </text:span><text:span text:style-name="T603">profissional</text:span><text:span text:style-name="T601"> <text:tab/><text:tab/><text:tab/><text:tab/><text:tab/></text:span><text:span text:style-name="T602">T0</text:span><text:span text:style-name="T601">1</text:span><text:span text:style-name="T602">-0</text:span><text:span text:style-name="T603">2</text:span><text:span text:style-name="T602">.</text:span></text:p>
      <text:p text:style-name="P156"/>
      <text:p text:style-name="P292"><text:span text:style-name="T588">T04-02-0</text:span><text:span text:style-name="T621">2</text:span><text:span text:style-name="T588"> </text:span><text:span text:style-name="T620">selecionar agendamento</text:span><text:span text:style-name="T588">:</text:span></text:p>
      <text:p text:style-name="P62"/>
      <text:p text:style-name="P194">00: +--------------------------------------------------------------------------------+</text:p>
      <text:p text:style-name="P194">01: | <text:s text:c="79"/><text:span text:style-name="T589">|</text:span> <text:s text:c="122"/></text:p>
      <text:p text:style-name="P194">0<text:span text:style-name="T590">2</text:span>: | <text:s/><text:span text:style-name="T398"><text:s/></text:span><text:span text:style-name="T611">Informações</text:span><text:span text:style-name="T589"> </text:span><text:span text:style-name="T398">Cidadão <text:s text:c="57"/></text:span>|</text:p>
      <text:p text:style-name="P195"><text:span text:style-name="T589">0</text:span><text:span text:style-name="T614">3</text:span><text:span text:style-name="T589">: | <text:s text:c="79"/>|</text:span></text:p>
      <text:p text:style-name="P195"><text:span text:style-name="T589">0</text:span><text:span text:style-name="T614">4</text:span><text:span text:style-name="T589">: | <text:s text:c="2"/></text:span><text:span text:style-name="T611">Agendamentos local de atendimento</text:span><text:span text:style-name="T589"> <text:s text:c="43"/></text:span><text:span text:style-name="T611">|</text:span><text:span text:style-name="T589"> <text:s text:c="69"/></text:span></text:p>
      <text:p text:style-name="P195"><text:span text:style-name="T589">0</text:span><text:span text:style-name="T614">5</text:span><text:span text:style-name="T589">: | <text:s text:c="2"/></text:span><text:span text:style-name="T612">Data <text:s/>Inicio <text:s/>Fim <text:s/>Atendimento</text:span><text:span text:style-name="T589"> <text:s text:c="46"/></text:span><text:span text:style-name="T612">|</text:span><text:span text:style-name="T589"> <text:s text:c="64"/></text:span></text:p>
      <text:p text:style-name="P195"><text:soft-page-break/><text:span text:style-name="T589">0</text:span><text:span text:style-name="T614">6</text:span><text:span text:style-name="T589">: | <text:s text:c="2"/></text:span><text:span text:style-name="T613">XXX</text:span><text:span text:style-name="T589"> <text:s text:c="2"/></text:span><text:span text:style-name="T613">XXXXX</text:span><text:span text:style-name="T589"> <text:s text:c="2"/></text:span><text:span text:style-name="T613">XXX</text:span><text:span text:style-name="T589"> <text:s/></text:span><text:span text:style-name="T613">XXXXXXXXXX</text:span><text:span text:style-name="T589"> <text:s text:c="2"/></text:span><text:span text:style-name="T613">{Agendar}</text:span><text:span text:style-name="T589"> <text:s text:c="35"/></text:span><text:span text:style-name="T613">|</text:span><text:span text:style-name="T589"> <text:s text:c="42"/></text:span></text:p>
      <text:p text:style-name="P196"><text:span text:style-name="T589">0</text:span><text:span text:style-name="T614">7</text:span><text:span text:style-name="T589">: | <text:s text:c="2"/></text:span><text:span text:style-name="T613">XXX</text:span><text:span text:style-name="T589"> <text:s text:c="2"/></text:span><text:span text:style-name="T613">XXXXX</text:span><text:span text:style-name="T589"> <text:s text:c="2"/></text:span><text:span text:style-name="T613">XXX</text:span><text:span text:style-name="T589"> <text:s/></text:span><text:span text:style-name="T613">XXXXXXXXXX</text:span><text:span text:style-name="T589"> <text:s text:c="2"/></text:span><text:span text:style-name="T613">{Agendar}</text:span><text:span text:style-name="T589"> <text:s text:c="35"/></text:span><text:span text:style-name="T613">|</text:span><text:span text:style-name="T589"> <text:s text:c="42"/></text:span></text:p>
      <text:p text:style-name="P194"><text:span text:style-name="T589">0</text:span><text:span text:style-name="T614">8</text:span><text:span text:style-name="T589">: | <text:s text:c="2"/></text:span><text:span text:style-name="T257">Voltar</text:span><text:span text:style-name="T589"> <text:s text:c="70"/>|</text:span></text:p>
      <text:p text:style-name="P194"><text:s text:c="4"/>+--------------------------------------------------------------------------------+</text:p>
      <text:p text:style-name="P38"><text:span text:style-name="T7">Função:</text:span><text:span text:style-name="T609"> Carregar informações do</text:span><text:span text:style-name="T614">s</text:span><text:span text:style-name="T609"> </text:span><text:span text:style-name="T614">agendamentos disponíveis no local de atendimento</text:span><text:span text:style-name="T609"> para o agendamento.</text:span></text:p>
      <text:p text:style-name="P40"><text:span text:style-name="T7">Origem: </text:span><text:span text:style-name="T492">T0</text:span><text:span text:style-name="T609">4</text:span><text:span text:style-name="T492">-0</text:span><text:span text:style-name="T623">2</text:span><text:span text:style-name="T615">-01</text:span><text:span text:style-name="T609"> </text:span><text:span text:style-name="T615">informar CPF cidadão</text:span><text:span text:style-name="T412">.</text:span></text:p>
      <text:p text:style-name="P130">Funcionamento:</text:p>
      <text:p text:style-name="P54"><text:tab/><text:span text:style-name="T614">Sistema carrega </text:span><text:span text:style-name="T616">histórico de agendamentos e situação de <text:tab/>impedimento </text:span><text:span text:style-name="T614">do cidadão(linha 02), </text:span><text:span text:style-name="T616">carrega todos os agendamento <text:tab/></text:span><text:span text:style-name="T710">disponíveis</text:span><text:span text:style-name="T616"> do local de atendimento(linha 04-07): </text:span><text:span text:style-name="T617">data, horário <text:tab/>de inicio, horário de fim e tipo de atendimento</text:span><text:span text:style-name="T616">; </text:span><text:span text:style-name="T618">todas as <text:tab/>entradas possuem o botão {Agendar}.</text:span></text:p>
      <text:p text:style-name="P256"><text:span text:style-name="T151"><text:tab/>Linha </text:span><text:span text:style-name="T159">04-07</text:span><text:span text:style-name="T151">: </text:span><text:span text:style-name="T164">Botão</text:span><text:span text:style-name="T151"> {</text:span><text:span text:style-name="T159">Agendar</text:span><text:span text:style-name="T151">} dispara o evento de </text:span><text:span text:style-name="T159">agendar</text:span><text:span text:style-name="T151">, <text:tab/><text:tab/><text:tab/><text:tab/><text:tab/></text:span><text:span text:style-name="T153">carrega a tela </text:span><text:span text:style-name="T170">confirmação</text:span><text:span text:style-name="T165"> </text:span><text:span text:style-name="T166">T0</text:span><text:span text:style-name="T169">4</text:span><text:span text:style-name="T166">-0</text:span><text:span text:style-name="T167">2</text:span><text:span text:style-name="T166">-0</text:span><text:span text:style-name="T170">3</text:span><text:span text:style-name="T157">.</text:span></text:p>
      <text:p text:style-name="P194"><text:span text:style-name="T604"><text:tab/></text:span><text:span text:style-name="T597">Linha </text:span><text:span text:style-name="T599">08</text:span><text:span text:style-name="T597">:</text:span><text:span text:style-name="T602"> Link </text:span><text:span text:style-name="T595">Voltar</text:span><text:span text:style-name="T597"> redireciona </text:span><text:span text:style-name="T598">para </text:span><text:span text:style-name="T606">informar CPF cidadão <text:tab/><text:tab/><text:tab/><text:tab/>T04-0</text:span><text:span text:style-name="T607">2</text:span><text:span text:style-name="T606">-01</text:span><text:span text:style-name="T602">.</text:span></text:p>
      <text:p text:style-name="P157"/>
      <text:p text:style-name="P293"><text:span text:style-name="T588">T04-0</text:span><text:span text:style-name="T623">2</text:span><text:span text:style-name="T588">-0</text:span><text:span text:style-name="T622">3</text:span><text:span text:style-name="T588"> </text:span><text:span text:style-name="T619">confirmação</text:span><text:span text:style-name="T588">:</text:span></text:p>
      <text:p text:style-name="P63"/>
      <text:p text:style-name="P197">00: +--------------------------------------------------------------------------------+</text:p>
      <text:p text:style-name="P197">01: | <text:s text:c="79"/><text:span text:style-name="T589">|</text:span> <text:s text:c="122"/></text:p>
      <text:p text:style-name="P197">0<text:span text:style-name="T590">2</text:span>: | <text:s/><text:span text:style-name="T398"><text:s/></text:span><text:span text:style-name="T611">Informações</text:span><text:span text:style-name="T589"> </text:span><text:span text:style-name="T398">Cidadão <text:s text:c="57"/></text:span>|</text:p>
      <text:p text:style-name="P197"><text:span text:style-name="T589">0</text:span><text:span text:style-name="T614">3</text:span><text:span text:style-name="T589">: | <text:s text:c="79"/>|</text:span></text:p>
      <text:p text:style-name="P197"><text:span text:style-name="T589">0</text:span><text:span text:style-name="T614">4</text:span><text:span text:style-name="T589">: | <text:s text:c="2"/></text:span><text:span text:style-name="T619">Informações Agendamento <text:s text:c="53"/>|</text:span></text:p>
      <text:p text:style-name="P197"><text:span text:style-name="T619">05: |</text:span><text:span text:style-name="T589"> <text:s text:c="2"/></text:span><text:span text:style-name="T613">{</text:span><text:span text:style-name="T620">Confirmar</text:span><text:span text:style-name="T613">}</text:span><text:span text:style-name="T589"> <text:s text:c="65"/></text:span><text:span text:style-name="T613">|</text:span><text:span text:style-name="T589"> <text:s text:c="42"/></text:span></text:p>
      <text:p text:style-name="P197"><text:span text:style-name="T589">0</text:span><text:span text:style-name="T619">6</text:span><text:span text:style-name="T589">: | <text:s text:c="2"/></text:span><text:span text:style-name="T257">Voltar</text:span><text:span text:style-name="T589"> <text:s text:c="70"/>|</text:span></text:p>
      <text:p text:style-name="P197"><text:s text:c="4"/>+--------------------------------------------------------------------------------+</text:p>
      <text:p text:style-name="P39"><text:span text:style-name="T7">Função:</text:span><text:span text:style-name="T609"> </text:span><text:span text:style-name="T620">Confirmar o agendamento para o cidadão</text:span></text:p>
      <text:p text:style-name="P39"><text:span text:style-name="T7">Origem: </text:span><text:span text:style-name="T492">T0</text:span><text:span text:style-name="T609">4</text:span><text:span text:style-name="T492">-0</text:span><text:span text:style-name="T623">2</text:span><text:span text:style-name="T615">-0</text:span><text:span text:style-name="T620">2 sele</text:span><text:span text:style-name="T623">cionar agendamento</text:span><text:span text:style-name="T412">.</text:span></text:p>
      <text:p text:style-name="P131">Funcionamento:</text:p>
      <text:p text:style-name="P55"><text:tab/><text:span text:style-name="T614">Sistema carrega </text:span><text:span text:style-name="T623">informações do</text:span><text:span text:style-name="T614"> cidadão(linha 02) </text:span><text:span text:style-name="T624">e</text:span><text:span text:style-name="T616"> </text:span><text:span text:style-name="T623">informações <text:tab/>do agendamento escolhido no passo anterior</text:span><text:span text:style-name="T616">(linha <text:tab/>04)</text:span><text:span text:style-name="T618">.</text:span></text:p>
      <text:p text:style-name="P257"><text:span text:style-name="T151"><text:tab/>Linha </text:span><text:span text:style-name="T159">0</text:span><text:span text:style-name="T163">5</text:span><text:span text:style-name="T151">: </text:span><text:span text:style-name="T164">Botão</text:span><text:span text:style-name="T151"> {</text:span><text:span text:style-name="T160">Confirmar</text:span><text:span text:style-name="T151">} dispara o evento de </text:span><text:span text:style-name="T163">conclusão do <text:tab/><text:tab/><text:tab/><text:tab/></text:span><text:span text:style-name="T159">agenda</text:span><text:span text:style-name="T163">mento</text:span><text:span text:style-name="T151">, </text:span><text:span text:style-name="T161">atualiza</text:span><text:span text:style-name="T162"> o agendamento como agendado para <text:tab/><text:tab/><text:tab/>o cidadão e redireciona para</text:span><text:span text:style-name="T170"> </text:span><text:span text:style-name="T171">agendamento local de <text:tab/><text:tab/><text:tab/><text:tab/>atendimento</text:span><text:span text:style-name="T165"> </text:span><text:span text:style-name="T166">T0</text:span><text:span text:style-name="T169">4</text:span><text:span text:style-name="T166">-0</text:span><text:span text:style-name="T167">2</text:span><text:span text:style-name="T157">.</text:span></text:p>
      <text:p text:style-name="P197"><text:span text:style-name="T604"><text:tab/></text:span><text:span text:style-name="T597">Linha </text:span><text:span text:style-name="T599">0</text:span><text:span text:style-name="T600">6</text:span><text:span text:style-name="T597">:</text:span><text:span text:style-name="T602"> Link </text:span><text:span text:style-name="T596">Voltar</text:span><text:span text:style-name="T602"> </text:span><text:span text:style-name="T597">redireciona </text:span><text:span text:style-name="T598">para</text:span><text:span text:style-name="T605"> </text:span><text:span text:style-name="T608">selecionar agendamento <text:tab/><text:tab/><text:tab/><text:tab/>T04-02-02.</text:span></text:p>
      <text:p text:style-name="P191"/>
      <text:p text:style-name="P137"/>
      <text:p text:style-name="P11"><text:span text:style-name="T554">T0</text:span><text:span text:style-name="T557">5</text:span><text:span text:style-name="T554">-0</text:span><text:span text:style-name="T556">1</text:span><text:span text:style-name="T554"> </text:span><text:span text:style-name="T557">listar escalas </text:span><text:span text:style-name="T558">do</text:span><text:span text:style-name="T555"> </text:span><text:span text:style-name="T556">local de atendimento</text:span><text:span text:style-name="T554">:</text:span></text:p>
      <text:p text:style-name="P280"/>
      <text:p text:style-name="P198">00: +--------------------------------------------------------------------------------<text:span text:style-name="T583">-------</text:span>+</text:p>
      <text:p text:style-name="P198">01: | <text:s text:c="86"/>|</text:p>
      <text:p text:style-name="P198">02: | <text:span text:style-name="T625">Escalas</text:span><text:span text:style-name="T578"> </text:span><text:span text:style-name="T627">do l</text:span><text:span text:style-name="T583">ocal de atendimento</text:span> <text:s text:c="3"/><text:tab/><text:tab/><text:tab/><text:tab/><text:tab/><text:tab/> <text:s text:c="10"/><text:span text:style-name="T578">|</text:span> <text:s text:c="65"/></text:p>
      <text:p text:style-name="P198">0<text:span text:style-name="T578">3</text:span>: | <text:s text:c="86"/>|</text:p>
      <text:p text:style-name="P198">0<text:span text:style-name="T578">4</text:span>: | <text:s/><text:span text:style-name="T583">Data</text:span><text:span text:style-name="T578"> <text:s/>I</text:span>nicio <text:s/><text:span text:style-name="T578">F</text:span>im <text:s text:c="2"/><text:span text:style-name="T578">Atendimento <text:s/></text:span><text:span text:style-name="T583">Profissional</text:span> <text:s/><text:span text:style-name="T626">Ação <text:s text:c="16"/></text:span><text:s text:c="17"/>|</text:p>
      <text:p text:style-name="P198">0<text:span text:style-name="T578">5</text:span>: | <text:s/><text:span text:style-name="T578">XXX</text:span> <text:s text:c="2"/><text:span text:style-name="T578">XXX</text:span> <text:s text:c="4"/><text:span text:style-name="T578">XX</text:span> <text:s text:c="3"/><text:span text:style-name="T578">XXX</text:span> <text:s text:c="2"/><text:tab/> <text:s text:c="2"/><text:span text:style-name="T578">XX</text:span><text:span text:style-name="T626">XXX</text:span> <text:s text:c="8"/><text:span text:style-name="T578">XXX</text:span><text:tab/> <text:span text:style-name="T258">Mostrar</text:span><text:span text:style-name="T367"> </text:span><text:span text:style-name="T258">Alterar</text:span><text:span text:style-name="T367"> <text:s text:c="14"/></text:span><text:s text:c="2"/>|</text:p>
      <text:p text:style-name="P198">0<text:span text:style-name="T578">6</text:span>: | <text:s/><text:span text:style-name="T578">XXX</text:span> <text:s text:c="2"/><text:span text:style-name="T578">XXX</text:span> <text:s text:c="4"/><text:span text:style-name="T578">XX</text:span> <text:s text:c="3"/><text:span text:style-name="T578">XXX</text:span> <text:s text:c="2"/><text:tab/> <text:s text:c="2"/><text:span text:style-name="T578">XX</text:span><text:span text:style-name="T626">XXX</text:span> <text:s text:c="8"/><text:span text:style-name="T578">XXX</text:span> <text:s text:c="2"/><text:span text:style-name="T258">Mostrar</text:span><text:span text:style-name="T367"> <text:s text:c="7"/></text:span><text:s text:c="17"/>|</text:p>
      <text:p text:style-name="P198"><text:span text:style-name="T578">07</text:span>: | <text:span text:style-name="T258">Nova escala</text:span> <text:s text:c="74"/><text:span text:style-name="T578">|</text:span> <text:s text:c="77"/></text:p>
      <text:p text:style-name="P198"><text:span text:style-name="T578">08</text:span>: | <text:span text:style-name="T217">Voltar</text:span> <text:s text:c="79"/>|</text:p>
      <text:p text:style-name="P198"><text:span text:style-name="T578">09</text:span>: | <text:s text:c="86"/>|</text:p>
      <text:p text:style-name="P198">1<text:span text:style-name="T578">0</text:span>: | <text:s text:c="86"/>|</text:p>
      <text:p text:style-name="P198"><text:s text:c="4"/>+--------------------------------------------------------------------------------<text:span text:style-name="T583">-------</text:span>+</text:p>
      <text:p text:style-name="P198"/>
      <text:p text:style-name="P41"><text:soft-page-break/><text:span text:style-name="T6">Função:</text:span> <text:span text:style-name="T579">Profissional </text:span><text:span text:style-name="T625">visualiza as escalas do local de atendimento</text:span><text:span text:style-name="T579">.</text:span></text:p>
      <text:p text:style-name="P41"><text:span text:style-name="T6">Quem acessa: </text:span><text:span text:style-name="T585">Profissionais </text:span><text:span text:style-name="T625">administradores</text:span><text:span text:style-name="T580"> da prefeitura.</text:span></text:p>
      <text:p text:style-name="P41"><text:span text:style-name="T6">Origem:</text:span> T0<text:span text:style-name="T580">1</text:span>-0<text:span text:style-name="T396">2 </text:span><text:span text:style-name="T580">menu profissional</text:span>.</text:p>
      <text:p text:style-name="P85">Pré-condição: <text:span text:style-name="T90">Profissional</text:span><text:span text:style-name="T88"> </text:span><text:span text:style-name="T96">administrador</text:span><text:span text:style-name="T11"> está logado.</text:span></text:p>
      <text:p text:style-name="P85">Parâmetros: <text:span text:style-name="T84">sessão </text:span><text:span text:style-name="T90">profissional </text:span><text:span text:style-name="T96">administrador</text:span><text:span text:style-name="T11">.</text:span></text:p>
      <text:p text:style-name="P85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85">Funcionamento:</text:p>
      <text:p text:style-name="P85"><text:tab/><text:span text:style-name="T85">Sistema carrega a</text:span><text:span text:style-name="T295">s escalas do local de atendimento(linha 02-06): <text:tab/>data, horário inicio, horário fim, profissional, tipo de <text:tab/>atendimento e ação;</text:span><text:span text:style-name="T296"> as escalas com ação diferente de <text:tab/>“cancelamento” e “fechamento” possuem o link </text:span><text:span text:style-name="T232">Alterar</text:span><text:span text:style-name="T296">, todas as <text:tab/>escalas possuem o link </text:span><text:span text:style-name="T232">Mostrar</text:span><text:span text:style-name="T296">.</text:span></text:p>
      <text:p text:style-name="P85"><text:span text:style-name="T287"><text:tab/>Linha </text:span><text:span text:style-name="T292">0</text:span><text:span text:style-name="T299">2</text:span><text:span text:style-name="T292">-06</text:span><text:span text:style-name="T287">: </text:span><text:span text:style-name="T368">Link</text:span><text:span text:style-name="T287"> </text:span><text:span text:style-name="T233">A</text:span><text:span text:style-name="T234">lterar</text:span><text:span text:style-name="T287"> </text:span><text:span text:style-name="T267">dispara o evento de </text:span><text:span text:style-name="T288">alterar </text:span><text:span text:style-name="T297">a</text:span><text:span text:style-name="T279"><text:tab/><text:tab/><text:tab/><text:tab/><text:tab/></text:span><text:span text:style-name="T297">escala</text:span><text:span text:style-name="T267">, </text:span><text:span text:style-name="T297">redireciona para </text:span><text:span text:style-name="T368">alterar escala</text:span><text:span text:style-name="T364"> </text:span><text:span text:style-name="T372">do local de <text:tab/><text:tab/><text:tab/><text:tab/>atendimento </text:span><text:span text:style-name="T339">T0</text:span><text:span text:style-name="T368">5</text:span><text:span text:style-name="T364">-0</text:span><text:span text:style-name="T368">3</text:span><text:span text:style-name="T267">.</text:span></text:p>
      <text:p text:style-name="P85"><text:span text:style-name="T267"><text:tab/><text:tab/><text:tab/></text:span><text:span text:style-name="T369">Link</text:span><text:span text:style-name="T298"> </text:span><text:span text:style-name="T235">Mostrar</text:span><text:span text:style-name="T298"> dispara o evento de visualizar a escala, <text:tab/><text:tab/><text:tab/><text:tab/>redireciona para </text:span><text:span text:style-name="T369">mostrar escala </text:span><text:span text:style-name="T372">do local de <text:tab/><text:tab/><text:tab/><text:tab/><text:tab/><text:tab/>atendimento </text:span><text:span text:style-name="T369">T05-0</text:span><text:span text:style-name="T370">4</text:span><text:span text:style-name="T369">.</text:span></text:p>
      <text:p text:style-name="P85"><text:span text:style-name="T369"><text:tab/></text:span><text:span text:style-name="T299">Linha 07: </text:span><text:span text:style-name="T371">Link</text:span><text:span text:style-name="T299"> </text:span><text:span text:style-name="T236">Nova escala</text:span><text:span text:style-name="T299"> redireciona para </text:span><text:span text:style-name="T371">adicionar escala </text:span><text:span text:style-name="T372">do <text:tab/><text:tab/><text:tab/><text:tab/>local de atendimento </text:span><text:span text:style-name="T371">T05-02.</text:span></text:p>
      <text:p text:style-name="P145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37"/>
      <text:p text:style-name="P12"><text:span text:style-name="T554">T0</text:span><text:span text:style-name="T557">5</text:span><text:span text:style-name="T554">-0</text:span><text:span text:style-name="T559">2</text:span><text:span text:style-name="T554"> </text:span><text:span text:style-name="T559">adicionar </text:span><text:span text:style-name="T557">escala</text:span><text:span text:style-name="T557"> </text:span><text:span text:style-name="T558">do</text:span><text:span text:style-name="T555"> </text:span><text:span text:style-name="T556">local de atendimento</text:span><text:span text:style-name="T554">:</text:span></text:p>
      <text:p text:style-name="P281"/>
      <text:p text:style-name="P199">00: +--------------------------------------------------------------------------------<text:span text:style-name="T583">-------</text:span>+</text:p>
      <text:p text:style-name="P199">01: | <text:s text:c="86"/>|</text:p>
      <text:p text:style-name="P199">02: | <text:span text:style-name="T628">Nova e</text:span><text:span text:style-name="T625">scala</text:span><text:span text:style-name="T578"> </text:span><text:span text:style-name="T627">do l</text:span><text:span text:style-name="T583">ocal de atendimento</text:span> <text:s text:c="9"/><text:tab/><text:tab/><text:tab/><text:tab/><text:tab/> <text:s text:c="10"/><text:span text:style-name="T578">|</text:span> <text:s text:c="65"/></text:p>
      <text:p text:style-name="P199">0<text:span text:style-name="T578">3</text:span>: | <text:s text:c="86"/>|</text:p>
      <text:p text:style-name="P199"><text:span text:style-name="T578">0</text:span><text:span text:style-name="T630">4</text:span><text:span text:style-name="T578">: | </text:span><text:span text:style-name="T628">|Profissionais|</text:span><text:span text:style-name="T578"> <text:s text:c="70"/></text:span><text:span text:style-name="T628">|</text:span><text:span text:style-name="T578"> <text:s text:c="15"/></text:span></text:p>
      <text:p text:style-name="P199"><text:span text:style-name="T578">0</text:span><text:span text:style-name="T630">5</text:span><text:span text:style-name="T578">: | </text:span><text:span text:style-name="T628">|Tipos de atendimento| </text:span><text:span text:style-name="T578"><text:s text:c="63"/>|</text:span></text:p>
      <text:p text:style-name="P199"><text:span text:style-name="T578">0</text:span><text:span text:style-name="T630">6</text:span><text:span text:style-name="T578">: | </text:span><text:span text:style-name="T628">#Data</text:span><text:span text:style-name="T578"> <text:s text:c="80"/>|</text:span></text:p>
      <text:p text:style-name="P199"><text:span text:style-name="T578">0</text:span><text:span text:style-name="T630">7</text:span><text:span text:style-name="T578">: | </text:span><text:span text:style-name="T628">#Inicio</text:span><text:span text:style-name="T578"> <text:s text:c="78"/>|</text:span></text:p>
      <text:p text:style-name="P199"><text:span text:style-name="T578">0</text:span><text:span text:style-name="T630">8</text:span><text:span text:style-name="T578">: | </text:span><text:span text:style-name="T628">#Fim</text:span><text:span text:style-name="T578"> <text:s text:c="81"/></text:span><text:span text:style-name="T628">|</text:span></text:p>
      <text:p text:style-name="P199"><text:span text:style-name="T630">09</text:span><text:span text:style-name="T628">: | #Número de atendimentos <text:s text:c="62"/>|</text:span></text:p>
      <text:p text:style-name="P199"><text:span text:style-name="T630">10</text:span><text:span text:style-name="T628">: | #Observações <text:s text:c="73"/>|</text:span></text:p>
      <text:p text:style-name="P199"><text:span text:style-name="T630">11</text:span><text:span text:style-name="T628">: | {Adicionar escala} <text:s text:c="67"/>|</text:span></text:p>
      <text:p text:style-name="P199"><text:span text:style-name="T630">12</text:span><text:span text:style-name="T628">: | <text:s text:c="86"/>|<text:tab/><text:tab/></text:span></text:p>
      <text:p text:style-name="P199"><text:span text:style-name="T630">13</text:span>: | <text:span text:style-name="T217">Voltar</text:span> <text:s text:c="79"/>|</text:p>
      <text:p text:style-name="P199"><text:span text:style-name="T630">14</text:span>: | <text:s text:c="86"/>|</text:p>
      <text:p text:style-name="P199"><text:s text:c="4"/>+--------------------------------------------------------------------------------<text:span text:style-name="T583">-------</text:span>+</text:p>
      <text:p text:style-name="P199"/>
      <text:p text:style-name="P42"><text:span text:style-name="T6">Função:</text:span> <text:span text:style-name="T579">Profissional </text:span><text:span text:style-name="T628">adiciona uma nova</text:span><text:span text:style-name="T625"> escalas do local de atendimento</text:span><text:span text:style-name="T579">.</text:span></text:p>
      <text:p text:style-name="P42"><text:span text:style-name="T6">Quem acessa: </text:span><text:span text:style-name="T585">Profissionais </text:span><text:span text:style-name="T625">administradores</text:span><text:span text:style-name="T580"> da prefeitura.</text:span></text:p>
      <text:p text:style-name="P42"><text:span text:style-name="T6">Origem:</text:span> T0<text:span text:style-name="T631">5</text:span>-0<text:span text:style-name="T631">1</text:span><text:span text:style-name="T396"> </text:span><text:span text:style-name="T631">listar escala do local de atendimento</text:span>.</text:p>
      <text:p text:style-name="P86">Pré-condição: <text:span text:style-name="T90">Profissional</text:span><text:span text:style-name="T88"> </text:span><text:span text:style-name="T96">administrador</text:span><text:span text:style-name="T11"> está logado.</text:span></text:p>
      <text:p text:style-name="P86">Parâmetros: <text:span text:style-name="T84">sessão </text:span><text:span text:style-name="T90">profissional </text:span><text:span text:style-name="T96">administrador</text:span><text:span text:style-name="T11">.</text:span></text:p>
      <text:p text:style-name="P86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</text:span><text:soft-page-break/><text:span text:style-name="T91">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87"><text:span text:style-name="T477">Validação: </text:span><text:span text:style-name="T36">Ver esquema bd </text:span><text:span text:style-name="T97">3</text:span><text:span text:style-name="T36">. Tabela de </text:span><text:span text:style-name="T97">Escalas</text:span><text:span text:style-name="T36">.</text:span></text:p>
      <text:p text:style-name="P87"><text:span text:style-name="T477"><text:tab/></text:span><text:span text:style-name="T629">Tipo de atendimento</text:span><text:span text:style-name="T31"> deve ser </text:span><text:span text:style-name="T97">selecionado</text:span><text:span text:style-name="T31">.</text:span></text:p>
      <text:p text:style-name="P87"><text:span text:style-name="T33"><text:tab/></text:span><text:span text:style-name="T629">Número de atendimentos </text:span><text:span text:style-name="T97">deve ser maior ou igual a zero.</text:span></text:p>
      <text:p text:style-name="P87"><text:span text:style-name="T97"><text:tab/></text:span><text:span text:style-name="T629">Data</text:span><text:span text:style-name="T97"> não pode ser para o passado.</text:span></text:p>
      <text:p text:style-name="P87"><text:span text:style-name="T97"><text:tab/></text:span><text:span text:style-name="T98">Não pode haver conflito de horário com uma outra escala já <text:tab/>existente para o mesmo profissional.</text:span></text:p>
      <text:p text:style-name="P86">Funcionamento:</text:p>
      <text:p text:style-name="P86"><text:tab/><text:span text:style-name="T85">Sistema carrega </text:span><text:span text:style-name="T300">as informações do profissional logado para criar <text:tab/>a escala: local de atendimento e profissional responsável, <text:tab/>valores padrões para número de sequencia e ação, </text:span><text:span text:style-name="T303">carrega</text:span><text:span text:style-name="T300"> <text:tab/></text:span><text:span text:style-name="T301">profissionais <text:tab/>do local de atendimento em |Profissionais|</text:span><text:span text:style-name="T302">(linha <text:tab/>04)</text:span><text:span text:style-name="T301"> e tipos de atendimento do local de atendimento em |Tipos de <text:tab/>atendimento|</text:span><text:span text:style-name="T302">(linha 05)</text:span><text:span text:style-name="T300">.</text:span></text:p>
      <text:p text:style-name="P86"><text:span text:style-name="T300"><text:tab/></text:span><text:span text:style-name="T310">Quando uma escala é adicionada </text:span><text:span text:style-name="T311">os agendamentos são </text:span><text:span text:style-name="T310">criado</text:span><text:span text:style-name="T311">s</text:span><text:span text:style-name="T310"> <text:tab/>automaticamente, em relação ao número de atendimentos indicado.</text:span></text:p>
      <text:p text:style-name="P88"><text:span text:style-name="T11"><text:tab/>Linha 0</text:span><text:span text:style-name="T37">2</text:span><text:span text:style-name="T11">-</text:span><text:span text:style-name="T37">1</text:span><text:span text:style-name="T100">1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88"><text:span text:style-name="T16"><text:tab/><text:tab/><text:tab/></text:span><text:span text:style-name="T406">Botão </text:span><text:span text:style-name="T16">{</text:span><text:span text:style-name="T99">Adicionar escala</text:span><text:span text:style-name="T16">}</text:span><text:span text:style-name="T23"> dispara o evento de </text:span><text:span text:style-name="T99">criar <text:tab/><text:tab/><text:tab/><text:tab/>escala</text:span><text:span text:style-name="T23">, verifica se </text:span><text:span text:style-name="T37">os dados</text:span><text:span text:style-name="T23"> estão </text:span><text:span text:style-name="T99">c</text:span><text:span text:style-name="T23">orretos, se sim <text:tab/><text:tab/><text:tab/><text:tab/></text:span><text:span text:style-name="T99">cria a escala</text:span><text:span text:style-name="T23"> e carrega a tela </text:span><text:span text:style-name="T631">listar escalas do local <text:tab/><text:tab/><text:tab/>de atendimento </text:span><text:span text:style-name="T457">T0</text:span><text:span text:style-name="T631">5</text:span><text:span text:style-name="T446">-01</text:span><text:span text:style-name="T23">, se não carrega a mesma <text:s/><text:tab/><text:tab/><text:tab/><text:tab/><text:tab/>informando qu</text:span><text:span text:style-name="T40">ais </text:span><text:span text:style-name="T23">dados estão incorretos.</text:span></text:p>
      <text:p text:style-name="P146"><text:span text:style-name="T86"><text:tab/>Linha </text:span><text:span text:style-name="T101">13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escalas do local <text:tab/><text:tab/><text:tab/><text:tab/>de atendimento T05-01.</text:span></text:p>
      <text:p text:style-name="P158"/>
      <text:p text:style-name="P13"><text:span text:style-name="T554">T0</text:span><text:span text:style-name="T557">5</text:span><text:span text:style-name="T554">-0</text:span><text:span text:style-name="T560">3</text:span><text:span text:style-name="T554"> </text:span><text:span text:style-name="T560">alterar</text:span><text:span text:style-name="T559"> </text:span><text:span text:style-name="T557">escala </text:span><text:span text:style-name="T558">do</text:span><text:span text:style-name="T555"> </text:span><text:span text:style-name="T556">local de atendimento</text:span><text:span text:style-name="T554">:</text:span></text:p>
      <text:p text:style-name="P282"/>
      <text:p text:style-name="P200">00: +--------------------------------------------------------------------------------<text:span text:style-name="T583">-------</text:span>+</text:p>
      <text:p text:style-name="P200">01: | <text:s text:c="86"/>|</text:p>
      <text:p text:style-name="P200">02: | <text:span text:style-name="T633">E</text:span><text:span text:style-name="T625">scala</text:span><text:span text:style-name="T578"> </text:span><text:span text:style-name="T627">do l</text:span><text:span text:style-name="T583">ocal de atendimento</text:span> <text:s text:c="9"/><text:tab/><text:tab/><text:tab/><text:tab/><text:tab/> <text:s text:c="10"/><text:span text:style-name="T578">|</text:span> <text:s text:c="65"/></text:p>
      <text:p text:style-name="P200">0<text:span text:style-name="T578">3</text:span>: | <text:s text:c="86"/>|</text:p>
      <text:p text:style-name="P200"><text:span text:style-name="T578">0</text:span><text:span text:style-name="T630">4</text:span><text:span text:style-name="T578">: | </text:span><text:span text:style-name="T628">|Profissionais|</text:span><text:span text:style-name="T578"> <text:s text:c="70"/></text:span><text:span text:style-name="T628">|</text:span><text:span text:style-name="T578"> <text:s text:c="15"/></text:span></text:p>
      <text:p text:style-name="P200"><text:span text:style-name="T578">0</text:span><text:span text:style-name="T630">5</text:span><text:span text:style-name="T578">: | </text:span><text:span text:style-name="T628">|Tipos de atendimento| </text:span><text:span text:style-name="T578"><text:s text:c="63"/>|</text:span></text:p>
      <text:p text:style-name="P200"><text:span text:style-name="T578">0</text:span><text:span text:style-name="T630">6</text:span><text:span text:style-name="T578">: | </text:span><text:span text:style-name="T628">#Data</text:span><text:span text:style-name="T578"> <text:s text:c="80"/>|</text:span></text:p>
      <text:p text:style-name="P200"><text:span text:style-name="T578">0</text:span><text:span text:style-name="T630">7</text:span><text:span text:style-name="T578">: | </text:span><text:span text:style-name="T628">#Inicio</text:span><text:span text:style-name="T578"> <text:s text:c="78"/>|</text:span></text:p>
      <text:p text:style-name="P200"><text:span text:style-name="T578">0</text:span><text:span text:style-name="T630">8</text:span><text:span text:style-name="T578">: | </text:span><text:span text:style-name="T628">#Fim</text:span><text:span text:style-name="T578"> <text:s text:c="81"/></text:span><text:span text:style-name="T628">|</text:span></text:p>
      <text:p text:style-name="P200"><text:span text:style-name="T630">09</text:span><text:span text:style-name="T628">: | #Número de atendimentos <text:s text:c="62"/>|</text:span></text:p>
      <text:p text:style-name="P200"><text:span text:style-name="T630">10</text:span><text:span text:style-name="T628">: | #Observações <text:s text:c="73"/>|</text:span></text:p>
      <text:p text:style-name="P242">11: | |Ação| <text:s text:c="79"/>|</text:p>
      <text:p text:style-name="P200"><text:span text:style-name="T630">1</text:span><text:span text:style-name="T634">2</text:span><text:span text:style-name="T628">: | {A</text:span><text:span text:style-name="T633">lterar</text:span><text:span text:style-name="T628"> escala} <text:s text:c="69"/>|</text:span></text:p>
      <text:p text:style-name="P200"><text:span text:style-name="T630">1</text:span><text:span text:style-name="T634">3</text:span><text:span text:style-name="T628">: | <text:s text:c="86"/>|<text:tab/><text:tab/></text:span></text:p>
      <text:p text:style-name="P200"><text:span text:style-name="T630">1</text:span><text:span text:style-name="T634">4</text:span>: | <text:span text:style-name="T217">Voltar</text:span> <text:s text:c="79"/>|</text:p>
      <text:p text:style-name="P200"><text:span text:style-name="T630">1</text:span><text:span text:style-name="T634">5</text:span>: | <text:s text:c="86"/>|</text:p>
      <text:p text:style-name="P200"><text:s text:c="4"/>+--------------------------------------------------------------------------------<text:span text:style-name="T583">-------</text:span>+</text:p>
      <text:p text:style-name="P200"/>
      <text:p text:style-name="P43"><text:span text:style-name="T6">Função:</text:span> <text:span text:style-name="T579">Profissional </text:span><text:span text:style-name="T633">altera</text:span><text:span text:style-name="T628"> uma </text:span><text:span text:style-name="T625">escala do local de atendimento</text:span><text:span text:style-name="T579">.</text:span></text:p>
      <text:p text:style-name="P43"><text:span text:style-name="T6">Quem acessa: </text:span><text:span text:style-name="T585">Profissionais </text:span><text:span text:style-name="T625">administradores</text:span><text:span text:style-name="T580"> da prefeitura.</text:span></text:p>
      <text:p text:style-name="P43"><text:span text:style-name="T6">Origem:</text:span> T0<text:span text:style-name="T631">5</text:span>-0<text:span text:style-name="T631">1</text:span><text:span text:style-name="T396"> </text:span><text:span text:style-name="T631">listar escala do local de atendimento</text:span>.</text:p>
      <text:p text:style-name="P89">Pré-condição: <text:span text:style-name="T90">Profissional</text:span><text:span text:style-name="T88"> </text:span><text:span text:style-name="T96">administrador</text:span><text:span text:style-name="T11"> está logado.</text:span></text:p>
      <text:p text:style-name="P89">Parâmetros: <text:span text:style-name="T84">sessão </text:span><text:span text:style-name="T90">profissional </text:span><text:span text:style-name="T96">administrador </text:span><text:span text:style-name="T142">e id </text:span><text:span text:style-name="T144">da </text:span><text:span text:style-name="T142">escala</text:span><text:span text:style-name="T11">.</text:span></text:p>
      <text:p text:style-name="P89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</text:span><text:soft-page-break/><text:span text:style-name="T91">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89"><text:span text:style-name="T477">Validação: </text:span><text:span text:style-name="T36">Ver esquema bd </text:span><text:span text:style-name="T97">3</text:span><text:span text:style-name="T36">. Tabela de </text:span><text:span text:style-name="T97">Escalas</text:span><text:span text:style-name="T36">.</text:span></text:p>
      <text:p text:style-name="P89"><text:span text:style-name="T477"><text:tab/></text:span><text:span text:style-name="T629">Tipo de atendimento</text:span><text:span text:style-name="T31"> deve ser </text:span><text:span text:style-name="T97">selecionado</text:span><text:span text:style-name="T31">.</text:span></text:p>
      <text:p text:style-name="P89"><text:span text:style-name="T33"><text:tab/></text:span><text:span text:style-name="T629">Número de atendimentos </text:span><text:span text:style-name="T97">deve ser maior ou igual a zero.</text:span></text:p>
      <text:p text:style-name="P89"><text:span text:style-name="T97"><text:tab/></text:span><text:span text:style-name="T629">Data</text:span><text:span text:style-name="T97"> não pode ser para o passado.</text:span></text:p>
      <text:p text:style-name="P89"><text:span text:style-name="T97"><text:tab/></text:span><text:span text:style-name="T98">Não pode haver conflito de horário com uma outra escala já <text:tab/>existente para o mesmo profissional.</text:span></text:p>
      <text:p text:style-name="P89">Funcionamento:</text:p>
      <text:p text:style-name="P89"><text:tab/><text:span text:style-name="T85">Sistema carrega </text:span><text:span text:style-name="T300">as informações do profissional logado para <text:tab/></text:span><text:span text:style-name="T303">atualizar</text:span><text:span text:style-name="T300"><text:tab/>a escala: local de atendimento e profissional <text:tab/>responsável, </text:span><text:span text:style-name="T303">incrementa o </text:span><text:span text:style-name="T300">número de sequencia, </text:span><text:span text:style-name="T303">carrega <text:tab/><text:tab/></text:span><text:span text:style-name="T301">profissionais do local de atendimento em |Profissionais|</text:span><text:span text:style-name="T302">(linha <text:tab/><text:tab/>04), </text:span><text:span text:style-name="T301">tipos de atendimento do local de atendimento em |Tipos de <text:tab/>atendimento|</text:span><text:span text:style-name="T302">(linha 05) </text:span><text:span text:style-name="T304">e </text:span><text:span text:style-name="T305">tipos de </text:span><text:span text:style-name="T304">ações em |Ações|</text:span><text:span text:style-name="T306">(linha 11)</text:span><text:span text:style-name="T300">.</text:span></text:p>
      <text:p text:style-name="P89"><text:span text:style-name="T11"><text:tab/>Linha 0</text:span><text:span text:style-name="T37">2</text:span><text:span text:style-name="T11">-</text:span><text:span text:style-name="T37">1</text:span><text:span text:style-name="T103">2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89"><text:span text:style-name="T16"><text:tab/><text:tab/><text:tab/></text:span><text:span text:style-name="T406">Botão </text:span><text:span text:style-name="T16">{</text:span><text:span text:style-name="T99">A</text:span><text:span text:style-name="T102">lterar</text:span><text:span text:style-name="T99"> escala</text:span><text:span text:style-name="T16">}</text:span><text:span text:style-name="T23"> dispara o evento de </text:span><text:span text:style-name="T102">alterar</text:span><text:span text:style-name="T99"> <text:tab/><text:tab/><text:tab/><text:tab/>escala</text:span><text:span text:style-name="T23">, verifica se </text:span><text:span text:style-name="T37">os dados</text:span><text:span text:style-name="T23"> estão </text:span><text:span text:style-name="T99">c</text:span><text:span text:style-name="T23">orretos, se sim <text:tab/><text:tab/><text:tab/><text:tab/></text:span><text:span text:style-name="T102">atualiza</text:span><text:span text:style-name="T99"> a escala</text:span><text:span text:style-name="T23"> e carrega a tela </text:span><text:span text:style-name="T631">listar escalas do <text:tab/><text:tab/><text:tab/><text:tab/>local de atendimento </text:span><text:span text:style-name="T457">T0</text:span><text:span text:style-name="T631">5</text:span><text:span text:style-name="T446">-01</text:span><text:span text:style-name="T23">, se não carrega a mesma <text:s/><text:tab/><text:tab/><text:tab/><text:tab/>informando qu</text:span><text:span text:style-name="T40">ais </text:span><text:span text:style-name="T23">dados estão incorretos.</text:span></text:p>
      <text:p text:style-name="P147"><text:span text:style-name="T86"><text:tab/>Linha </text:span><text:span text:style-name="T101">1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escalas do local <text:tab/><text:tab/><text:tab/><text:tab/>de atendimento T05-01.</text:span></text:p>
      <text:p text:style-name="P159"/>
      <text:p text:style-name="P14"><text:span text:style-name="T554">T0</text:span><text:span text:style-name="T557">5</text:span><text:span text:style-name="T554">-0</text:span><text:span text:style-name="T561">4</text:span><text:span text:style-name="T560"> </text:span><text:span text:style-name="T561">mostrar</text:span><text:span text:style-name="T559"> </text:span><text:span text:style-name="T557">escala </text:span><text:span text:style-name="T558">do</text:span><text:span text:style-name="T555"> </text:span><text:span text:style-name="T556">local de atendimento</text:span><text:span text:style-name="T554">:</text:span></text:p>
      <text:p text:style-name="P283"/>
      <text:p text:style-name="P201">00: +--------------------------------------------------------------------------------<text:span text:style-name="T583">-------</text:span>+</text:p>
      <text:p text:style-name="P201">01: | <text:s text:c="86"/>|</text:p>
      <text:p text:style-name="P201">02: | <text:span text:style-name="T635">Informações e</text:span><text:span text:style-name="T625">scala</text:span><text:span text:style-name="T578"> </text:span><text:span text:style-name="T627">do l</text:span><text:span text:style-name="T583">ocal de atendimento</text:span> <text:s/><text:tab/><text:tab/><text:tab/><text:tab/><text:tab/> <text:s text:c="10"/><text:span text:style-name="T578">|</text:span> <text:s text:c="65"/></text:p>
      <text:p text:style-name="P201">0<text:span text:style-name="T578">3</text:span>: | <text:s text:c="86"/>|</text:p>
      <text:p text:style-name="P201"><text:span text:style-name="T635">04</text:span>: | <text:span text:style-name="T217">Voltar</text:span> <text:s text:c="79"/>|</text:p>
      <text:p text:style-name="P201"><text:span text:style-name="T635">05</text:span>: | <text:s text:c="86"/>|</text:p>
      <text:p text:style-name="P201"><text:s text:c="4"/>+--------------------------------------------------------------------------------<text:span text:style-name="T583">-------</text:span>+</text:p>
      <text:p text:style-name="P201"/>
      <text:p text:style-name="P44"><text:span text:style-name="T6">Função:</text:span> <text:span text:style-name="T579">Profissional </text:span><text:span text:style-name="T635">visualiza informações de </text:span><text:span text:style-name="T628">uma </text:span><text:span text:style-name="T625">escala do local de atendimento</text:span><text:span text:style-name="T579">.</text:span></text:p>
      <text:p text:style-name="P44"><text:span text:style-name="T6">Quem acessa: </text:span><text:span text:style-name="T585">Profissionais </text:span><text:span text:style-name="T625">administradores</text:span><text:span text:style-name="T580"> da prefeitura.</text:span></text:p>
      <text:p text:style-name="P44"><text:span text:style-name="T6">Origem:</text:span> T0<text:span text:style-name="T631">5</text:span>-0<text:span text:style-name="T631">1</text:span><text:span text:style-name="T396"> </text:span><text:span text:style-name="T631">listar escala do local de atendimento</text:span>.</text:p>
      <text:p text:style-name="P90">Pré-condição: <text:span text:style-name="T90">Profissional</text:span><text:span text:style-name="T88"> </text:span><text:span text:style-name="T96">administrador</text:span><text:span text:style-name="T11"> está logado.</text:span></text:p>
      <text:p text:style-name="P90">Parâmetros: <text:span text:style-name="T84">sessão </text:span><text:span text:style-name="T90">profissional </text:span><text:span text:style-name="T96">administrador </text:span><text:span text:style-name="T143">e id da escala</text:span><text:span text:style-name="T11">.</text:span></text:p>
      <text:p text:style-name="P90"><text:span text:style-name="T586">Verificação:</text:span><text:span text:style-name="T91"> </text:span><text:span text:style-name="T93">V</text:span><text:span text:style-name="T92">erifica </text:span><text:span text:style-name="T91">se o local de atendimento ao qual o profissional está associado </text:span><text:span text:style-name="T92">está</text:span><text:span text:style-name="T91"> inativo, </text:span><text:span text:style-name="T92">se sim</text:span><text:span text:style-name="T91"> redireciona para o menu profissional T01-02 impedindo de continuar na tela, </text:span><text:span text:style-name="T92">se não carrega a tela </text:span><text:span text:style-name="T94">normalmente</text:span><text:span text:style-name="T91">.</text:span></text:p>
      <text:p text:style-name="P90">Funcionamento:</text:p>
      <text:p text:style-name="P90"><text:tab/><text:span text:style-name="T85">Sistema carrega </text:span><text:span text:style-name="T104">todas </text:span><text:span text:style-name="T300">as informações d</text:span><text:span text:style-name="T307">a escala</text:span><text:span text:style-name="T308">(linha 02), <text:tab/></text:span><text:span text:style-name="T309">carrega também todos os agendamentos gerados para a escala</text:span><text:span text:style-name="T307">.</text:span></text:p>
      <text:p text:style-name="P148"><text:span text:style-name="T86"><text:tab/>Linha </text:span><text:span text:style-name="T105">0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escalas do local <text:tab/><text:tab/><text:tab/><text:tab/>de atendimento T05-01.</text:span></text:p>
      <text:p text:style-name="P160"/>
      <text:p text:style-name="P290"><text:soft-page-break/></text:p>
      <text:p text:style-name="P15"><text:span text:style-name="T554">T0</text:span><text:span text:style-name="T562">6</text:span><text:span text:style-name="T554">-0</text:span><text:span text:style-name="T562">1</text:span><text:span text:style-name="T560"> </text:span><text:span text:style-name="T561">mostrar</text:span><text:span text:style-name="T559"> </text:span><text:span text:style-name="T562">prefeitura</text:span><text:span text:style-name="T554">:</text:span></text:p>
      <text:p text:style-name="P284"/>
      <text:p text:style-name="P202">00: +--------------------------------------------------------------------------------<text:span text:style-name="T583">-------</text:span>+</text:p>
      <text:p text:style-name="P202">01: | <text:s text:c="86"/>|</text:p>
      <text:p text:style-name="P202">02: | <text:span text:style-name="T635">Informações </text:span><text:span text:style-name="T636">da prefeitura</text:span><text:span text:style-name="T583"> <text:s text:c="13"/></text:span><text:s text:c="2"/><text:tab/><text:tab/><text:tab/><text:tab/><text:tab/> <text:s text:c="10"/><text:span text:style-name="T578">|</text:span> <text:s text:c="65"/></text:p>
      <text:p text:style-name="P202">0<text:span text:style-name="T578">3</text:span>: | <text:span text:style-name="T259">Alterar</text:span> <text:s text:c="78"/>|</text:p>
      <text:p text:style-name="P202"><text:span text:style-name="T635">04</text:span>: | <text:span text:style-name="T217">Voltar</text:span> <text:s text:c="79"/>|</text:p>
      <text:p text:style-name="P202"><text:span text:style-name="T635">05</text:span>: | <text:s text:c="86"/>|</text:p>
      <text:p text:style-name="P202"><text:s text:c="4"/>+--------------------------------------------------------------------------------<text:span text:style-name="T583">-------</text:span>+</text:p>
      <text:p text:style-name="P202"/>
      <text:p text:style-name="P45"><text:span text:style-name="T6">Função:</text:span> <text:span text:style-name="T579">Profissional </text:span><text:span text:style-name="T635">visualiza informações d</text:span><text:span text:style-name="T637">a prefeitura.</text:span></text:p>
      <text:p text:style-name="P45"><text:span text:style-name="T6">Quem acessa: </text:span><text:span text:style-name="T585">Profissionais </text:span><text:span text:style-name="T625">administradores</text:span><text:span text:style-name="T580"> </text:span><text:span text:style-name="T637">do sistema</text:span><text:span text:style-name="T580">.</text:span></text:p>
      <text:p text:style-name="P45"><text:span text:style-name="T6">Origem:</text:span> T0<text:span text:style-name="T637">1</text:span>-0<text:span text:style-name="T637">2</text:span><text:span text:style-name="T396"> </text:span><text:span text:style-name="T637">menu profissional</text:span>.</text:p>
      <text:p text:style-name="P91">Pré-condição: <text:span text:style-name="T90">Profissional</text:span><text:span text:style-name="T88"> </text:span><text:span text:style-name="T96">administrador</text:span><text:span text:style-name="T11"> </text:span><text:span text:style-name="T106">do sistema </text:span><text:span text:style-name="T11">está logado.</text:span></text:p>
      <text:p text:style-name="P91">Parâmetros: <text:span text:style-name="T84">sessão </text:span><text:span text:style-name="T90">profissional </text:span><text:span text:style-name="T96">administrador </text:span><text:span text:style-name="T106">sistema</text:span><text:span text:style-name="T11">.</text:span></text:p>
      <text:p text:style-name="P91">Funcionamento:</text:p>
      <text:p text:style-name="P91"><text:tab/><text:span text:style-name="T85">Sistema carrega </text:span><text:span text:style-name="T104">todas </text:span><text:span text:style-name="T300">as informações d</text:span><text:span text:style-name="T307">a </text:span><text:span text:style-name="T312">prefeitura</text:span><text:span text:style-name="T308">(linha 02), <text:tab/></text:span><text:span text:style-name="T309">carrega também todos os </text:span><text:span text:style-name="T312">locais de atendimentos cadastrados para <text:tab/>a prefeitura</text:span><text:span text:style-name="T307">.</text:span></text:p>
      <text:p text:style-name="P91"><text:span text:style-name="T307"><text:tab/></text:span><text:span text:style-name="T313">Linha 03: </text:span><text:span text:style-name="T373">Link</text:span><text:span text:style-name="T313"> </text:span><text:span text:style-name="T237">Alterar</text:span><text:span text:style-name="T313"> redireciona para </text:span><text:span text:style-name="T373">alterar prefeitura <text:tab/><text:tab/><text:tab/><text:tab/><text:tab/>T06-02.</text:span></text:p>
      <text:p text:style-name="P149"><text:span text:style-name="T86"><text:tab/>Linha </text:span><text:span text:style-name="T105">0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107">o</text:span><text:span text:style-name="T86"> </text:span><text:span text:style-name="T638">menu profissional <text:tab/><text:tab/><text:tab/><text:tab/><text:tab/>T01-02.</text:span></text:p>
      <text:p text:style-name="P136"/>
      <text:p text:style-name="P16"><text:span text:style-name="T554">T0</text:span><text:span text:style-name="T563">6</text:span><text:span text:style-name="T554">-0</text:span><text:span text:style-name="T563">2</text:span><text:span text:style-name="T554"> </text:span><text:span text:style-name="T560">alterar</text:span><text:span text:style-name="T559"> </text:span><text:span text:style-name="T563">prefeitura</text:span><text:span text:style-name="T554">:</text:span></text:p>
      <text:p text:style-name="P285"/>
      <text:p text:style-name="P203">00: +--------------------------------------------------------------------------------<text:span text:style-name="T583">-------</text:span>+</text:p>
      <text:p text:style-name="P203">01: | <text:s text:c="86"/>|</text:p>
      <text:p text:style-name="P203">02: | <text:span text:style-name="T639">Alterar prefeitura</text:span><text:span text:style-name="T583"> <text:s text:c="10"/></text:span><text:s text:c="10"/><text:tab/><text:tab/><text:tab/><text:tab/><text:tab/> <text:s text:c="10"/><text:span text:style-name="T578">|</text:span> <text:s text:c="65"/></text:p>
      <text:p text:style-name="P203">0<text:span text:style-name="T578">3</text:span>: | <text:s text:c="86"/>|</text:p>
      <text:p text:style-name="P203"><text:span text:style-name="T578">0</text:span><text:span text:style-name="T630">4</text:span><text:span text:style-name="T578">: | </text:span><text:span text:style-name="T639">#Nome <text:s text:c="9"/></text:span><text:span text:style-name="T578"><text:s text:c="71"/></text:span><text:span text:style-name="T628">|</text:span><text:span text:style-name="T578"> <text:s text:c="15"/></text:span></text:p>
      <text:p text:style-name="P203"><text:span text:style-name="T578">0</text:span><text:span text:style-name="T630">5</text:span><text:span text:style-name="T578">: | </text:span><text:span text:style-name="T639">#CEP <text:s text:c="17"/></text:span><text:span text:style-name="T628"><text:s/></text:span><text:span text:style-name="T578"><text:s text:c="63"/>|</text:span></text:p>
      <text:p text:style-name="P203"><text:span text:style-name="T578">0</text:span><text:span text:style-name="T630">6</text:span><text:span text:style-name="T578">: | </text:span><text:span text:style-name="T628">#</text:span><text:span text:style-name="T639">Endereço</text:span><text:span text:style-name="T578"> <text:s text:c="76"/>|</text:span></text:p>
      <text:p text:style-name="P205"><text:span text:style-name="T578">0</text:span><text:span text:style-name="T630">7</text:span><text:span text:style-name="T578">: | </text:span><text:span text:style-name="T628">#</text:span><text:span text:style-name="T639">Número</text:span><text:span text:style-name="T578"> <text:s text:c="78"/>|</text:span></text:p>
      <text:p text:style-name="P203"><text:span text:style-name="T578">0</text:span><text:span text:style-name="T630">8</text:span><text:span text:style-name="T578">: | </text:span><text:span text:style-name="T628">#</text:span><text:span text:style-name="T639">Complemento</text:span><text:span text:style-name="T578"> <text:s text:c="73"/></text:span><text:span text:style-name="T628">|</text:span></text:p>
      <text:p text:style-name="P203"><text:span text:style-name="T630">09</text:span><text:span text:style-name="T628">: | #</text:span><text:span text:style-name="T639">Bairro <text:s text:c="15"/></text:span><text:span text:style-name="T628"><text:s text:c="63"/>|</text:span></text:p>
      <text:p text:style-name="P203"><text:span text:style-name="T630">10</text:span><text:span text:style-name="T628">: | </text:span><text:span text:style-name="T639">|Estados| <text:s text:c="3"/></text:span><text:span text:style-name="T628"><text:s text:c="73"/>|</text:span></text:p>
      <text:p text:style-name="P203"><text:span text:style-name="T633">11: | |</text:span><text:span text:style-name="T639">Municípios</text:span><text:span text:style-name="T633">| <text:s text:c="73"/>|</text:span></text:p>
      <text:p text:style-name="P203"><text:span text:style-name="T630">1</text:span><text:span text:style-name="T634">2</text:span><text:span text:style-name="T628">: | </text:span><text:span text:style-name="T639">#Número de dias de impedimento <text:s/></text:span><text:span text:style-name="T628"><text:s text:c="54"/>|</text:span></text:p>
      <text:p text:style-name="P203"><text:span text:style-name="T630">1</text:span><text:span text:style-name="T634">3</text:span><text:span text:style-name="T628">: | </text:span><text:span text:style-name="T640">#Limite de cancelamento</text:span><text:span text:style-name="T628"> <text:s text:c="62"/>|<text:tab/><text:tab/></text:span></text:p>
      <text:p text:style-name="P204"><text:span text:style-name="T630">1</text:span><text:span text:style-name="T641">4</text:span><text:span text:style-name="T628">: | </text:span><text:span text:style-name="T640">#Número máximo de agendamentos</text:span><text:span text:style-name="T628"> <text:s text:c="55"/>|<text:tab/><text:tab/></text:span></text:p>
      <text:p text:style-name="P204"><text:span text:style-name="T630">1</text:span><text:span text:style-name="T641">5</text:span><text:span text:style-name="T628">: | </text:span><text:span text:style-name="T640">#Período para contagem de agendamentos</text:span><text:span text:style-name="T628"> <text:s text:c="47"/>|<text:tab/><text:tab/></text:span></text:p>
      <text:p text:style-name="P204"><text:span text:style-name="T630">1</text:span><text:span text:style-name="T641">6</text:span><text:span text:style-name="T628">: | </text:span><text:span text:style-name="T640">#</text:span><text:span text:style-name="T641">Número máximo de faltas</text:span><text:span text:style-name="T628"> <text:s text:c="61"/>|<text:tab/><text:tab/></text:span></text:p>
      <text:p text:style-name="P205"><text:span text:style-name="T630">1</text:span><text:span text:style-name="T641">7</text:span><text:span text:style-name="T628">: | </text:span><text:span text:style-name="T640">#</text:span><text:span text:style-name="T641">Antecedência para avisos</text:span><text:span text:style-name="T628"> <text:s text:c="60"/>|<text:tab/><text:tab/></text:span></text:p>
      <text:p text:style-name="P205"><text:span text:style-name="T641">18</text:span><text:span text:style-name="T578">: | </text:span><text:span text:style-name="T628">#</text:span><text:span text:style-name="T641">Telefone 1</text:span><text:span text:style-name="T578"> <text:s text:c="74"/>|</text:span></text:p>
      <text:p text:style-name="P205"><text:span text:style-name="T641">19</text:span><text:span text:style-name="T578">: | </text:span><text:span text:style-name="T628">#</text:span><text:span text:style-name="T641">Telefone 2</text:span><text:span text:style-name="T578"> <text:s text:c="74"/>|</text:span></text:p>
      <text:p text:style-name="P205"><text:span text:style-name="T641">20</text:span><text:span text:style-name="T578">: | </text:span><text:span text:style-name="T628">#</text:span><text:span text:style-name="T641">E-mail <text:s text:c="3"/></text:span><text:span text:style-name="T578"><text:s text:c="75"/>|</text:span></text:p>
      <text:p text:style-name="P205"><text:span text:style-name="T641">21</text:span><text:span text:style-name="T578">: | </text:span><text:span text:style-name="T628">#</text:span><text:span text:style-name="T641">Logotipo <text:s/></text:span><text:span text:style-name="T578"><text:s text:c="75"/>|</text:span></text:p>
      <text:p text:style-name="P205"><text:span text:style-name="T641">22</text:span><text:span text:style-name="T578">: | </text:span><text:span text:style-name="T641">{A</text:span><text:span text:style-name="T646">lterar prefeitura</text:span><text:span text:style-name="T641">}</text:span><text:span text:style-name="T578"> <text:s text:c="65"/>|</text:span></text:p>
      <text:p text:style-name="P203"><text:span text:style-name="T641">23</text:span>: | <text:span text:style-name="T217">Voltar</text:span> <text:s text:c="79"/>|</text:p>
      <text:p text:style-name="P203"><text:span text:style-name="T641">24</text:span>: | <text:s text:c="86"/>|</text:p>
      <text:p text:style-name="P203"><text:s text:c="4"/>+--------------------------------------------------------------------------------<text:span text:style-name="T583">-------</text:span>+</text:p>
      <text:p text:style-name="P203"/>
      <text:p text:style-name="P46"><text:span text:style-name="T6">Função:</text:span> <text:span text:style-name="T579">Profissional </text:span><text:span text:style-name="T633">altera</text:span><text:span text:style-name="T628"> </text:span><text:span text:style-name="T642">a prefeitura</text:span><text:span text:style-name="T579">.</text:span></text:p>
      <text:p text:style-name="P46"><text:span text:style-name="T6">Quem acessa: </text:span><text:span text:style-name="T585">Profissionais </text:span><text:span text:style-name="T625">administradores</text:span><text:span text:style-name="T580"> d</text:span><text:span text:style-name="T642">o sistema</text:span><text:span text:style-name="T580">.</text:span></text:p>
      <text:p text:style-name="P46"><text:span text:style-name="T6">Origem:</text:span> T0<text:span text:style-name="T642">6-01 mostrar prefeitura</text:span>.</text:p>
      <text:p text:style-name="P92">Pré-condição: <text:span text:style-name="T90">Profissional</text:span><text:span text:style-name="T88"> </text:span><text:span text:style-name="T96">administrador </text:span><text:span text:style-name="T109">do sistema</text:span><text:span text:style-name="T11"> está logado.</text:span></text:p>
      <text:p text:style-name="P92">Parâmetros: <text:span text:style-name="T84">sessão </text:span><text:span text:style-name="T90">profissional </text:span><text:span text:style-name="T96">administrador </text:span><text:span text:style-name="T109">sistema</text:span><text:span text:style-name="T11">.</text:span></text:p>
      <text:p text:style-name="P92"><text:soft-page-break/><text:span text:style-name="T477">Validação: </text:span><text:span text:style-name="T36">Ver esquema bd </text:span><text:span text:style-name="T108">8</text:span><text:span text:style-name="T36">. Tabela de </text:span><text:span text:style-name="T108">Prefeituras</text:span><text:span text:style-name="T36">.</text:span></text:p>
      <text:p text:style-name="P92"><text:span text:style-name="T477"><text:tab/></text:span><text:span text:style-name="T643">Nome</text:span><text:span text:style-name="T110">, </text:span><text:span text:style-name="T643">CEP</text:span><text:span text:style-name="T110">, </text:span><text:span text:style-name="T643">Endereço, Número, Bairro, Estado, Município, Número </text:span><text:span text:style-name="T643">de dias de impedimento, Limite de cancelamento, Número máximo de agendamentos, Período para contagem de agendamentos, Número máximo de faltas </text:span><text:span text:style-name="T110">e</text:span><text:span text:style-name="T643"> Antecedência para avisos </text:span><text:span text:style-name="T111">devem </text:span><text:span text:style-name="T112">ser preenchidos</text:span><text:span text:style-name="T111">.</text:span></text:p>
      <text:p text:style-name="P93"><text:span text:style-name="T111"><text:tab/></text:span><text:span text:style-name="T480">Nome</text:span><text:span text:style-name="T34"> sem números.</text:span></text:p>
      <text:p text:style-name="P93"><text:span text:style-name="T32"><text:tab/></text:span><text:span text:style-name="T479">Telefone </text:span><text:span text:style-name="T644">1 </text:span><text:span text:style-name="T113">e </text:span><text:span text:style-name="T644">Telefone 2</text:span><text:span text:style-name="T33"> </text:span><text:span text:style-name="T34">f</text:span><text:span text:style-name="T33">ormato (99)9999-9999.</text:span></text:p>
      <text:p text:style-name="P93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94"><text:span text:style-name="T33"><text:tab/></text:span><text:span text:style-name="T645">N</text:span><text:span text:style-name="T643">úmero de dias de impedimento, Limite de cancelamento, Número máximo de agendamentos, Período para contagem de agendamentos, Número máximo de faltas </text:span><text:span text:style-name="T110">e</text:span><text:span text:style-name="T643"> Antecedência para avisos</text:span><text:span text:style-name="T110"> </text:span><text:span text:style-name="T114">maior que zero.</text:span></text:p>
      <text:p text:style-name="P92">Funcionamento:</text:p>
      <text:p text:style-name="P92"><text:tab/><text:span text:style-name="T85">Sistema carrega </text:span><text:span text:style-name="T314">os estados em |Estados| e municípios em <text:tab/>|Municípios|</text:span></text:p>
      <text:p text:style-name="P92"><text:span text:style-name="T11"><text:tab/>Linha 0</text:span><text:span text:style-name="T37">2</text:span><text:span text:style-name="T11">-</text:span><text:span text:style-name="T115">22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92"><text:span text:style-name="T16"><text:tab/><text:tab/><text:tab/></text:span><text:span text:style-name="T406">Botão </text:span><text:span text:style-name="T16">{</text:span><text:span text:style-name="T99">A</text:span><text:span text:style-name="T102">lterar</text:span><text:span text:style-name="T99"> </text:span><text:span text:style-name="T115">prefeitura</text:span><text:span text:style-name="T16">}</text:span><text:span text:style-name="T23"> dispara o evento de </text:span><text:span text:style-name="T102">alterar</text:span><text:span text:style-name="T99"> <text:tab/><text:tab/><text:tab/></text:span><text:span text:style-name="T115">prefeitura</text:span><text:span text:style-name="T23">, verifica se </text:span><text:span text:style-name="T37">os dados</text:span><text:span text:style-name="T23"> estão </text:span><text:span text:style-name="T99">c</text:span><text:span text:style-name="T23">orretos, se <text:tab/><text:tab/><text:tab/><text:tab/>sim </text:span><text:span text:style-name="T102">atualiza</text:span><text:span text:style-name="T99"> a </text:span><text:span text:style-name="T115">prefeitura</text:span><text:span text:style-name="T23"> e carrega a tela </text:span><text:span text:style-name="T646">mostrar <text:tab/><text:tab/><text:tab/><text:tab/>prefeitura T06-01</text:span><text:span text:style-name="T23">, se não carrega a mesma informando <text:tab/><text:tab/><text:tab/><text:tab/>qu</text:span><text:span text:style-name="T40">ais </text:span><text:span text:style-name="T23">dados estão incorretos.</text:span></text:p>
      <text:p text:style-name="P150"><text:span text:style-name="T86"><text:tab/>Linha </text:span><text:span text:style-name="T115">23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46">mostrar prefeitura <text:tab/><text:tab/><text:tab/><text:tab/><text:tab/>T06-01.</text:span></text:p>
      <text:p text:style-name="P134"/>
      <text:p text:style-name="P17"><text:span text:style-name="T554">T0</text:span><text:span text:style-name="T564">7</text:span><text:span text:style-name="T554">-0</text:span><text:span text:style-name="T556">1</text:span><text:span text:style-name="T554"> </text:span><text:span text:style-name="T557">listar </text:span><text:span text:style-name="T564">l</text:span><text:span text:style-name="T556">oca</text:span><text:span text:style-name="T564">is</text:span><text:span text:style-name="T556"> de atendimento </text:span><text:span text:style-name="T565">da prefeitura</text:span><text:span text:style-name="T554">:</text:span></text:p>
      <text:p text:style-name="P286"/>
      <text:p text:style-name="P206">00: +--------------------------------------------------------------------------------<text:span text:style-name="T583">-------</text:span>+</text:p>
      <text:p text:style-name="P206">01: | <text:s text:c="86"/>|</text:p>
      <text:p text:style-name="P206">02: | <text:span text:style-name="T647">L</text:span><text:span text:style-name="T583">oca</text:span><text:span text:style-name="T647">is</text:span><text:span text:style-name="T583"> de atendimento</text:span> <text:span text:style-name="T648">da prefeitura <text:s text:c="7"/></text:span><text:s text:c="4"/><text:tab/><text:tab/><text:tab/><text:tab/> <text:s text:c="10"/><text:span text:style-name="T578">|</text:span> <text:s text:c="65"/></text:p>
      <text:p text:style-name="P206">0<text:span text:style-name="T578">3</text:span>: | <text:s text:c="86"/>|</text:p>
      <text:p text:style-name="P206">0<text:span text:style-name="T578">4</text:span>: | <text:s/><text:span text:style-name="T649">Nome <text:s/>Bairro <text:s/>Estado <text:s/>Município <text:s/>Telefone E-mail <text:s/>Situação</text:span><text:span text:style-name="T626"> <text:s text:c="9"/></text:span><text:s text:c="17"/>|</text:p>
      <text:p text:style-name="P206">0<text:span text:style-name="T578">5</text:span>: | <text:s/><text:span text:style-name="T578">XXX</text:span> <text:s text:c="2"/><text:span text:style-name="T578">XXX</text:span> <text:s text:c="4"/><text:span text:style-name="T578">XX</text:span> <text:s text:c="5"/><text:span text:style-name="T578">XXX</text:span> <text:s text:c="2"/><text:tab/> <text:s text:c="2"/><text:span text:style-name="T578">XX</text:span><text:span text:style-name="T626">XXX</text:span> <text:s text:c="3"/><text:span text:style-name="T578">XXX <text:s text:c="4"/></text:span><text:span text:style-name="T649">XXXXX</text:span><text:tab/><text:span text:style-name="T258">Mostrar</text:span><text:span text:style-name="T367"> </text:span><text:span text:style-name="T258">Alterar</text:span><text:span text:style-name="T367"> <text:s text:c="8"/></text:span><text:s text:c="2"/>|</text:p>
      <text:p text:style-name="P206">0<text:span text:style-name="T578">6</text:span>: | <text:s/><text:span text:style-name="T578">XXX</text:span> <text:s text:c="2"/><text:span text:style-name="T578">XXX</text:span> <text:s text:c="4"/><text:span text:style-name="T578">XX</text:span> <text:s text:c="5"/><text:span text:style-name="T578">XXX</text:span> <text:s text:c="2"/><text:tab/> <text:s text:c="2"/><text:span text:style-name="T578">XX</text:span><text:span text:style-name="T626">XXX</text:span> <text:s text:c="3"/><text:span text:style-name="T649">X</text:span><text:span text:style-name="T578">XX</text:span> <text:s text:c="4"/><text:span text:style-name="T649">XXXXX <text:s text:c="4"/></text:span><text:span text:style-name="T258">Mostrar</text:span><text:span text:style-name="T367"> </text:span><text:span text:style-name="T260">Alterar</text:span> <text:s text:c="9"/>|</text:p>
      <text:p text:style-name="P206"><text:span text:style-name="T578">07</text:span>: | <text:span text:style-name="T258">Nov</text:span><text:span text:style-name="T261">o local de atendimento</text:span> <text:s text:c="60"/><text:span text:style-name="T578">|</text:span> <text:s text:c="77"/></text:p>
      <text:p text:style-name="P206"><text:span text:style-name="T578">08</text:span>: | <text:span text:style-name="T217">Voltar</text:span> <text:s text:c="79"/>|</text:p>
      <text:p text:style-name="P206"><text:span text:style-name="T578">09</text:span>: | <text:s text:c="86"/>|</text:p>
      <text:p text:style-name="P206">1<text:span text:style-name="T578">0</text:span>: | <text:s text:c="86"/>|</text:p>
      <text:p text:style-name="P206"><text:s text:c="4"/>+--------------------------------------------------------------------------------<text:span text:style-name="T583">-------</text:span>+</text:p>
      <text:p text:style-name="P206"/>
      <text:p text:style-name="P47"><text:span text:style-name="T6">Função:</text:span> <text:span text:style-name="T579">Profissional </text:span><text:span text:style-name="T625">visualiza </text:span><text:span text:style-name="T650">os </text:span><text:span text:style-name="T625">loca</text:span><text:span text:style-name="T650">is</text:span><text:span text:style-name="T625"> de atendimento </text:span><text:span text:style-name="T650">da prefeitura</text:span><text:span text:style-name="T579">.</text:span></text:p>
      <text:p text:style-name="P47"><text:span text:style-name="T6">Quem acessa: </text:span><text:span text:style-name="T585">Profissionais </text:span><text:span text:style-name="T625">administradores</text:span><text:span text:style-name="T580"> </text:span><text:span text:style-name="T651">do sistema</text:span><text:span text:style-name="T580">.</text:span></text:p>
      <text:p text:style-name="P47"><text:span text:style-name="T6">Origem:</text:span> T0<text:span text:style-name="T580">1</text:span>-0<text:span text:style-name="T396">2 </text:span><text:span text:style-name="T580">menu profissional</text:span>.</text:p>
      <text:p text:style-name="P95">Pré-condição: <text:span text:style-name="T90">Profissional</text:span><text:span text:style-name="T88"> </text:span><text:span text:style-name="T96">administrador</text:span><text:span text:style-name="T11"> </text:span><text:span text:style-name="T116">do sistema </text:span><text:span text:style-name="T11">está logado.</text:span></text:p>
      <text:p text:style-name="P95">Parâmetros: <text:span text:style-name="T84">sessão </text:span><text:span text:style-name="T90">profissional </text:span><text:span text:style-name="T96">administrador </text:span><text:span text:style-name="T116">sistema</text:span><text:span text:style-name="T11">.</text:span></text:p>
      <text:p text:style-name="P95">Funcionamento:</text:p>
      <text:p text:style-name="P95"><text:tab/><text:span text:style-name="T85">Sistema carrega </text:span><text:span text:style-name="T295">o</text:span><text:span text:style-name="T315">s</text:span><text:span text:style-name="T295"> loca</text:span><text:span text:style-name="T315">is</text:span><text:span text:style-name="T295"> de atendimento(linha 02-06):</text:span><text:span text:style-name="T374"> </text:span><text:span text:style-name="T315">nome, <text:tab/>bairro, município, telefone, e-mail e situação</text:span><text:span text:style-name="T296">, tod</text:span><text:span text:style-name="T317">o</text:span><text:span text:style-name="T296">s </text:span><text:span text:style-name="T315">os locais</text:span><text:span text:style-name="T296"> <text:tab/></text:span><text:span text:style-name="T316">de atendimento </text:span><text:span text:style-name="T296">possuem o</text:span><text:span text:style-name="T315">s</text:span><text:span text:style-name="T296"> link</text:span><text:span text:style-name="T315">s</text:span><text:span text:style-name="T296"> </text:span><text:span text:style-name="T232">Mostrar</text:span><text:span text:style-name="T296"> </text:span><text:span text:style-name="T315">e </text:span><text:span text:style-name="T238">Alterar</text:span><text:span text:style-name="T296">.</text:span></text:p>
      <text:p text:style-name="P95"><text:span text:style-name="T287"><text:tab/>Linha </text:span><text:span text:style-name="T292">0</text:span><text:span text:style-name="T299">2</text:span><text:span text:style-name="T292">-06</text:span><text:span text:style-name="T287">: </text:span><text:span text:style-name="T368">Link</text:span><text:span text:style-name="T287"> </text:span><text:span text:style-name="T233">A</text:span><text:span text:style-name="T234">lterar</text:span><text:span text:style-name="T287"> </text:span><text:span text:style-name="T267">dispara o evento de </text:span><text:span text:style-name="T288">alterar </text:span><text:span text:style-name="T318">o</text:span><text:span text:style-name="T279"><text:tab/><text:tab/><text:tab/><text:tab/><text:tab/></text:span><text:span text:style-name="T318">local de atendimento</text:span><text:span text:style-name="T267">, </text:span><text:span text:style-name="T297">redireciona para </text:span><text:span text:style-name="T368">alterar</text:span><text:span text:style-name="T364"> </text:span><text:span text:style-name="T372">local <text:tab/><text:tab/><text:tab/><text:tab/>de atendimento </text:span><text:span text:style-name="T375">da prefeitura </text:span><text:span text:style-name="T339">T0</text:span><text:span text:style-name="T376">7</text:span><text:span text:style-name="T364">-0</text:span><text:span text:style-name="T368">3</text:span><text:span text:style-name="T267">.</text:span></text:p>
      <text:p text:style-name="P95"><text:span text:style-name="T267"><text:tab/><text:tab/><text:tab/></text:span><text:span text:style-name="T369">Link</text:span><text:span text:style-name="T298"> </text:span><text:span text:style-name="T235">Mostrar</text:span><text:span text:style-name="T298"> dispara o evento de visualizar </text:span><text:span text:style-name="T319">o local de </text:span><text:soft-page-break/><text:span text:style-name="T319"><text:tab/><text:tab/><text:tab/>atendimento</text:span><text:span text:style-name="T298">, redireciona para </text:span><text:span text:style-name="T369">mostrar </text:span><text:span text:style-name="T372">local de <text:tab/><text:tab/><text:tab/><text:tab/><text:tab/>atendimento </text:span><text:span text:style-name="T376">da prefeitura </text:span><text:span text:style-name="T369">T0</text:span><text:span text:style-name="T376">7</text:span><text:span text:style-name="T369">-0</text:span><text:span text:style-name="T370">4</text:span><text:span text:style-name="T369">.</text:span></text:p>
      <text:p text:style-name="P95"><text:span text:style-name="T369"><text:tab/></text:span><text:span text:style-name="T299">Linha 07: </text:span><text:span text:style-name="T371">Link</text:span><text:span text:style-name="T299"> </text:span><text:span text:style-name="T236">Nova </text:span><text:span text:style-name="T239">local de atendimento</text:span><text:span text:style-name="T299"> </text:span><text:span text:style-name="T319">r</text:span><text:span text:style-name="T299">edireciona para <text:tab/><text:tab/><text:tab/><text:tab/><text:tab/></text:span><text:span text:style-name="T371">adicionar </text:span><text:span text:style-name="T372">local de atendimento </text:span><text:span text:style-name="T376">a prefeitura </text:span><text:span text:style-name="T371">T05-02.</text:span></text:p>
      <text:p text:style-name="P151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38"/>
      <text:p text:style-name="P17"><text:span text:style-name="T554">T0</text:span><text:span text:style-name="T566">7</text:span><text:span text:style-name="T554">-0</text:span><text:span text:style-name="T559">2</text:span><text:span text:style-name="T554"> </text:span><text:span text:style-name="T559">adicionar </text:span><text:span text:style-name="T556">local de atendimento </text:span><text:span text:style-name="T566">a prefeitura</text:span><text:span text:style-name="T554">:</text:span></text:p>
      <text:p text:style-name="P286"/>
      <text:p text:style-name="P206">00: +--------------------------------------------------------------------------------<text:span text:style-name="T583">-------</text:span>+</text:p>
      <text:p text:style-name="P206">01: | <text:s text:c="86"/>|</text:p>
      <text:p text:style-name="P206">02: | <text:span text:style-name="T628">Nov</text:span><text:span text:style-name="T653">o</text:span><text:span text:style-name="T628"> </text:span><text:span text:style-name="T627">l</text:span><text:span text:style-name="T583">ocal de atendimento</text:span> <text:s text:c="17"/><text:tab/><text:tab/><text:tab/><text:tab/><text:tab/> <text:s text:c="10"/><text:span text:style-name="T578">|</text:span> <text:s text:c="65"/></text:p>
      <text:p text:style-name="P206">0<text:span text:style-name="T578">3</text:span>: | <text:s text:c="86"/>|</text:p>
      <text:p text:style-name="P207"><text:span text:style-name="T578">0</text:span><text:span text:style-name="T630">4</text:span><text:span text:style-name="T578">: | </text:span><text:span text:style-name="T639">#Nome <text:s text:c="9"/></text:span><text:span text:style-name="T578"><text:s text:c="71"/></text:span><text:span text:style-name="T628">|</text:span><text:span text:style-name="T578"> <text:s text:c="15"/></text:span></text:p>
      <text:p text:style-name="P207"><text:span text:style-name="T578">0</text:span><text:span text:style-name="T630">5</text:span><text:span text:style-name="T578">: | </text:span><text:span text:style-name="T639">#CEP <text:s text:c="17"/></text:span><text:span text:style-name="T628"><text:s/></text:span><text:span text:style-name="T578"><text:s text:c="63"/>|</text:span></text:p>
      <text:p text:style-name="P207"><text:span text:style-name="T578">0</text:span><text:span text:style-name="T630">6</text:span><text:span text:style-name="T578">: | </text:span><text:span text:style-name="T628">#</text:span><text:span text:style-name="T639">Endereço</text:span><text:span text:style-name="T578"> <text:s text:c="76"/>|</text:span></text:p>
      <text:p text:style-name="P207"><text:span text:style-name="T578">0</text:span><text:span text:style-name="T630">7</text:span><text:span text:style-name="T578">: | </text:span><text:span text:style-name="T628">#</text:span><text:span text:style-name="T639">Número</text:span><text:span text:style-name="T578"> <text:s text:c="78"/>|</text:span></text:p>
      <text:p text:style-name="P207"><text:span text:style-name="T578">0</text:span><text:span text:style-name="T630">8</text:span><text:span text:style-name="T578">: | </text:span><text:span text:style-name="T628">#</text:span><text:span text:style-name="T639">Complemento</text:span><text:span text:style-name="T578"> <text:s text:c="73"/></text:span><text:span text:style-name="T628">|</text:span></text:p>
      <text:p text:style-name="P207"><text:span text:style-name="T630">09</text:span><text:span text:style-name="T628">: | #</text:span><text:span text:style-name="T639">Bairro <text:s text:c="15"/></text:span><text:span text:style-name="T628"><text:s text:c="63"/>|</text:span></text:p>
      <text:p text:style-name="P207"><text:span text:style-name="T630">10</text:span><text:span text:style-name="T628">: | </text:span><text:span text:style-name="T639">|Estados| <text:s text:c="3"/></text:span><text:span text:style-name="T628"><text:s text:c="73"/>|</text:span></text:p>
      <text:p text:style-name="P207"><text:span text:style-name="T633">11: | |</text:span><text:span text:style-name="T639">Municípios</text:span><text:span text:style-name="T633">| <text:s text:c="73"/>|</text:span></text:p>
      <text:p text:style-name="P207"><text:span text:style-name="T630">1</text:span><text:span text:style-name="T634">2</text:span><text:span text:style-name="T628">: | </text:span><text:span text:style-name="T654">|Tipos de atendimento| <text:s text:c="22"/></text:span><text:span text:style-name="T628"><text:s text:c="41"/>|</text:span></text:p>
      <text:p text:style-name="P207"><text:span text:style-name="T641">1</text:span><text:span text:style-name="T656">3</text:span><text:span text:style-name="T578">: | </text:span><text:span text:style-name="T628">#</text:span><text:span text:style-name="T641">Telefone 1</text:span><text:span text:style-name="T578"> <text:s text:c="74"/>|</text:span></text:p>
      <text:p text:style-name="P207"><text:span text:style-name="T641">1</text:span><text:span text:style-name="T656">4</text:span><text:span text:style-name="T578">: | </text:span><text:span text:style-name="T628">#</text:span><text:span text:style-name="T641">Telefone 2</text:span><text:span text:style-name="T578"> <text:s text:c="74"/>|</text:span></text:p>
      <text:p text:style-name="P207"><text:span text:style-name="T656">15</text:span><text:span text:style-name="T578">: | </text:span><text:span text:style-name="T628">#</text:span><text:span text:style-name="T641">E-mail <text:s text:c="3"/></text:span><text:span text:style-name="T578"><text:s text:c="75"/>|</text:span></text:p>
      <text:p text:style-name="P207"><text:span text:style-name="T656">16</text:span><text:span text:style-name="T578">: | </text:span><text:span text:style-name="T628">#</text:span><text:span text:style-name="T653">url <text:s text:c="4"/></text:span><text:span text:style-name="T641"><text:s text:c="2"/></text:span><text:span text:style-name="T578"><text:s text:c="75"/>|</text:span></text:p>
      <text:p text:style-name="P207"><text:span text:style-name="T656">17</text:span><text:span text:style-name="T578">: | </text:span><text:span text:style-name="T641">{</text:span><text:span text:style-name="T653">Adicionar local de atendimento</text:span><text:span text:style-name="T641">}</text:span><text:span text:style-name="T578"> <text:s text:c="53"/>|</text:span></text:p>
      <text:p text:style-name="P206"><text:span text:style-name="T630">1</text:span><text:span text:style-name="T656">8</text:span><text:span text:style-name="T628">: | <text:s text:c="86"/>|<text:tab/><text:tab/></text:span></text:p>
      <text:p text:style-name="P206"><text:span text:style-name="T630">1</text:span><text:span text:style-name="T656">9</text:span>: | <text:span text:style-name="T217">Voltar</text:span> <text:s text:c="79"/>|</text:p>
      <text:p text:style-name="P206"><text:span text:style-name="T656">20</text:span>: | <text:s text:c="86"/>|</text:p>
      <text:p text:style-name="P206"><text:s text:c="4"/>+--------------------------------------------------------------------------------<text:span text:style-name="T583">-------</text:span>+</text:p>
      <text:p text:style-name="P206"/>
      <text:p text:style-name="P47"><text:span text:style-name="T6">Função:</text:span> <text:span text:style-name="T579">Profissional </text:span><text:span text:style-name="T628">adiciona um </text:span><text:span text:style-name="T655">novo </text:span><text:span text:style-name="T625">local de atendimento </text:span><text:span text:style-name="T655">a prefeitura</text:span><text:span text:style-name="T579">.</text:span></text:p>
      <text:p text:style-name="P47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47"><text:span text:style-name="T6">Origem:</text:span> T0<text:span text:style-name="T655">7</text:span>-0<text:span text:style-name="T631">1</text:span><text:span text:style-name="T396"> </text:span><text:span text:style-name="T631">listar </text:span><text:span text:style-name="T655">l</text:span><text:span text:style-name="T631">oca</text:span><text:span text:style-name="T655">is</text:span><text:span text:style-name="T631"> de atendimento </text:span><text:span text:style-name="T655">da prefeitura</text:span>.</text:p>
      <text:p text:style-name="P95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95">Parâmetros: <text:span text:style-name="T84">sessão </text:span><text:span text:style-name="T90">profissional </text:span><text:span text:style-name="T96">administrador </text:span><text:span text:style-name="T117">sistema</text:span><text:span text:style-name="T11">.</text:span></text:p>
      <text:p text:style-name="P95"><text:span text:style-name="T477">Validação: </text:span><text:span text:style-name="T36">Ver esquema bd </text:span><text:span text:style-name="T118">1</text:span><text:span text:style-name="T36">. Tabela de </text:span><text:span text:style-name="T118">Órgãos da Prefeitura</text:span><text:span text:style-name="T36">.</text:span></text:p>
      <text:p text:style-name="P96"><text:span text:style-name="T643"><text:tab/>Nome</text:span><text:span text:style-name="T110">, </text:span><text:span text:style-name="T643">CEP</text:span><text:span text:style-name="T110">, </text:span><text:span text:style-name="T643">Endereço, Número, Bairro, Estado </text:span><text:span text:style-name="T119">e</text:span><text:span text:style-name="T643"> Município </text:span><text:span text:style-name="T111">devem </text:span><text:span text:style-name="T112">ser preenchidos</text:span><text:span text:style-name="T111">.</text:span></text:p>
      <text:p text:style-name="P96"><text:span text:style-name="T32"><text:tab/></text:span><text:span text:style-name="T479">Telefone </text:span><text:span text:style-name="T644">1 </text:span><text:span text:style-name="T113">e </text:span><text:span text:style-name="T644">Telefone 2</text:span><text:span text:style-name="T33"> </text:span><text:span text:style-name="T34">f</text:span><text:span text:style-name="T33">ormato (99)9999-9999.</text:span></text:p>
      <text:p text:style-name="P96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95">Funcionamento:</text:p>
      <text:p text:style-name="P95"><text:tab/><text:span text:style-name="T85">Sistema </text:span><text:span text:style-name="T320">carrega estados em |Estados|, municípios em |Municípios| <text:tab/>e tipos de atendimento em |Tipos de atendimento|, </text:span><text:span text:style-name="T321">carrega <text:tab/>valores padrões: situação ativo e </text:span><text:span text:style-name="T322">relaciona a </text:span><text:span text:style-name="T321">prefeitura. </text:span></text:p>
      <text:p text:style-name="P95"><text:span text:style-name="T11"><text:tab/>Linha 0</text:span><text:span text:style-name="T37">2</text:span><text:span text:style-name="T11">-</text:span><text:span text:style-name="T37">1</text:span><text:span text:style-name="T122">7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95"><text:span text:style-name="T16"><text:tab/><text:tab/><text:tab/></text:span><text:span text:style-name="T406">Botão </text:span><text:span text:style-name="T16">{</text:span><text:span text:style-name="T99">Adicionar </text:span><text:span text:style-name="T120">local de atendimento</text:span><text:span text:style-name="T16">}</text:span><text:span text:style-name="T23"> dispara o <text:tab/><text:tab/><text:tab/><text:tab/><text:tab/>evento de </text:span><text:span text:style-name="T99">criar </text:span><text:span text:style-name="T121">o local de atendimento</text:span><text:span text:style-name="T23">, verifica se </text:span><text:span text:style-name="T37">os <text:tab/><text:tab/><text:tab/>dados</text:span><text:span text:style-name="T23"> estão </text:span><text:span text:style-name="T99">c</text:span><text:span text:style-name="T23">orretos, se sim </text:span><text:span text:style-name="T99">cria </text:span><text:span text:style-name="T121">o local de <text:tab/><text:tab/><text:tab/><text:tab/><text:tab/>atendimento</text:span><text:span text:style-name="T23"> e carrega a tela </text:span><text:span text:style-name="T659">mostrar</text:span><text:span text:style-name="T631"> </text:span><text:span text:style-name="T657">l</text:span><text:span text:style-name="T631">oca</text:span><text:span text:style-name="T659">l</text:span><text:span text:style-name="T631"> de <text:tab/><text:tab/><text:tab/><text:tab/><text:tab/>atendimento </text:span><text:span text:style-name="T657">da prefeitura </text:span><text:span text:style-name="T457">T0</text:span><text:span text:style-name="T657">7</text:span><text:span text:style-name="T446">-0</text:span><text:span text:style-name="T660">4</text:span><text:span text:style-name="T23">, se não carrega a <text:tab/><text:tab/><text:tab/><text:tab/>mesma informando qu</text:span><text:span text:style-name="T40">ais </text:span><text:span text:style-name="T23">dados estão incorretos.</text:span></text:p>
      <text:p text:style-name="P151"><text:span text:style-name="T86"><text:tab/>Linha </text:span><text:span text:style-name="T101">1</text:span><text:span text:style-name="T122">9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658">l</text:span><text:span text:style-name="T632">oca</text:span><text:span text:style-name="T658">is </text:span><text:span text:style-name="T632">de <text:tab/><text:tab/></text:span><text:soft-page-break/><text:span text:style-name="T632"><text:tab/><text:tab/><text:tab/>atendimento </text:span><text:span text:style-name="T658">da prefeitura </text:span><text:span text:style-name="T632">T0</text:span><text:span text:style-name="T658">7</text:span><text:span text:style-name="T632">-01.</text:span></text:p>
      <text:p text:style-name="P161"/>
      <text:p text:style-name="P17"><text:span text:style-name="T554">T0</text:span><text:span text:style-name="T567">7</text:span><text:span text:style-name="T554">-0</text:span><text:span text:style-name="T560">3</text:span><text:span text:style-name="T554"> </text:span><text:span text:style-name="T560">alterar</text:span><text:span text:style-name="T559"> </text:span><text:span text:style-name="T556">local de atendimento </text:span><text:span text:style-name="T567">da prefeitura</text:span><text:span text:style-name="T554">:</text:span></text:p>
      <text:p text:style-name="P286"/>
      <text:p text:style-name="P208">00: +--------------------------------------------------------------------------------<text:span text:style-name="T583">-------</text:span>+</text:p>
      <text:p text:style-name="P208">01: | <text:s text:c="86"/>|</text:p>
      <text:p text:style-name="P208">02: | <text:span text:style-name="T661">Alterar</text:span><text:span text:style-name="T628"> </text:span><text:span text:style-name="T627">l</text:span><text:span text:style-name="T583">ocal de atendimento</text:span> <text:s text:c="15"/><text:tab/><text:tab/><text:tab/><text:tab/><text:tab/> <text:s text:c="10"/><text:span text:style-name="T578">|</text:span> <text:s text:c="65"/></text:p>
      <text:p text:style-name="P208">0<text:span text:style-name="T578">3</text:span>: | <text:span text:style-name="T661">#Ativo</text:span> <text:s text:c="79"/>|</text:p>
      <text:p text:style-name="P208"><text:span text:style-name="T578">0</text:span><text:span text:style-name="T630">4</text:span><text:span text:style-name="T578">: | </text:span><text:span text:style-name="T639">#Nome <text:s text:c="9"/></text:span><text:span text:style-name="T578"><text:s text:c="71"/></text:span><text:span text:style-name="T628">|</text:span><text:span text:style-name="T578"> <text:s text:c="15"/></text:span></text:p>
      <text:p text:style-name="P208"><text:span text:style-name="T578">0</text:span><text:span text:style-name="T630">5</text:span><text:span text:style-name="T578">: | </text:span><text:span text:style-name="T639">#CEP <text:s text:c="17"/></text:span><text:span text:style-name="T628"><text:s/></text:span><text:span text:style-name="T578"><text:s text:c="63"/>|</text:span></text:p>
      <text:p text:style-name="P208"><text:span text:style-name="T578">0</text:span><text:span text:style-name="T630">6</text:span><text:span text:style-name="T578">: | </text:span><text:span text:style-name="T628">#</text:span><text:span text:style-name="T639">Endereço</text:span><text:span text:style-name="T578"> <text:s text:c="76"/>|</text:span></text:p>
      <text:p text:style-name="P208"><text:span text:style-name="T578">0</text:span><text:span text:style-name="T630">7</text:span><text:span text:style-name="T578">: | </text:span><text:span text:style-name="T628">#</text:span><text:span text:style-name="T639">Número</text:span><text:span text:style-name="T578"> <text:s text:c="78"/>|</text:span></text:p>
      <text:p text:style-name="P208"><text:span text:style-name="T578">0</text:span><text:span text:style-name="T630">8</text:span><text:span text:style-name="T578">: | </text:span><text:span text:style-name="T628">#</text:span><text:span text:style-name="T639">Complemento</text:span><text:span text:style-name="T578"> <text:s text:c="73"/></text:span><text:span text:style-name="T628">|</text:span></text:p>
      <text:p text:style-name="P208"><text:span text:style-name="T630">09</text:span><text:span text:style-name="T628">: | #</text:span><text:span text:style-name="T639">Bairro <text:s text:c="15"/></text:span><text:span text:style-name="T628"><text:s text:c="63"/>|</text:span></text:p>
      <text:p text:style-name="P208"><text:span text:style-name="T630">10</text:span><text:span text:style-name="T628">: | </text:span><text:span text:style-name="T639">|Estados| <text:s text:c="3"/></text:span><text:span text:style-name="T628"><text:s text:c="73"/>|</text:span></text:p>
      <text:p text:style-name="P208"><text:span text:style-name="T633">11: | |</text:span><text:span text:style-name="T639">Municípios</text:span><text:span text:style-name="T633">| <text:s text:c="73"/>|</text:span></text:p>
      <text:p text:style-name="P208"><text:span text:style-name="T630">1</text:span><text:span text:style-name="T634">2</text:span><text:span text:style-name="T628">: | </text:span><text:span text:style-name="T654">|Tipos de atendimento| <text:s text:c="22"/></text:span><text:span text:style-name="T628"><text:s text:c="41"/>|</text:span></text:p>
      <text:p text:style-name="P208"><text:span text:style-name="T641">1</text:span><text:span text:style-name="T656">3</text:span><text:span text:style-name="T578">: | </text:span><text:span text:style-name="T628">#</text:span><text:span text:style-name="T641">Telefone 1</text:span><text:span text:style-name="T578"> <text:s text:c="74"/>|</text:span></text:p>
      <text:p text:style-name="P208"><text:span text:style-name="T641">1</text:span><text:span text:style-name="T656">4</text:span><text:span text:style-name="T578">: | </text:span><text:span text:style-name="T628">#</text:span><text:span text:style-name="T641">Telefone 2</text:span><text:span text:style-name="T578"> <text:s text:c="74"/>|</text:span></text:p>
      <text:p text:style-name="P208"><text:span text:style-name="T656">15</text:span><text:span text:style-name="T578">: | </text:span><text:span text:style-name="T628">#</text:span><text:span text:style-name="T641">E-mail <text:s text:c="3"/></text:span><text:span text:style-name="T578"><text:s text:c="75"/>|</text:span></text:p>
      <text:p text:style-name="P208"><text:span text:style-name="T656">16</text:span><text:span text:style-name="T578">: | </text:span><text:span text:style-name="T628">#</text:span><text:span text:style-name="T653">url <text:s text:c="4"/></text:span><text:span text:style-name="T641"><text:s text:c="2"/></text:span><text:span text:style-name="T578"><text:s text:c="75"/>|</text:span></text:p>
      <text:p text:style-name="P208"><text:span text:style-name="T656">17</text:span><text:span text:style-name="T578">: | </text:span><text:span text:style-name="T641">{</text:span><text:span text:style-name="T653">A</text:span><text:span text:style-name="T663">lterar</text:span><text:span text:style-name="T653"> local de atendimento</text:span><text:span text:style-name="T641">}</text:span><text:span text:style-name="T578"> <text:s text:c="55"/>|</text:span></text:p>
      <text:p text:style-name="P208"><text:span text:style-name="T630">1</text:span><text:span text:style-name="T656">8</text:span><text:span text:style-name="T628">: | <text:s text:c="86"/>|<text:tab/><text:tab/></text:span></text:p>
      <text:p text:style-name="P208"><text:span text:style-name="T630">1</text:span><text:span text:style-name="T656">9</text:span>: | <text:span text:style-name="T217">Voltar</text:span> <text:s text:c="79"/>|</text:p>
      <text:p text:style-name="P208"><text:span text:style-name="T656">20</text:span>: | <text:s text:c="86"/>|</text:p>
      <text:p text:style-name="P208"><text:s text:c="4"/>+--------------------------------------------------------------------------------<text:span text:style-name="T583">-------</text:span>+</text:p>
      <text:p text:style-name="P206"/>
      <text:p text:style-name="P48"><text:span text:style-name="T6">Função:</text:span> <text:span text:style-name="T579">Profissional </text:span><text:span text:style-name="T662">altera</text:span><text:span text:style-name="T628"> </text:span><text:span text:style-name="T662">um</text:span><text:span text:style-name="T655"> </text:span><text:span text:style-name="T625">local de atendimento </text:span><text:span text:style-name="T662">d</text:span><text:span text:style-name="T655">a prefeitura</text:span><text:span text:style-name="T579">.</text:span></text:p>
      <text:p text:style-name="P48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48"><text:span text:style-name="T6">Origem:</text:span> T0<text:span text:style-name="T655">7</text:span>-0<text:span text:style-name="T631">1</text:span><text:span text:style-name="T396"> </text:span><text:span text:style-name="T631">listar </text:span><text:span text:style-name="T655">l</text:span><text:span text:style-name="T631">oca</text:span><text:span text:style-name="T655">is</text:span><text:span text:style-name="T631"> de atendimento </text:span><text:span text:style-name="T655">da prefeitura</text:span>.</text:p>
      <text:p text:style-name="P97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97">Parâmetros: <text:span text:style-name="T84">sessão </text:span><text:span text:style-name="T90">profissional </text:span><text:span text:style-name="T96">administrador </text:span><text:span text:style-name="T117">sistema </text:span><text:span text:style-name="T145">e id do local</text:span><text:span text:style-name="T11">.</text:span></text:p>
      <text:p text:style-name="P97"><text:span text:style-name="T477">Validação: </text:span><text:span text:style-name="T36">Ver esquema bd </text:span><text:span text:style-name="T118">1</text:span><text:span text:style-name="T36">. Tabela de </text:span><text:span text:style-name="T118">Órgãos da Prefeitura</text:span><text:span text:style-name="T36">.</text:span></text:p>
      <text:p text:style-name="P97"><text:span text:style-name="T643"><text:tab/>Nome</text:span><text:span text:style-name="T110">, </text:span><text:span text:style-name="T643">CEP</text:span><text:span text:style-name="T110">, </text:span><text:span text:style-name="T643">Endereço, Número, Bairro, Estado </text:span><text:span text:style-name="T119">e</text:span><text:span text:style-name="T643"> Município </text:span><text:span text:style-name="T111">devem </text:span><text:span text:style-name="T112">ser preenchidos</text:span><text:span text:style-name="T111">.</text:span></text:p>
      <text:p text:style-name="P97"><text:span text:style-name="T32"><text:tab/></text:span><text:span text:style-name="T479">Telefone </text:span><text:span text:style-name="T644">1 </text:span><text:span text:style-name="T113">e </text:span><text:span text:style-name="T644">Telefone 2</text:span><text:span text:style-name="T33"> </text:span><text:span text:style-name="T34">f</text:span><text:span text:style-name="T33">ormato (99)9999-9999.</text:span></text:p>
      <text:p text:style-name="P97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97">Funcionamento:</text:p>
      <text:p text:style-name="P97"><text:tab/><text:span text:style-name="T85">Sistema </text:span><text:span text:style-name="T320">carrega estados em |Estados|, municípios em |Municípios| <text:tab/>e tipos de atendimento em |Tipos de atendimento|.</text:span></text:p>
      <text:p text:style-name="P97"><text:span text:style-name="T11"><text:tab/>Linha 0</text:span><text:span text:style-name="T37">2</text:span><text:span text:style-name="T11">-</text:span><text:span text:style-name="T37">1</text:span><text:span text:style-name="T122">7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97"><text:span text:style-name="T16"><text:tab/><text:tab/><text:tab/></text:span><text:span text:style-name="T406">Botão </text:span><text:span text:style-name="T16">{</text:span><text:span text:style-name="T99">A</text:span><text:span text:style-name="T123">lterar</text:span><text:span text:style-name="T99"> </text:span><text:span text:style-name="T120">local de atendimento</text:span><text:span text:style-name="T16">}</text:span><text:span text:style-name="T23"> dispara o <text:tab/><text:tab/><text:tab/><text:tab/><text:tab/>evento de </text:span><text:span text:style-name="T123">atualizar</text:span><text:span text:style-name="T99"> </text:span><text:span text:style-name="T121">o local de atendimento</text:span><text:span text:style-name="T23">, verifica <text:tab/><text:tab/><text:tab/><text:tab/>se </text:span><text:span text:style-name="T37">os dados</text:span><text:span text:style-name="T23"> estão </text:span><text:span text:style-name="T99">c</text:span><text:span text:style-name="T23">orretos, se sim </text:span><text:span text:style-name="T123">atualiza</text:span><text:span text:style-name="T99"> </text:span><text:span text:style-name="T121">o local de <text:tab/><text:tab/><text:tab/>atendimento</text:span><text:span text:style-name="T23"> e carrega a tela </text:span><text:span text:style-name="T659">mostrar</text:span><text:span text:style-name="T631"> </text:span><text:span text:style-name="T657">l</text:span><text:span text:style-name="T631">oca</text:span><text:span text:style-name="T659">l</text:span><text:span text:style-name="T631"> de <text:tab/><text:tab/><text:tab/><text:tab/><text:tab/>atendimento </text:span><text:span text:style-name="T657">da prefeitura </text:span><text:span text:style-name="T457">T0</text:span><text:span text:style-name="T657">7</text:span><text:span text:style-name="T446">-0</text:span><text:span text:style-name="T660">4</text:span><text:span text:style-name="T23">, se não carrega a <text:tab/><text:tab/><text:tab/><text:tab/>mesma informando qu</text:span><text:span text:style-name="T40">ais </text:span><text:span text:style-name="T23">dados estão incorretos.</text:span></text:p>
      <text:p text:style-name="P152"><text:span text:style-name="T86"><text:tab/>Linha </text:span><text:span text:style-name="T101">1</text:span><text:span text:style-name="T122">9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658">l</text:span><text:span text:style-name="T632">oca</text:span><text:span text:style-name="T658">is </text:span><text:span text:style-name="T632">de <text:tab/><text:tab/><text:tab/><text:tab/><text:tab/>atendimento </text:span><text:span text:style-name="T658">da prefeitura </text:span><text:span text:style-name="T632">T0</text:span><text:span text:style-name="T658">7</text:span><text:span text:style-name="T632">-01.</text:span></text:p>
      <text:p text:style-name="P161"/>
      <text:p text:style-name="P17"><text:span text:style-name="T554">T0</text:span><text:span text:style-name="T568">7</text:span><text:span text:style-name="T554">-0</text:span><text:span text:style-name="T561">4</text:span><text:span text:style-name="T560"> </text:span><text:span text:style-name="T561">mostrar</text:span><text:span text:style-name="T559"> </text:span><text:span text:style-name="T568">l</text:span><text:span text:style-name="T556">ocal de atendimento </text:span><text:span text:style-name="T568">da prefeitura</text:span><text:span text:style-name="T554">:</text:span></text:p>
      <text:p text:style-name="P286"/>
      <text:p text:style-name="P206">00: +--------------------------------------------------------------------------------<text:span text:style-name="T583">-------</text:span>+</text:p>
      <text:p text:style-name="P206">01: | <text:s text:c="86"/>|</text:p>
      <text:p text:style-name="P206">02: | <text:span text:style-name="T635">Informações</text:span><text:span text:style-name="T627"> l</text:span><text:span text:style-name="T583">ocal de atendimento</text:span> <text:s/><text:tab/> <text:s text:c="47"/><text:span text:style-name="T578">|</text:span> <text:s text:c="65"/></text:p>
      <text:p text:style-name="P206">0<text:span text:style-name="T578">3</text:span>: | <text:s text:c="86"/>|</text:p>
      <text:p text:style-name="P206"><text:span text:style-name="T635">04</text:span>: | <text:span text:style-name="T217">Voltar</text:span> <text:s text:c="79"/>|</text:p>
      <text:p text:style-name="P206"><text:soft-page-break/><text:span text:style-name="T635">05</text:span>: | <text:s text:c="86"/>|</text:p>
      <text:p text:style-name="P206"><text:s text:c="4"/>+--------------------------------------------------------------------------------<text:span text:style-name="T583">-------</text:span>+</text:p>
      <text:p text:style-name="P206"/>
      <text:p text:style-name="P47"><text:span text:style-name="T6">Função:</text:span> <text:span text:style-name="T579">Profissional </text:span><text:span text:style-name="T635">visualiza informações de </text:span><text:span text:style-name="T628">um</text:span><text:span text:style-name="T625"> local de atendimento </text:span><text:span text:style-name="T664">da prefeitura</text:span><text:span text:style-name="T579">.</text:span></text:p>
      <text:p text:style-name="P47"><text:span text:style-name="T6">Quem acessa: </text:span><text:span text:style-name="T585">Profissionais </text:span><text:span text:style-name="T625">administradores</text:span><text:span text:style-name="T580"> d</text:span><text:span text:style-name="T665">o sistema</text:span><text:span text:style-name="T580">.</text:span></text:p>
      <text:p text:style-name="P47"><text:span text:style-name="T6">Origem:</text:span> T0<text:span text:style-name="T665">7</text:span>-0<text:span text:style-name="T631">1</text:span><text:span text:style-name="T396"> </text:span><text:span text:style-name="T631">listar loca</text:span><text:span text:style-name="T665">is</text:span><text:span text:style-name="T631"> de atendimento </text:span><text:span text:style-name="T665">da prefeitura</text:span>.</text:p>
      <text:p text:style-name="P95">Pré-condição: <text:span text:style-name="T90">Profissional</text:span><text:span text:style-name="T88"> </text:span><text:span text:style-name="T96">administrador</text:span><text:span text:style-name="T11"> </text:span><text:span text:style-name="T124">do sistema </text:span><text:span text:style-name="T11">está logado.</text:span></text:p>
      <text:p text:style-name="P95">Parâmetros: <text:span text:style-name="T84">sessão </text:span><text:span text:style-name="T90">profissional </text:span><text:span text:style-name="T96">administrador </text:span><text:span text:style-name="T124">sistema </text:span><text:span text:style-name="T146">e id do local</text:span><text:span text:style-name="T11">.</text:span></text:p>
      <text:p text:style-name="P95">Funcionamento:</text:p>
      <text:p text:style-name="P95"><text:tab/><text:span text:style-name="T85">Sistema carrega </text:span><text:span text:style-name="T104">todas </text:span><text:span text:style-name="T300">as informações d</text:span><text:span text:style-name="T323">o local de atendimento <text:tab/><text:tab/></text:span><text:span text:style-name="T308">(linha 02), </text:span><text:span text:style-name="T323">c</text:span><text:span text:style-name="T309">arrega também todos os </text:span><text:span text:style-name="T323">profissionais relacionadas <text:tab/>ao local.</text:span></text:p>
      <text:p text:style-name="P151"><text:span text:style-name="T86"><text:tab/>Linha </text:span><text:span text:style-name="T105">0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loca</text:span><text:span text:style-name="T665">is </text:span><text:span text:style-name="T632">de <text:tab/><text:tab/><text:tab/><text:tab/><text:tab/>atendimento </text:span><text:span text:style-name="T665">da prefeitura </text:span><text:span text:style-name="T632">T0</text:span><text:span text:style-name="T665">7</text:span><text:span text:style-name="T632">-01.</text:span></text:p>
      <text:p text:style-name="P161"/>
      <text:p text:style-name="P18"><text:span text:style-name="T554">T0</text:span><text:span text:style-name="T570">8</text:span><text:span text:style-name="T554">-0</text:span><text:span text:style-name="T556">1</text:span><text:span text:style-name="T554"> </text:span><text:span text:style-name="T557">listar</text:span><text:span text:style-name="T565"> </text:span><text:span text:style-name="T569">profissionais da prefeitura</text:span><text:span text:style-name="T554">:</text:span></text:p>
      <text:p text:style-name="P287"/>
      <text:p text:style-name="P209">00: +--------------------------------------------------------------------------------<text:span text:style-name="T583">-------</text:span>+</text:p>
      <text:p text:style-name="P209">01: | <text:s text:c="86"/>|</text:p>
      <text:p text:style-name="P209">02: | <text:span text:style-name="T666">Profissionais</text:span> <text:span text:style-name="T648">da prefeitura <text:s text:c="7"/></text:span><text:s text:c="4"/><text:tab/><text:tab/><text:tab/><text:tab/> <text:s text:c="17"/><text:span text:style-name="T578">|</text:span> <text:s text:c="65"/></text:p>
      <text:p text:style-name="P209">0<text:span text:style-name="T578">3</text:span>: | <text:s text:c="86"/>|</text:p>
      <text:p text:style-name="P209">0<text:span text:style-name="T578">4</text:span>: | <text:s/><text:span text:style-name="T649">Nome <text:s/></text:span><text:span text:style-name="T667">CPF <text:s text:c="2"/>Telefone <text:s/>E-mail <text:s/>Local</text:span><text:span text:style-name="T649"> <text:s/></text:span><text:span text:style-name="T667">Permissão</text:span><text:span text:style-name="T649"> <text:s/></text:span><text:span text:style-name="T667">Ocupação <text:s/></text:span><text:span text:style-name="T649"><text:s/>Situação </text:span><text:s text:c="17"/>|</text:p>
      <text:p text:style-name="P209">0<text:span text:style-name="T578">5</text:span>: | <text:s/><text:span text:style-name="T578">XXX</text:span> <text:s text:c="2"/><text:span text:style-name="T578">XX</text:span> <text:s text:c="3"/><text:span text:style-name="T667">X</text:span><text:span text:style-name="T578">XX</text:span> <text:s text:c="6"/><text:span text:style-name="T578">XXX</text:span> <text:s/><text:tab/><text:span text:style-name="T578">XX</text:span><text:span text:style-name="T626">XXX</text:span> <text:s/><text:span text:style-name="T578">XXX <text:s text:c="7"/></text:span><text:span text:style-name="T649">XXXXX <text:s text:c="3"/></text:span><text:s text:c="2"/><text:span text:style-name="T667">XXXX</text:span> <text:s text:c="5"/><text:span text:style-name="T258">Mostrar</text:span><text:span text:style-name="T367"> </text:span><text:span text:style-name="T258">Alterar</text:span><text:span text:style-name="T367"> </text:span><text:span text:style-name="T377">|</text:span></text:p>
      <text:p text:style-name="P210"><text:span text:style-name="T377">0</text:span><text:span text:style-name="T380">6</text:span><text:span text:style-name="T377">: | <text:s/></text:span><text:span text:style-name="T378">XXX</text:span><text:span text:style-name="T377"> <text:s text:c="2"/></text:span><text:span text:style-name="T378">XX</text:span><text:span text:style-name="T377"> <text:s text:c="3"/>X</text:span><text:span text:style-name="T378">XX</text:span><text:span text:style-name="T377"> <text:s text:c="6"/></text:span><text:span text:style-name="T378">XXX</text:span><text:span text:style-name="T377"> <text:s/><text:tab/></text:span><text:span text:style-name="T378">XX</text:span><text:span text:style-name="T367">XXX</text:span><text:span text:style-name="T377"> <text:s/></text:span><text:span text:style-name="T378">XXX <text:s text:c="7"/></text:span><text:span text:style-name="T379">XXXXX <text:s text:c="3"/></text:span><text:span text:style-name="T377"><text:s text:c="2"/>XXXX <text:s text:c="5"/></text:span><text:span text:style-name="T258">Mostrar</text:span><text:span text:style-name="T367"> </text:span><text:span text:style-name="T258">Alterar</text:span><text:span text:style-name="T367"> </text:span><text:span text:style-name="T377">|</text:span></text:p>
      <text:p text:style-name="P209"><text:span text:style-name="T578">07</text:span>: | <text:span text:style-name="T258">Nov</text:span><text:span text:style-name="T261">o </text:span><text:span text:style-name="T262">profissional</text:span> <text:s text:c="68"/><text:span text:style-name="T578">|</text:span> <text:s text:c="77"/></text:p>
      <text:p text:style-name="P209"><text:span text:style-name="T578">08</text:span>: | <text:span text:style-name="T217">Voltar</text:span> <text:s text:c="79"/>|</text:p>
      <text:p text:style-name="P209"><text:span text:style-name="T578">09</text:span>: | <text:s text:c="86"/>|</text:p>
      <text:p text:style-name="P209">1<text:span text:style-name="T578">0</text:span>: | <text:s text:c="86"/>|</text:p>
      <text:p text:style-name="P209"><text:s text:c="4"/>+--------------------------------------------------------------------------------<text:span text:style-name="T583">-------</text:span>+</text:p>
      <text:p text:style-name="P209"/>
      <text:p text:style-name="P49"><text:span text:style-name="T6">Função:</text:span> <text:span text:style-name="T579">Profissional </text:span><text:span text:style-name="T625">visualiza </text:span><text:span text:style-name="T650">os </text:span><text:span text:style-name="T668">profissionais</text:span><text:span text:style-name="T625"> </text:span><text:span text:style-name="T650">da prefeitura</text:span><text:span text:style-name="T579">.</text:span></text:p>
      <text:p text:style-name="P49"><text:span text:style-name="T6">Quem acessa: </text:span><text:span text:style-name="T585">Profissionais </text:span><text:span text:style-name="T625">administradores</text:span><text:span text:style-name="T580"> </text:span><text:span text:style-name="T651">do sistema</text:span><text:span text:style-name="T580">.</text:span></text:p>
      <text:p text:style-name="P49"><text:span text:style-name="T6">Origem:</text:span> T0<text:span text:style-name="T580">1</text:span>-0<text:span text:style-name="T396">2 </text:span><text:span text:style-name="T580">menu profissional</text:span>.</text:p>
      <text:p text:style-name="P98">Pré-condição: <text:span text:style-name="T90">Profissional</text:span><text:span text:style-name="T88"> </text:span><text:span text:style-name="T96">administrador</text:span><text:span text:style-name="T11"> </text:span><text:span text:style-name="T116">do sistema </text:span><text:span text:style-name="T11">está logado.</text:span></text:p>
      <text:p text:style-name="P98">Parâmetros: <text:span text:style-name="T84">sessão </text:span><text:span text:style-name="T90">profissional </text:span><text:span text:style-name="T96">administrador </text:span><text:span text:style-name="T116">sistema</text:span><text:span text:style-name="T11">.</text:span></text:p>
      <text:p text:style-name="P98">Funcionamento:</text:p>
      <text:p text:style-name="P98"><text:tab/><text:span text:style-name="T85">Sistema carrega </text:span><text:span text:style-name="T295">o</text:span><text:span text:style-name="T315">s</text:span><text:span text:style-name="T295"> </text:span><text:span text:style-name="T324">profissionais</text:span><text:span text:style-name="T295">(linha 02-06):</text:span><text:span text:style-name="T374"> </text:span><text:span text:style-name="T315">nome, </text:span><text:span text:style-name="T324">CPF</text:span><text:span text:style-name="T315">, <text:tab/>telefone, e-mail, </text:span><text:span text:style-name="T324">local de atendimento, permissão, ocupação</text:span><text:span text:style-name="T315"> e <text:tab/>situação</text:span><text:span text:style-name="T296">, tod</text:span><text:span text:style-name="T317">o</text:span><text:span text:style-name="T296">s </text:span><text:span text:style-name="T315">os </text:span><text:span text:style-name="T324">profissionais</text:span><text:span text:style-name="T316"> </text:span><text:span text:style-name="T296">possuem o</text:span><text:span text:style-name="T315">s</text:span><text:span text:style-name="T296"> link</text:span><text:span text:style-name="T315">s</text:span><text:span text:style-name="T296"> </text:span><text:span text:style-name="T232">Mostrar</text:span><text:span text:style-name="T296"> </text:span><text:span text:style-name="T315">e <text:tab/></text:span><text:span text:style-name="T238">Alterar</text:span><text:span text:style-name="T296">.</text:span></text:p>
      <text:p text:style-name="P98"><text:span text:style-name="T287"><text:tab/>Linha </text:span><text:span text:style-name="T292">0</text:span><text:span text:style-name="T299">2</text:span><text:span text:style-name="T292">-06</text:span><text:span text:style-name="T287">: </text:span><text:span text:style-name="T368">Link</text:span><text:span text:style-name="T287"> </text:span><text:span text:style-name="T233">A</text:span><text:span text:style-name="T234">lterar</text:span><text:span text:style-name="T287"> </text:span><text:span text:style-name="T267">dispara o evento de </text:span><text:span text:style-name="T288">alterar </text:span><text:span text:style-name="T318">o</text:span><text:span text:style-name="T279"><text:tab/><text:tab/><text:tab/><text:tab/><text:tab/></text:span><text:span text:style-name="T325">profissional</text:span><text:span text:style-name="T267">, </text:span><text:span text:style-name="T297">redireciona para </text:span><text:span text:style-name="T368">alterar </text:span><text:span text:style-name="T381">profissional</text:span><text:span text:style-name="T372"> </text:span><text:span text:style-name="T375">da <text:tab/><text:tab/><text:tab/>prefeitura </text:span><text:span text:style-name="T339">T0</text:span><text:span text:style-name="T383">8</text:span><text:span text:style-name="T364">-0</text:span><text:span text:style-name="T368">3</text:span><text:span text:style-name="T267">.</text:span></text:p>
      <text:p text:style-name="P98"><text:span text:style-name="T267"><text:tab/><text:tab/><text:tab/></text:span><text:span text:style-name="T369">Link</text:span><text:span text:style-name="T298"> </text:span><text:span text:style-name="T235">Mostrar</text:span><text:span text:style-name="T298"> dispara o evento de visualizar </text:span><text:span text:style-name="T319">o <text:tab/><text:tab/><text:tab/><text:tab/><text:tab/></text:span><text:span text:style-name="T326">profissional</text:span><text:span text:style-name="T298">, redireciona para </text:span><text:span text:style-name="T369">mostrar </text:span><text:span text:style-name="T382">profissional</text:span><text:span text:style-name="T372"> </text:span><text:span text:style-name="T376">da <text:tab/><text:tab/><text:tab/>prefeitura </text:span><text:span text:style-name="T369">T0</text:span><text:span text:style-name="T383">8</text:span><text:span text:style-name="T369">-0</text:span><text:span text:style-name="T370">4</text:span><text:span text:style-name="T369">.</text:span></text:p>
      <text:p text:style-name="P98"><text:span text:style-name="T369"><text:tab/></text:span><text:span text:style-name="T299">Linha 07: </text:span><text:span text:style-name="T371">Link</text:span><text:span text:style-name="T299"> </text:span><text:span text:style-name="T236">Nov</text:span><text:span text:style-name="T241">o</text:span><text:span text:style-name="T236"> </text:span><text:span text:style-name="T240">profissional</text:span><text:span text:style-name="T299"> </text:span><text:span text:style-name="T319">r</text:span><text:span text:style-name="T299">edireciona para </text:span><text:span text:style-name="T371">adicionar <text:tab/><text:tab/><text:tab/><text:tab/></text:span><text:span text:style-name="T382">profissional</text:span><text:span text:style-name="T372"> </text:span><text:span text:style-name="T376">a prefeitura </text:span><text:span text:style-name="T371">T0</text:span><text:span text:style-name="T383">8</text:span><text:span text:style-name="T371">-02.</text:span></text:p>
      <text:p text:style-name="P153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39"/>
      <text:p text:style-name="P139"/>
      <text:p text:style-name="P139"><text:soft-page-break/></text:p>
      <text:p text:style-name="P18"><text:span text:style-name="T554">T0</text:span><text:span text:style-name="T571">8</text:span><text:span text:style-name="T554">-0</text:span><text:span text:style-name="T559">2</text:span><text:span text:style-name="T554"> </text:span><text:span text:style-name="T559">adicionar </text:span><text:span text:style-name="T571">profissional</text:span><text:span text:style-name="T556"> </text:span><text:span text:style-name="T566">a prefeitura</text:span><text:span text:style-name="T554">:</text:span></text:p>
      <text:p text:style-name="P287"/>
      <text:p text:style-name="P209">00: +--------------------------------------------------------------------------------<text:span text:style-name="T583">-------</text:span>+</text:p>
      <text:p text:style-name="P209">01: | <text:s text:c="86"/>|</text:p>
      <text:p text:style-name="P209">02: | <text:span text:style-name="T628">Nov</text:span><text:span text:style-name="T653">o</text:span><text:span text:style-name="T628"> </text:span><text:span text:style-name="T670">profissional <text:s text:c="68"/>|</text:span> <text:s text:c="65"/></text:p>
      <text:p text:style-name="P209">0<text:span text:style-name="T578">3</text:span>: | <text:s text:c="86"/>|</text:p>
      <text:p text:style-name="P209"><text:span text:style-name="T578">0</text:span><text:span text:style-name="T630">4</text:span><text:span text:style-name="T578">: | </text:span><text:span text:style-name="T639">#Nome <text:s text:c="9"/></text:span><text:span text:style-name="T578"><text:s text:c="71"/></text:span><text:span text:style-name="T628">|</text:span><text:span text:style-name="T578"> <text:s text:c="15"/></text:span></text:p>
      <text:p text:style-name="P209"><text:span text:style-name="T578">0</text:span><text:span text:style-name="T630">5</text:span><text:span text:style-name="T578">: | </text:span><text:span text:style-name="T639">#CP</text:span><text:span text:style-name="T671">F</text:span><text:span text:style-name="T639"> <text:s text:c="17"/></text:span><text:span text:style-name="T628"><text:s/></text:span><text:span text:style-name="T578"><text:s text:c="63"/>|</text:span></text:p>
      <text:p text:style-name="P211"><text:span text:style-name="T578">0</text:span><text:span text:style-name="T679">6</text:span><text:span text:style-name="T578">: | </text:span><text:span text:style-name="T639">#</text:span><text:span text:style-name="T671">RG </text:span><text:span text:style-name="T639"><text:s text:c="18"/></text:span><text:span text:style-name="T628"><text:s/></text:span><text:span text:style-name="T578"><text:s text:c="63"/>|</text:span></text:p>
      <text:p text:style-name="P211"><text:span text:style-name="T578">0</text:span><text:span text:style-name="T679">7</text:span><text:span text:style-name="T578">: | </text:span><text:span text:style-name="T639">#</text:span><text:span text:style-name="T671">Emissor RG</text:span><text:span text:style-name="T639"> <text:s text:c="10"/></text:span><text:span text:style-name="T628"><text:s/></text:span><text:span text:style-name="T578"><text:s text:c="63"/>|</text:span></text:p>
      <text:p text:style-name="P212"><text:span text:style-name="T578">0</text:span><text:span text:style-name="T679">8</text:span><text:span text:style-name="T578">: | </text:span><text:span text:style-name="T639">#</text:span><text:span text:style-name="T672">Matrícula</text:span><text:span text:style-name="T639"> <text:s text:c="11"/></text:span><text:span text:style-name="T628"><text:s/></text:span><text:span text:style-name="T578"><text:s text:c="63"/>|</text:span></text:p>
      <text:p text:style-name="P213"><text:span text:style-name="T578">0</text:span><text:span text:style-name="T679">9</text:span><text:span text:style-name="T578">: | </text:span><text:span text:style-name="T639">#</text:span><text:span text:style-name="T673">Data nascimento</text:span><text:span text:style-name="T639"> <text:s text:c="5"/></text:span><text:span text:style-name="T628"><text:s/></text:span><text:span text:style-name="T578"><text:s text:c="63"/>|</text:span></text:p>
      <text:p text:style-name="P214"><text:span text:style-name="T679">10</text:span><text:span text:style-name="T578">: | </text:span><text:span text:style-name="T674">|Locais de atendimento|</text:span><text:span text:style-name="T628"> </text:span><text:span text:style-name="T578"><text:s text:c="62"/>|</text:span></text:p>
      <text:p text:style-name="P215"><text:span text:style-name="T679">11</text:span><text:span text:style-name="T578">: | </text:span><text:span text:style-name="T675">|Permissões|</text:span><text:span text:style-name="T639"> <text:s text:c="9"/></text:span><text:span text:style-name="T628"><text:s/></text:span><text:span text:style-name="T578"><text:s text:c="63"/>|</text:span></text:p>
      <text:p text:style-name="P216"><text:span text:style-name="T679">12</text:span><text:span text:style-name="T578">: | </text:span><text:span text:style-name="T676">|Ocupações|</text:span><text:span text:style-name="T639"> <text:s text:c="10"/></text:span><text:span text:style-name="T628"><text:s/></text:span><text:span text:style-name="T578"><text:s text:c="63"/>|</text:span></text:p>
      <text:p text:style-name="P216"><text:span text:style-name="T679">13</text:span><text:span text:style-name="T578">: | </text:span><text:span text:style-name="T676">|Conselhos|</text:span><text:span text:style-name="T639"> <text:s text:c="10"/></text:span><text:span text:style-name="T628"><text:s/></text:span><text:span text:style-name="T578"><text:s text:c="63"/>|</text:span></text:p>
      <text:p text:style-name="P217"><text:span text:style-name="T679">14</text:span><text:span text:style-name="T578">: | </text:span><text:span text:style-name="T639">#</text:span><text:span text:style-name="T677">CEP</text:span><text:span text:style-name="T639"> <text:s text:c="17"/></text:span><text:span text:style-name="T628"><text:s/></text:span><text:span text:style-name="T578"><text:s text:c="63"/>|</text:span></text:p>
      <text:p text:style-name="P209"><text:span text:style-name="T679">15</text:span><text:span text:style-name="T578">: | </text:span><text:span text:style-name="T628">#</text:span><text:span text:style-name="T639">Endereço</text:span><text:span text:style-name="T578"> <text:s text:c="76"/>|</text:span></text:p>
      <text:p text:style-name="P209"><text:span text:style-name="T679">16</text:span><text:span text:style-name="T578">: | </text:span><text:span text:style-name="T628">#</text:span><text:span text:style-name="T639">Número</text:span><text:span text:style-name="T578"> <text:s text:c="78"/>|</text:span></text:p>
      <text:p text:style-name="P209"><text:span text:style-name="T679">17</text:span><text:span text:style-name="T578">: | </text:span><text:span text:style-name="T628">#</text:span><text:span text:style-name="T639">Complemento</text:span><text:span text:style-name="T578"> <text:s text:c="73"/></text:span><text:span text:style-name="T628">|</text:span></text:p>
      <text:p text:style-name="P209"><text:span text:style-name="T679">18</text:span><text:span text:style-name="T628">: | #</text:span><text:span text:style-name="T639">Bairro <text:s text:c="15"/></text:span><text:span text:style-name="T628"><text:s text:c="63"/>|</text:span></text:p>
      <text:p text:style-name="P209"><text:span text:style-name="T630">1</text:span><text:span text:style-name="T679">9</text:span><text:span text:style-name="T628">: | </text:span><text:span text:style-name="T639">|Estados| <text:s text:c="3"/></text:span><text:span text:style-name="T628"><text:s text:c="73"/>|</text:span></text:p>
      <text:p text:style-name="P209"><text:span text:style-name="T679">20</text:span><text:span text:style-name="T633">: | |</text:span><text:span text:style-name="T639">Municípios</text:span><text:span text:style-name="T633">| <text:s text:c="73"/>|</text:span></text:p>
      <text:p text:style-name="P209"><text:span text:style-name="T679">21</text:span><text:span text:style-name="T578">: | </text:span><text:span text:style-name="T628">#</text:span><text:span text:style-name="T641">Telefone 1</text:span><text:span text:style-name="T578"> <text:s text:c="74"/>|</text:span></text:p>
      <text:p text:style-name="P209"><text:span text:style-name="T679">22</text:span><text:span text:style-name="T578">: | </text:span><text:span text:style-name="T628">#</text:span><text:span text:style-name="T641">Telefone 2</text:span><text:span text:style-name="T578"> <text:s text:c="74"/>|</text:span></text:p>
      <text:p text:style-name="P209"><text:span text:style-name="T679">23</text:span><text:span text:style-name="T578">: | </text:span><text:span text:style-name="T628">#</text:span><text:span text:style-name="T641">E-mail <text:s text:c="3"/></text:span><text:span text:style-name="T578"><text:s text:c="75"/>|</text:span></text:p>
      <text:p text:style-name="P209"><text:span text:style-name="T679">24</text:span><text:span text:style-name="T578">: | </text:span><text:span text:style-name="T641">{</text:span><text:span text:style-name="T653">Adicionar </text:span><text:span text:style-name="T678">profissional</text:span><text:span text:style-name="T641">}</text:span><text:span text:style-name="T578"> <text:s text:c="61"/>|</text:span></text:p>
      <text:p text:style-name="P209"><text:span text:style-name="T679">25</text:span><text:span text:style-name="T628">: | <text:s text:c="86"/>|<text:tab/><text:tab/></text:span></text:p>
      <text:p text:style-name="P209"><text:span text:style-name="T679">26</text:span>: | <text:span text:style-name="T217">Voltar</text:span> <text:s text:c="79"/>|</text:p>
      <text:p text:style-name="P209"><text:span text:style-name="T679">27</text:span>: | <text:s text:c="86"/>|</text:p>
      <text:p text:style-name="P209"><text:s text:c="4"/>+--------------------------------------------------------------------------------<text:span text:style-name="T583">-------</text:span>+</text:p>
      <text:p text:style-name="P209"/>
      <text:p text:style-name="P49"><text:span text:style-name="T6">Função:</text:span> <text:span text:style-name="T579">Profissional </text:span><text:span text:style-name="T628">adiciona um </text:span><text:span text:style-name="T655">novo </text:span><text:span text:style-name="T680">profissional</text:span><text:span text:style-name="T625"> </text:span><text:span text:style-name="T655">a prefeitura</text:span><text:span text:style-name="T579">.</text:span></text:p>
      <text:p text:style-name="P49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49"><text:span text:style-name="T6">Origem:</text:span> T0<text:span text:style-name="T681">8</text:span>-0<text:span text:style-name="T631">1</text:span><text:span text:style-name="T396"> </text:span><text:span text:style-name="T631">listar </text:span><text:span text:style-name="T681">profissionais</text:span><text:span text:style-name="T631"> </text:span><text:span text:style-name="T655">da prefeitura</text:span>.</text:p>
      <text:p text:style-name="P98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98">Parâmetros: <text:span text:style-name="T84">sessão </text:span><text:span text:style-name="T90">profissional </text:span><text:span text:style-name="T96">administrador </text:span><text:span text:style-name="T117">sistema</text:span><text:span text:style-name="T11">.</text:span></text:p>
      <text:p text:style-name="P98"><text:span text:style-name="T477">Validação: </text:span><text:span text:style-name="T36">Ver esquema bd </text:span><text:span text:style-name="T125">2</text:span><text:span text:style-name="T36">. Tabela de </text:span><text:span text:style-name="T125">Profissionais</text:span><text:span text:style-name="T36">.</text:span></text:p>
      <text:p text:style-name="P98"><text:span text:style-name="T643"><text:tab/>Nome</text:span><text:span text:style-name="T110">, </text:span><text:span text:style-name="T643">CP</text:span><text:span text:style-name="T682">F</text:span><text:span text:style-name="T110">, </text:span><text:span text:style-name="T682">RG</text:span><text:span text:style-name="T126">,</text:span><text:span text:style-name="T643"> </text:span><text:span text:style-name="T682">Emissor RG, Data nascimento, Local de atendimento, Permissão </text:span><text:span text:style-name="T126">e</text:span><text:span text:style-name="T682"> Ocupação</text:span><text:span text:style-name="T643"> </text:span><text:span text:style-name="T111">devem </text:span><text:span text:style-name="T112">ser preenchidos</text:span><text:span text:style-name="T111">.</text:span></text:p>
      <text:p text:style-name="P98"><text:span text:style-name="T111"><text:tab/></text:span><text:span text:style-name="T683">CPF</text:span><text:span text:style-name="T127"> formato 999.999.999-99.</text:span></text:p>
      <text:p text:style-name="P98"><text:span text:style-name="T32"><text:tab/></text:span><text:span text:style-name="T479">Telefone </text:span><text:span text:style-name="T644">1 </text:span><text:span text:style-name="T113">e </text:span><text:span text:style-name="T644">Telefone 2</text:span><text:span text:style-name="T33"> </text:span><text:span text:style-name="T34">f</text:span><text:span text:style-name="T33">ormato (99)9999-9999.</text:span></text:p>
      <text:p text:style-name="P98"><text:span text:style-name="T33"><text:tab/></text:span><text:span text:style-name="T479">E-mail</text:span><text:span text:style-name="T33"> formato </text:span><text:a xlink:type="simple" xlink:href="mailto:AA@AA"><text:span text:style-name="T33">AA@AA</text:span></text:a><text:span text:style-name="T33">.</text:span></text:p>
      <text:p text:style-name="P98">Funcionamento:</text:p>
      <text:p text:style-name="P98"><text:tab/><text:span text:style-name="T85">Sistema </text:span><text:span text:style-name="T320">carrega estados em |Estados|, municípios em <text:tab/>|Municípios|, </text:span><text:span text:style-name="T327">locais de atendimentos ativos </text:span><text:span text:style-name="T320">em |</text:span><text:span text:style-name="T327">Locais de <text:tab/></text:span><text:span text:style-name="T320">atendimento|, </text:span><text:span text:style-name="T327">permissões definidas em |Permissões|, ocupações em <text:tab/>|Ocupações| e conselhos em |Conselhos|,</text:span><text:span text:style-name="T320"> </text:span><text:span text:style-name="T321">carrega valores padrões: <text:tab/>situação ativo </text:span><text:span text:style-name="T328">e senha igual a data de nascimento(formato <text:tab/>DDMMAAAA)</text:span><text:span text:style-name="T321">. </text:span></text:p>
      <text:p text:style-name="P98"><text:span text:style-name="T11"><text:tab/>Linha 0</text:span><text:span text:style-name="T37">2</text:span><text:span text:style-name="T11">-</text:span><text:span text:style-name="T128">24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98"><text:span text:style-name="T16"><text:tab/><text:tab/><text:tab/></text:span><text:span text:style-name="T406">Botão </text:span><text:span text:style-name="T16">{</text:span><text:span text:style-name="T99">Adicionar </text:span><text:span text:style-name="T128">profissional</text:span><text:span text:style-name="T16">}</text:span><text:span text:style-name="T23"> dispara o evento de <text:tab/><text:tab/><text:tab/><text:tab/></text:span><text:span text:style-name="T99">criar </text:span><text:span text:style-name="T128">o profissional</text:span><text:span text:style-name="T23">, verifica se </text:span><text:span text:style-name="T37">os dados</text:span><text:span text:style-name="T23"> estão <text:tab/><text:tab/><text:tab/><text:tab/><text:tab/></text:span><text:span text:style-name="T99">c</text:span><text:span text:style-name="T23">orretos, se sim </text:span><text:span text:style-name="T99">cria </text:span><text:span text:style-name="T121">o </text:span><text:span text:style-name="T128">profissional</text:span><text:span text:style-name="T23"> e carrega a tela <text:tab/><text:tab/><text:tab/><text:tab/></text:span><text:span text:style-name="T659">mostrar</text:span><text:span text:style-name="T631"> </text:span><text:span text:style-name="T684">profissional da </text:span><text:span text:style-name="T657">prefeitura </text:span><text:span text:style-name="T457">T0</text:span><text:span text:style-name="T684">8</text:span><text:span text:style-name="T446">-0</text:span><text:span text:style-name="T660">4</text:span><text:span text:style-name="T23">, se não <text:tab/><text:tab/><text:tab/><text:tab/>carrega a<text:tab/>mesma informando qu</text:span><text:span text:style-name="T40">ais </text:span><text:span text:style-name="T23">dados estão <text:tab/><text:tab/></text:span><text:soft-page-break/><text:span text:style-name="T23"><text:tab/><text:tab/><text:tab/>incorretos.</text:span></text:p>
      <text:p text:style-name="P153"><text:span text:style-name="T86"><text:tab/>Linha </text:span><text:span text:style-name="T129">26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685">profissionais</text:span><text:span text:style-name="T632"> </text:span><text:span text:style-name="T658">da <text:tab/></text:span><text:span text:style-name="T658"><text:tab/><text:tab/><text:tab/>prefeitura </text:span><text:span text:style-name="T632">T0</text:span><text:span text:style-name="T685">8</text:span><text:span text:style-name="T632">-01.</text:span></text:p>
      <text:p text:style-name="P162"/>
      <text:p text:style-name="P18"><text:span text:style-name="T554">T0</text:span><text:span text:style-name="T572">8</text:span><text:span text:style-name="T554">-0</text:span><text:span text:style-name="T560">3</text:span><text:span text:style-name="T554"> </text:span><text:span text:style-name="T560">alterar</text:span><text:span text:style-name="T559"> </text:span><text:span text:style-name="T572">profissional</text:span><text:span text:style-name="T556"> </text:span><text:span text:style-name="T567">da prefeitura</text:span><text:span text:style-name="T554">:</text:span></text:p>
      <text:p text:style-name="P287"/>
      <text:p text:style-name="P218">00: +--------------------------------------------------------------------------------<text:span text:style-name="T583">-------</text:span>+</text:p>
      <text:p text:style-name="P218">01: | <text:s text:c="86"/>|</text:p>
      <text:p text:style-name="P218">02: | <text:span text:style-name="T687">Alterar</text:span><text:span text:style-name="T628"> </text:span><text:span text:style-name="T670">profissional <text:s text:c="65"/>|</text:span> <text:s text:c="65"/></text:p>
      <text:p text:style-name="P218">0<text:span text:style-name="T578">3</text:span>: | <text:span text:style-name="T686">#Ativo</text:span> <text:s text:c="79"/>|</text:p>
      <text:p text:style-name="P218"><text:span text:style-name="T578">0</text:span><text:span text:style-name="T630">4</text:span><text:span text:style-name="T578">: | </text:span><text:span text:style-name="T639">#Nome <text:s text:c="9"/></text:span><text:span text:style-name="T578"><text:s text:c="71"/></text:span><text:span text:style-name="T628">|</text:span><text:span text:style-name="T578"> <text:s text:c="15"/></text:span></text:p>
      <text:p text:style-name="P218"><text:span text:style-name="T578">0</text:span><text:span text:style-name="T630">5</text:span><text:span text:style-name="T578">: | </text:span><text:span text:style-name="T639">#CP</text:span><text:span text:style-name="T671">F</text:span><text:span text:style-name="T639"> <text:s text:c="17"/></text:span><text:span text:style-name="T628"><text:s/></text:span><text:span text:style-name="T578"><text:s text:c="63"/>|</text:span></text:p>
      <text:p text:style-name="P218"><text:span text:style-name="T578">0</text:span><text:span text:style-name="T679">6</text:span><text:span text:style-name="T578">: | </text:span><text:span text:style-name="T639">#</text:span><text:span text:style-name="T671">RG </text:span><text:span text:style-name="T639"><text:s text:c="18"/></text:span><text:span text:style-name="T628"><text:s/></text:span><text:span text:style-name="T578"><text:s text:c="63"/>|</text:span></text:p>
      <text:p text:style-name="P218"><text:span text:style-name="T578">0</text:span><text:span text:style-name="T679">7</text:span><text:span text:style-name="T578">: | </text:span><text:span text:style-name="T639">#</text:span><text:span text:style-name="T671">Emissor RG</text:span><text:span text:style-name="T639"> <text:s text:c="10"/></text:span><text:span text:style-name="T628"><text:s/></text:span><text:span text:style-name="T578"><text:s text:c="63"/>|</text:span></text:p>
      <text:p text:style-name="P218"><text:span text:style-name="T578">0</text:span><text:span text:style-name="T679">8</text:span><text:span text:style-name="T578">: | </text:span><text:span text:style-name="T639">#</text:span><text:span text:style-name="T672">Matrícula</text:span><text:span text:style-name="T639"> <text:s text:c="11"/></text:span><text:span text:style-name="T628"><text:s/></text:span><text:span text:style-name="T578"><text:s text:c="63"/>|</text:span></text:p>
      <text:p text:style-name="P218"><text:span text:style-name="T578">0</text:span><text:span text:style-name="T679">9</text:span><text:span text:style-name="T578">: | </text:span><text:span text:style-name="T639">#</text:span><text:span text:style-name="T673">Data nascimento</text:span><text:span text:style-name="T639"> <text:s text:c="5"/></text:span><text:span text:style-name="T628"><text:s/></text:span><text:span text:style-name="T578"><text:s text:c="63"/>|</text:span></text:p>
      <text:p text:style-name="P218"><text:span text:style-name="T679">10</text:span><text:span text:style-name="T578">: | </text:span><text:span text:style-name="T674">|Locais de atendimento|</text:span><text:span text:style-name="T628"> </text:span><text:span text:style-name="T578"><text:s text:c="62"/>|</text:span></text:p>
      <text:p text:style-name="P218"><text:span text:style-name="T679">11</text:span><text:span text:style-name="T578">: | </text:span><text:span text:style-name="T675">|Permissões|</text:span><text:span text:style-name="T639"> <text:s text:c="9"/></text:span><text:span text:style-name="T628"><text:s/></text:span><text:span text:style-name="T578"><text:s text:c="63"/>|</text:span></text:p>
      <text:p text:style-name="P218"><text:span text:style-name="T679">12</text:span><text:span text:style-name="T578">: | </text:span><text:span text:style-name="T676">|Ocupações|</text:span><text:span text:style-name="T639"> <text:s text:c="10"/></text:span><text:span text:style-name="T628"><text:s/></text:span><text:span text:style-name="T578"><text:s text:c="63"/>|</text:span></text:p>
      <text:p text:style-name="P218"><text:span text:style-name="T679">13</text:span><text:span text:style-name="T578">: | </text:span><text:span text:style-name="T676">|Conselhos|</text:span><text:span text:style-name="T639"> <text:s text:c="10"/></text:span><text:span text:style-name="T628"><text:s/></text:span><text:span text:style-name="T578"><text:s text:c="63"/>|</text:span></text:p>
      <text:p text:style-name="P218"><text:span text:style-name="T679">14</text:span><text:span text:style-name="T578">: | </text:span><text:span text:style-name="T639">#</text:span><text:span text:style-name="T677">CEP</text:span><text:span text:style-name="T639"> <text:s text:c="17"/></text:span><text:span text:style-name="T628"><text:s/></text:span><text:span text:style-name="T578"><text:s text:c="63"/>|</text:span></text:p>
      <text:p text:style-name="P218"><text:span text:style-name="T679">15</text:span><text:span text:style-name="T578">: | </text:span><text:span text:style-name="T628">#</text:span><text:span text:style-name="T639">Endereço</text:span><text:span text:style-name="T578"> <text:s text:c="76"/>|</text:span></text:p>
      <text:p text:style-name="P218"><text:span text:style-name="T679">16</text:span><text:span text:style-name="T578">: | </text:span><text:span text:style-name="T628">#</text:span><text:span text:style-name="T639">Número</text:span><text:span text:style-name="T578"> <text:s text:c="78"/>|</text:span></text:p>
      <text:p text:style-name="P218"><text:span text:style-name="T679">17</text:span><text:span text:style-name="T578">: | </text:span><text:span text:style-name="T628">#</text:span><text:span text:style-name="T639">Complemento</text:span><text:span text:style-name="T578"> <text:s text:c="73"/></text:span><text:span text:style-name="T628">|</text:span></text:p>
      <text:p text:style-name="P218"><text:span text:style-name="T679">18</text:span><text:span text:style-name="T628">: | #</text:span><text:span text:style-name="T639">Bairro <text:s text:c="15"/></text:span><text:span text:style-name="T628"><text:s text:c="63"/>|</text:span></text:p>
      <text:p text:style-name="P218"><text:span text:style-name="T630">1</text:span><text:span text:style-name="T679">9</text:span><text:span text:style-name="T628">: | </text:span><text:span text:style-name="T639">|Estados| <text:s text:c="3"/></text:span><text:span text:style-name="T628"><text:s text:c="73"/>|</text:span></text:p>
      <text:p text:style-name="P218"><text:span text:style-name="T679">20</text:span><text:span text:style-name="T633">: | |</text:span><text:span text:style-name="T639">Municípios</text:span><text:span text:style-name="T633">| <text:s text:c="73"/>|</text:span></text:p>
      <text:p text:style-name="P218"><text:span text:style-name="T679">21</text:span><text:span text:style-name="T578">: | </text:span><text:span text:style-name="T628">#</text:span><text:span text:style-name="T641">Telefone 1</text:span><text:span text:style-name="T578"> <text:s text:c="74"/>|</text:span></text:p>
      <text:p text:style-name="P218"><text:span text:style-name="T679">22</text:span><text:span text:style-name="T578">: | </text:span><text:span text:style-name="T628">#</text:span><text:span text:style-name="T641">Telefone 2</text:span><text:span text:style-name="T578"> <text:s text:c="74"/>|</text:span></text:p>
      <text:p text:style-name="P218"><text:span text:style-name="T679">23</text:span><text:span text:style-name="T578">: | </text:span><text:span text:style-name="T628">#</text:span><text:span text:style-name="T641">E-mail <text:s text:c="3"/></text:span><text:span text:style-name="T578"><text:s text:c="75"/>|</text:span></text:p>
      <text:p text:style-name="P218"><text:span text:style-name="T679">24</text:span><text:span text:style-name="T578">: | </text:span><text:span text:style-name="T641">{</text:span><text:span text:style-name="T653">A</text:span><text:span text:style-name="T689">lterar</text:span><text:span text:style-name="T653"> </text:span><text:span text:style-name="T678">profissional</text:span><text:span text:style-name="T641">}</text:span><text:span text:style-name="T578"> <text:s text:c="63"/>|</text:span></text:p>
      <text:p text:style-name="P218"><text:span text:style-name="T679">25</text:span><text:span text:style-name="T628">: | <text:s text:c="86"/>|<text:tab/><text:tab/></text:span></text:p>
      <text:p text:style-name="P218"><text:span text:style-name="T679">26</text:span>: | <text:span text:style-name="T217">Voltar</text:span> <text:s text:c="79"/>|</text:p>
      <text:p text:style-name="P218"><text:span text:style-name="T679">27</text:span>: | <text:s text:c="86"/>|</text:p>
      <text:p text:style-name="P218"><text:s text:c="4"/>+--------------------------------------------------------------------------------<text:span text:style-name="T583">-------</text:span>+</text:p>
      <text:p text:style-name="P209"/>
      <text:p text:style-name="P49"><text:span text:style-name="T6">Função:</text:span> <text:span text:style-name="T579">Profissional </text:span><text:span text:style-name="T662">altera</text:span><text:span text:style-name="T628"> </text:span><text:span text:style-name="T662">um</text:span><text:span text:style-name="T655"> </text:span><text:span text:style-name="T688">profissional</text:span><text:span text:style-name="T625"> </text:span><text:span text:style-name="T662">d</text:span><text:span text:style-name="T655">a prefeitura</text:span><text:span text:style-name="T579">.</text:span></text:p>
      <text:p text:style-name="P49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49"><text:span text:style-name="T6">Origem:</text:span> T0<text:span text:style-name="T694">8</text:span>-0<text:span text:style-name="T631">1</text:span><text:span text:style-name="T396"> </text:span><text:span text:style-name="T631">listar </text:span><text:span text:style-name="T655">l</text:span><text:span text:style-name="T631">oca</text:span><text:span text:style-name="T655">is</text:span><text:span text:style-name="T631"> de atendimento </text:span><text:span text:style-name="T655">da prefeitura</text:span>.</text:p>
      <text:p text:style-name="P98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98">Parâmetros: <text:span text:style-name="T84">sessão </text:span><text:span text:style-name="T90">profissional </text:span><text:span text:style-name="T96">administrador </text:span><text:span text:style-name="T117">sistema </text:span><text:span text:style-name="T147">e id do profissional</text:span><text:span text:style-name="T11">.</text:span></text:p>
      <text:p text:style-name="P98"><text:span text:style-name="T477">Validação: </text:span><text:span text:style-name="T36">Ver esquema bd </text:span><text:span text:style-name="T130">2</text:span><text:span text:style-name="T36">. Tabela de </text:span><text:span text:style-name="T130">Profissionais</text:span><text:span text:style-name="T36">.</text:span></text:p>
      <text:p text:style-name="P99"><text:span text:style-name="T643"><text:tab/>Nome</text:span><text:span text:style-name="T110">, </text:span><text:span text:style-name="T643">CP</text:span><text:span text:style-name="T682">F</text:span><text:span text:style-name="T110">, </text:span><text:span text:style-name="T682">RG</text:span><text:span text:style-name="T126">,</text:span><text:span text:style-name="T643"> </text:span><text:span text:style-name="T682">Emissor RG, Data nascimento, Local de atendimento, Permissão </text:span><text:span text:style-name="T126">e</text:span><text:span text:style-name="T682"> Ocupação</text:span><text:span text:style-name="T643"> </text:span><text:span text:style-name="T111">devem </text:span><text:span text:style-name="T112">ser preenchidos</text:span><text:span text:style-name="T111">.</text:span></text:p>
      <text:p text:style-name="P99"><text:span text:style-name="T111"><text:tab/></text:span><text:span text:style-name="T683">CPF</text:span><text:span text:style-name="T127"> formato 999.999.999-99.</text:span></text:p>
      <text:p text:style-name="P99"><text:span text:style-name="T32"><text:tab/></text:span><text:span text:style-name="T479">Telefone </text:span><text:span text:style-name="T644">1 </text:span><text:span text:style-name="T113">e </text:span><text:span text:style-name="T644">Telefone 2</text:span><text:span text:style-name="T33"> </text:span><text:span text:style-name="T34">f</text:span><text:span text:style-name="T33">ormato (99)9999-9999.</text:span></text:p>
      <text:p text:style-name="P99"><text:span text:style-name="T33"><text:tab/>E-mail formato </text:span><text:a xlink:type="simple" xlink:href="mailto:AA@AA"><text:span text:style-name="T33">AA@AA</text:span></text:a><text:span text:style-name="T33">.</text:span></text:p>
      <text:p text:style-name="P98">Funcionamento:</text:p>
      <text:p text:style-name="P100"><text:tab/><text:span text:style-name="T329">Sistema </text:span><text:span text:style-name="T320">carrega estados em |Estados|, municípios em <text:tab/>|Municípios|, </text:span><text:span text:style-name="T327">locais de atendimentos ativos </text:span><text:span text:style-name="T320">em |</text:span><text:span text:style-name="T327">Locais de <text:tab/></text:span><text:span text:style-name="T320">atendimento|, </text:span><text:span text:style-name="T327">permissões definidas em |Permissões|, ocupações em <text:tab/>|Ocupações| e conselhos em |Conselhos|, </text:span><text:span text:style-name="T330">não altera a senha</text:span><text:span text:style-name="T321">.</text:span></text:p>
      <text:p text:style-name="P98"><text:span text:style-name="T11"><text:tab/>Linha 0</text:span><text:span text:style-name="T37">2</text:span><text:span text:style-name="T11">-</text:span><text:span text:style-name="T131">24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98"><text:span text:style-name="T16"><text:tab/><text:tab/><text:tab/></text:span><text:span text:style-name="T406">Botão </text:span><text:span text:style-name="T16">{</text:span><text:span text:style-name="T99">A</text:span><text:span text:style-name="T123">lterar</text:span><text:span text:style-name="T99"> </text:span><text:span text:style-name="T131">profissional</text:span><text:span text:style-name="T16">}</text:span><text:span text:style-name="T23"> dispara o evento de <text:tab/><text:tab/><text:tab/><text:tab/><text:tab/></text:span><text:span text:style-name="T123">atualizar</text:span><text:span text:style-name="T99"> </text:span><text:span text:style-name="T121">o </text:span><text:span text:style-name="T131">profissional</text:span><text:span text:style-name="T23">, verifica<text:tab/>se </text:span><text:span text:style-name="T37">os dados</text:span><text:span text:style-name="T23"> estão <text:tab/><text:tab/><text:tab/><text:tab/></text:span><text:span text:style-name="T99">c</text:span><text:span text:style-name="T23">orretos, se sim </text:span><text:span text:style-name="T123">atualiza</text:span><text:span text:style-name="T99"> </text:span><text:span text:style-name="T121">o </text:span><text:span text:style-name="T131">profissional</text:span><text:span text:style-name="T23"> e carrega a <text:tab/></text:span><text:soft-page-break/><text:span text:style-name="T23"><text:tab/><text:tab/><text:tab/>tela </text:span><text:span text:style-name="T659">mostrar </text:span><text:span text:style-name="T689">profissional</text:span><text:span text:style-name="T631"> </text:span><text:span text:style-name="T657">da prefeitura </text:span><text:span text:style-name="T457">T0</text:span><text:span text:style-name="T690">8</text:span><text:span text:style-name="T446">-0</text:span><text:span text:style-name="T660">4</text:span><text:span text:style-name="T23">, se não <text:tab/><text:tab/><text:tab/>carrega a<text:tab/>mesma informando qu</text:span><text:span text:style-name="T40">ais </text:span><text:span text:style-name="T23">dados estão <text:tab/><text:tab/><text:tab/><text:tab/><text:tab/></text:span><text:span text:style-name="T131">i</text:span><text:span text:style-name="T23">ncorretos.</text:span></text:p>
      <text:p text:style-name="P153"><text:span text:style-name="T86"><text:tab/>Linha </text:span><text:span text:style-name="T132">26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691">profissionais</text:span><text:span text:style-name="T632"> </text:span><text:span text:style-name="T658">da <text:tab/><text:tab/><text:tab/><text:tab/>prefeitura </text:span><text:span text:style-name="T632">T0</text:span><text:span text:style-name="T692">8</text:span><text:span text:style-name="T632">-01.</text:span></text:p>
      <text:p text:style-name="P162"/>
      <text:p text:style-name="P18"><text:span text:style-name="T554">T0</text:span><text:span text:style-name="T573">8</text:span><text:span text:style-name="T554">-0</text:span><text:span text:style-name="T561">4</text:span><text:span text:style-name="T560"> </text:span><text:span text:style-name="T561">mostrar</text:span><text:span text:style-name="T559"> </text:span><text:span text:style-name="T573">profissional</text:span><text:span text:style-name="T556"> </text:span><text:span text:style-name="T568">da prefeitura</text:span><text:span text:style-name="T554">:</text:span></text:p>
      <text:p text:style-name="P287"/>
      <text:p text:style-name="P209">00: +--------------------------------------------------------------------------------<text:span text:style-name="T583">-------</text:span>+</text:p>
      <text:p text:style-name="P209">01: | <text:s text:c="86"/>|</text:p>
      <text:p text:style-name="P209">02: | <text:span text:style-name="T635">Informações</text:span><text:span text:style-name="T583"> </text:span><text:span text:style-name="T693">profissional <text:s text:c="60"/></text:span><text:s/><text:span text:style-name="T578">|</text:span> <text:s text:c="65"/></text:p>
      <text:p text:style-name="P209">0<text:span text:style-name="T578">3</text:span>: | <text:s text:c="86"/>|</text:p>
      <text:p text:style-name="P209"><text:span text:style-name="T635">04</text:span>: | <text:span text:style-name="T217">Voltar</text:span> <text:s text:c="79"/>|</text:p>
      <text:p text:style-name="P209"><text:span text:style-name="T635">05</text:span>: | <text:s text:c="86"/>|</text:p>
      <text:p text:style-name="P209"><text:s text:c="4"/>+--------------------------------------------------------------------------------<text:span text:style-name="T583">-------</text:span>+</text:p>
      <text:p text:style-name="P209"/>
      <text:p text:style-name="P49"><text:span text:style-name="T6">Função:</text:span> <text:span text:style-name="T579">Profissional </text:span><text:span text:style-name="T635">visualiza informações de </text:span><text:span text:style-name="T694">profissional</text:span><text:span text:style-name="T625"> </text:span><text:span text:style-name="T664">da prefeitura</text:span><text:span text:style-name="T579">.</text:span></text:p>
      <text:p text:style-name="P49"><text:span text:style-name="T6">Quem acessa: </text:span><text:span text:style-name="T585">Profissionais </text:span><text:span text:style-name="T625">administradores</text:span><text:span text:style-name="T580"> d</text:span><text:span text:style-name="T665">o sistema</text:span><text:span text:style-name="T580">.</text:span></text:p>
      <text:p text:style-name="P49"><text:span text:style-name="T6">Origem:</text:span> T0<text:span text:style-name="T694">8</text:span>-0<text:span text:style-name="T631">1</text:span><text:span text:style-name="T396"> </text:span><text:span text:style-name="T631">listar loca</text:span><text:span text:style-name="T665">is</text:span><text:span text:style-name="T631"> de atendimento </text:span><text:span text:style-name="T665">da prefeitura</text:span>.</text:p>
      <text:p text:style-name="P98">Pré-condição: <text:span text:style-name="T90">Profissional</text:span><text:span text:style-name="T88"> </text:span><text:span text:style-name="T96">administrador</text:span><text:span text:style-name="T11"> </text:span><text:span text:style-name="T124">do sistema </text:span><text:span text:style-name="T11">está logado.</text:span></text:p>
      <text:p text:style-name="P98">Parâmetros: <text:span text:style-name="T84">sessão </text:span><text:span text:style-name="T90">profissional </text:span><text:span text:style-name="T96">administrador </text:span><text:span text:style-name="T124">sistema </text:span><text:span text:style-name="T148">e id do profissional</text:span><text:span text:style-name="T11">.</text:span></text:p>
      <text:p text:style-name="P98">Funcionamento:</text:p>
      <text:p text:style-name="P98"><text:tab/><text:span text:style-name="T85">Sistema carrega </text:span><text:span text:style-name="T104">todas </text:span><text:span text:style-name="T300">as informações d</text:span><text:span text:style-name="T323">o </text:span><text:span text:style-name="T331">profissional</text:span><text:span text:style-name="T323"> <text:tab/><text:tab/></text:span><text:span text:style-name="T308">(linha 02), </text:span><text:span text:style-name="T323">c</text:span><text:span text:style-name="T309">arrega também </text:span><text:span text:style-name="T331">o</text:span><text:span text:style-name="T309"> </text:span><text:span text:style-name="T331">local de atendimento ao qual está <text:tab/>relacionado</text:span><text:span text:style-name="T323">.</text:span></text:p>
      <text:p text:style-name="P164"><text:span text:style-name="T86"><text:tab/>Linha </text:span><text:span text:style-name="T105">0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695">profissionais</text:span><text:span text:style-name="T632"> </text:span><text:span text:style-name="T665">da <text:tab/><text:tab/><text:tab/><text:tab/>prefeitura </text:span><text:span text:style-name="T632">T0</text:span><text:span text:style-name="T695">8</text:span><text:span text:style-name="T632">-01.</text:span></text:p>
      <text:p text:style-name="P162"/>
      <text:p text:style-name="P19"><text:span text:style-name="T554">T0</text:span><text:span text:style-name="T574">9</text:span><text:span text:style-name="T554">-0</text:span><text:span text:style-name="T556">1</text:span><text:span text:style-name="T554"> </text:span><text:span text:style-name="T557">listar</text:span><text:span text:style-name="T565"> </text:span><text:span text:style-name="T574">tipos de atendimento</text:span><text:span text:style-name="T554">:</text:span></text:p>
      <text:p text:style-name="P288"/>
      <text:p text:style-name="P219">00: +--------------------------------------------------------------------------------<text:span text:style-name="T583">-------</text:span>+</text:p>
      <text:p text:style-name="P219">01: | <text:s text:c="86"/>|</text:p>
      <text:p text:style-name="P219">02: | <text:span text:style-name="T696">Tipos de atendimento <text:s text:c="6"/></text:span><text:span text:style-name="T648"><text:s text:c="8"/></text:span><text:s text:c="4"/><text:tab/><text:tab/><text:tab/><text:tab/> <text:s text:c="17"/><text:span text:style-name="T578">|</text:span> <text:s text:c="65"/></text:p>
      <text:p text:style-name="P219">0<text:span text:style-name="T578">3</text:span>: | <text:s text:c="86"/>|</text:p>
      <text:p text:style-name="P219">0<text:span text:style-name="T578">4</text:span>: | <text:s/><text:span text:style-name="T696">Descrição</text:span><text:span text:style-name="T667"> <text:s/></text:span><text:span text:style-name="T649"><text:s/>Situação </text:span><text:s text:c="64"/>|</text:p>
      <text:p text:style-name="P219">0<text:span text:style-name="T578">5</text:span>: | <text:s/><text:span text:style-name="T578">XXX</text:span> <text:s text:c="2"/><text:span text:style-name="T578"><text:s text:c="2"/></text:span><text:s text:c="4"/><text:span text:style-name="T667">X</text:span><text:span text:style-name="T578">XX</text:span> <text:s text:c="6"/><text:span text:style-name="T258">Mostrar</text:span><text:span text:style-name="T367"> </text:span><text:span text:style-name="T258">Alterar</text:span><text:span text:style-name="T367"> <text:s text:c="47"/></text:span><text:span text:style-name="T377">|</text:span></text:p>
      <text:p text:style-name="P219"><text:span text:style-name="T377">0</text:span><text:span text:style-name="T380">6</text:span><text:span text:style-name="T377">: | <text:s/></text:span><text:span text:style-name="T378">XXX</text:span><text:span text:style-name="T377"> <text:s text:c="2"/></text:span><text:span text:style-name="T378"><text:s text:c="2"/></text:span><text:span text:style-name="T377"><text:s text:c="4"/>X</text:span><text:span text:style-name="T378">XX</text:span><text:span text:style-name="T377"> <text:s text:c="6"/></text:span><text:span text:style-name="T258">Mostrar</text:span><text:span text:style-name="T367"> </text:span><text:span text:style-name="T258">Alterar</text:span><text:span text:style-name="T367"> <text:s text:c="47"/></text:span><text:span text:style-name="T377">|</text:span></text:p>
      <text:p text:style-name="P219"><text:span text:style-name="T578">07</text:span>: | <text:span text:style-name="T258">Nov</text:span><text:span text:style-name="T261">o </text:span><text:span text:style-name="T263">tipo de atendimento</text:span> <text:s text:c="61"/><text:span text:style-name="T578">|</text:span> <text:s text:c="77"/></text:p>
      <text:p text:style-name="P219"><text:span text:style-name="T578">08</text:span>: | <text:span text:style-name="T217">Voltar</text:span> <text:s text:c="79"/>|</text:p>
      <text:p text:style-name="P219"><text:span text:style-name="T578">09</text:span>: | <text:s text:c="86"/>|</text:p>
      <text:p text:style-name="P219">1<text:span text:style-name="T578">0</text:span>: | <text:s text:c="86"/>|</text:p>
      <text:p text:style-name="P219"><text:s text:c="4"/>+--------------------------------------------------------------------------------<text:span text:style-name="T583">-------</text:span>+</text:p>
      <text:p text:style-name="P219"/>
      <text:p text:style-name="P50"><text:span text:style-name="T6">Função:</text:span> <text:span text:style-name="T579">Profissional </text:span><text:span text:style-name="T625">visualiza </text:span><text:span text:style-name="T650">os </text:span><text:span text:style-name="T697">tipos de atendimento</text:span><text:span text:style-name="T579">.</text:span></text:p>
      <text:p text:style-name="P50"><text:span text:style-name="T6">Quem acessa: </text:span><text:span text:style-name="T585">Profissionais </text:span><text:span text:style-name="T625">administradores</text:span><text:span text:style-name="T580"> </text:span><text:span text:style-name="T651">do sistema</text:span><text:span text:style-name="T580">.</text:span></text:p>
      <text:p text:style-name="P50"><text:span text:style-name="T6">Origem:</text:span> T0<text:span text:style-name="T580">1</text:span>-0<text:span text:style-name="T396">2 </text:span><text:span text:style-name="T580">menu profissional</text:span>.</text:p>
      <text:p text:style-name="P101">Pré-condição: <text:span text:style-name="T90">Profissional</text:span><text:span text:style-name="T88"> </text:span><text:span text:style-name="T96">administrador</text:span><text:span text:style-name="T11"> </text:span><text:span text:style-name="T116">do sistema </text:span><text:span text:style-name="T11">está logado.</text:span></text:p>
      <text:p text:style-name="P101">Parâmetros: <text:span text:style-name="T84">sessão </text:span><text:span text:style-name="T90">profissional </text:span><text:span text:style-name="T96">administrador </text:span><text:span text:style-name="T116">sistema</text:span><text:span text:style-name="T11">.</text:span></text:p>
      <text:p text:style-name="P101">Funcionamento:</text:p>
      <text:p text:style-name="P101"><text:tab/><text:span text:style-name="T85">Sistema carrega </text:span><text:span text:style-name="T295">o</text:span><text:span text:style-name="T315">s</text:span><text:span text:style-name="T295"> </text:span><text:span text:style-name="T332">tipos de atendimento</text:span><text:span text:style-name="T295">(linha 02-06):</text:span><text:span text:style-name="T374"> </text:span><text:span text:style-name="T332">descrição</text:span><text:span text:style-name="T315"> <text:tab/>e situação</text:span><text:span text:style-name="T296">, tod</text:span><text:span text:style-name="T317">o</text:span><text:span text:style-name="T296">s </text:span><text:span text:style-name="T315">os </text:span><text:span text:style-name="T332">tipos </text:span><text:span text:style-name="T296">possuem o</text:span><text:span text:style-name="T315">s</text:span><text:span text:style-name="T296"> link</text:span><text:span text:style-name="T315">s</text:span><text:span text:style-name="T296"> </text:span><text:span text:style-name="T232">Mostrar</text:span><text:span text:style-name="T296"> </text:span><text:span text:style-name="T315">e <text:tab/></text:span><text:span text:style-name="T238">Alterar</text:span><text:span text:style-name="T296">.</text:span></text:p>
      <text:p text:style-name="P101"><text:span text:style-name="T287"><text:tab/>Linha </text:span><text:span text:style-name="T292">0</text:span><text:span text:style-name="T299">2</text:span><text:span text:style-name="T292">-06</text:span><text:span text:style-name="T287">: </text:span><text:span text:style-name="T368">Link</text:span><text:span text:style-name="T287"> </text:span><text:span text:style-name="T233">A</text:span><text:span text:style-name="T234">lterar</text:span><text:span text:style-name="T287"> </text:span><text:span text:style-name="T267">dispara o evento de </text:span><text:span text:style-name="T288">alterar </text:span><text:span text:style-name="T318">o</text:span><text:span text:style-name="T279"> </text:span><text:span text:style-name="T333">tipo de <text:tab/></text:span><text:soft-page-break/><text:span text:style-name="T333"><text:tab/><text:tab/><text:tab/>atendimento</text:span><text:span text:style-name="T267">, </text:span><text:span text:style-name="T297">redireciona para </text:span><text:span text:style-name="T368">alterar </text:span><text:span text:style-name="T384">tipo de <text:s/><text:tab/><text:tab/><text:tab/><text:tab/><text:tab/>atendimento</text:span><text:span text:style-name="T375"> </text:span><text:span text:style-name="T339">T0</text:span><text:span text:style-name="T384">9</text:span><text:span text:style-name="T364">-0</text:span><text:span text:style-name="T368">3</text:span><text:span text:style-name="T267">.</text:span></text:p>
      <text:p text:style-name="P101"><text:span text:style-name="T267"><text:tab/><text:tab/><text:tab/></text:span><text:span text:style-name="T369">Link</text:span><text:span text:style-name="T298"> </text:span><text:span text:style-name="T235">Mostrar</text:span><text:span text:style-name="T298"> dispara o evento de visualizar </text:span><text:span text:style-name="T319">o </text:span><text:span text:style-name="T333">tipo de <text:tab/><text:tab/><text:tab/><text:tab/>atendimento</text:span><text:span text:style-name="T298">, redireciona para </text:span><text:span text:style-name="T369">mostrar </text:span><text:span text:style-name="T384">tipo de <text:tab/><text:tab/></text:span><text:span text:style-name="T384"><text:tab/><text:tab/><text:tab/>atendimento</text:span><text:span text:style-name="T376"> </text:span><text:span text:style-name="T369">T0</text:span><text:span text:style-name="T384">9</text:span><text:span text:style-name="T369">-0</text:span><text:span text:style-name="T370">4</text:span><text:span text:style-name="T369">.</text:span></text:p>
      <text:p text:style-name="P101"><text:span text:style-name="T369"><text:tab/></text:span><text:span text:style-name="T299">Linha 07: </text:span><text:span text:style-name="T371">Link</text:span><text:span text:style-name="T299"> </text:span><text:span text:style-name="T236">Nova </text:span><text:span text:style-name="T240">profissional</text:span><text:span text:style-name="T299"> </text:span><text:span text:style-name="T319">r</text:span><text:span text:style-name="T299">edireciona para </text:span><text:span text:style-name="T371">adicionar <text:tab/><text:tab/><text:tab/><text:tab/></text:span><text:span text:style-name="T385">tipo de atendimento</text:span><text:span text:style-name="T376"> </text:span><text:span text:style-name="T371">T0</text:span><text:span text:style-name="T385">9</text:span><text:span text:style-name="T371">-02.</text:span></text:p>
      <text:p text:style-name="P154"><text:span text:style-name="T86"><text:tab/>Linha </text:span><text:span text:style-name="T87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80">o </text:span><text:span text:style-name="T582">menu profissional</text:span><text:span text:style-name="T581"> <text:tab/><text:tab/><text:tab/><text:tab/><text:tab/>T0</text:span><text:span text:style-name="T582">1-</text:span><text:span text:style-name="T581">0</text:span><text:span text:style-name="T405">2</text:span><text:span text:style-name="T86">.</text:span></text:p>
      <text:p text:style-name="P140"/>
      <text:p text:style-name="P19"><text:span text:style-name="T554">T0</text:span><text:span text:style-name="T575">9</text:span><text:span text:style-name="T554">-0</text:span><text:span text:style-name="T559">2</text:span><text:span text:style-name="T554"> </text:span><text:span text:style-name="T559">adicionar </text:span><text:span text:style-name="T575">tipo de atendimento</text:span><text:span text:style-name="T554">:</text:span></text:p>
      <text:p text:style-name="P288"/>
      <text:p text:style-name="P219">00: +--------------------------------------------------------------------------------<text:span text:style-name="T583">-------</text:span>+</text:p>
      <text:p text:style-name="P219">01: | <text:s text:c="86"/>|</text:p>
      <text:p text:style-name="P219">02: | <text:span text:style-name="T628">Nov</text:span><text:span text:style-name="T653">o</text:span><text:span text:style-name="T628"> </text:span><text:span text:style-name="T698">tipo de atendimento</text:span><text:span text:style-name="T670"> <text:s text:c="61"/>|</text:span> <text:s text:c="65"/></text:p>
      <text:p text:style-name="P219">0<text:span text:style-name="T578">3</text:span>: | <text:s text:c="86"/>|</text:p>
      <text:p text:style-name="P219"><text:span text:style-name="T578">0</text:span><text:span text:style-name="T630">4</text:span><text:span text:style-name="T578">: | </text:span><text:span text:style-name="T639">#</text:span><text:span text:style-name="T698">Descrição</text:span><text:span text:style-name="T639"> <text:s text:c="9"/></text:span><text:span text:style-name="T578"><text:s text:c="66"/></text:span><text:span text:style-name="T628">|</text:span><text:span text:style-name="T578"> <text:s text:c="15"/></text:span></text:p>
      <text:p text:style-name="P219"><text:span text:style-name="T578">0</text:span><text:span text:style-name="T630">5</text:span><text:span text:style-name="T578">: | </text:span><text:span text:style-name="T698">|Locais de atendimento|</text:span><text:span text:style-name="T578"> <text:s text:c="62"/>|</text:span></text:p>
      <text:p text:style-name="P219"><text:span text:style-name="T700">06</text:span><text:span text:style-name="T578">: | </text:span><text:span text:style-name="T641">{</text:span><text:span text:style-name="T653">Adicionar </text:span><text:span text:style-name="T698">tipo de atendimento</text:span><text:span text:style-name="T641">}</text:span><text:span text:style-name="T578"> <text:s text:c="54"/>|</text:span></text:p>
      <text:p text:style-name="P219"><text:span text:style-name="T700">07</text:span><text:span text:style-name="T628">: | <text:s text:c="86"/>|<text:tab/><text:tab/></text:span></text:p>
      <text:p text:style-name="P219"><text:span text:style-name="T700">08</text:span>: | <text:span text:style-name="T217">Voltar</text:span> <text:s text:c="79"/>|</text:p>
      <text:p text:style-name="P219"><text:span text:style-name="T700">09</text:span>: | <text:s text:c="86"/>|</text:p>
      <text:p text:style-name="P219"><text:s text:c="4"/>+--------------------------------------------------------------------------------<text:span text:style-name="T583">-------</text:span>+</text:p>
      <text:p text:style-name="P219"/>
      <text:p text:style-name="P50"><text:span text:style-name="T6">Função:</text:span> <text:span text:style-name="T579">Profissional </text:span><text:span text:style-name="T628">adiciona um </text:span><text:span text:style-name="T655">novo </text:span><text:span text:style-name="T699">tipo de atendimento</text:span><text:span text:style-name="T579">.</text:span></text:p>
      <text:p text:style-name="P50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50"><text:span text:style-name="T6">Origem:</text:span> T0<text:span text:style-name="T703">9</text:span>-0<text:span text:style-name="T631">1</text:span><text:span text:style-name="T396"> </text:span><text:span text:style-name="T631">listar </text:span><text:span text:style-name="T703">tipos de atendimento</text:span>.</text:p>
      <text:p text:style-name="P101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101">Parâmetros: <text:span text:style-name="T84">sessão </text:span><text:span text:style-name="T90">profissional </text:span><text:span text:style-name="T96">administrador </text:span><text:span text:style-name="T117">sistema</text:span><text:span text:style-name="T11">.</text:span></text:p>
      <text:p text:style-name="P101"><text:span text:style-name="T477">Validação: </text:span><text:span text:style-name="T36">Ver esquema bd </text:span><text:span text:style-name="T133">4</text:span><text:span text:style-name="T36">. Tabela de </text:span><text:span text:style-name="T133">Tipos de Atendimentos</text:span><text:span text:style-name="T36">.</text:span></text:p>
      <text:p text:style-name="P101"><text:span text:style-name="T643"><text:tab/></text:span><text:span text:style-name="T699">Descrição</text:span><text:span text:style-name="T643"> </text:span><text:span text:style-name="T111">deve </text:span><text:span text:style-name="T112">ser preenchido</text:span><text:span text:style-name="T111">.</text:span></text:p>
      <text:p text:style-name="P101">Funcionamento:</text:p>
      <text:p text:style-name="P101"><text:tab/><text:span text:style-name="T85">Sistema </text:span><text:span text:style-name="T320">carrega </text:span><text:span text:style-name="T334">os </text:span><text:span text:style-name="T327">locais de atendimentos ativos </text:span><text:span text:style-name="T320">em |</text:span><text:span text:style-name="T327">Locais de <text:tab/></text:span><text:span text:style-name="T320">atendimento|, </text:span><text:span text:style-name="T321">carrega valores padrões: situação ativo. </text:span></text:p>
      <text:p text:style-name="P101"><text:span text:style-name="T11"><text:tab/>Linha 0</text:span><text:span text:style-name="T37">2</text:span><text:span text:style-name="T11">-</text:span><text:span text:style-name="T134">06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101"><text:span text:style-name="T16"><text:tab/><text:tab/><text:tab/></text:span><text:span text:style-name="T406">Botão </text:span><text:span text:style-name="T16">{</text:span><text:span text:style-name="T99">Adicionar </text:span><text:span text:style-name="T134">tipo de atendimento</text:span><text:span text:style-name="T16">}</text:span><text:span text:style-name="T23"> dispara o evento <text:tab/><text:tab/><text:tab/>de </text:span><text:span text:style-name="T99">criar </text:span><text:span text:style-name="T128">o </text:span><text:span text:style-name="T134">tipo de atendimento</text:span><text:span text:style-name="T23">, verifica se </text:span><text:span text:style-name="T37">os dados</text:span><text:span text:style-name="T23"> <text:tab/><text:tab/><text:tab/><text:tab/>estão </text:span><text:span text:style-name="T99">c</text:span><text:span text:style-name="T23">orretos, se sim </text:span><text:span text:style-name="T99">cria </text:span><text:span text:style-name="T121">o </text:span><text:span text:style-name="T134">tipo de atendimento</text:span><text:span text:style-name="T23"> e <text:tab/><text:tab/><text:tab/><text:tab/>carrega a tela<text:tab/></text:span><text:span text:style-name="T659">mostrar </text:span><text:span text:style-name="T701">tipo de atendimento</text:span><text:span text:style-name="T684"> da </text:span><text:span text:style-name="T457">T0</text:span><text:span text:style-name="T701">9</text:span><text:span text:style-name="T446">-0</text:span><text:span text:style-name="T660">4</text:span><text:span text:style-name="T23">, <text:tab/><text:tab/><text:tab/><text:tab/>se não carrega a mesma informando qu</text:span><text:span text:style-name="T40">ais </text:span><text:span text:style-name="T23">dados estão <text:tab/><text:tab/><text:tab/><text:tab/>incorretos.</text:span></text:p>
      <text:p text:style-name="P154"><text:span text:style-name="T86"><text:tab/>Linha </text:span><text:span text:style-name="T134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701">tipos de <text:tab/><text:tab/><text:tab/><text:tab/><text:tab/>atendimento</text:span><text:span text:style-name="T658"> </text:span><text:span text:style-name="T632">T0</text:span><text:span text:style-name="T706">9</text:span><text:span text:style-name="T632">-01.</text:span></text:p>
      <text:p text:style-name="P163"/>
      <text:p text:style-name="P19"><text:span text:style-name="T554">T0</text:span><text:span text:style-name="T576">9</text:span><text:span text:style-name="T554">-0</text:span><text:span text:style-name="T560">3</text:span><text:span text:style-name="T554"> </text:span><text:span text:style-name="T560">alterar</text:span><text:span text:style-name="T559"> </text:span><text:span text:style-name="T576">tipo de atendimento</text:span><text:span text:style-name="T554">:</text:span></text:p>
      <text:p text:style-name="P288"/>
      <text:p text:style-name="P220">00: +--------------------------------------------------------------------------------<text:span text:style-name="T583">-------</text:span>+</text:p>
      <text:p text:style-name="P220">01: | <text:s text:c="86"/>|</text:p>
      <text:p text:style-name="P220">02: | <text:span text:style-name="T702">Alterar</text:span><text:span text:style-name="T628"> </text:span><text:span text:style-name="T698">tipo de atendimento</text:span><text:span text:style-name="T670"> <text:s text:c="58"/>|</text:span> <text:s text:c="65"/></text:p>
      <text:p text:style-name="P220">0<text:span text:style-name="T578">3</text:span>: | <text:span text:style-name="T702">#Ativo</text:span> <text:s text:c="79"/>|</text:p>
      <text:p text:style-name="P220"><text:span text:style-name="T578">0</text:span><text:span text:style-name="T630">4</text:span><text:span text:style-name="T578">: | </text:span><text:span text:style-name="T639">#</text:span><text:span text:style-name="T698">Descrição</text:span><text:span text:style-name="T639"> <text:s text:c="9"/></text:span><text:span text:style-name="T578"><text:s text:c="66"/></text:span><text:span text:style-name="T628">|</text:span><text:span text:style-name="T578"> <text:s text:c="15"/></text:span></text:p>
      <text:p text:style-name="P220"><text:span text:style-name="T578">0</text:span><text:span text:style-name="T630">5</text:span><text:span text:style-name="T578">: | </text:span><text:span text:style-name="T698">|Locais de atendimento|</text:span><text:span text:style-name="T578"> <text:s text:c="62"/>|</text:span></text:p>
      <text:p text:style-name="P220"><text:span text:style-name="T700">06</text:span><text:span text:style-name="T578">: | </text:span><text:span text:style-name="T641">{</text:span><text:span text:style-name="T653">A</text:span><text:span text:style-name="T702">lterar</text:span><text:span text:style-name="T653"> </text:span><text:span text:style-name="T698">tipo de atendimento</text:span><text:span text:style-name="T641">}</text:span><text:span text:style-name="T578"> <text:s text:c="56"/>|</text:span></text:p>
      <text:p text:style-name="P220"><text:span text:style-name="T700">07</text:span><text:span text:style-name="T628">: | <text:s text:c="86"/>|<text:tab/><text:tab/></text:span></text:p>
      <text:p text:style-name="P220"><text:soft-page-break/><text:span text:style-name="T700">08</text:span>: | <text:span text:style-name="T217">Voltar</text:span> <text:s text:c="79"/>|</text:p>
      <text:p text:style-name="P220"><text:span text:style-name="T700">09</text:span>: | <text:s text:c="86"/>|</text:p>
      <text:p text:style-name="P220"><text:s text:c="4"/>+--------------------------------------------------------------------------------<text:span text:style-name="T583">-------</text:span>+</text:p>
      <text:p text:style-name="P220"/>
      <text:p text:style-name="P51"><text:span text:style-name="T6">Função:</text:span> <text:span text:style-name="T579">Profissional </text:span><text:span text:style-name="T702">altera </text:span><text:span text:style-name="T628">um </text:span><text:span text:style-name="T699">tipo de atendimento</text:span><text:span text:style-name="T579">.</text:span></text:p>
      <text:p text:style-name="P51"><text:span text:style-name="T6">Quem acessa: </text:span><text:span text:style-name="T585">Profissionais </text:span><text:span text:style-name="T625">administradores</text:span><text:span text:style-name="T580"> d</text:span><text:span text:style-name="T655">o sistema</text:span><text:span text:style-name="T580">.</text:span></text:p>
      <text:p text:style-name="P51"><text:span text:style-name="T6">Origem:</text:span> T0<text:span text:style-name="T704">9</text:span>-0<text:span text:style-name="T631">1</text:span><text:span text:style-name="T396"> </text:span><text:span text:style-name="T631">listar </text:span><text:span text:style-name="T704">tipos de atendimento</text:span>.</text:p>
      <text:p text:style-name="P102">Pré-condição: <text:span text:style-name="T90">Profissional</text:span><text:span text:style-name="T88"> </text:span><text:span text:style-name="T96">administrador</text:span><text:span text:style-name="T11"> </text:span><text:span text:style-name="T117">do sistema </text:span><text:span text:style-name="T11">está logado.</text:span></text:p>
      <text:p text:style-name="P102">Parâmetros: <text:span text:style-name="T84">sessão </text:span><text:span text:style-name="T90">profissional </text:span><text:span text:style-name="T96">administrador </text:span><text:span text:style-name="T117">sistema </text:span><text:span text:style-name="T149">e id do tipo de atendimento</text:span><text:span text:style-name="T11">.</text:span></text:p>
      <text:p text:style-name="P102"><text:span text:style-name="T477">Validação: </text:span><text:span text:style-name="T36">Ver esquema bd </text:span><text:span text:style-name="T133">4</text:span><text:span text:style-name="T36">. Tabela de </text:span><text:span text:style-name="T133">Tipos de Atendimentos</text:span><text:span text:style-name="T36">.</text:span></text:p>
      <text:p text:style-name="P102"><text:span text:style-name="T643"><text:tab/></text:span><text:span text:style-name="T699">Descrição</text:span><text:span text:style-name="T643"> </text:span><text:span text:style-name="T111">deve </text:span><text:span text:style-name="T112">ser preenchido</text:span><text:span text:style-name="T111">.</text:span></text:p>
      <text:p text:style-name="P102">Funcionamento:</text:p>
      <text:p text:style-name="P102"><text:tab/><text:span text:style-name="T85">Sistema </text:span><text:span text:style-name="T320">carrega </text:span><text:span text:style-name="T334">os </text:span><text:span text:style-name="T327">locais de atendimentos ativos </text:span><text:span text:style-name="T320">em |</text:span><text:span text:style-name="T327">Locais de <text:tab/></text:span><text:span text:style-name="T320">atendimento|</text:span><text:span text:style-name="T321">. </text:span></text:p>
      <text:p text:style-name="P102"><text:span text:style-name="T11"><text:tab/>Linha 0</text:span><text:span text:style-name="T37">2</text:span><text:span text:style-name="T11">-</text:span><text:span text:style-name="T134">06</text:span><text:span text:style-name="T11">: </text:span><text:span text:style-name="T99">Profissional</text:span><text:span text:style-name="T16"> fornece </text:span><text:span text:style-name="T38">os </text:span><text:span text:style-name="T37">dados cadastrais</text:span><text:span text:style-name="T11">.</text:span></text:p>
      <text:p text:style-name="P102"><text:span text:style-name="T16"><text:tab/><text:tab/><text:tab/></text:span><text:span text:style-name="T406">Botão </text:span><text:span text:style-name="T16">{</text:span><text:span text:style-name="T99">A</text:span><text:span text:style-name="T135">lterar</text:span><text:span text:style-name="T99"> </text:span><text:span text:style-name="T134">tipo de atendimento</text:span><text:span text:style-name="T16">}</text:span><text:span text:style-name="T23"> dispara o evento <text:tab/><text:tab/><text:tab/><text:tab/>de </text:span><text:span text:style-name="T135">atualizar</text:span><text:span text:style-name="T99"> </text:span><text:span text:style-name="T128">o </text:span><text:span text:style-name="T134">tipo de atendimento</text:span><text:span text:style-name="T23">, verifica se </text:span><text:span text:style-name="T37">os <text:tab/><text:tab/><text:tab/><text:tab/>dados</text:span><text:span text:style-name="T23"> estão </text:span><text:span text:style-name="T99">c</text:span><text:span text:style-name="T23">orretos, se sim </text:span><text:span text:style-name="T135">atualiza</text:span><text:span text:style-name="T99"> </text:span><text:span text:style-name="T121">o </text:span><text:span text:style-name="T134">tipo de <text:tab/><text:tab/><text:tab/><text:tab/><text:tab/>atendimento</text:span><text:span text:style-name="T23"> e carrega a tela </text:span><text:span text:style-name="T659">mostrar </text:span><text:span text:style-name="T701">tipo de <text:tab/><text:tab/><text:tab/><text:tab/><text:tab/>atendimento</text:span><text:span text:style-name="T684"> </text:span><text:span text:style-name="T457">T0</text:span><text:span text:style-name="T701">9</text:span><text:span text:style-name="T446">-0</text:span><text:span text:style-name="T660">4</text:span><text:span text:style-name="T23">, se não carrega a mesma informando <text:tab/><text:tab/><text:tab/><text:tab/>qu</text:span><text:span text:style-name="T40">ais </text:span><text:span text:style-name="T23">dados estão incorretos.</text:span></text:p>
      <text:p text:style-name="P155"><text:span text:style-name="T86"><text:tab/>Linha </text:span><text:span text:style-name="T134">08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701">tipos de <text:tab/><text:tab/><text:tab/><text:tab/><text:tab/>atendimento</text:span><text:span text:style-name="T658"> </text:span><text:span text:style-name="T632">T0</text:span><text:span text:style-name="T705">9</text:span><text:span text:style-name="T632">-01.</text:span></text:p>
      <text:p text:style-name="P163"/>
      <text:p text:style-name="P19"><text:span text:style-name="T554">T0</text:span><text:span text:style-name="T577">9</text:span><text:span text:style-name="T554">-0</text:span><text:span text:style-name="T561">4</text:span><text:span text:style-name="T560"> </text:span><text:span text:style-name="T561">mostrar</text:span><text:span text:style-name="T559"> </text:span><text:span text:style-name="T577">tipo de atendimento</text:span><text:span text:style-name="T554">:</text:span></text:p>
      <text:p text:style-name="P288"/>
      <text:p text:style-name="P219">00: +--------------------------------------------------------------------------------<text:span text:style-name="T583">-------</text:span>+</text:p>
      <text:p text:style-name="P219">01: | <text:s text:c="86"/>|</text:p>
      <text:p text:style-name="P219">02: | <text:span text:style-name="T635">Informações</text:span><text:span text:style-name="T583"> </text:span><text:span text:style-name="T707">tipo de atendimento </text:span><text:span text:style-name="T693"><text:s text:c="53"/></text:span><text:s/><text:span text:style-name="T578">|</text:span> <text:s text:c="65"/></text:p>
      <text:p text:style-name="P219">0<text:span text:style-name="T578">3</text:span>: | <text:s text:c="86"/>|</text:p>
      <text:p text:style-name="P219"><text:span text:style-name="T635">04</text:span>: | <text:span text:style-name="T217">Voltar</text:span> <text:s text:c="79"/>|</text:p>
      <text:p text:style-name="P219"><text:span text:style-name="T635">05</text:span>: | <text:s text:c="86"/>|</text:p>
      <text:p text:style-name="P219"><text:s text:c="4"/>+--------------------------------------------------------------------------------<text:span text:style-name="T583">-------</text:span>+</text:p>
      <text:p text:style-name="P219"/>
      <text:p text:style-name="P50"><text:span text:style-name="T6">Função:</text:span> <text:span text:style-name="T579">Profissional </text:span><text:span text:style-name="T635">visualiza informações d</text:span><text:span text:style-name="T707">o tipo de atendimento.</text:span></text:p>
      <text:p text:style-name="P50"><text:span text:style-name="T6">Quem acessa: </text:span><text:span text:style-name="T585">Profissionais </text:span><text:span text:style-name="T625">administradores</text:span><text:span text:style-name="T580"> d</text:span><text:span text:style-name="T665">o sistema</text:span><text:span text:style-name="T580">.</text:span></text:p>
      <text:p text:style-name="P50"><text:span text:style-name="T6">Origem:</text:span> T0<text:span text:style-name="T708">9</text:span>-0<text:span text:style-name="T631">1</text:span><text:span text:style-name="T396"> </text:span><text:span text:style-name="T631">listar </text:span><text:span text:style-name="T708">tipos de atendimento</text:span>.</text:p>
      <text:p text:style-name="P101">Pré-condição: <text:span text:style-name="T90">Profissional</text:span><text:span text:style-name="T88"> </text:span><text:span text:style-name="T96">administrador</text:span><text:span text:style-name="T11"> </text:span><text:span text:style-name="T124">do sistema </text:span><text:span text:style-name="T11">está logado.</text:span></text:p>
      <text:p text:style-name="P101">Parâmetros: <text:span text:style-name="T84">sessão </text:span><text:span text:style-name="T90">profissional </text:span><text:span text:style-name="T96">administrador </text:span><text:span text:style-name="T124">sistema </text:span><text:span text:style-name="T149">e id do tipo de atendimento</text:span><text:span text:style-name="T11">.</text:span></text:p>
      <text:p text:style-name="P101">Funcionamento:</text:p>
      <text:p text:style-name="P101"><text:tab/><text:span text:style-name="T85">Sistema carrega </text:span><text:span text:style-name="T104">todas </text:span><text:span text:style-name="T300">as informações d</text:span><text:span text:style-name="T323">o </text:span><text:span text:style-name="T335">tipo de atendimento</text:span><text:span text:style-name="T323"> <text:tab/><text:tab/></text:span><text:span text:style-name="T308">(linha 02), </text:span><text:span text:style-name="T323">c</text:span><text:span text:style-name="T309">arrega também </text:span><text:span text:style-name="T331">o</text:span><text:span text:style-name="T335">s</text:span><text:span text:style-name="T309"> </text:span><text:span text:style-name="T331">loca</text:span><text:span text:style-name="T335">is</text:span><text:span text:style-name="T331"> de atendimento ao qual está <text:tab/>relacionado</text:span><text:span text:style-name="T323">.</text:span></text:p>
      <text:p text:style-name="P165"><text:span text:style-name="T86"><text:tab/>Linha </text:span><text:span text:style-name="T105">0</text:span><text:span text:style-name="T103">4</text:span><text:span text:style-name="T15">:</text:span><text:span text:style-name="T86"> </text:span><text:span text:style-name="T581">Link</text:span><text:span text:style-name="T86"> </text:span><text:span text:style-name="T231">Voltar</text:span><text:span text:style-name="T86"> redireciona para </text:span><text:span text:style-name="T632">listar </text:span><text:span text:style-name="T709">tipos de <text:tab/><text:tab/><text:tab/><text:tab/><text:tab/>atendimento </text:span><text:span text:style-name="T632">T0</text:span><text:span text:style-name="T709">9</text:span><text:span text:style-name="T632">-0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Página – <text:page-number text:select-page="current">27</text:page-number>/<text:page-count>2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RYBECZ</meta:initial-creator>
    <meta:creation-date>2013-04-04T12:45:29</meta:creation-date>
    <dc:date>2013-08-28T10:21:07</dc:date>
    <meta:editing-duration>P1DT18H26M23S</meta:editing-duration>
    <meta:editing-cycles>2303</meta:editing-cycles>
    <meta:generator>LibreOffice/4.0.4.2$Linux_X86_64 LibreOffice_project/400m0$Build-2</meta:generator>
    <dc:creator>BRUNO PRYBECZ</dc:creator>
    <meta:document-statistic meta:table-count="0" meta:image-count="0" meta:object-count="0" meta:page-count="29" meta:paragraph-count="1099" meta:word-count="7945" meta:character-count="94187" meta:non-whitespace-character-count="49960"/>
  </office:meta>
</office:document-meta>
</file>